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113.7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.5k_gens_lin1_noSel" table:style-name="ta1">
        <table:shapes>
          <draw:frame draw:z-index="0" draw:style-name="gr1" draw:text-style-name="P1" svg:width="453.51pt" svg:height="255.09pt" svg:x="241.43pt" svg:y="8.11pt">
            <draw:object draw:notify-on-update-of-ranges="'2.5k_gens_lin1_noSel'.B1:'2.5k_gens_lin1_noSel'.B25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1770981053574" calcext:value-type="float">
            <text:p>0.651770981053574</text:p>
          </table:table-cell>
          <table:table-cell office:value-type="float" office:value="0.0172729752960196" calcext:value-type="float">
            <text:p>0.017272975296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1283082787685" calcext:value-type="float">
            <text:p>0.651283082787685</text:p>
          </table:table-cell>
          <table:table-cell office:value-type="float" office:value="0.0167114234558255" calcext:value-type="float">
            <text:p>0.0167114234558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635636151655" calcext:value-type="float">
            <text:p>0.64635636151655</text:p>
          </table:table-cell>
          <table:table-cell office:value-type="float" office:value="0.0168798443372683" calcext:value-type="float">
            <text:p>0.0168798443372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5120985027495" calcext:value-type="float">
            <text:p>0.645120985027495</text:p>
          </table:table-cell>
          <table:table-cell office:value-type="float" office:value="0.0166380966806448" calcext:value-type="float">
            <text:p>0.0166380966806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9961605280934" calcext:value-type="float">
            <text:p>0.649961605280934</text:p>
          </table:table-cell>
          <table:table-cell office:value-type="float" office:value="0.015792231509863" calcext:value-type="float">
            <text:p>0.0157922315098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4511667689324" calcext:value-type="float">
            <text:p>0.644511667689324</text:p>
          </table:table-cell>
          <table:table-cell office:value-type="float" office:value="0.017561312870033" calcext:value-type="float">
            <text:p>0.0175613128700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0618981983904" calcext:value-type="float">
            <text:p>0.640618981983904</text:p>
          </table:table-cell>
          <table:table-cell office:value-type="float" office:value="0.0170985682903861" calcext:value-type="float">
            <text:p>0.0170985682903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0577997211363" calcext:value-type="float">
            <text:p>0.640577997211363</text:p>
          </table:table-cell>
          <table:table-cell office:value-type="float" office:value="0.0183991365944299" calcext:value-type="float">
            <text:p>0.018399136594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3048292795525" calcext:value-type="float">
            <text:p>0.643048292795525</text:p>
          </table:table-cell>
          <table:table-cell office:value-type="float" office:value="0.0163462977820716" calcext:value-type="float">
            <text:p>0.0163462977820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5359307272187" calcext:value-type="float">
            <text:p>0.645359307272187</text:p>
          </table:table-cell>
          <table:table-cell office:value-type="float" office:value="0.0170104952978052" calcext:value-type="float">
            <text:p>0.0170104952978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387726364129" calcext:value-type="float">
            <text:p>0.64387726364129</text:p>
          </table:table-cell>
          <table:table-cell office:value-type="float" office:value="0.0196517419291255" calcext:value-type="float">
            <text:p>0.0196517419291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6600488928743" calcext:value-type="float">
            <text:p>0.646600488928743</text:p>
          </table:table-cell>
          <table:table-cell office:value-type="float" office:value="0.0235189389360423" calcext:value-type="float">
            <text:p>0.0235189389360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4554247197116" calcext:value-type="float">
            <text:p>0.654554247197116</text:p>
          </table:table-cell>
          <table:table-cell office:value-type="float" office:value="0.0229700646497081" calcext:value-type="float">
            <text:p>0.0229700646497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0317874620295" calcext:value-type="float">
            <text:p>0.660317874620295</text:p>
          </table:table-cell>
          <table:table-cell office:value-type="float" office:value="0.0226980756874947" calcext:value-type="float">
            <text:p>0.0226980756874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3606311105003" calcext:value-type="float">
            <text:p>0.663606311105003</text:p>
          </table:table-cell>
          <table:table-cell office:value-type="float" office:value="0.0252084739196839" calcext:value-type="float">
            <text:p>0.0252084739196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5351945753672" calcext:value-type="float">
            <text:p>0.665351945753672</text:p>
          </table:table-cell>
          <table:table-cell office:value-type="float" office:value="0.0230257981836935" calcext:value-type="float">
            <text:p>0.0230257981836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6805703009696" calcext:value-type="float">
            <text:p>0.666805703009696</text:p>
          </table:table-cell>
          <table:table-cell office:value-type="float" office:value="0.0216437448621572" calcext:value-type="float">
            <text:p>0.0216437448621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2968779435768" calcext:value-type="float">
            <text:p>0.662968779435768</text:p>
          </table:table-cell>
          <table:table-cell office:value-type="float" office:value="0.021826130261898" calcext:value-type="float">
            <text:p>0.0218261302618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0722799658621" calcext:value-type="float">
            <text:p>0.660722799658621</text:p>
          </table:table-cell>
          <table:table-cell office:value-type="float" office:value="0.0247096958996065" calcext:value-type="float">
            <text:p>0.0247096958996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6549378422334" calcext:value-type="float">
            <text:p>0.656549378422334</text:p>
          </table:table-cell>
          <table:table-cell office:value-type="float" office:value="0.0254317192948634" calcext:value-type="float">
            <text:p>0.0254317192948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1989018867708" calcext:value-type="float">
            <text:p>0.651989018867708</text:p>
          </table:table-cell>
          <table:table-cell office:value-type="float" office:value="0.0229612795607318" calcext:value-type="float">
            <text:p>0.0229612795607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7546560468927" calcext:value-type="float">
            <text:p>0.647546560468927</text:p>
          </table:table-cell>
          <table:table-cell office:value-type="float" office:value="0.0222932028133951" calcext:value-type="float">
            <text:p>0.0222932028133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3458791113791" calcext:value-type="float">
            <text:p>0.653458791113791</text:p>
          </table:table-cell>
          <table:table-cell office:value-type="float" office:value="0.0217111075915656" calcext:value-type="float">
            <text:p>0.0217111075915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4222811762238" calcext:value-type="float">
            <text:p>0.654222811762238</text:p>
          </table:table-cell>
          <table:table-cell office:value-type="float" office:value="0.0190939951394557" calcext:value-type="float">
            <text:p>0.0190939951394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4602402199374" calcext:value-type="float">
            <text:p>0.644602402199374</text:p>
          </table:table-cell>
          <table:table-cell office:value-type="float" office:value="0.0193467826598329" calcext:value-type="float">
            <text:p>0.0193467826598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0228902686906" calcext:value-type="float">
            <text:p>0.650228902686906</text:p>
          </table:table-cell>
          <table:table-cell office:value-type="float" office:value="0.0211165624205141" calcext:value-type="float">
            <text:p>0.0211165624205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0883226037652" calcext:value-type="float">
            <text:p>0.650883226037652</text:p>
          </table:table-cell>
          <table:table-cell office:value-type="float" office:value="0.0201724971490162" calcext:value-type="float">
            <text:p>0.0201724971490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2684464467786" calcext:value-type="float">
            <text:p>0.652684464467786</text:p>
          </table:table-cell>
          <table:table-cell office:value-type="float" office:value="0.0212536463122715" calcext:value-type="float">
            <text:p>0.0212536463122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9764890688361" calcext:value-type="float">
            <text:p>0.649764890688361</text:p>
          </table:table-cell>
          <table:table-cell office:value-type="float" office:value="0.0241100143357398" calcext:value-type="float">
            <text:p>0.024110014335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6103959023484" calcext:value-type="float">
            <text:p>0.646103959023484</text:p>
          </table:table-cell>
          <table:table-cell office:value-type="float" office:value="0.0199175013264219" calcext:value-type="float">
            <text:p>0.0199175013264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9123470265529" calcext:value-type="float">
            <text:p>0.649123470265529</text:p>
          </table:table-cell>
          <table:table-cell office:value-type="float" office:value="0.0171464296471078" calcext:value-type="float">
            <text:p>0.0171464296471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6956972555164" calcext:value-type="float">
            <text:p>0.646956972555164</text:p>
          </table:table-cell>
          <table:table-cell office:value-type="float" office:value="0.0162599257706753" calcext:value-type="float">
            <text:p>0.0162599257706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5168602826229" calcext:value-type="float">
            <text:p>0.645168602826229</text:p>
          </table:table-cell>
          <table:table-cell office:value-type="float" office:value="0.0179760029269772" calcext:value-type="float">
            <text:p>0.0179760029269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7117528444794" calcext:value-type="float">
            <text:p>0.647117528444794</text:p>
          </table:table-cell>
          <table:table-cell office:value-type="float" office:value="0.0174808822171504" calcext:value-type="float">
            <text:p>0.0174808822171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2252733887976" calcext:value-type="float">
            <text:p>0.652252733887976</text:p>
          </table:table-cell>
          <table:table-cell office:value-type="float" office:value="0.0189567545773679" calcext:value-type="float">
            <text:p>0.0189567545773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70324290387" calcext:value-type="float">
            <text:p>0.6470324290387</text:p>
          </table:table-cell>
          <table:table-cell office:value-type="float" office:value="0.0151399923406004" calcext:value-type="float">
            <text:p>0.0151399923406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3735866477719" calcext:value-type="float">
            <text:p>0.643735866477719</text:p>
          </table:table-cell>
          <table:table-cell office:value-type="float" office:value="0.0149768828046769" calcext:value-type="float">
            <text:p>0.0149768828046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6834955269061" calcext:value-type="float">
            <text:p>0.646834955269061</text:p>
          </table:table-cell>
          <table:table-cell office:value-type="float" office:value="0.0149726282722948" calcext:value-type="float">
            <text:p>0.0149726282722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7948005037269" calcext:value-type="float">
            <text:p>0.647948005037269</text:p>
          </table:table-cell>
          <table:table-cell office:value-type="float" office:value="0.016269641022729" calcext:value-type="float">
            <text:p>0.0162696410227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9101901277993" calcext:value-type="float">
            <text:p>0.649101901277993</text:p>
          </table:table-cell>
          <table:table-cell office:value-type="float" office:value="0.0171559790376163" calcext:value-type="float">
            <text:p>0.0171559790376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6982074256707" calcext:value-type="float">
            <text:p>0.646982074256707</text:p>
          </table:table-cell>
          <table:table-cell office:value-type="float" office:value="0.0155443975852236" calcext:value-type="float">
            <text:p>0.0155443975852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5358588404449" calcext:value-type="float">
            <text:p>0.645358588404449</text:p>
          </table:table-cell>
          <table:table-cell office:value-type="float" office:value="0.0148639302860174" calcext:value-type="float">
            <text:p>0.0148639302860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8889563216123" calcext:value-type="float">
            <text:p>0.648889563216123</text:p>
          </table:table-cell>
          <table:table-cell office:value-type="float" office:value="0.0145453038642911" calcext:value-type="float">
            <text:p>0.0145453038642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5301551719385" calcext:value-type="float">
            <text:p>0.645301551719385</text:p>
          </table:table-cell>
          <table:table-cell office:value-type="float" office:value="0.0149378738234757" calcext:value-type="float">
            <text:p>0.0149378738234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4230727178674" calcext:value-type="float">
            <text:p>0.644230727178674</text:p>
          </table:table-cell>
          <table:table-cell office:value-type="float" office:value="0.0150410812032855" calcext:value-type="float">
            <text:p>0.0150410812032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1681519208923" calcext:value-type="float">
            <text:p>0.641681519208923</text:p>
          </table:table-cell>
          <table:table-cell office:value-type="float" office:value="0.0151743044044921" calcext:value-type="float">
            <text:p>0.0151743044044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7648215375863" calcext:value-type="float">
            <text:p>0.637648215375863</text:p>
          </table:table-cell>
          <table:table-cell office:value-type="float" office:value="0.0172069415276855" calcext:value-type="float">
            <text:p>0.0172069415276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9678765047051" calcext:value-type="float">
            <text:p>0.639678765047051</text:p>
          </table:table-cell>
          <table:table-cell office:value-type="float" office:value="0.0143786565608029" calcext:value-type="float">
            <text:p>0.0143786565608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0810610583499" calcext:value-type="float">
            <text:p>0.640810610583499</text:p>
          </table:table-cell>
          <table:table-cell office:value-type="float" office:value="0.0150050543536174" calcext:value-type="float">
            <text:p>0.0150050543536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1190812376505" calcext:value-type="float">
            <text:p>0.641190812376505</text:p>
          </table:table-cell>
          <table:table-cell office:value-type="float" office:value="0.0144896565880464" calcext:value-type="float">
            <text:p>0.0144896565880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6074505926241" calcext:value-type="float">
            <text:p>0.646074505926241</text:p>
          </table:table-cell>
          <table:table-cell office:value-type="float" office:value="0.0151898265861535" calcext:value-type="float">
            <text:p>0.0151898265861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9174351733436" calcext:value-type="float">
            <text:p>0.649174351733436</text:p>
          </table:table-cell>
          <table:table-cell office:value-type="float" office:value="0.0154185599681994" calcext:value-type="float">
            <text:p>0.0154185599681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2634653436923" calcext:value-type="float">
            <text:p>0.652634653436923</text:p>
          </table:table-cell>
          <table:table-cell office:value-type="float" office:value="0.0177385123872336" calcext:value-type="float">
            <text:p>0.0177385123872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1395593637108" calcext:value-type="float">
            <text:p>0.651395593637108</text:p>
          </table:table-cell>
          <table:table-cell office:value-type="float" office:value="0.0178420463736441" calcext:value-type="float">
            <text:p>0.0178420463736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0908243741656" calcext:value-type="float">
            <text:p>0.650908243741656</text:p>
          </table:table-cell>
          <table:table-cell office:value-type="float" office:value="0.0143664778339383" calcext:value-type="float">
            <text:p>0.0143664778339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5453959019194" calcext:value-type="float">
            <text:p>0.645453959019194</text:p>
          </table:table-cell>
          <table:table-cell office:value-type="float" office:value="0.015716749306774" calcext:value-type="float">
            <text:p>0.0157167493067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6050511551216" calcext:value-type="float">
            <text:p>0.646050511551216</text:p>
          </table:table-cell>
          <table:table-cell office:value-type="float" office:value="0.0175971438719993" calcext:value-type="float">
            <text:p>0.0175971438719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6579006999529" calcext:value-type="float">
            <text:p>0.646579006999529</text:p>
          </table:table-cell>
          <table:table-cell office:value-type="float" office:value="0.0178191090790213" calcext:value-type="float">
            <text:p>0.0178191090790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7883802515574" calcext:value-type="float">
            <text:p>0.647883802515574</text:p>
          </table:table-cell>
          <table:table-cell office:value-type="float" office:value="0.0183066212448825" calcext:value-type="float">
            <text:p>0.0183066212448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5541774052095" calcext:value-type="float">
            <text:p>0.645541774052095</text:p>
          </table:table-cell>
          <table:table-cell office:value-type="float" office:value="0.0187094030989055" calcext:value-type="float">
            <text:p>0.0187094030989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5342169154066" calcext:value-type="float">
            <text:p>0.645342169154066</text:p>
          </table:table-cell>
          <table:table-cell office:value-type="float" office:value="0.0166932551770555" calcext:value-type="float">
            <text:p>0.0166932551770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0731656242975" calcext:value-type="float">
            <text:p>0.640731656242975</text:p>
          </table:table-cell>
          <table:table-cell office:value-type="float" office:value="0.0173426726202683" calcext:value-type="float">
            <text:p>0.0173426726202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4102705807072" calcext:value-type="float">
            <text:p>0.644102705807072</text:p>
          </table:table-cell>
          <table:table-cell office:value-type="float" office:value="0.0162827057061481" calcext:value-type="float">
            <text:p>0.0162827057061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9746953423862" calcext:value-type="float">
            <text:p>0.649746953423862</text:p>
          </table:table-cell>
          <table:table-cell office:value-type="float" office:value="0.0172170194019877" calcext:value-type="float">
            <text:p>0.0172170194019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5124162201063" calcext:value-type="float">
            <text:p>0.645124162201063</text:p>
          </table:table-cell>
          <table:table-cell office:value-type="float" office:value="0.0160673943508854" calcext:value-type="float">
            <text:p>0.0160673943508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307927376886" calcext:value-type="float">
            <text:p>0.64307927376886</text:p>
          </table:table-cell>
          <table:table-cell office:value-type="float" office:value="0.0186582853384387" calcext:value-type="float">
            <text:p>0.0186582853384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9428898784972" calcext:value-type="float">
            <text:p>0.639428898784972</text:p>
          </table:table-cell>
          <table:table-cell office:value-type="float" office:value="0.021886995351379" calcext:value-type="float">
            <text:p>0.0218869953513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232607323452" calcext:value-type="float">
            <text:p>0.63232607323452</text:p>
          </table:table-cell>
          <table:table-cell office:value-type="float" office:value="0.0234913760321341" calcext:value-type="float">
            <text:p>0.0234913760321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0739579448" calcext:value-type="float">
            <text:p>0.630739579448</text:p>
          </table:table-cell>
          <table:table-cell office:value-type="float" office:value="0.0194999429025329" calcext:value-type="float">
            <text:p>0.0194999429025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9188070886588" calcext:value-type="float">
            <text:p>0.629188070886588</text:p>
          </table:table-cell>
          <table:table-cell office:value-type="float" office:value="0.0241539876218194" calcext:value-type="float">
            <text:p>0.0241539876218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2820101426422" calcext:value-type="float">
            <text:p>0.632820101426422</text:p>
          </table:table-cell>
          <table:table-cell office:value-type="float" office:value="0.0249472557135867" calcext:value-type="float">
            <text:p>0.0249472557135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4642435490255" calcext:value-type="float">
            <text:p>0.624642435490255</text:p>
          </table:table-cell>
          <table:table-cell office:value-type="float" office:value="0.0288934921891645" calcext:value-type="float">
            <text:p>0.0288934921891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1698441756525" calcext:value-type="float">
            <text:p>0.621698441756525</text:p>
          </table:table-cell>
          <table:table-cell office:value-type="float" office:value="0.0312907934245831" calcext:value-type="float">
            <text:p>0.0312907934245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5920431514766" calcext:value-type="float">
            <text:p>0.615920431514766</text:p>
          </table:table-cell>
          <table:table-cell office:value-type="float" office:value="0.0334512614905516" calcext:value-type="float">
            <text:p>0.0334512614905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6095580985051" calcext:value-type="float">
            <text:p>0.606095580985051</text:p>
          </table:table-cell>
          <table:table-cell office:value-type="float" office:value="0.0377482310138667" calcext:value-type="float">
            <text:p>0.0377482310138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8647685168788" calcext:value-type="float">
            <text:p>0.608647685168788</text:p>
          </table:table-cell>
          <table:table-cell office:value-type="float" office:value="0.0370861685330692" calcext:value-type="float">
            <text:p>0.0370861685330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8332912792659" calcext:value-type="float">
            <text:p>0.608332912792659</text:p>
          </table:table-cell>
          <table:table-cell office:value-type="float" office:value="0.0411059272975162" calcext:value-type="float">
            <text:p>0.0411059272975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2351212654935" calcext:value-type="float">
            <text:p>0.602351212654935</text:p>
          </table:table-cell>
          <table:table-cell office:value-type="float" office:value="0.0398777772007516" calcext:value-type="float">
            <text:p>0.0398777772007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1322450234646" calcext:value-type="float">
            <text:p>0.591322450234646</text:p>
          </table:table-cell>
          <table:table-cell office:value-type="float" office:value="0.0346203818385933" calcext:value-type="float">
            <text:p>0.0346203818385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2665974227633" calcext:value-type="float">
            <text:p>0.592665974227633</text:p>
          </table:table-cell>
          <table:table-cell office:value-type="float" office:value="0.0342705168762901" calcext:value-type="float">
            <text:p>0.034270516876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1675890488354" calcext:value-type="float">
            <text:p>0.591675890488354</text:p>
          </table:table-cell>
          <table:table-cell office:value-type="float" office:value="0.0336202335163722" calcext:value-type="float">
            <text:p>0.0336202335163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2359880002879" calcext:value-type="float">
            <text:p>0.602359880002879</text:p>
          </table:table-cell>
          <table:table-cell office:value-type="float" office:value="0.0331581320218489" calcext:value-type="float">
            <text:p>0.0331581320218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1920904734478" calcext:value-type="float">
            <text:p>0.601920904734478</text:p>
          </table:table-cell>
          <table:table-cell office:value-type="float" office:value="0.0361985893306788" calcext:value-type="float">
            <text:p>0.0361985893306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8854260299446" calcext:value-type="float">
            <text:p>0.608854260299446</text:p>
          </table:table-cell>
          <table:table-cell office:value-type="float" office:value="0.0396410623278406" calcext:value-type="float">
            <text:p>0.0396410623278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2828739084585" calcext:value-type="float">
            <text:p>0.592828739084585</text:p>
          </table:table-cell>
          <table:table-cell office:value-type="float" office:value="0.0343803664377809" calcext:value-type="float">
            <text:p>0.0343803664377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3041828025846" calcext:value-type="float">
            <text:p>0.603041828025846</text:p>
          </table:table-cell>
          <table:table-cell office:value-type="float" office:value="0.0387368271020714" calcext:value-type="float">
            <text:p>0.0387368271020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005048717919" calcext:value-type="float">
            <text:p>0.60005048717919</text:p>
          </table:table-cell>
          <table:table-cell office:value-type="float" office:value="0.0389976542849698" calcext:value-type="float">
            <text:p>0.038997654284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395141126088" calcext:value-type="float">
            <text:p>0.60395141126088</text:p>
          </table:table-cell>
          <table:table-cell office:value-type="float" office:value="0.0424364381309131" calcext:value-type="float">
            <text:p>0.042436438130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5883929411294" calcext:value-type="float">
            <text:p>0.605883929411294</text:p>
          </table:table-cell>
          <table:table-cell office:value-type="float" office:value="0.0434032760124422" calcext:value-type="float">
            <text:p>0.0434032760124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0818205472113" calcext:value-type="float">
            <text:p>0.600818205472113</text:p>
          </table:table-cell>
          <table:table-cell office:value-type="float" office:value="0.038120356763851" calcext:value-type="float">
            <text:p>0.0381203567638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3205024468959" calcext:value-type="float">
            <text:p>0.603205024468959</text:p>
          </table:table-cell>
          <table:table-cell office:value-type="float" office:value="0.0388001672169087" calcext:value-type="float">
            <text:p>0.0388001672169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0860456091285" calcext:value-type="float">
            <text:p>0.600860456091285</text:p>
          </table:table-cell>
          <table:table-cell office:value-type="float" office:value="0.0331301039117956" calcext:value-type="float">
            <text:p>0.0331301039117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3742227726863" calcext:value-type="float">
            <text:p>0.603742227726863</text:p>
          </table:table-cell>
          <table:table-cell office:value-type="float" office:value="0.0408731636339275" calcext:value-type="float">
            <text:p>0.0408731636339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0125146969467" calcext:value-type="float">
            <text:p>0.590125146969467</text:p>
          </table:table-cell>
          <table:table-cell office:value-type="float" office:value="0.0251016303906259" calcext:value-type="float">
            <text:p>0.0251016303906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9516775734999" calcext:value-type="float">
            <text:p>0.599516775734999</text:p>
          </table:table-cell>
          <table:table-cell office:value-type="float" office:value="0.0292088865840011" calcext:value-type="float">
            <text:p>0.029208886584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8566963029419" calcext:value-type="float">
            <text:p>0.598566963029419</text:p>
          </table:table-cell>
          <table:table-cell office:value-type="float" office:value="0.03183487984802" calcext:value-type="float">
            <text:p>0.031834879848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7847464994825" calcext:value-type="float">
            <text:p>0.597847464994825</text:p>
          </table:table-cell>
          <table:table-cell office:value-type="float" office:value="0.0300608841171025" calcext:value-type="float">
            <text:p>0.0300608841171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0070515528041" calcext:value-type="float">
            <text:p>0.600070515528041</text:p>
          </table:table-cell>
          <table:table-cell office:value-type="float" office:value="0.0345947305028871" calcext:value-type="float">
            <text:p>0.0345947305028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5845299888706" calcext:value-type="float">
            <text:p>0.585845299888706</text:p>
          </table:table-cell>
          <table:table-cell office:value-type="float" office:value="0.016759344552826" calcext:value-type="float">
            <text:p>0.0167593445528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6194213381939" calcext:value-type="float">
            <text:p>0.586194213381939</text:p>
          </table:table-cell>
          <table:table-cell office:value-type="float" office:value="0.0187823763831882" calcext:value-type="float">
            <text:p>0.0187823763831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9471276859403" calcext:value-type="float">
            <text:p>0.589471276859403</text:p>
          </table:table-cell>
          <table:table-cell office:value-type="float" office:value="0.01483336943332" calcext:value-type="float">
            <text:p>0.014833369433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2454404760362" calcext:value-type="float">
            <text:p>0.592454404760362</text:p>
          </table:table-cell>
          <table:table-cell office:value-type="float" office:value="0.013627712282033" calcext:value-type="float">
            <text:p>0.0136277122820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8943618518297" calcext:value-type="float">
            <text:p>0.588943618518297</text:p>
          </table:table-cell>
          <table:table-cell office:value-type="float" office:value="0.0340506712933729" calcext:value-type="float">
            <text:p>0.0340506712933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5513076031082" calcext:value-type="float">
            <text:p>0.595513076031082</text:p>
          </table:table-cell>
          <table:table-cell office:value-type="float" office:value="0.00794739612993445" calcext:value-type="float">
            <text:p>0.0079473961299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6008965759024" calcext:value-type="float">
            <text:p>0.596008965759024</text:p>
          </table:table-cell>
          <table:table-cell office:value-type="float" office:value="0.0112221841643251" calcext:value-type="float">
            <text:p>0.0112221841643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4126303554027" calcext:value-type="float">
            <text:p>0.594126303554027</text:p>
          </table:table-cell>
          <table:table-cell office:value-type="float" office:value="0.0278935737121279" calcext:value-type="float">
            <text:p>0.0278935737121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1832911952833" calcext:value-type="float">
            <text:p>0.591832911952833</text:p>
          </table:table-cell>
          <table:table-cell office:value-type="float" office:value="0.0126606599435992" calcext:value-type="float">
            <text:p>0.0126606599435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4597688809135" calcext:value-type="float">
            <text:p>0.594597688809135</text:p>
          </table:table-cell>
          <table:table-cell office:value-type="float" office:value="0.00918134246477202" calcext:value-type="float">
            <text:p>0.0091813424647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7152270738292" calcext:value-type="float">
            <text:p>0.597152270738292</text:p>
          </table:table-cell>
          <table:table-cell office:value-type="float" office:value="0.0047698140549548" calcext:value-type="float">
            <text:p>0.0047698140549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8539382777127" calcext:value-type="float">
            <text:p>0.598539382777127</text:p>
          </table:table-cell>
          <table:table-cell office:value-type="float" office:value="0.00806170073621098" calcext:value-type="float">
            <text:p>0.0080617007362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698842079126" calcext:value-type="float">
            <text:p>0.59698842079126</text:p>
          </table:table-cell>
          <table:table-cell office:value-type="float" office:value="0.010791902199517" calcext:value-type="float">
            <text:p>0.0107919021995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5608668729317" calcext:value-type="float">
            <text:p>0.595608668729317</text:p>
          </table:table-cell>
          <table:table-cell office:value-type="float" office:value="0.0146368586275285" calcext:value-type="float">
            <text:p>0.0146368586275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839752124804" calcext:value-type="float">
            <text:p>0.59839752124804</text:p>
          </table:table-cell>
          <table:table-cell office:value-type="float" office:value="0.00879705839253949" calcext:value-type="float">
            <text:p>0.008797058392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9369398624607" calcext:value-type="float">
            <text:p>0.599369398624607</text:p>
          </table:table-cell>
          <table:table-cell office:value-type="float" office:value="0.0159774458757601" calcext:value-type="float">
            <text:p>0.015977445875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8599923868079" calcext:value-type="float">
            <text:p>0.598599923868079</text:p>
          </table:table-cell>
          <table:table-cell office:value-type="float" office:value="0.012363088106515" calcext:value-type="float">
            <text:p>0.0123630881065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8051618397536" calcext:value-type="float">
            <text:p>0.598051618397536</text:p>
          </table:table-cell>
          <table:table-cell office:value-type="float" office:value="0.0122030423581596" calcext:value-type="float">
            <text:p>0.012203042358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5654364383288" calcext:value-type="float">
            <text:p>0.595654364383288</text:p>
          </table:table-cell>
          <table:table-cell office:value-type="float" office:value="0.0156652498897327" calcext:value-type="float">
            <text:p>0.0156652498897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3320908355" calcext:value-type="float">
            <text:p>0.593320908355</text:p>
          </table:table-cell>
          <table:table-cell office:value-type="float" office:value="0.0189855590636606" calcext:value-type="float">
            <text:p>0.0189855590636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8028962436861" calcext:value-type="float">
            <text:p>0.588028962436861</text:p>
          </table:table-cell>
          <table:table-cell office:value-type="float" office:value="0.0198907361478625" calcext:value-type="float">
            <text:p>0.0198907361478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7781931412657" calcext:value-type="float">
            <text:p>0.587781931412657</text:p>
          </table:table-cell>
          <table:table-cell office:value-type="float" office:value="0.0177242808857111" calcext:value-type="float">
            <text:p>0.0177242808857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2380271476174" calcext:value-type="float">
            <text:p>0.592380271476174</text:p>
          </table:table-cell>
          <table:table-cell office:value-type="float" office:value="0.0211598047597992" calcext:value-type="float">
            <text:p>0.0211598047597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5583717597839" calcext:value-type="float">
            <text:p>0.595583717597839</text:p>
          </table:table-cell>
          <table:table-cell office:value-type="float" office:value="0.030607991572603" calcext:value-type="float">
            <text:p>0.0306079915726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6635255099205" calcext:value-type="float">
            <text:p>0.586635255099205</text:p>
          </table:table-cell>
          <table:table-cell office:value-type="float" office:value="0.0462603466327506" calcext:value-type="float">
            <text:p>0.0462603466327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68788803094467" calcext:value-type="float">
            <text:p>0.568788803094467</text:p>
          </table:table-cell>
          <table:table-cell office:value-type="float" office:value="0.0527700449202791" calcext:value-type="float">
            <text:p>0.0527700449202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75934333476" calcext:value-type="float">
            <text:p>0.5875934333476</text:p>
          </table:table-cell>
          <table:table-cell office:value-type="float" office:value="0.0425339903995586" calcext:value-type="float">
            <text:p>0.0425339903995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3663063554842" calcext:value-type="float">
            <text:p>0.593663063554842</text:p>
          </table:table-cell>
          <table:table-cell office:value-type="float" office:value="0.0276930116448242" calcext:value-type="float">
            <text:p>0.0276930116448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9116019437865" calcext:value-type="float">
            <text:p>0.589116019437865</text:p>
          </table:table-cell>
          <table:table-cell office:value-type="float" office:value="0.0331435682152011" calcext:value-type="float">
            <text:p>0.0331435682152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1234432087259" calcext:value-type="float">
            <text:p>0.581234432087259</text:p>
          </table:table-cell>
          <table:table-cell office:value-type="float" office:value="0.0363604443092268" calcext:value-type="float">
            <text:p>0.0363604443092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7220665079881" calcext:value-type="float">
            <text:p>0.577220665079881</text:p>
          </table:table-cell>
          <table:table-cell office:value-type="float" office:value="0.0404461356417492" calcext:value-type="float">
            <text:p>0.0404461356417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6511674439545" calcext:value-type="float">
            <text:p>0.586511674439545</text:p>
          </table:table-cell>
          <table:table-cell office:value-type="float" office:value="0.0302502153628642" calcext:value-type="float">
            <text:p>0.0302502153628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9167238426642" calcext:value-type="float">
            <text:p>0.579167238426642</text:p>
          </table:table-cell>
          <table:table-cell office:value-type="float" office:value="0.0356316962433776" calcext:value-type="float">
            <text:p>0.0356316962433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6265594889357" calcext:value-type="float">
            <text:p>0.576265594889357</text:p>
          </table:table-cell>
          <table:table-cell office:value-type="float" office:value="0.0351511785231414" calcext:value-type="float">
            <text:p>0.0351511785231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1573893834848" calcext:value-type="float">
            <text:p>0.571573893834848</text:p>
          </table:table-cell>
          <table:table-cell office:value-type="float" office:value="0.0342427511900512" calcext:value-type="float">
            <text:p>0.0342427511900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8928268621092" calcext:value-type="float">
            <text:p>0.588928268621092</text:p>
          </table:table-cell>
          <table:table-cell office:value-type="float" office:value="0.0145883216011212" calcext:value-type="float">
            <text:p>0.0145883216011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827055812353" calcext:value-type="float">
            <text:p>0.58827055812353</text:p>
          </table:table-cell>
          <table:table-cell office:value-type="float" office:value="0.0149343715217914" calcext:value-type="float">
            <text:p>0.0149343715217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0008021577518" calcext:value-type="float">
            <text:p>0.590008021577518</text:p>
          </table:table-cell>
          <table:table-cell office:value-type="float" office:value="0.0145805761524895" calcext:value-type="float">
            <text:p>0.01458057615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3675004991131" calcext:value-type="float">
            <text:p>0.593675004991131</text:p>
          </table:table-cell>
          <table:table-cell office:value-type="float" office:value="0.0118101743388613" calcext:value-type="float">
            <text:p>0.01181017433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1621282290917" calcext:value-type="float">
            <text:p>0.591621282290917</text:p>
          </table:table-cell>
          <table:table-cell office:value-type="float" office:value="0.0133904834912685" calcext:value-type="float">
            <text:p>0.0133904834912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9121480735844" calcext:value-type="float">
            <text:p>0.589121480735844</text:p>
          </table:table-cell>
          <table:table-cell office:value-type="float" office:value="0.0172987101166824" calcext:value-type="float">
            <text:p>0.0172987101166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0946127659986" calcext:value-type="float">
            <text:p>0.590946127659986</text:p>
          </table:table-cell>
          <table:table-cell office:value-type="float" office:value="0.0201410213392619" calcext:value-type="float">
            <text:p>0.0201410213392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5867860530358" calcext:value-type="float">
            <text:p>0.585867860530358</text:p>
          </table:table-cell>
          <table:table-cell office:value-type="float" office:value="0.0216604166760089" calcext:value-type="float">
            <text:p>0.0216604166760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4197704152859" calcext:value-type="float">
            <text:p>0.584197704152859</text:p>
          </table:table-cell>
          <table:table-cell office:value-type="float" office:value="0.0219681981575017" calcext:value-type="float">
            <text:p>0.0219681981575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5463038012627" calcext:value-type="float">
            <text:p>0.585463038012627</text:p>
          </table:table-cell>
          <table:table-cell office:value-type="float" office:value="0.0182776228314811" calcext:value-type="float">
            <text:p>0.0182776228314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3423539375439" calcext:value-type="float">
            <text:p>0.583423539375439</text:p>
          </table:table-cell>
          <table:table-cell office:value-type="float" office:value="0.0186255459656336" calcext:value-type="float">
            <text:p>0.0186255459656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0553481380117" calcext:value-type="float">
            <text:p>0.580553481380117</text:p>
          </table:table-cell>
          <table:table-cell office:value-type="float" office:value="0.0165472622378559" calcext:value-type="float">
            <text:p>0.0165472622378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0309998109905" calcext:value-type="float">
            <text:p>0.580309998109905</text:p>
          </table:table-cell>
          <table:table-cell office:value-type="float" office:value="0.016626458781062" calcext:value-type="float">
            <text:p>0.0166264587810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8641068432787" calcext:value-type="float">
            <text:p>0.578641068432787</text:p>
          </table:table-cell>
          <table:table-cell office:value-type="float" office:value="0.0164726027311031" calcext:value-type="float">
            <text:p>0.0164726027311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7293079047479" calcext:value-type="float">
            <text:p>0.577293079047479</text:p>
          </table:table-cell>
          <table:table-cell office:value-type="float" office:value="0.0162105443921197" calcext:value-type="float">
            <text:p>0.016210544392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7138812183124" calcext:value-type="float">
            <text:p>0.577138812183124</text:p>
          </table:table-cell>
          <table:table-cell office:value-type="float" office:value="0.0279988161312671" calcext:value-type="float">
            <text:p>0.0279988161312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2457342837925" calcext:value-type="float">
            <text:p>0.572457342837925</text:p>
          </table:table-cell>
          <table:table-cell office:value-type="float" office:value="0.0478548602335441" calcext:value-type="float">
            <text:p>0.0478548602335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4081549753284" calcext:value-type="float">
            <text:p>0.584081549753284</text:p>
          </table:table-cell>
          <table:table-cell office:value-type="float" office:value="0.0167217996873315" calcext:value-type="float">
            <text:p>0.0167217996873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363212240048" calcext:value-type="float">
            <text:p>0.58363212240048</text:p>
          </table:table-cell>
          <table:table-cell office:value-type="float" office:value="0.0164303270243362" calcext:value-type="float">
            <text:p>0.0164303270243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0922166218458" calcext:value-type="float">
            <text:p>0.590922166218458</text:p>
          </table:table-cell>
          <table:table-cell office:value-type="float" office:value="0.0132940648556271" calcext:value-type="float">
            <text:p>0.0132940648556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0292622229683" calcext:value-type="float">
            <text:p>0.590292622229683</text:p>
          </table:table-cell>
          <table:table-cell office:value-type="float" office:value="0.0137953342264806" calcext:value-type="float">
            <text:p>0.0137953342264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0936162596665" calcext:value-type="float">
            <text:p>0.590936162596665</text:p>
          </table:table-cell>
          <table:table-cell office:value-type="float" office:value="0.014853564478295" calcext:value-type="float">
            <text:p>0.0148535644782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3980303518319" calcext:value-type="float">
            <text:p>0.593980303518319</text:p>
          </table:table-cell>
          <table:table-cell office:value-type="float" office:value="0.0137121396974788" calcext:value-type="float">
            <text:p>0.0137121396974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3647387092591" calcext:value-type="float">
            <text:p>0.593647387092591</text:p>
          </table:table-cell>
          <table:table-cell office:value-type="float" office:value="0.0115251398310185" calcext:value-type="float">
            <text:p>0.0115251398310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4781437014964" calcext:value-type="float">
            <text:p>0.594781437014964</text:p>
          </table:table-cell>
          <table:table-cell office:value-type="float" office:value="0.0108203856270847" calcext:value-type="float">
            <text:p>0.0108203856270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1278202320008" calcext:value-type="float">
            <text:p>0.591278202320008</text:p>
          </table:table-cell>
          <table:table-cell office:value-type="float" office:value="0.0138801589904738" calcext:value-type="float">
            <text:p>0.0138801589904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4947591931027" calcext:value-type="float">
            <text:p>0.594947591931027</text:p>
          </table:table-cell>
          <table:table-cell office:value-type="float" office:value="0.00903011725396821" calcext:value-type="float">
            <text:p>0.0090301172539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3155653179965" calcext:value-type="float">
            <text:p>0.593155653179965</text:p>
          </table:table-cell>
          <table:table-cell office:value-type="float" office:value="0.0260121138417017" calcext:value-type="float">
            <text:p>0.0260121138417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5339719006627" calcext:value-type="float">
            <text:p>0.595339719006627</text:p>
          </table:table-cell>
          <table:table-cell office:value-type="float" office:value="0.00852074118139765" calcext:value-type="float">
            <text:p>0.0085207411813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4563705385512" calcext:value-type="float">
            <text:p>0.594563705385512</text:p>
          </table:table-cell>
          <table:table-cell office:value-type="float" office:value="0.0141099601765092" calcext:value-type="float">
            <text:p>0.0141099601765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2342901301036" calcext:value-type="float">
            <text:p>0.592342901301036</text:p>
          </table:table-cell>
          <table:table-cell office:value-type="float" office:value="0.0128619760923599" calcext:value-type="float">
            <text:p>0.012861976092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2641169461244" calcext:value-type="float">
            <text:p>0.592641169461244</text:p>
          </table:table-cell>
          <table:table-cell office:value-type="float" office:value="0.0118963774747318" calcext:value-type="float">
            <text:p>0.0118963774747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4295594349099" calcext:value-type="float">
            <text:p>0.594295594349099</text:p>
          </table:table-cell>
          <table:table-cell office:value-type="float" office:value="0.0100024005826016" calcext:value-type="float">
            <text:p>0.0100024005826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7287159501701" calcext:value-type="float">
            <text:p>0.597287159501701</text:p>
          </table:table-cell>
          <table:table-cell office:value-type="float" office:value="0.00586930080429666" calcext:value-type="float">
            <text:p>0.0058693008042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1861410918831" calcext:value-type="float">
            <text:p>0.601861410918831</text:p>
          </table:table-cell>
          <table:table-cell office:value-type="float" office:value="0.0113881198990202" calcext:value-type="float">
            <text:p>0.011388119899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0158593278819" calcext:value-type="float">
            <text:p>0.600158593278819</text:p>
          </table:table-cell>
          <table:table-cell office:value-type="float" office:value="0.0101644919772587" calcext:value-type="float">
            <text:p>0.0101644919772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9119074451689" calcext:value-type="float">
            <text:p>0.599119074451689</text:p>
          </table:table-cell>
          <table:table-cell office:value-type="float" office:value="0.00690861171584371" calcext:value-type="float">
            <text:p>0.0069086117158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8610612793798" calcext:value-type="float">
            <text:p>0.598610612793798</text:p>
          </table:table-cell>
          <table:table-cell office:value-type="float" office:value="0.00774726144693882" calcext:value-type="float">
            <text:p>0.0077472614469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8154861831395" calcext:value-type="float">
            <text:p>0.598154861831395</text:p>
          </table:table-cell>
          <table:table-cell office:value-type="float" office:value="0.00688122055608662" calcext:value-type="float">
            <text:p>0.0068812205560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8475653580247" calcext:value-type="float">
            <text:p>0.598475653580247</text:p>
          </table:table-cell>
          <table:table-cell office:value-type="float" office:value="0.00778817008388008" calcext:value-type="float">
            <text:p>0.007788170083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6862521400261" calcext:value-type="float">
            <text:p>0.596862521400261</text:p>
          </table:table-cell>
          <table:table-cell office:value-type="float" office:value="0.00474637966889849" calcext:value-type="float">
            <text:p>0.0047463796688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5680592796657" calcext:value-type="float">
            <text:p>0.595680592796657</text:p>
          </table:table-cell>
          <table:table-cell office:value-type="float" office:value="0.0105114101126442" calcext:value-type="float">
            <text:p>0.0105114101126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6059881741658" calcext:value-type="float">
            <text:p>0.596059881741658</text:p>
          </table:table-cell>
          <table:table-cell office:value-type="float" office:value="0.0138389039547702" calcext:value-type="float">
            <text:p>0.013838903954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7590496461203" calcext:value-type="float">
            <text:p>0.597590496461203</text:p>
          </table:table-cell>
          <table:table-cell office:value-type="float" office:value="0.0116770056064877" calcext:value-type="float">
            <text:p>0.0116770056064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833095055482" calcext:value-type="float">
            <text:p>0.59833095055482</text:p>
          </table:table-cell>
          <table:table-cell office:value-type="float" office:value="0.0159364231441255" calcext:value-type="float">
            <text:p>0.0159364231441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0739680277438" calcext:value-type="float">
            <text:p>0.600739680277438</text:p>
          </table:table-cell>
          <table:table-cell office:value-type="float" office:value="0.0166916499057142" calcext:value-type="float">
            <text:p>0.0166916499057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120620604935" calcext:value-type="float">
            <text:p>0.60120620604935</text:p>
          </table:table-cell>
          <table:table-cell office:value-type="float" office:value="0.0149053845456829" calcext:value-type="float">
            <text:p>0.0149053845456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0287474804198" calcext:value-type="float">
            <text:p>0.600287474804198</text:p>
          </table:table-cell>
          <table:table-cell office:value-type="float" office:value="0.016315349351418" calcext:value-type="float">
            <text:p>0.0163153493514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3705146189848" calcext:value-type="float">
            <text:p>0.593705146189848</text:p>
          </table:table-cell>
          <table:table-cell office:value-type="float" office:value="0.0107535847982094" calcext:value-type="float">
            <text:p>0.010753584798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3375903581704" calcext:value-type="float">
            <text:p>0.593375903581704</text:p>
          </table:table-cell>
          <table:table-cell office:value-type="float" office:value="0.0145485224787123" calcext:value-type="float">
            <text:p>0.0145485224787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9182310043653" calcext:value-type="float">
            <text:p>0.589182310043653</text:p>
          </table:table-cell>
          <table:table-cell office:value-type="float" office:value="0.0235080114996751" calcext:value-type="float">
            <text:p>0.0235080114996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0642086150504" calcext:value-type="float">
            <text:p>0.590642086150504</text:p>
          </table:table-cell>
          <table:table-cell office:value-type="float" office:value="0.0228388982858303" calcext:value-type="float">
            <text:p>0.022838898285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354085262022" calcext:value-type="float">
            <text:p>0.59354085262022</text:p>
          </table:table-cell>
          <table:table-cell office:value-type="float" office:value="0.0218333119300842" calcext:value-type="float">
            <text:p>0.0218333119300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7615782334512" calcext:value-type="float">
            <text:p>0.597615782334512</text:p>
          </table:table-cell>
          <table:table-cell office:value-type="float" office:value="0.000638945384854615" calcext:value-type="float">
            <text:p>0.0006389453848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572341189329" calcext:value-type="float">
            <text:p>0.59572341189329</text:p>
          </table:table-cell>
          <table:table-cell office:value-type="float" office:value="0.0188612249108317" calcext:value-type="float">
            <text:p>0.0188612249108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7223978436539" calcext:value-type="float">
            <text:p>0.597223978436539</text:p>
          </table:table-cell>
          <table:table-cell office:value-type="float" office:value="0.00328951042603277" calcext:value-type="float">
            <text:p>0.0032895104260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7069303290556" calcext:value-type="float">
            <text:p>0.597069303290556</text:p>
          </table:table-cell>
          <table:table-cell office:value-type="float" office:value="0.00314659033430781" calcext:value-type="float">
            <text:p>0.0031465903343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7352057587355" calcext:value-type="float">
            <text:p>0.597352057587355</text:p>
          </table:table-cell>
          <table:table-cell office:value-type="float" office:value="0.004767530115884" calcext:value-type="float">
            <text:p>0.0047675301158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8689837236194" calcext:value-type="float">
            <text:p>0.598689837236194</text:p>
          </table:table-cell>
          <table:table-cell office:value-type="float" office:value="0.00649561168007709" calcext:value-type="float">
            <text:p>0.0064956116800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0018767079173" calcext:value-type="float">
            <text:p>0.600018767079173</text:p>
          </table:table-cell>
          <table:table-cell office:value-type="float" office:value="0.00899030086110373" calcext:value-type="float">
            <text:p>0.0089903008611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1328984628556" calcext:value-type="float">
            <text:p>0.601328984628556</text:p>
          </table:table-cell>
          <table:table-cell office:value-type="float" office:value="0.0117520448453083" calcext:value-type="float">
            <text:p>0.0117520448453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3968747741213" calcext:value-type="float">
            <text:p>0.603968747741213</text:p>
          </table:table-cell>
          <table:table-cell office:value-type="float" office:value="0.0132688873241426" calcext:value-type="float">
            <text:p>0.0132688873241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7991419565006" calcext:value-type="float">
            <text:p>0.607991419565006</text:p>
          </table:table-cell>
          <table:table-cell office:value-type="float" office:value="0.0154496875509442" calcext:value-type="float">
            <text:p>0.0154496875509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5440651861558" calcext:value-type="float">
            <text:p>0.605440651861558</text:p>
          </table:table-cell>
          <table:table-cell office:value-type="float" office:value="0.0148651539860096" calcext:value-type="float">
            <text:p>0.014865153986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0135893918743" calcext:value-type="float">
            <text:p>0.600135893918743</text:p>
          </table:table-cell>
          <table:table-cell office:value-type="float" office:value="0.0130001533370415" calcext:value-type="float">
            <text:p>0.0130001533370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9678260807384" calcext:value-type="float">
            <text:p>0.599678260807384</text:p>
          </table:table-cell>
          <table:table-cell office:value-type="float" office:value="0.0164429155102445" calcext:value-type="float">
            <text:p>0.0164429155102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5317218511507" calcext:value-type="float">
            <text:p>0.605317218511507</text:p>
          </table:table-cell>
          <table:table-cell office:value-type="float" office:value="0.014142732527015" calcext:value-type="float">
            <text:p>0.0141427325270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286019582501" calcext:value-type="float">
            <text:p>0.60286019582501</text:p>
          </table:table-cell>
          <table:table-cell office:value-type="float" office:value="0.0288152345702294" calcext:value-type="float">
            <text:p>0.028815234570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1615668005481" calcext:value-type="float">
            <text:p>0.591615668005481</text:p>
          </table:table-cell>
          <table:table-cell office:value-type="float" office:value="0.0497681107828174" calcext:value-type="float">
            <text:p>0.0497681107828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51060719665842" calcext:value-type="float">
            <text:p>0.551060719665842</text:p>
          </table:table-cell>
          <table:table-cell office:value-type="float" office:value="0.098900676967163" calcext:value-type="float">
            <text:p>0.0989006769671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5240507253708" calcext:value-type="float">
            <text:p>0.585240507253708</text:p>
          </table:table-cell>
          <table:table-cell office:value-type="float" office:value="0.0696747237112433" calcext:value-type="float">
            <text:p>0.0696747237112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192604333499" calcext:value-type="float">
            <text:p>0.58192604333499</text:p>
          </table:table-cell>
          <table:table-cell office:value-type="float" office:value="0.0684778931694883" calcext:value-type="float">
            <text:p>0.0684778931694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0611096162222" calcext:value-type="float">
            <text:p>0.600611096162222</text:p>
          </table:table-cell>
          <table:table-cell office:value-type="float" office:value="0.015762412282577" calcext:value-type="float">
            <text:p>0.0157624122825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367935589018" calcext:value-type="float">
            <text:p>0.60367935589018</text:p>
          </table:table-cell>
          <table:table-cell office:value-type="float" office:value="0.0129995047615394" calcext:value-type="float">
            <text:p>0.012999504761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0380192109734" calcext:value-type="float">
            <text:p>0.600380192109734</text:p>
          </table:table-cell>
          <table:table-cell office:value-type="float" office:value="0.00946012052515581" calcext:value-type="float">
            <text:p>0.0094601205251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9799850022395" calcext:value-type="float">
            <text:p>0.599799850022395</text:p>
          </table:table-cell>
          <table:table-cell office:value-type="float" office:value="0.00958099302612694" calcext:value-type="float">
            <text:p>0.0095809930261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0845648351502" calcext:value-type="float">
            <text:p>0.600845648351502</text:p>
          </table:table-cell>
          <table:table-cell office:value-type="float" office:value="0.0125331546045228" calcext:value-type="float">
            <text:p>0.0125331546045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7762166522708" calcext:value-type="float">
            <text:p>0.597762166522708</text:p>
          </table:table-cell>
          <table:table-cell office:value-type="float" office:value="0.0154151989249952" calcext:value-type="float">
            <text:p>0.0154151989249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2843130597416" calcext:value-type="float">
            <text:p>0.602843130597416</text:p>
          </table:table-cell>
          <table:table-cell office:value-type="float" office:value="0.0122572216035935" calcext:value-type="float">
            <text:p>0.0122572216035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2455471015488" calcext:value-type="float">
            <text:p>0.602455471015488</text:p>
          </table:table-cell>
          <table:table-cell office:value-type="float" office:value="0.0128378021080588" calcext:value-type="float">
            <text:p>0.0128378021080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9721309695245" calcext:value-type="float">
            <text:p>0.599721309695245</text:p>
          </table:table-cell>
          <table:table-cell office:value-type="float" office:value="0.00973991929720502" calcext:value-type="float">
            <text:p>0.0097399192972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1355160339777" calcext:value-type="float">
            <text:p>0.601355160339777</text:p>
          </table:table-cell>
          <table:table-cell office:value-type="float" office:value="0.0126837533286326" calcext:value-type="float">
            <text:p>0.0126837533286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8493827036418" calcext:value-type="float">
            <text:p>0.598493827036418</text:p>
          </table:table-cell>
          <table:table-cell office:value-type="float" office:value="0.00963796269194181" calcext:value-type="float">
            <text:p>0.0096379626919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8533393554032" calcext:value-type="float">
            <text:p>0.598533393554032</text:p>
          </table:table-cell>
          <table:table-cell office:value-type="float" office:value="0.00780179602416403" calcext:value-type="float">
            <text:p>0.0078017960241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7335543539884" calcext:value-type="float">
            <text:p>0.597335543539884</text:p>
          </table:table-cell>
          <table:table-cell office:value-type="float" office:value="0.000367151831150825" calcext:value-type="float">
            <text:p>0.0003671518311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7340951781801" calcext:value-type="float">
            <text:p>0.597340951781801</text:p>
          </table:table-cell>
          <table:table-cell office:value-type="float" office:value="0.000369034070035557" calcext:value-type="float">
            <text:p>0.0003690340700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6789278787353" calcext:value-type="float">
            <text:p>0.596789278787353</text:p>
          </table:table-cell>
          <table:table-cell office:value-type="float" office:value="0.00609345099737552" calcext:value-type="float">
            <text:p>0.0060934509973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6829063358124" calcext:value-type="float">
            <text:p>0.596829063358124</text:p>
          </table:table-cell>
          <table:table-cell office:value-type="float" office:value="0.00463247408299625" calcext:value-type="float">
            <text:p>0.0046324740829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6462748768216" calcext:value-type="float">
            <text:p>0.596462748768216</text:p>
          </table:table-cell>
          <table:table-cell office:value-type="float" office:value="0.00737767192626226" calcext:value-type="float">
            <text:p>0.0073776719262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7508139175632" calcext:value-type="float">
            <text:p>0.597508139175632</text:p>
          </table:table-cell>
          <table:table-cell office:value-type="float" office:value="0.000615095986507715" calcext:value-type="float">
            <text:p>0.0006150959865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7814395551243" calcext:value-type="float">
            <text:p>0.597814395551243</text:p>
          </table:table-cell>
          <table:table-cell office:value-type="float" office:value="0.0035683366274662" calcext:value-type="float">
            <text:p>0.0035683366274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6351291595179" calcext:value-type="float">
            <text:p>0.596351291595179</text:p>
          </table:table-cell>
          <table:table-cell office:value-type="float" office:value="0.010938007455741" calcext:value-type="float">
            <text:p>0.0109380074557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5766044756293" calcext:value-type="float">
            <text:p>0.595766044756293</text:p>
          </table:table-cell>
          <table:table-cell office:value-type="float" office:value="0.0120919311364189" calcext:value-type="float">
            <text:p>0.0120919311364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709497122668" calcext:value-type="float">
            <text:p>0.59709497122668</text:p>
          </table:table-cell>
          <table:table-cell office:value-type="float" office:value="0.00331697803579676" calcext:value-type="float">
            <text:p>0.0033169780357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7450428997056" calcext:value-type="float">
            <text:p>0.597450428997056</text:p>
          </table:table-cell>
          <table:table-cell office:value-type="float" office:value="0.0000610976531519469" calcext:value-type="float">
            <text:p>6.10976531519469E-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7126475186647" calcext:value-type="float">
            <text:p>0.597126475186647</text:p>
          </table:table-cell>
          <table:table-cell office:value-type="float" office:value="0.00574406191261349" calcext:value-type="float">
            <text:p>0.0057440619126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8147168276789" calcext:value-type="float">
            <text:p>0.598147168276789</text:p>
          </table:table-cell>
          <table:table-cell office:value-type="float" office:value="0.00821310749082846" calcext:value-type="float">
            <text:p>0.0082131074908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8816434233788" calcext:value-type="float">
            <text:p>0.598816434233788</text:p>
          </table:table-cell>
          <table:table-cell office:value-type="float" office:value="0.00663500058213692" calcext:value-type="float">
            <text:p>0.0066350005821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0479390033475" calcext:value-type="float">
            <text:p>0.600479390033475</text:p>
          </table:table-cell>
          <table:table-cell office:value-type="float" office:value="0.015525747816887" calcext:value-type="float">
            <text:p>0.0155257478168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7262597419494" calcext:value-type="float">
            <text:p>0.597262597419494</text:p>
          </table:table-cell>
          <table:table-cell office:value-type="float" office:value="0.0242580212180015" calcext:value-type="float">
            <text:p>0.0242580212180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0430474856065" calcext:value-type="float">
            <text:p>0.600430474856065</text:p>
          </table:table-cell>
          <table:table-cell office:value-type="float" office:value="0.00957984336336673" calcext:value-type="float">
            <text:p>0.0095798433633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6237211458395" calcext:value-type="float">
            <text:p>0.596237211458395</text:p>
          </table:table-cell>
          <table:table-cell office:value-type="float" office:value="0.0109865653292418" calcext:value-type="float">
            <text:p>0.0109865653292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7236437872116" calcext:value-type="float">
            <text:p>0.597236437872116</text:p>
          </table:table-cell>
          <table:table-cell office:value-type="float" office:value="0.000874217011150456" calcext:value-type="float">
            <text:p>0.000874217011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7736296921473" calcext:value-type="float">
            <text:p>0.597736296921473</text:p>
          </table:table-cell>
          <table:table-cell office:value-type="float" office:value="0.00347582643166501" calcext:value-type="float">
            <text:p>0.0034758264316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7396012924708" calcext:value-type="float">
            <text:p>0.597396012924708</text:p>
          </table:table-cell>
          <table:table-cell office:value-type="float" office:value="0.000166095577611925" calcext:value-type="float">
            <text:p>0.0001660955776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7418737007295" calcext:value-type="float">
            <text:p>0.597418737007295</text:p>
          </table:table-cell>
          <table:table-cell office:value-type="float" office:value="0.000329436850083481" calcext:value-type="float">
            <text:p>0.0003294368500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7025369353329" calcext:value-type="float">
            <text:p>0.597025369353329</text:p>
          </table:table-cell>
          <table:table-cell office:value-type="float" office:value="0.00352011312096784" calcext:value-type="float">
            <text:p>0.0035201131209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7720977726709" calcext:value-type="float">
            <text:p>0.597720977726709</text:p>
          </table:table-cell>
          <table:table-cell office:value-type="float" office:value="0.00358110495855954" calcext:value-type="float">
            <text:p>0.003581104958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6433516913639" calcext:value-type="float">
            <text:p>0.596433516913639</text:p>
          </table:table-cell>
          <table:table-cell office:value-type="float" office:value="0.00690178353746728" calcext:value-type="float">
            <text:p>0.0069017835374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6754811995733" calcext:value-type="float">
            <text:p>0.596754811995733</text:p>
          </table:table-cell>
          <table:table-cell office:value-type="float" office:value="0.00465483464305118" calcext:value-type="float">
            <text:p>0.0046548346430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7368458910033" calcext:value-type="float">
            <text:p>0.597368458910033</text:p>
          </table:table-cell>
          <table:table-cell office:value-type="float" office:value="0.000157405966649743" calcext:value-type="float">
            <text:p>0.000157405966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5973694488018" calcext:value-type="float">
            <text:p>0.595973694488018</text:p>
          </table:table-cell>
          <table:table-cell office:value-type="float" office:value="0.011128917625745" calcext:value-type="float">
            <text:p>0.0111289176257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734149603656" calcext:value-type="float">
            <text:p>0.59734149603656</text:p>
          </table:table-cell>
          <table:table-cell office:value-type="float" office:value="0.000318898807963949" calcext:value-type="float">
            <text:p>0.0003188988079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7399283168362" calcext:value-type="float">
            <text:p>0.597399283168362</text:p>
          </table:table-cell>
          <table:table-cell office:value-type="float" office:value="0.0001492084403035" calcext:value-type="float">
            <text:p>0.0001492084403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5734949586308" calcext:value-type="float">
            <text:p>0.595734949586308</text:p>
          </table:table-cell>
          <table:table-cell office:value-type="float" office:value="0.0123720192422581" calcext:value-type="float">
            <text:p>0.0123720192422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4962502154713" calcext:value-type="float">
            <text:p>0.594962502154713</text:p>
          </table:table-cell>
          <table:table-cell office:value-type="float" office:value="0.0119939388261671" calcext:value-type="float">
            <text:p>0.0119939388261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6343578025117" calcext:value-type="float">
            <text:p>0.596343578025117</text:p>
          </table:table-cell>
          <table:table-cell office:value-type="float" office:value="0.0107275327294819" calcext:value-type="float">
            <text:p>0.0107275327294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737608524397" calcext:value-type="float">
            <text:p>0.59737608524397</text:p>
          </table:table-cell>
          <table:table-cell office:value-type="float" office:value="0.0000849487204668675" calcext:value-type="float">
            <text:p>8.49487204668675E-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7357024863847" calcext:value-type="float">
            <text:p>0.597357024863847</text:p>
          </table:table-cell>
          <table:table-cell office:value-type="float" office:value="0.000101276393392678" calcext:value-type="float">
            <text:p>0.0001012763933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6403810947085" calcext:value-type="float">
            <text:p>0.596403810947085</text:p>
          </table:table-cell>
          <table:table-cell office:value-type="float" office:value="0.00570963738466647" calcext:value-type="float">
            <text:p>0.0057096373846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4324388529485" calcext:value-type="float">
            <text:p>0.594324388529485</text:p>
          </table:table-cell>
          <table:table-cell office:value-type="float" office:value="0.0137364217130511" calcext:value-type="float">
            <text:p>0.0137364217130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4709379978678" calcext:value-type="float">
            <text:p>0.594709379978678</text:p>
          </table:table-cell>
          <table:table-cell office:value-type="float" office:value="0.00903594541699501" calcext:value-type="float">
            <text:p>0.0090359454169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4703494249685" calcext:value-type="float">
            <text:p>0.594703494249685</text:p>
          </table:table-cell>
          <table:table-cell office:value-type="float" office:value="0.00903281897868132" calcext:value-type="float">
            <text:p>0.0090328189786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5542664970876" calcext:value-type="float">
            <text:p>0.595542664970876</text:p>
          </table:table-cell>
          <table:table-cell office:value-type="float" office:value="0.0128890475336048" calcext:value-type="float">
            <text:p>0.0128890475336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4330540370711" calcext:value-type="float">
            <text:p>0.594330540370711</text:p>
          </table:table-cell>
          <table:table-cell office:value-type="float" office:value="0.0133139765077997" calcext:value-type="float">
            <text:p>0.01331397650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7059852552848" calcext:value-type="float">
            <text:p>0.597059852552848</text:p>
          </table:table-cell>
          <table:table-cell office:value-type="float" office:value="0.00330188436606589" calcext:value-type="float">
            <text:p>0.0033018843660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7371707611371" calcext:value-type="float">
            <text:p>0.597371707611371</text:p>
          </table:table-cell>
          <table:table-cell office:value-type="float" office:value="0.0000832273940008182" calcext:value-type="float">
            <text:p>8.32273940008182E-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7396882598025" calcext:value-type="float">
            <text:p>0.597396882598025</text:p>
          </table:table-cell>
          <table:table-cell office:value-type="float" office:value="0.00460867888092134" calcext:value-type="float">
            <text:p>0.0046086788809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493573225506" calcext:value-type="float">
            <text:p>0.59493573225506</text:p>
          </table:table-cell>
          <table:table-cell office:value-type="float" office:value="0.0125905554251693" calcext:value-type="float">
            <text:p>0.0125905554251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9033449083549" calcext:value-type="float">
            <text:p>0.589033449083549</text:p>
          </table:table-cell>
          <table:table-cell office:value-type="float" office:value="0.0232420772560252" calcext:value-type="float">
            <text:p>0.0232420772560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6550199291551" calcext:value-type="float">
            <text:p>0.586550199291551</text:p>
          </table:table-cell>
          <table:table-cell office:value-type="float" office:value="0.0310337235713696" calcext:value-type="float">
            <text:p>0.031033723571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5882856963315" calcext:value-type="float">
            <text:p>0.595882856963315</text:p>
          </table:table-cell>
          <table:table-cell office:value-type="float" office:value="0.0159917197031596" calcext:value-type="float">
            <text:p>0.015991719703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3199594472756" calcext:value-type="float">
            <text:p>0.593199594472756</text:p>
          </table:table-cell>
          <table:table-cell office:value-type="float" office:value="0.0154223494054756" calcext:value-type="float">
            <text:p>0.0154223494054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3940854634022" calcext:value-type="float">
            <text:p>0.593940854634022</text:p>
          </table:table-cell>
          <table:table-cell office:value-type="float" office:value="0.0185370600662821" calcext:value-type="float">
            <text:p>0.0185370600662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370648097561" calcext:value-type="float">
            <text:p>0.59370648097561</text:p>
          </table:table-cell>
          <table:table-cell office:value-type="float" office:value="0.015182275164842" calcext:value-type="float">
            <text:p>0.0151822751648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5155509583597" calcext:value-type="float">
            <text:p>0.595155509583597</text:p>
          </table:table-cell>
          <table:table-cell office:value-type="float" office:value="0.0139461159367628" calcext:value-type="float">
            <text:p>0.0139461159367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3770220971771" calcext:value-type="float">
            <text:p>0.593770220971771</text:p>
          </table:table-cell>
          <table:table-cell office:value-type="float" office:value="0.0151929489199205" calcext:value-type="float">
            <text:p>0.0151929489199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8028118630331" calcext:value-type="float">
            <text:p>0.588028118630331</text:p>
          </table:table-cell>
          <table:table-cell office:value-type="float" office:value="0.0175766262743265" calcext:value-type="float">
            <text:p>0.0175766262743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3769529531054" calcext:value-type="float">
            <text:p>0.593769529531054</text:p>
          </table:table-cell>
          <table:table-cell office:value-type="float" office:value="0.0113485240722477" calcext:value-type="float">
            <text:p>0.0113485240722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3757507326982" calcext:value-type="float">
            <text:p>0.593757507326982</text:p>
          </table:table-cell>
          <table:table-cell office:value-type="float" office:value="0.0113599641107022" calcext:value-type="float">
            <text:p>0.0113599641107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5343157501471" calcext:value-type="float">
            <text:p>0.595343157501471</text:p>
          </table:table-cell>
          <table:table-cell office:value-type="float" office:value="0.0129288756910635" calcext:value-type="float">
            <text:p>0.0129288756910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0697509159795" calcext:value-type="float">
            <text:p>0.590697509159795</text:p>
          </table:table-cell>
          <table:table-cell office:value-type="float" office:value="0.0132499475761765" calcext:value-type="float">
            <text:p>0.0132499475761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2781655753139" calcext:value-type="float">
            <text:p>0.592781655753139</text:p>
          </table:table-cell>
          <table:table-cell office:value-type="float" office:value="0.0121803629246129" calcext:value-type="float">
            <text:p>0.0121803629246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2018837974621" calcext:value-type="float">
            <text:p>0.592018837974621</text:p>
          </table:table-cell>
          <table:table-cell office:value-type="float" office:value="0.0121399458773163" calcext:value-type="float">
            <text:p>0.0121399458773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038250546994" calcext:value-type="float">
            <text:p>0.59038250546994</text:p>
          </table:table-cell>
          <table:table-cell office:value-type="float" office:value="0.0134758728666384" calcext:value-type="float">
            <text:p>0.0134758728666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9377870225915" calcext:value-type="float">
            <text:p>0.589377870225915</text:p>
          </table:table-cell>
          <table:table-cell office:value-type="float" office:value="0.0141415174747846" calcext:value-type="float">
            <text:p>0.0141415174747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8088323359779" calcext:value-type="float">
            <text:p>0.588088323359779</text:p>
          </table:table-cell>
          <table:table-cell office:value-type="float" office:value="0.0148676869282542" calcext:value-type="float">
            <text:p>0.0148676869282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6745612519969" calcext:value-type="float">
            <text:p>0.586745612519969</text:p>
          </table:table-cell>
          <table:table-cell office:value-type="float" office:value="0.0154516077345267" calcext:value-type="float">
            <text:p>0.0154516077345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6987512916143" calcext:value-type="float">
            <text:p>0.586987512916143</text:p>
          </table:table-cell>
          <table:table-cell office:value-type="float" office:value="0.0177576997212712" calcext:value-type="float">
            <text:p>0.0177576997212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0716671235754" calcext:value-type="float">
            <text:p>0.590716671235754</text:p>
          </table:table-cell>
          <table:table-cell office:value-type="float" office:value="0.0131474907818827" calcext:value-type="float">
            <text:p>0.0131474907818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4643689725277" calcext:value-type="float">
            <text:p>0.594643689725277</text:p>
          </table:table-cell>
          <table:table-cell office:value-type="float" office:value="0.00897307797041219" calcext:value-type="float">
            <text:p>0.0089730779704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6280683686948" calcext:value-type="float">
            <text:p>0.596280683686948</text:p>
          </table:table-cell>
          <table:table-cell office:value-type="float" office:value="0.00575499345580683" calcext:value-type="float">
            <text:p>0.0057549934558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4167045029473" calcext:value-type="float">
            <text:p>0.594167045029473</text:p>
          </table:table-cell>
          <table:table-cell office:value-type="float" office:value="0.0119169828022397" calcext:value-type="float">
            <text:p>0.011916982802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3148122496037" calcext:value-type="float">
            <text:p>0.593148122496037</text:p>
          </table:table-cell>
          <table:table-cell office:value-type="float" office:value="0.011302943114534" calcext:value-type="float">
            <text:p>0.0113029431145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4207464670947" calcext:value-type="float">
            <text:p>0.594207464670947</text:p>
          </table:table-cell>
          <table:table-cell office:value-type="float" office:value="0.00991176256092716" calcext:value-type="float">
            <text:p>0.0099117625609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3147318854173" calcext:value-type="float">
            <text:p>0.593147318854173</text:p>
          </table:table-cell>
          <table:table-cell office:value-type="float" office:value="0.0113076366623817" calcext:value-type="float">
            <text:p>0.0113076366623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2068351817894" calcext:value-type="float">
            <text:p>0.592068351817894</text:p>
          </table:table-cell>
          <table:table-cell office:value-type="float" office:value="0.0133187358772354" calcext:value-type="float">
            <text:p>0.0133187358772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2025695313538" calcext:value-type="float">
            <text:p>0.592025695313538</text:p>
          </table:table-cell>
          <table:table-cell office:value-type="float" office:value="0.0132406618299444" calcext:value-type="float">
            <text:p>0.0132406618299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4461182225823" calcext:value-type="float">
            <text:p>0.584461182225823</text:p>
          </table:table-cell>
          <table:table-cell office:value-type="float" office:value="0.0167481253218676" calcext:value-type="float">
            <text:p>0.0167481253218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5479047448773" calcext:value-type="float">
            <text:p>0.585479047448773</text:p>
          </table:table-cell>
          <table:table-cell office:value-type="float" office:value="0.0171078181136853" calcext:value-type="float">
            <text:p>0.0171078181136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6246742860724" calcext:value-type="float">
            <text:p>0.586246742860724</text:p>
          </table:table-cell>
          <table:table-cell office:value-type="float" office:value="0.0162313857936436" calcext:value-type="float">
            <text:p>0.0162313857936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34440149745" calcext:value-type="float">
            <text:p>0.5834440149745</text:p>
          </table:table-cell>
          <table:table-cell office:value-type="float" office:value="0.0170759008882773" calcext:value-type="float">
            <text:p>0.0170759008882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0646633085495" calcext:value-type="float">
            <text:p>0.580646633085495</text:p>
          </table:table-cell>
          <table:table-cell office:value-type="float" office:value="0.0174062596533655" calcext:value-type="float">
            <text:p>0.0174062596533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9969789602413" calcext:value-type="float">
            <text:p>0.579969789602413</text:p>
          </table:table-cell>
          <table:table-cell office:value-type="float" office:value="0.0200025785989188" calcext:value-type="float">
            <text:p>0.0200025785989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7481656646849" calcext:value-type="float">
            <text:p>0.587481656646849</text:p>
          </table:table-cell>
          <table:table-cell office:value-type="float" office:value="0.0191151621829397" calcext:value-type="float">
            <text:p>0.019115162182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9872883129005" calcext:value-type="float">
            <text:p>0.589872883129005</text:p>
          </table:table-cell>
          <table:table-cell office:value-type="float" office:value="0.0156025025878302" calcext:value-type="float">
            <text:p>0.015602502587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0760631494939" calcext:value-type="float">
            <text:p>0.590760631494939</text:p>
          </table:table-cell>
          <table:table-cell office:value-type="float" office:value="0.0163116805111766" calcext:value-type="float">
            <text:p>0.0163116805111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9221201458546" calcext:value-type="float">
            <text:p>0.589221201458546</text:p>
          </table:table-cell>
          <table:table-cell office:value-type="float" office:value="0.0237020439363489" calcext:value-type="float">
            <text:p>0.0237020439363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5305347914317" calcext:value-type="float">
            <text:p>0.595305347914317</text:p>
          </table:table-cell>
          <table:table-cell office:value-type="float" office:value="0.014118540268395" calcext:value-type="float">
            <text:p>0.0141185402683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8919616539592" calcext:value-type="float">
            <text:p>0.598919616539592</text:p>
          </table:table-cell>
          <table:table-cell office:value-type="float" office:value="0.0198262867314949" calcext:value-type="float">
            <text:p>0.0198262867314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505661645263" calcext:value-type="float">
            <text:p>0.59505661645263</text:p>
          </table:table-cell>
          <table:table-cell office:value-type="float" office:value="0.0144173291271665" calcext:value-type="float">
            <text:p>0.0144173291271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079151234957" calcext:value-type="float">
            <text:p>0.59079151234957</text:p>
          </table:table-cell>
          <table:table-cell office:value-type="float" office:value="0.0178211255848455" calcext:value-type="float">
            <text:p>0.0178211255848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2621278004493" calcext:value-type="float">
            <text:p>0.592621278004493</text:p>
          </table:table-cell>
          <table:table-cell office:value-type="float" office:value="0.0134365410700888" calcext:value-type="float">
            <text:p>0.0134365410700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1168994434211" calcext:value-type="float">
            <text:p>0.591168994434211</text:p>
          </table:table-cell>
          <table:table-cell office:value-type="float" office:value="0.0261894620659139" calcext:value-type="float">
            <text:p>0.0261894620659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5983848594039" calcext:value-type="float">
            <text:p>0.595983848594039</text:p>
          </table:table-cell>
          <table:table-cell office:value-type="float" office:value="0.00829515143384996" calcext:value-type="float">
            <text:p>0.00829515143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6724733926877" calcext:value-type="float">
            <text:p>0.596724733926877</text:p>
          </table:table-cell>
          <table:table-cell office:value-type="float" office:value="0.0104578125632515" calcext:value-type="float">
            <text:p>0.0104578125632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419565521133" calcext:value-type="float">
            <text:p>0.59419565521133</text:p>
          </table:table-cell>
          <table:table-cell office:value-type="float" office:value="0.0201867958261473" calcext:value-type="float">
            <text:p>0.0201867958261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88652695195454" calcext:value-type="float">
            <text:p>0.588652695195454</text:p>
          </table:table-cell>
          <table:table-cell office:value-type="float" office:value="0.033297298783495" calcext:value-type="float">
            <text:p>0.0332972987834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1034326557743" calcext:value-type="float">
            <text:p>0.591034326557743</text:p>
          </table:table-cell>
          <table:table-cell office:value-type="float" office:value="0.034673995385864" calcext:value-type="float">
            <text:p>0.0346739953858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5017609866939" calcext:value-type="float">
            <text:p>0.595017609866939</text:p>
          </table:table-cell>
          <table:table-cell office:value-type="float" office:value="0.0367537354084712" calcext:value-type="float">
            <text:p>0.0367537354084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0875339885909" calcext:value-type="float">
            <text:p>0.600875339885909</text:p>
          </table:table-cell>
          <table:table-cell office:value-type="float" office:value="0.0273524744259378" calcext:value-type="float">
            <text:p>0.0273524744259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5134801292848" calcext:value-type="float">
            <text:p>0.605134801292848</text:p>
          </table:table-cell>
          <table:table-cell office:value-type="float" office:value="0.0242070139752492" calcext:value-type="float">
            <text:p>0.024207013975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6329156492378" calcext:value-type="float">
            <text:p>0.606329156492378</text:p>
          </table:table-cell>
          <table:table-cell office:value-type="float" office:value="0.0195106078061426" calcext:value-type="float">
            <text:p>0.0195106078061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0500076811956" calcext:value-type="float">
            <text:p>0.610500076811956</text:p>
          </table:table-cell>
          <table:table-cell office:value-type="float" office:value="0.0173749323833394" calcext:value-type="float">
            <text:p>0.0173749323833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6450806803603" calcext:value-type="float">
            <text:p>0.606450806803603</text:p>
          </table:table-cell>
          <table:table-cell office:value-type="float" office:value="0.0175549201524679" calcext:value-type="float">
            <text:p>0.0175549201524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1108586073571" calcext:value-type="float">
            <text:p>0.611108586073571</text:p>
          </table:table-cell>
          <table:table-cell office:value-type="float" office:value="0.0182885585176142" calcext:value-type="float">
            <text:p>0.0182885585176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6037597535347" calcext:value-type="float">
            <text:p>0.616037597535347</text:p>
          </table:table-cell>
          <table:table-cell office:value-type="float" office:value="0.0190840876750575" calcext:value-type="float">
            <text:p>0.0190840876750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4765954413324" calcext:value-type="float">
            <text:p>0.614765954413324</text:p>
          </table:table-cell>
          <table:table-cell office:value-type="float" office:value="0.0165768972349753" calcext:value-type="float">
            <text:p>0.0165768972349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778275088168" calcext:value-type="float">
            <text:p>0.61778275088168</text:p>
          </table:table-cell>
          <table:table-cell office:value-type="float" office:value="0.018098131146032" calcext:value-type="float">
            <text:p>0.0180981311460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1087964350759" calcext:value-type="float">
            <text:p>0.621087964350759</text:p>
          </table:table-cell>
          <table:table-cell office:value-type="float" office:value="0.0150140610089061" calcext:value-type="float">
            <text:p>0.0150140610089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2728208749894" calcext:value-type="float">
            <text:p>0.622728208749894</text:p>
          </table:table-cell>
          <table:table-cell office:value-type="float" office:value="0.0141353100688501" calcext:value-type="float">
            <text:p>0.014135310068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2725905480766" calcext:value-type="float">
            <text:p>0.622725905480766</text:p>
          </table:table-cell>
          <table:table-cell office:value-type="float" office:value="0.01494026188192" calcext:value-type="float">
            <text:p>0.014940261881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8170354474897" calcext:value-type="float">
            <text:p>0.618170354474897</text:p>
          </table:table-cell>
          <table:table-cell office:value-type="float" office:value="0.0190801140720072" calcext:value-type="float">
            <text:p>0.0190801140720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0924915821211" calcext:value-type="float">
            <text:p>0.610924915821211</text:p>
          </table:table-cell>
          <table:table-cell office:value-type="float" office:value="0.0193685572863855" calcext:value-type="float">
            <text:p>0.0193685572863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0726071162262" calcext:value-type="float">
            <text:p>0.610726071162262</text:p>
          </table:table-cell>
          <table:table-cell office:value-type="float" office:value="0.0162845289430689" calcext:value-type="float">
            <text:p>0.0162845289430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1429936736863" calcext:value-type="float">
            <text:p>0.611429936736863</text:p>
          </table:table-cell>
          <table:table-cell office:value-type="float" office:value="0.0170275835006085" calcext:value-type="float">
            <text:p>0.0170275835006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5740689391464" calcext:value-type="float">
            <text:p>0.605740689391464</text:p>
          </table:table-cell>
          <table:table-cell office:value-type="float" office:value="0.015124699702245" calcext:value-type="float">
            <text:p>0.0151246997022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0394256461998" calcext:value-type="float">
            <text:p>0.610394256461998</text:p>
          </table:table-cell>
          <table:table-cell office:value-type="float" office:value="0.0186515231592217" calcext:value-type="float">
            <text:p>0.0186515231592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6006357040728" calcext:value-type="float">
            <text:p>0.606006357040728</text:p>
          </table:table-cell>
          <table:table-cell office:value-type="float" office:value="0.0152485981300184" calcext:value-type="float">
            <text:p>0.0152485981300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2686261804097" calcext:value-type="float">
            <text:p>0.602686261804097</text:p>
          </table:table-cell>
          <table:table-cell office:value-type="float" office:value="0.0146899609754647" calcext:value-type="float">
            <text:p>0.0146899609754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4167438336301" calcext:value-type="float">
            <text:p>0.604167438336301</text:p>
          </table:table-cell>
          <table:table-cell office:value-type="float" office:value="0.0140464341052154" calcext:value-type="float">
            <text:p>0.0140464341052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538789356813" calcext:value-type="float">
            <text:p>0.60538789356813</text:p>
          </table:table-cell>
          <table:table-cell office:value-type="float" office:value="0.0141426519786328" calcext:value-type="float">
            <text:p>0.0141426519786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5224145747046" calcext:value-type="float">
            <text:p>0.605224145747046</text:p>
          </table:table-cell>
          <table:table-cell office:value-type="float" office:value="0.0147030830028876" calcext:value-type="float">
            <text:p>0.0147030830028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58226452335" calcext:value-type="float">
            <text:p>0.6058226452335</text:p>
          </table:table-cell>
          <table:table-cell office:value-type="float" office:value="0.0147678226932531" calcext:value-type="float">
            <text:p>0.0147678226932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3238131336068" calcext:value-type="float">
            <text:p>0.603238131336068</text:p>
          </table:table-cell>
          <table:table-cell office:value-type="float" office:value="0.0140609379304498" calcext:value-type="float">
            <text:p>0.014060937930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1983099891716" calcext:value-type="float">
            <text:p>0.601983099891716</text:p>
          </table:table-cell>
          <table:table-cell office:value-type="float" office:value="0.0180275430319065" calcext:value-type="float">
            <text:p>0.0180275430319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1059893693808" calcext:value-type="float">
            <text:p>0.601059893693808</text:p>
          </table:table-cell>
          <table:table-cell office:value-type="float" office:value="0.0145872731198178" calcext:value-type="float">
            <text:p>0.0145872731198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7764751835699" calcext:value-type="float">
            <text:p>0.607764751835699</text:p>
          </table:table-cell>
          <table:table-cell office:value-type="float" office:value="0.0239397736383227" calcext:value-type="float">
            <text:p>0.0239397736383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8718796275352" calcext:value-type="float">
            <text:p>0.608718796275352</text:p>
          </table:table-cell>
          <table:table-cell office:value-type="float" office:value="0.0254622559744276" calcext:value-type="float">
            <text:p>0.0254622559744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1085546153596" calcext:value-type="float">
            <text:p>0.601085546153596</text:p>
          </table:table-cell>
          <table:table-cell office:value-type="float" office:value="0.0147699035385132" calcext:value-type="float">
            <text:p>0.0147699035385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8547807741351" calcext:value-type="float">
            <text:p>0.598547807741351</text:p>
          </table:table-cell>
          <table:table-cell office:value-type="float" office:value="0.00785597633524134" calcext:value-type="float">
            <text:p>0.0078559763352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7194140024039" calcext:value-type="float">
            <text:p>0.597194140024039</text:p>
          </table:table-cell>
          <table:table-cell office:value-type="float" office:value="0.000738809569495023" calcext:value-type="float">
            <text:p>0.0007388095694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7042593901225" calcext:value-type="float">
            <text:p>0.597042593901225</text:p>
          </table:table-cell>
          <table:table-cell office:value-type="float" office:value="0.00460003561695372" calcext:value-type="float">
            <text:p>0.0046000356169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7610657925079" calcext:value-type="float">
            <text:p>0.597610657925079</text:p>
          </table:table-cell>
          <table:table-cell office:value-type="float" office:value="0.00303428044676773" calcext:value-type="float">
            <text:p>0.0030342804467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6955198733575" calcext:value-type="float">
            <text:p>0.596955198733575</text:p>
          </table:table-cell>
          <table:table-cell office:value-type="float" office:value="0.00331610259470675" calcext:value-type="float">
            <text:p>0.0033161025947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7191819066324" calcext:value-type="float">
            <text:p>0.597191819066324</text:p>
          </table:table-cell>
          <table:table-cell office:value-type="float" office:value="0.00433371426203973" calcext:value-type="float">
            <text:p>0.004333714262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6824774575618" calcext:value-type="float">
            <text:p>0.596824774575618</text:p>
          </table:table-cell>
          <table:table-cell office:value-type="float" office:value="0.0034475843745084" calcext:value-type="float">
            <text:p>0.0034475843745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6882687473522" calcext:value-type="float">
            <text:p>0.596882687473522</text:p>
          </table:table-cell>
          <table:table-cell office:value-type="float" office:value="0.00331657387086611" calcext:value-type="float">
            <text:p>0.0033165738708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688192000863" calcext:value-type="float">
            <text:p>0.59688192000863</text:p>
          </table:table-cell>
          <table:table-cell office:value-type="float" office:value="0.00323363285834364" calcext:value-type="float">
            <text:p>0.0032336328583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5254653709656" calcext:value-type="float">
            <text:p>0.595254653709656</text:p>
          </table:table-cell>
          <table:table-cell office:value-type="float" office:value="0.00869211694014592" calcext:value-type="float">
            <text:p>0.0086921169401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8241752855365" calcext:value-type="float">
            <text:p>0.598241752855365</text:p>
          </table:table-cell>
          <table:table-cell office:value-type="float" office:value="0.00732176706136094" calcext:value-type="float">
            <text:p>0.0073217670613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9869377722541" calcext:value-type="float">
            <text:p>0.599869377722541</text:p>
          </table:table-cell>
          <table:table-cell office:value-type="float" office:value="0.0129309155906113" calcext:value-type="float">
            <text:p>0.0129309155906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5148970728909" calcext:value-type="float">
            <text:p>0.605148970728909</text:p>
          </table:table-cell>
          <table:table-cell office:value-type="float" office:value="0.0214410185150495" calcext:value-type="float">
            <text:p>0.021441018515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1492135006342" calcext:value-type="float">
            <text:p>0.601492135006342</text:p>
          </table:table-cell>
          <table:table-cell office:value-type="float" office:value="0.0194547072249976" calcext:value-type="float">
            <text:p>0.0194547072249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1495277853599" calcext:value-type="float">
            <text:p>0.601495277853599</text:p>
          </table:table-cell>
          <table:table-cell office:value-type="float" office:value="0.0206937428764524" calcext:value-type="float">
            <text:p>0.0206937428764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606152556022" calcext:value-type="float">
            <text:p>0.59606152556022</text:p>
          </table:table-cell>
          <table:table-cell office:value-type="float" office:value="0.0197692486486027" calcext:value-type="float">
            <text:p>0.0197692486486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6926535853175" calcext:value-type="float">
            <text:p>0.596926535853175</text:p>
          </table:table-cell>
          <table:table-cell office:value-type="float" office:value="0.0303730029008257" calcext:value-type="float">
            <text:p>0.0303730029008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2353304939569" calcext:value-type="float">
            <text:p>0.602353304939569</text:p>
          </table:table-cell>
          <table:table-cell office:value-type="float" office:value="0.0253594913645312" calcext:value-type="float">
            <text:p>0.0253594913645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3732843838498" calcext:value-type="float">
            <text:p>0.603732843838498</text:p>
          </table:table-cell>
          <table:table-cell office:value-type="float" office:value="0.0323093972591851" calcext:value-type="float">
            <text:p>0.0323093972591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2243891243503" calcext:value-type="float">
            <text:p>0.612243891243503</text:p>
          </table:table-cell>
          <table:table-cell office:value-type="float" office:value="0.0379374315445181" calcext:value-type="float">
            <text:p>0.0379374315445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8948381440223" calcext:value-type="float">
            <text:p>0.618948381440223</text:p>
          </table:table-cell>
          <table:table-cell office:value-type="float" office:value="0.0393599314093121" calcext:value-type="float">
            <text:p>0.0393599314093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2267152255039" calcext:value-type="float">
            <text:p>0.622267152255039</text:p>
          </table:table-cell>
          <table:table-cell office:value-type="float" office:value="0.0376515581195041" calcext:value-type="float">
            <text:p>0.0376515581195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1856325863544" calcext:value-type="float">
            <text:p>0.621856325863544</text:p>
          </table:table-cell>
          <table:table-cell office:value-type="float" office:value="0.040404333205355" calcext:value-type="float">
            <text:p>0.0404043332053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5217908899445" calcext:value-type="float">
            <text:p>0.625217908899445</text:p>
          </table:table-cell>
          <table:table-cell office:value-type="float" office:value="0.041310607381948" calcext:value-type="float">
            <text:p>0.0413106073819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5154724541806" calcext:value-type="float">
            <text:p>0.615154724541806</text:p>
          </table:table-cell>
          <table:table-cell office:value-type="float" office:value="0.0392188403793736" calcext:value-type="float">
            <text:p>0.0392188403793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1037228083534" calcext:value-type="float">
            <text:p>0.621037228083534</text:p>
          </table:table-cell>
          <table:table-cell office:value-type="float" office:value="0.0406078194839701" calcext:value-type="float">
            <text:p>0.040607819483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7043545161834" calcext:value-type="float">
            <text:p>0.627043545161834</text:p>
          </table:table-cell>
          <table:table-cell office:value-type="float" office:value="0.0435494568513286" calcext:value-type="float">
            <text:p>0.0435494568513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4017435731208" calcext:value-type="float">
            <text:p>0.624017435731208</text:p>
          </table:table-cell>
          <table:table-cell office:value-type="float" office:value="0.0443822324818022" calcext:value-type="float">
            <text:p>0.0443822324818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8153007469385" calcext:value-type="float">
            <text:p>0.628153007469385</text:p>
          </table:table-cell>
          <table:table-cell office:value-type="float" office:value="0.050668015049304" calcext:value-type="float">
            <text:p>0.0506680150493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2749145672005" calcext:value-type="float">
            <text:p>0.642749145672005</text:p>
          </table:table-cell>
          <table:table-cell office:value-type="float" office:value="0.0504527374782859" calcext:value-type="float">
            <text:p>0.0504527374782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6570440399819" calcext:value-type="float">
            <text:p>0.636570440399819</text:p>
          </table:table-cell>
          <table:table-cell office:value-type="float" office:value="0.0479673128475483" calcext:value-type="float">
            <text:p>0.0479673128475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9240670418251" calcext:value-type="float">
            <text:p>0.649240670418251</text:p>
          </table:table-cell>
          <table:table-cell office:value-type="float" office:value="0.0381704140931767" calcext:value-type="float">
            <text:p>0.0381704140931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2705367647667" calcext:value-type="float">
            <text:p>0.642705367647667</text:p>
          </table:table-cell>
          <table:table-cell office:value-type="float" office:value="0.0406300695012329" calcext:value-type="float">
            <text:p>0.0406300695012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9149598413544" calcext:value-type="float">
            <text:p>0.639149598413544</text:p>
          </table:table-cell>
          <table:table-cell office:value-type="float" office:value="0.0418480609145528" calcext:value-type="float">
            <text:p>0.0418480609145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9714551730201" calcext:value-type="float">
            <text:p>0.629714551730201</text:p>
          </table:table-cell>
          <table:table-cell office:value-type="float" office:value="0.0443401073935925" calcext:value-type="float">
            <text:p>0.0443401073935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1063070635666" calcext:value-type="float">
            <text:p>0.621063070635666</text:p>
          </table:table-cell>
          <table:table-cell office:value-type="float" office:value="0.0440469130321584" calcext:value-type="float">
            <text:p>0.0440469130321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7727404952445" calcext:value-type="float">
            <text:p>0.637727404952445</text:p>
          </table:table-cell>
          <table:table-cell office:value-type="float" office:value="0.0367060596557834" calcext:value-type="float">
            <text:p>0.0367060596557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6859287866503" calcext:value-type="float">
            <text:p>0.626859287866503</text:p>
          </table:table-cell>
          <table:table-cell office:value-type="float" office:value="0.046819379095517" calcext:value-type="float">
            <text:p>0.0468193790955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7315358172614" calcext:value-type="float">
            <text:p>0.617315358172614</text:p>
          </table:table-cell>
          <table:table-cell office:value-type="float" office:value="0.0531713068624521" calcext:value-type="float">
            <text:p>0.0531713068624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2423881675543" calcext:value-type="float">
            <text:p>0.612423881675543</text:p>
          </table:table-cell>
          <table:table-cell office:value-type="float" office:value="0.0568762076162741" calcext:value-type="float">
            <text:p>0.0568762076162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1454214267376" calcext:value-type="float">
            <text:p>0.611454214267376</text:p>
          </table:table-cell>
          <table:table-cell office:value-type="float" office:value="0.0459272704205613" calcext:value-type="float">
            <text:p>0.0459272704205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7594013250081" calcext:value-type="float">
            <text:p>0.617594013250081</text:p>
          </table:table-cell>
          <table:table-cell office:value-type="float" office:value="0.0465204456470734" calcext:value-type="float">
            <text:p>0.0465204456470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2488611904522" calcext:value-type="float">
            <text:p>0.632488611904522</text:p>
          </table:table-cell>
          <table:table-cell office:value-type="float" office:value="0.048222827704238" calcext:value-type="float">
            <text:p>0.0482228277042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0499469010136" calcext:value-type="float">
            <text:p>0.620499469010136</text:p>
          </table:table-cell>
          <table:table-cell office:value-type="float" office:value="0.0459221195287798" calcext:value-type="float">
            <text:p>0.045922119528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9591836571473" calcext:value-type="float">
            <text:p>0.629591836571473</text:p>
          </table:table-cell>
          <table:table-cell office:value-type="float" office:value="0.0468683585084007" calcext:value-type="float">
            <text:p>0.0468683585084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5821072588499" calcext:value-type="float">
            <text:p>0.625821072588499</text:p>
          </table:table-cell>
          <table:table-cell office:value-type="float" office:value="0.041713638137299" calcext:value-type="float">
            <text:p>0.0417136381372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1686789956133" calcext:value-type="float">
            <text:p>0.631686789956133</text:p>
          </table:table-cell>
          <table:table-cell office:value-type="float" office:value="0.0392966510063796" calcext:value-type="float">
            <text:p>0.039296651006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339955187228" calcext:value-type="float">
            <text:p>0.63339955187228</text:p>
          </table:table-cell>
          <table:table-cell office:value-type="float" office:value="0.0406789989571483" calcext:value-type="float">
            <text:p>0.0406789989571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2639262408876" calcext:value-type="float">
            <text:p>0.632639262408876</text:p>
          </table:table-cell>
          <table:table-cell office:value-type="float" office:value="0.0385579975145004" calcext:value-type="float">
            <text:p>0.0385579975145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9758633782291" calcext:value-type="float">
            <text:p>0.629758633782291</text:p>
          </table:table-cell>
          <table:table-cell office:value-type="float" office:value="0.0384475660958464" calcext:value-type="float">
            <text:p>0.0384475660958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0060606433538" calcext:value-type="float">
            <text:p>0.630060606433538</text:p>
          </table:table-cell>
          <table:table-cell office:value-type="float" office:value="0.038216139620564" calcext:value-type="float">
            <text:p>0.0382161396205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5657011390717" calcext:value-type="float">
            <text:p>0.625657011390717</text:p>
          </table:table-cell>
          <table:table-cell office:value-type="float" office:value="0.0416355703098172" calcext:value-type="float">
            <text:p>0.0416355703098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6857433568474" calcext:value-type="float">
            <text:p>0.636857433568474</text:p>
          </table:table-cell>
          <table:table-cell office:value-type="float" office:value="0.036107592082331" calcext:value-type="float">
            <text:p>0.0361075920823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7583293976557" calcext:value-type="float">
            <text:p>0.637583293976557</text:p>
          </table:table-cell>
          <table:table-cell office:value-type="float" office:value="0.0318750393013195" calcext:value-type="float">
            <text:p>0.031875039301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5296700185068" calcext:value-type="float">
            <text:p>0.635296700185068</text:p>
          </table:table-cell>
          <table:table-cell office:value-type="float" office:value="0.0400665085085976" calcext:value-type="float">
            <text:p>0.0400665085085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2161045319403" calcext:value-type="float">
            <text:p>0.632161045319403</text:p>
          </table:table-cell>
          <table:table-cell office:value-type="float" office:value="0.0421263453607302" calcext:value-type="float">
            <text:p>0.042126345360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9426745783338" calcext:value-type="float">
            <text:p>0.629426745783338</text:p>
          </table:table-cell>
          <table:table-cell office:value-type="float" office:value="0.0400120753061334" calcext:value-type="float">
            <text:p>0.0400120753061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8981478156653" calcext:value-type="float">
            <text:p>0.638981478156653</text:p>
          </table:table-cell>
          <table:table-cell office:value-type="float" office:value="0.0393605099509932" calcext:value-type="float">
            <text:p>0.0393605099509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3613745370377" calcext:value-type="float">
            <text:p>0.623613745370377</text:p>
          </table:table-cell>
          <table:table-cell office:value-type="float" office:value="0.0467608865557832" calcext:value-type="float">
            <text:p>0.0467608865557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9379788646523" calcext:value-type="float">
            <text:p>0.619379788646523</text:p>
          </table:table-cell>
          <table:table-cell office:value-type="float" office:value="0.0471574724604467" calcext:value-type="float">
            <text:p>0.0471574724604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8890418360607" calcext:value-type="float">
            <text:p>0.608890418360607</text:p>
          </table:table-cell>
          <table:table-cell office:value-type="float" office:value="0.0477043915363337" calcext:value-type="float">
            <text:p>0.0477043915363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7505693617299" calcext:value-type="float">
            <text:p>0.597505693617299</text:p>
          </table:table-cell>
          <table:table-cell office:value-type="float" office:value="0.0426680730717885" calcext:value-type="float">
            <text:p>0.0426680730717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4785907974852" calcext:value-type="float">
            <text:p>0.594785907974852</text:p>
          </table:table-cell>
          <table:table-cell office:value-type="float" office:value="0.0415581653657558" calcext:value-type="float">
            <text:p>0.0415581653657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7461142378006" calcext:value-type="float">
            <text:p>0.597461142378006</text:p>
          </table:table-cell>
          <table:table-cell office:value-type="float" office:value="0.0432215406445141" calcext:value-type="float">
            <text:p>0.0432215406445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2248634429426" calcext:value-type="float">
            <text:p>0.602248634429426</text:p>
          </table:table-cell>
          <table:table-cell office:value-type="float" office:value="0.0499715953181925" calcext:value-type="float">
            <text:p>0.0499715953181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3551565609523" calcext:value-type="float">
            <text:p>0.593551565609523</text:p>
          </table:table-cell>
          <table:table-cell office:value-type="float" office:value="0.039798236805747" calcext:value-type="float">
            <text:p>0.0397982368057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451744145957" calcext:value-type="float">
            <text:p>0.59451744145957</text:p>
          </table:table-cell>
          <table:table-cell office:value-type="float" office:value="0.0396378314634661" calcext:value-type="float">
            <text:p>0.0396378314634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2892947511401" calcext:value-type="float">
            <text:p>0.602892947511401</text:p>
          </table:table-cell>
          <table:table-cell office:value-type="float" office:value="0.0439910492740647" calcext:value-type="float">
            <text:p>0.0439910492740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019593933547" calcext:value-type="float">
            <text:p>0.59019593933547</text:p>
          </table:table-cell>
          <table:table-cell office:value-type="float" office:value="0.0358719835632395" calcext:value-type="float">
            <text:p>0.035871983563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7379711279133" calcext:value-type="float">
            <text:p>0.597379711279133</text:p>
          </table:table-cell>
          <table:table-cell office:value-type="float" office:value="0.0381365924304253" calcext:value-type="float">
            <text:p>0.0381365924304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4363094757158" calcext:value-type="float">
            <text:p>0.594363094757158</text:p>
          </table:table-cell>
          <table:table-cell office:value-type="float" office:value="0.0351584165846735" calcext:value-type="float">
            <text:p>0.0351584165846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4999319208518" calcext:value-type="float">
            <text:p>0.574999319208518</text:p>
          </table:table-cell>
          <table:table-cell office:value-type="float" office:value="0.0235844981473283" calcext:value-type="float">
            <text:p>0.0235844981473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1430160907683" calcext:value-type="float">
            <text:p>0.571430160907683</text:p>
          </table:table-cell>
          <table:table-cell office:value-type="float" office:value="0.0377565708934916" calcext:value-type="float">
            <text:p>0.0377565708934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6509524135716" calcext:value-type="float">
            <text:p>0.576509524135716</text:p>
          </table:table-cell>
          <table:table-cell office:value-type="float" office:value="0.0250400146424592" calcext:value-type="float">
            <text:p>0.0250400146424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1607746447093" calcext:value-type="float">
            <text:p>0.581607746447093</text:p>
          </table:table-cell>
          <table:table-cell office:value-type="float" office:value="0.0300645287818978" calcext:value-type="float">
            <text:p>0.0300645287818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27030694906" calcext:value-type="float">
            <text:p>0.5927030694906</text:p>
          </table:table-cell>
          <table:table-cell office:value-type="float" office:value="0.030561556918271" calcext:value-type="float">
            <text:p>0.0305615569182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4671997996544" calcext:value-type="float">
            <text:p>0.584671997996544</text:p>
          </table:table-cell>
          <table:table-cell office:value-type="float" office:value="0.0294496460006659" calcext:value-type="float">
            <text:p>0.0294496460006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5791354714198" calcext:value-type="float">
            <text:p>0.575791354714198</text:p>
          </table:table-cell>
          <table:table-cell office:value-type="float" office:value="0.0268873576695149" calcext:value-type="float">
            <text:p>0.0268873576695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4102424515084" calcext:value-type="float">
            <text:p>0.574102424515084</text:p>
          </table:table-cell>
          <table:table-cell office:value-type="float" office:value="0.0230549339768229" calcext:value-type="float">
            <text:p>0.0230549339768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4596174716223" calcext:value-type="float">
            <text:p>0.584596174716223</text:p>
          </table:table-cell>
          <table:table-cell office:value-type="float" office:value="0.0294892748776918" calcext:value-type="float">
            <text:p>0.0294892748776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4690021916393" calcext:value-type="float">
            <text:p>0.584690021916393</text:p>
          </table:table-cell>
          <table:table-cell office:value-type="float" office:value="0.0303940654388655" calcext:value-type="float">
            <text:p>0.0303940654388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6215099886242" calcext:value-type="float">
            <text:p>0.576215099886242</text:p>
          </table:table-cell>
          <table:table-cell office:value-type="float" office:value="0.0252393960610675" calcext:value-type="float">
            <text:p>0.0252393960610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4983836095234" calcext:value-type="float">
            <text:p>0.574983836095234</text:p>
          </table:table-cell>
          <table:table-cell office:value-type="float" office:value="0.0195624339014679" calcext:value-type="float">
            <text:p>0.0195624339014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822858553675" calcext:value-type="float">
            <text:p>0.57822858553675</text:p>
          </table:table-cell>
          <table:table-cell office:value-type="float" office:value="0.0207042820354052" calcext:value-type="float">
            <text:p>0.0207042820354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2060816350797" calcext:value-type="float">
            <text:p>0.582060816350797</text:p>
          </table:table-cell>
          <table:table-cell office:value-type="float" office:value="0.0229932232470089" calcext:value-type="float">
            <text:p>0.0229932232470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6667658768416" calcext:value-type="float">
            <text:p>0.576667658768416</text:p>
          </table:table-cell>
          <table:table-cell office:value-type="float" office:value="0.0209054970748776" calcext:value-type="float">
            <text:p>0.0209054970748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5916259016879" calcext:value-type="float">
            <text:p>0.575916259016879</text:p>
          </table:table-cell>
          <table:table-cell office:value-type="float" office:value="0.0217012928951188" calcext:value-type="float">
            <text:p>0.0217012928951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6676047270308" calcext:value-type="float">
            <text:p>0.586676047270308</text:p>
          </table:table-cell>
          <table:table-cell office:value-type="float" office:value="0.0251908614699199" calcext:value-type="float">
            <text:p>0.025190861469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8157593257398" calcext:value-type="float">
            <text:p>0.578157593257398</text:p>
          </table:table-cell>
          <table:table-cell office:value-type="float" office:value="0.0206449253269675" calcext:value-type="float">
            <text:p>0.0206449253269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8481433810696" calcext:value-type="float">
            <text:p>0.578481433810696</text:p>
          </table:table-cell>
          <table:table-cell office:value-type="float" office:value="0.0206844562631747" calcext:value-type="float">
            <text:p>0.0206844562631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7093796128253" calcext:value-type="float">
            <text:p>0.577093796128253</text:p>
          </table:table-cell>
          <table:table-cell office:value-type="float" office:value="0.0182271559593652" calcext:value-type="float">
            <text:p>0.0182271559593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665694993639" calcext:value-type="float">
            <text:p>0.57665694993639</text:p>
          </table:table-cell>
          <table:table-cell office:value-type="float" office:value="0.0203231877826321" calcext:value-type="float">
            <text:p>0.0203231877826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4938517549839" calcext:value-type="float">
            <text:p>0.574938517549839</text:p>
          </table:table-cell>
          <table:table-cell office:value-type="float" office:value="0.0270896972696378" calcext:value-type="float">
            <text:p>0.0270896972696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4953356052098" calcext:value-type="float">
            <text:p>0.574953356052098</text:p>
          </table:table-cell>
          <table:table-cell office:value-type="float" office:value="0.0201450736012178" calcext:value-type="float">
            <text:p>0.0201450736012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2482884400726" calcext:value-type="float">
            <text:p>0.572482884400726</text:p>
          </table:table-cell>
          <table:table-cell office:value-type="float" office:value="0.0192274312632035" calcext:value-type="float">
            <text:p>0.0192274312632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69420771531155" calcext:value-type="float">
            <text:p>0.569420771531155</text:p>
          </table:table-cell>
          <table:table-cell office:value-type="float" office:value="0.0196322090470248" calcext:value-type="float">
            <text:p>0.0196322090470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4023569806696" calcext:value-type="float">
            <text:p>0.574023569806696</text:p>
          </table:table-cell>
          <table:table-cell office:value-type="float" office:value="0.0256923078672665" calcext:value-type="float">
            <text:p>0.0256923078672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4833039641963" calcext:value-type="float">
            <text:p>0.574833039641963</text:p>
          </table:table-cell>
          <table:table-cell office:value-type="float" office:value="0.0283073286599031" calcext:value-type="float">
            <text:p>0.0283073286599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9652062554894" calcext:value-type="float">
            <text:p>0.579652062554894</text:p>
          </table:table-cell>
          <table:table-cell office:value-type="float" office:value="0.0330383775738307" calcext:value-type="float">
            <text:p>0.0330383775738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0826434064418" calcext:value-type="float">
            <text:p>0.590826434064418</text:p>
          </table:table-cell>
          <table:table-cell office:value-type="float" office:value="0.0386892173207622" calcext:value-type="float">
            <text:p>0.0386892173207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2233730630563" calcext:value-type="float">
            <text:p>0.592233730630563</text:p>
          </table:table-cell>
          <table:table-cell office:value-type="float" office:value="0.0353100873723767" calcext:value-type="float">
            <text:p>0.0353100873723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9095550907578" calcext:value-type="float">
            <text:p>0.599095550907578</text:p>
          </table:table-cell>
          <table:table-cell office:value-type="float" office:value="0.0387258345802654" calcext:value-type="float">
            <text:p>0.038725834580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2660130790187" calcext:value-type="float">
            <text:p>0.602660130790187</text:p>
          </table:table-cell>
          <table:table-cell office:value-type="float" office:value="0.0359532997867172" calcext:value-type="float">
            <text:p>0.0359532997867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1241816085373" calcext:value-type="float">
            <text:p>0.611241816085373</text:p>
          </table:table-cell>
          <table:table-cell office:value-type="float" office:value="0.0357248714625061" calcext:value-type="float">
            <text:p>0.0357248714625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8560720493324" calcext:value-type="float">
            <text:p>0.608560720493324</text:p>
          </table:table-cell>
          <table:table-cell office:value-type="float" office:value="0.0372648009014902" calcext:value-type="float">
            <text:p>0.037264800901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4528786332802" calcext:value-type="float">
            <text:p>0.614528786332802</text:p>
          </table:table-cell>
          <table:table-cell office:value-type="float" office:value="0.0360102135550848" calcext:value-type="float">
            <text:p>0.0360102135550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15130730277788" calcext:value-type="float">
            <text:p>0.615130730277788</text:p>
          </table:table-cell>
          <table:table-cell office:value-type="float" office:value="0.0331118059128278" calcext:value-type="float">
            <text:p>0.0331118059128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2576132385676" calcext:value-type="float">
            <text:p>0.612576132385676</text:p>
          </table:table-cell>
          <table:table-cell office:value-type="float" office:value="0.0337349545573015" calcext:value-type="float">
            <text:p>0.0337349545573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3000224159713" calcext:value-type="float">
            <text:p>0.613000224159713</text:p>
          </table:table-cell>
          <table:table-cell office:value-type="float" office:value="0.0336962122551472" calcext:value-type="float">
            <text:p>0.0336962122551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3232102909131" calcext:value-type="float">
            <text:p>0.613232102909131</text:p>
          </table:table-cell>
          <table:table-cell office:value-type="float" office:value="0.0315410486305534" calcext:value-type="float">
            <text:p>0.0315410486305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1855701075041" calcext:value-type="float">
            <text:p>0.621855701075041</text:p>
          </table:table-cell>
          <table:table-cell office:value-type="float" office:value="0.0259808854275857" calcext:value-type="float">
            <text:p>0.0259808854275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9259954500965" calcext:value-type="float">
            <text:p>0.619259954500965</text:p>
          </table:table-cell>
          <table:table-cell office:value-type="float" office:value="0.0261826567286282" calcext:value-type="float">
            <text:p>0.0261826567286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8270382330675" calcext:value-type="float">
            <text:p>0.618270382330675</text:p>
          </table:table-cell>
          <table:table-cell office:value-type="float" office:value="0.0279199200118561" calcext:value-type="float">
            <text:p>0.0279199200118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3140969162562" calcext:value-type="float">
            <text:p>0.613140969162562</text:p>
          </table:table-cell>
          <table:table-cell office:value-type="float" office:value="0.0289491459533414" calcext:value-type="float">
            <text:p>0.0289491459533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8693393572251" calcext:value-type="float">
            <text:p>0.618693393572251</text:p>
          </table:table-cell>
          <table:table-cell office:value-type="float" office:value="0.0240533804787564" calcext:value-type="float">
            <text:p>0.0240533804787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6083395710773" calcext:value-type="float">
            <text:p>0.616083395710773</text:p>
          </table:table-cell>
          <table:table-cell office:value-type="float" office:value="0.0261890838705853" calcext:value-type="float">
            <text:p>0.0261890838705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7555758810932" calcext:value-type="float">
            <text:p>0.607555758810932</text:p>
          </table:table-cell>
          <table:table-cell office:value-type="float" office:value="0.0313978392880973" calcext:value-type="float">
            <text:p>0.0313978392880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8845418504022" calcext:value-type="float">
            <text:p>0.608845418504022</text:p>
          </table:table-cell>
          <table:table-cell office:value-type="float" office:value="0.030205942136986" calcext:value-type="float">
            <text:p>0.0302059421369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3759443460263" calcext:value-type="float">
            <text:p>0.603759443460263</text:p>
          </table:table-cell>
          <table:table-cell office:value-type="float" office:value="0.0319178786525113" calcext:value-type="float">
            <text:p>0.0319178786525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5683467961926" calcext:value-type="float">
            <text:p>0.605683467961926</text:p>
          </table:table-cell>
          <table:table-cell office:value-type="float" office:value="0.030484588000885" calcext:value-type="float">
            <text:p>0.0304845880008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0475224977658" calcext:value-type="float">
            <text:p>0.600475224977658</text:p>
          </table:table-cell>
          <table:table-cell office:value-type="float" office:value="0.0296411290680978" calcext:value-type="float">
            <text:p>0.0296411290680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2920390684194" calcext:value-type="float">
            <text:p>0.602920390684194</text:p>
          </table:table-cell>
          <table:table-cell office:value-type="float" office:value="0.0313825758858989" calcext:value-type="float">
            <text:p>0.0313825758858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4801095182299" calcext:value-type="float">
            <text:p>0.604801095182299</text:p>
          </table:table-cell>
          <table:table-cell office:value-type="float" office:value="0.0296095689788273" calcext:value-type="float">
            <text:p>0.0296095689788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3967831264129" calcext:value-type="float">
            <text:p>0.603967831264129</text:p>
          </table:table-cell>
          <table:table-cell office:value-type="float" office:value="0.0322715616649198" calcext:value-type="float">
            <text:p>0.032271561664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7964761704065" calcext:value-type="float">
            <text:p>0.607964761704065</text:p>
          </table:table-cell>
          <table:table-cell office:value-type="float" office:value="0.0329844619512725" calcext:value-type="float">
            <text:p>0.0329844619512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9877964997667" calcext:value-type="float">
            <text:p>0.599877964997667</text:p>
          </table:table-cell>
          <table:table-cell office:value-type="float" office:value="0.0392638970126536" calcext:value-type="float">
            <text:p>0.0392638970126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5579259387405" calcext:value-type="float">
            <text:p>0.595579259387405</text:p>
          </table:table-cell>
          <table:table-cell office:value-type="float" office:value="0.0328244608177912" calcext:value-type="float">
            <text:p>0.0328244608177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3010089032866" calcext:value-type="float">
            <text:p>0.593010089032866</text:p>
          </table:table-cell>
          <table:table-cell office:value-type="float" office:value="0.0326846896918469" calcext:value-type="float">
            <text:p>0.0326846896918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2566246425406" calcext:value-type="float">
            <text:p>0.582566246425406</text:p>
          </table:table-cell>
          <table:table-cell office:value-type="float" office:value="0.0296689104730052" calcext:value-type="float">
            <text:p>0.029668910473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3676167209551" calcext:value-type="float">
            <text:p>0.593676167209551</text:p>
          </table:table-cell>
          <table:table-cell office:value-type="float" office:value="0.0327782059946849" calcext:value-type="float">
            <text:p>0.0327782059946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471166099964" calcext:value-type="float">
            <text:p>0.59471166099964</text:p>
          </table:table-cell>
          <table:table-cell office:value-type="float" office:value="0.0336664330391392" calcext:value-type="float">
            <text:p>0.0336664330391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9915957318367" calcext:value-type="float">
            <text:p>0.579915957318367</text:p>
          </table:table-cell>
          <table:table-cell office:value-type="float" office:value="0.0282817671194723" calcext:value-type="float">
            <text:p>0.0282817671194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0262673086964" calcext:value-type="float">
            <text:p>0.580262673086964</text:p>
          </table:table-cell>
          <table:table-cell office:value-type="float" office:value="0.0282839637527558" calcext:value-type="float">
            <text:p>0.0282839637527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2540467512808" calcext:value-type="float">
            <text:p>0.582540467512808</text:p>
          </table:table-cell>
          <table:table-cell office:value-type="float" office:value="0.0296714406530572" calcext:value-type="float">
            <text:p>0.0296714406530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2769551114432" calcext:value-type="float">
            <text:p>0.582769551114432</text:p>
          </table:table-cell>
          <table:table-cell office:value-type="float" office:value="0.0294894059721511" calcext:value-type="float">
            <text:p>0.0294894059721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1233844893322" calcext:value-type="float">
            <text:p>0.581233844893322</text:p>
          </table:table-cell>
          <table:table-cell office:value-type="float" office:value="0.0301668924536122" calcext:value-type="float">
            <text:p>0.0301668924536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4439426211681" calcext:value-type="float">
            <text:p>0.574439426211681</text:p>
          </table:table-cell>
          <table:table-cell office:value-type="float" office:value="0.0369192376046727" calcext:value-type="float">
            <text:p>0.0369192376046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72560934617362" calcext:value-type="float">
            <text:p>0.572560934617362</text:p>
          </table:table-cell>
          <table:table-cell office:value-type="float" office:value="0.0376271945914764" calcext:value-type="float">
            <text:p>0.0376271945914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65977722411088" calcext:value-type="float">
            <text:p>0.565977722411088</text:p>
          </table:table-cell>
          <table:table-cell office:value-type="float" office:value="0.0292729223452031" calcext:value-type="float">
            <text:p>0.0292729223452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60593856624502" calcext:value-type="float">
            <text:p>0.560593856624502</text:p>
          </table:table-cell>
          <table:table-cell office:value-type="float" office:value="0.0267512975954397" calcext:value-type="float">
            <text:p>0.026751297595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66100898556871" calcext:value-type="float">
            <text:p>0.566100898556871</text:p>
          </table:table-cell>
          <table:table-cell office:value-type="float" office:value="0.0195001680050831" calcext:value-type="float">
            <text:p>0.0195001680050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2037559270136" calcext:value-type="float">
            <text:p>0.572037559270136</text:p>
          </table:table-cell>
          <table:table-cell office:value-type="float" office:value="0.0216966537711507" calcext:value-type="float">
            <text:p>0.0216966537711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2058437810297" calcext:value-type="float">
            <text:p>0.572058437810297</text:p>
          </table:table-cell>
          <table:table-cell office:value-type="float" office:value="0.0216876959753707" calcext:value-type="float">
            <text:p>0.0216876959753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4460986464324" calcext:value-type="float">
            <text:p>0.574460986464324</text:p>
          </table:table-cell>
          <table:table-cell office:value-type="float" office:value="0.0247334369057552" calcext:value-type="float">
            <text:p>0.0247334369057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68140856195243" calcext:value-type="float">
            <text:p>0.568140856195243</text:p>
          </table:table-cell>
          <table:table-cell office:value-type="float" office:value="0.0146193225319722" calcext:value-type="float">
            <text:p>0.0146193225319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149544382423" calcext:value-type="float">
            <text:p>0.57149544382423</text:p>
          </table:table-cell>
          <table:table-cell office:value-type="float" office:value="0.0195534453505848" calcext:value-type="float">
            <text:p>0.0195534453505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69786387996012" calcext:value-type="float">
            <text:p>0.569786387996012</text:p>
          </table:table-cell>
          <table:table-cell office:value-type="float" office:value="0.0159184528049555" calcext:value-type="float">
            <text:p>0.0159184528049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69435028416947" calcext:value-type="float">
            <text:p>0.569435028416947</text:p>
          </table:table-cell>
          <table:table-cell office:value-type="float" office:value="0.0122593889927197" calcext:value-type="float">
            <text:p>0.012259388992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0351780519889" calcext:value-type="float">
            <text:p>0.570351780519889</text:p>
          </table:table-cell>
          <table:table-cell office:value-type="float" office:value="0.0138090550108531" calcext:value-type="float">
            <text:p>0.0138090550108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0092838114755" calcext:value-type="float">
            <text:p>0.570092838114755</text:p>
          </table:table-cell>
          <table:table-cell office:value-type="float" office:value="0.0136668363209719" calcext:value-type="float">
            <text:p>0.0136668363209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2610462902419" calcext:value-type="float">
            <text:p>0.572610462902419</text:p>
          </table:table-cell>
          <table:table-cell office:value-type="float" office:value="0.0176401181848132" calcext:value-type="float">
            <text:p>0.0176401181848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3835741725749" calcext:value-type="float">
            <text:p>0.573835741725749</text:p>
          </table:table-cell>
          <table:table-cell office:value-type="float" office:value="0.0152994131760208" calcext:value-type="float">
            <text:p>0.0152994131760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68399446806483" calcext:value-type="float">
            <text:p>0.568399446806483</text:p>
          </table:table-cell>
          <table:table-cell office:value-type="float" office:value="0.0112918910005889" calcext:value-type="float">
            <text:p>0.0112918910005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67090547906438" calcext:value-type="float">
            <text:p>0.567090547906438</text:p>
          </table:table-cell>
          <table:table-cell office:value-type="float" office:value="0.00958463944403076" calcext:value-type="float">
            <text:p>0.0095846394440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66789831003887" calcext:value-type="float">
            <text:p>0.566789831003887</text:p>
          </table:table-cell>
          <table:table-cell office:value-type="float" office:value="0.00919962717643012" calcext:value-type="float">
            <text:p>0.00919962717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65168704778796" calcext:value-type="float">
            <text:p>0.565168704778796</text:p>
          </table:table-cell>
          <table:table-cell office:value-type="float" office:value="0.0072418566760189" calcext:value-type="float">
            <text:p>0.0072418566760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66096609535306" calcext:value-type="float">
            <text:p>0.566096609535306</text:p>
          </table:table-cell>
          <table:table-cell office:value-type="float" office:value="0.00798822702236989" calcext:value-type="float">
            <text:p>0.007988227022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69897412561506" calcext:value-type="float">
            <text:p>0.569897412561506</text:p>
          </table:table-cell>
          <table:table-cell office:value-type="float" office:value="0.0173385147686559" calcext:value-type="float">
            <text:p>0.0173385147686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67806806590371" calcext:value-type="float">
            <text:p>0.567806806590371</text:p>
          </table:table-cell>
          <table:table-cell office:value-type="float" office:value="0.0112968665237983" calcext:value-type="float">
            <text:p>0.0112968665237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67641074832835" calcext:value-type="float">
            <text:p>0.567641074832835</text:p>
          </table:table-cell>
          <table:table-cell office:value-type="float" office:value="0.0138941951130647" calcext:value-type="float">
            <text:p>0.0138941951130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67309975147023" calcext:value-type="float">
            <text:p>0.567309975147023</text:p>
          </table:table-cell>
          <table:table-cell office:value-type="float" office:value="0.0128905436041838" calcext:value-type="float">
            <text:p>0.0128905436041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69022770624287" calcext:value-type="float">
            <text:p>0.569022770624287</text:p>
          </table:table-cell>
          <table:table-cell office:value-type="float" office:value="0.0124502544324919" calcext:value-type="float">
            <text:p>0.0124502544324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2140334272153" calcext:value-type="float">
            <text:p>0.572140334272153</text:p>
          </table:table-cell>
          <table:table-cell office:value-type="float" office:value="0.0143205534474722" calcext:value-type="float">
            <text:p>0.0143205534474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68440080441876" calcext:value-type="float">
            <text:p>0.568440080441876</text:p>
          </table:table-cell>
          <table:table-cell office:value-type="float" office:value="0.0159892545457368" calcext:value-type="float">
            <text:p>0.0159892545457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2085634849035" calcext:value-type="float">
            <text:p>0.572085634849035</text:p>
          </table:table-cell>
          <table:table-cell office:value-type="float" office:value="0.0216103468174512" calcext:value-type="float">
            <text:p>0.0216103468174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68446441331315" calcext:value-type="float">
            <text:p>0.568446441331315</text:p>
          </table:table-cell>
          <table:table-cell office:value-type="float" office:value="0.0137350594788479" calcext:value-type="float">
            <text:p>0.0137350594788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65821613910649" calcext:value-type="float">
            <text:p>0.565821613910649</text:p>
          </table:table-cell>
          <table:table-cell office:value-type="float" office:value="0.0198177547896804" calcext:value-type="float">
            <text:p>0.019817754789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60267084552404" calcext:value-type="float">
            <text:p>0.560267084552404</text:p>
          </table:table-cell>
          <table:table-cell office:value-type="float" office:value="0.0311156576559598" calcext:value-type="float">
            <text:p>0.031115657655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57329756087243" calcext:value-type="float">
            <text:p>0.557329756087243</text:p>
          </table:table-cell>
          <table:table-cell office:value-type="float" office:value="0.0315392212793107" calcext:value-type="float">
            <text:p>0.0315392212793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5625499661188" calcext:value-type="float">
            <text:p>0.55625499661188</text:p>
          </table:table-cell>
          <table:table-cell office:value-type="float" office:value="0.0310641921916788" calcext:value-type="float">
            <text:p>0.0310641921916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54351723862758" calcext:value-type="float">
            <text:p>0.554351723862758</text:p>
          </table:table-cell>
          <table:table-cell office:value-type="float" office:value="0.0302374579404699" calcext:value-type="float">
            <text:p>0.030237457940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44952052530421" calcext:value-type="float">
            <text:p>0.544952052530421</text:p>
          </table:table-cell>
          <table:table-cell office:value-type="float" office:value="0.0322075935028095" calcext:value-type="float">
            <text:p>0.032207593502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47342674736105" calcext:value-type="float">
            <text:p>0.547342674736105</text:p>
          </table:table-cell>
          <table:table-cell office:value-type="float" office:value="0.0304454670389139" calcext:value-type="float">
            <text:p>0.0304454670389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58674748161421" calcext:value-type="float">
            <text:p>0.558674748161421</text:p>
          </table:table-cell>
          <table:table-cell office:value-type="float" office:value="0.0306823295716206" calcext:value-type="float">
            <text:p>0.0306823295716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61635994787489" calcext:value-type="float">
            <text:p>0.561635994787489</text:p>
          </table:table-cell>
          <table:table-cell office:value-type="float" office:value="0.0415602354372908" calcext:value-type="float">
            <text:p>0.0415602354372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083826976085" calcext:value-type="float">
            <text:p>0.58083826976085</text:p>
          </table:table-cell>
          <table:table-cell office:value-type="float" office:value="0.0571468420940215" calcext:value-type="float">
            <text:p>0.0571468420940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2653015715624" calcext:value-type="float">
            <text:p>0.572653015715624</text:p>
          </table:table-cell>
          <table:table-cell office:value-type="float" office:value="0.033698651366543" calcext:value-type="float">
            <text:p>0.0336986513665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0677177229711" calcext:value-type="float">
            <text:p>0.570677177229711</text:p>
          </table:table-cell>
          <table:table-cell office:value-type="float" office:value="0.0335040793257352" calcext:value-type="float">
            <text:p>0.0335040793257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9836793502452" calcext:value-type="float">
            <text:p>0.589836793502452</text:p>
          </table:table-cell>
          <table:table-cell office:value-type="float" office:value="0.0590877278517336" calcext:value-type="float">
            <text:p>0.0590877278517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8528225862664" calcext:value-type="float">
            <text:p>0.588528225862664</text:p>
          </table:table-cell>
          <table:table-cell office:value-type="float" office:value="0.0610422390056234" calcext:value-type="float">
            <text:p>0.0610422390056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7501122842845" calcext:value-type="float">
            <text:p>0.597501122842845</text:p>
          </table:table-cell>
          <table:table-cell office:value-type="float" office:value="0.0761186071198974" calcext:value-type="float">
            <text:p>0.0761186071198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7625276670187" calcext:value-type="float">
            <text:p>0.597625276670187</text:p>
          </table:table-cell>
          <table:table-cell office:value-type="float" office:value="0.0646827374736089" calcext:value-type="float">
            <text:p>0.0646827374736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5620456450484" calcext:value-type="float">
            <text:p>0.595620456450484</text:p>
          </table:table-cell>
          <table:table-cell office:value-type="float" office:value="0.0635158769383708" calcext:value-type="float">
            <text:p>0.0635158769383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5583563824145" calcext:value-type="float">
            <text:p>0.595583563824145</text:p>
          </table:table-cell>
          <table:table-cell office:value-type="float" office:value="0.0635307484121227" calcext:value-type="float">
            <text:p>0.0635307484121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4989427029981" calcext:value-type="float">
            <text:p>0.584989427029981</text:p>
          </table:table-cell>
          <table:table-cell office:value-type="float" office:value="0.0525018292221311" calcext:value-type="float">
            <text:p>0.0525018292221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67022493153004" calcext:value-type="float">
            <text:p>0.567022493153004</text:p>
          </table:table-cell>
          <table:table-cell office:value-type="float" office:value="0.0133762006197893" calcext:value-type="float">
            <text:p>0.0133762006197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69349950084104" calcext:value-type="float">
            <text:p>0.569349950084104</text:p>
          </table:table-cell>
          <table:table-cell office:value-type="float" office:value="0.0180544827596895" calcext:value-type="float">
            <text:p>0.018054482759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66349966901362" calcext:value-type="float">
            <text:p>0.566349966901362</text:p>
          </table:table-cell>
          <table:table-cell office:value-type="float" office:value="0.0181825051698957" calcext:value-type="float">
            <text:p>0.0181825051698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69315541158712" calcext:value-type="float">
            <text:p>0.569315541158712</text:p>
          </table:table-cell>
          <table:table-cell office:value-type="float" office:value="0.0179955232781961" calcext:value-type="float">
            <text:p>0.0179955232781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4600664554327" calcext:value-type="float">
            <text:p>0.574600664554327</text:p>
          </table:table-cell>
          <table:table-cell office:value-type="float" office:value="0.0243254607951337" calcext:value-type="float">
            <text:p>0.0243254607951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2886405786134" calcext:value-type="float">
            <text:p>0.582886405786134</text:p>
          </table:table-cell>
          <table:table-cell office:value-type="float" office:value="0.0297660954488096" calcext:value-type="float">
            <text:p>0.029766095448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3237354278354" calcext:value-type="float">
            <text:p>0.593237354278354</text:p>
          </table:table-cell>
          <table:table-cell office:value-type="float" office:value="0.0315408712154506" calcext:value-type="float">
            <text:p>0.0315408712154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0744841470715" calcext:value-type="float">
            <text:p>0.590744841470715</text:p>
          </table:table-cell>
          <table:table-cell office:value-type="float" office:value="0.0314657108885776" calcext:value-type="float">
            <text:p>0.0314657108885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1235671369107" calcext:value-type="float">
            <text:p>0.591235671369107</text:p>
          </table:table-cell>
          <table:table-cell office:value-type="float" office:value="0.0319672880274916" calcext:value-type="float">
            <text:p>0.0319672880274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6820884713754" calcext:value-type="float">
            <text:p>0.596820884713754</text:p>
          </table:table-cell>
          <table:table-cell office:value-type="float" office:value="0.0338818676326603" calcext:value-type="float">
            <text:p>0.033881867632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6564493644841" calcext:value-type="float">
            <text:p>0.596564493644841</text:p>
          </table:table-cell>
          <table:table-cell office:value-type="float" office:value="0.0453979694457112" calcext:value-type="float">
            <text:p>0.0453979694457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8477201399416" calcext:value-type="float">
            <text:p>0.598477201399416</text:p>
          </table:table-cell>
          <table:table-cell office:value-type="float" office:value="0.0329612252080056" calcext:value-type="float">
            <text:p>0.0329612252080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7165771387483" calcext:value-type="float">
            <text:p>0.607165771387483</text:p>
          </table:table-cell>
          <table:table-cell office:value-type="float" office:value="0.0334927791358585" calcext:value-type="float">
            <text:p>0.0334927791358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3859864115178" calcext:value-type="float">
            <text:p>0.613859864115178</text:p>
          </table:table-cell>
          <table:table-cell office:value-type="float" office:value="0.0324049452314805" calcext:value-type="float">
            <text:p>0.0324049452314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8948089175066" calcext:value-type="float">
            <text:p>0.608948089175066</text:p>
          </table:table-cell>
          <table:table-cell office:value-type="float" office:value="0.0308187859200896" calcext:value-type="float">
            <text:p>0.030818785920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4518579148872" calcext:value-type="float">
            <text:p>0.614518579148872</text:p>
          </table:table-cell>
          <table:table-cell office:value-type="float" office:value="0.0285728853577578" calcext:value-type="float">
            <text:p>0.0285728853577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2869140919088" calcext:value-type="float">
            <text:p>0.612869140919088</text:p>
          </table:table-cell>
          <table:table-cell office:value-type="float" office:value="0.0311428025303503" calcext:value-type="float">
            <text:p>0.031142802530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3825182682704" calcext:value-type="float">
            <text:p>0.613825182682704</text:p>
          </table:table-cell>
          <table:table-cell office:value-type="float" office:value="0.0324865141747793" calcext:value-type="float">
            <text:p>0.0324865141747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5482666773179" calcext:value-type="float">
            <text:p>0.615482666773179</text:p>
          </table:table-cell>
          <table:table-cell office:value-type="float" office:value="0.0313871856767687" calcext:value-type="float">
            <text:p>0.0313871856767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6053945083485" calcext:value-type="float">
            <text:p>0.626053945083485</text:p>
          </table:table-cell>
          <table:table-cell office:value-type="float" office:value="0.021479355396203" calcext:value-type="float">
            <text:p>0.0214793553962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4254738915082" calcext:value-type="float">
            <text:p>0.634254738915082</text:p>
          </table:table-cell>
          <table:table-cell office:value-type="float" office:value="0.0135611033420909" calcext:value-type="float">
            <text:p>0.0135611033420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7086032522152" calcext:value-type="float">
            <text:p>0.637086032522152</text:p>
          </table:table-cell>
          <table:table-cell office:value-type="float" office:value="0.0136164752525432" calcext:value-type="float">
            <text:p>0.0136164752525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4538018101256" calcext:value-type="float">
            <text:p>0.634538018101256</text:p>
          </table:table-cell>
          <table:table-cell office:value-type="float" office:value="0.0117674712227468" calcext:value-type="float">
            <text:p>0.0117674712227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5615855879843" calcext:value-type="float">
            <text:p>0.635615855879843</text:p>
          </table:table-cell>
          <table:table-cell office:value-type="float" office:value="0.0130618889422111" calcext:value-type="float">
            <text:p>0.0130618889422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3080683718407" calcext:value-type="float">
            <text:p>0.633080683718407</text:p>
          </table:table-cell>
          <table:table-cell office:value-type="float" office:value="0.0141421983816125" calcext:value-type="float">
            <text:p>0.0141421983816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3355714223027" calcext:value-type="float">
            <text:p>0.633355714223027</text:p>
          </table:table-cell>
          <table:table-cell office:value-type="float" office:value="0.00977934916253684" calcext:value-type="float">
            <text:p>0.009779349162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7578349078291" calcext:value-type="float">
            <text:p>0.637578349078291</text:p>
          </table:table-cell>
          <table:table-cell office:value-type="float" office:value="0.0144726054071251" calcext:value-type="float">
            <text:p>0.014472605407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2996953824105" calcext:value-type="float">
            <text:p>0.632996953824105</text:p>
          </table:table-cell>
          <table:table-cell office:value-type="float" office:value="0.0173368336202796" calcext:value-type="float">
            <text:p>0.017336833620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1960639401529" calcext:value-type="float">
            <text:p>0.631960639401529</text:p>
          </table:table-cell>
          <table:table-cell office:value-type="float" office:value="0.0165985377091426" calcext:value-type="float">
            <text:p>0.0165985377091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2192207351577" calcext:value-type="float">
            <text:p>0.632192207351577</text:p>
          </table:table-cell>
          <table:table-cell office:value-type="float" office:value="0.0204152901740474" calcext:value-type="float">
            <text:p>0.0204152901740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1297528019129" calcext:value-type="float">
            <text:p>0.631297528019129</text:p>
          </table:table-cell>
          <table:table-cell office:value-type="float" office:value="0.0179416856427348" calcext:value-type="float">
            <text:p>0.0179416856427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6670882673179" calcext:value-type="float">
            <text:p>0.626670882673179</text:p>
          </table:table-cell>
          <table:table-cell office:value-type="float" office:value="0.0216385420281675" calcext:value-type="float">
            <text:p>0.0216385420281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5584131889708" calcext:value-type="float">
            <text:p>0.625584131889708</text:p>
          </table:table-cell>
          <table:table-cell office:value-type="float" office:value="0.0166923337218935" calcext:value-type="float">
            <text:p>0.0166923337218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1366832114967" calcext:value-type="float">
            <text:p>0.631366832114967</text:p>
          </table:table-cell>
          <table:table-cell office:value-type="float" office:value="0.0198431011115314" calcext:value-type="float">
            <text:p>0.0198431011115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0423535046645" calcext:value-type="float">
            <text:p>0.630423535046645</text:p>
          </table:table-cell>
          <table:table-cell office:value-type="float" office:value="0.0137453669187498" calcext:value-type="float">
            <text:p>0.01374536691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1167766069694" calcext:value-type="float">
            <text:p>0.631167766069694</text:p>
          </table:table-cell>
          <table:table-cell office:value-type="float" office:value="0.0181748911716812" calcext:value-type="float">
            <text:p>0.0181748911716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2075970879024" calcext:value-type="float">
            <text:p>0.642075970879024</text:p>
          </table:table-cell>
          <table:table-cell office:value-type="float" office:value="0.0185608733576741" calcext:value-type="float">
            <text:p>0.0185608733576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9341995146424" calcext:value-type="float">
            <text:p>0.639341995146424</text:p>
          </table:table-cell>
          <table:table-cell office:value-type="float" office:value="0.0176278912455381" calcext:value-type="float">
            <text:p>0.0176278912455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3852603930497" calcext:value-type="float">
            <text:p>0.633852603930497</text:p>
          </table:table-cell>
          <table:table-cell office:value-type="float" office:value="0.0236717606855604" calcext:value-type="float">
            <text:p>0.023671760685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3265777754084" calcext:value-type="float">
            <text:p>0.633265777754084</text:p>
          </table:table-cell>
          <table:table-cell office:value-type="float" office:value="0.0254628404343462" calcext:value-type="float">
            <text:p>0.0254628404343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3677239976672" calcext:value-type="float">
            <text:p>0.633677239976672</text:p>
          </table:table-cell>
          <table:table-cell office:value-type="float" office:value="0.0261041073781975" calcext:value-type="float">
            <text:p>0.0261041073781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1243588671474" calcext:value-type="float">
            <text:p>0.631243588671474</text:p>
          </table:table-cell>
          <table:table-cell office:value-type="float" office:value="0.0255700763107976" calcext:value-type="float">
            <text:p>0.0255700763107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2658910012449" calcext:value-type="float">
            <text:p>0.632658910012449</text:p>
          </table:table-cell>
          <table:table-cell office:value-type="float" office:value="0.0263858659322382" calcext:value-type="float">
            <text:p>0.0263858659322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7753556466409" calcext:value-type="float">
            <text:p>0.627753556466409</text:p>
          </table:table-cell>
          <table:table-cell office:value-type="float" office:value="0.0263531274403305" calcext:value-type="float">
            <text:p>0.0263531274403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6992308367151" calcext:value-type="float">
            <text:p>0.626992308367151</text:p>
          </table:table-cell>
          <table:table-cell office:value-type="float" office:value="0.0209287179148234" calcext:value-type="float">
            <text:p>0.0209287179148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090721924978" calcext:value-type="float">
            <text:p>0.63090721924978</text:p>
          </table:table-cell>
          <table:table-cell office:value-type="float" office:value="0.0193837795124298" calcext:value-type="float">
            <text:p>0.019383779512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1907583275632" calcext:value-type="float">
            <text:p>0.631907583275632</text:p>
          </table:table-cell>
          <table:table-cell office:value-type="float" office:value="0.0201618663754874" calcext:value-type="float">
            <text:p>0.0201618663754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2547679209374" calcext:value-type="float">
            <text:p>0.632547679209374</text:p>
          </table:table-cell>
          <table:table-cell office:value-type="float" office:value="0.0206201968986633" calcext:value-type="float">
            <text:p>0.0206201968986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8916576833152" calcext:value-type="float">
            <text:p>0.628916576833152</text:p>
          </table:table-cell>
          <table:table-cell office:value-type="float" office:value="0.0226188211134213" calcext:value-type="float">
            <text:p>0.0226188211134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3959386661125" calcext:value-type="float">
            <text:p>0.623959386661125</text:p>
          </table:table-cell>
          <table:table-cell office:value-type="float" office:value="0.0211860800967936" calcext:value-type="float">
            <text:p>0.0211860800967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7341957288348" calcext:value-type="float">
            <text:p>0.627341957288348</text:p>
          </table:table-cell>
          <table:table-cell office:value-type="float" office:value="0.0247164003547528" calcext:value-type="float">
            <text:p>0.0247164003547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4992717138623" calcext:value-type="float">
            <text:p>0.624992717138623</text:p>
          </table:table-cell>
          <table:table-cell office:value-type="float" office:value="0.0295355122566637" calcext:value-type="float">
            <text:p>0.0295355122566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5466735630785" calcext:value-type="float">
            <text:p>0.615466735630785</text:p>
          </table:table-cell>
          <table:table-cell office:value-type="float" office:value="0.0313027536641105" calcext:value-type="float">
            <text:p>0.031302753664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6110873944727" calcext:value-type="float">
            <text:p>0.626110873944727</text:p>
          </table:table-cell>
          <table:table-cell office:value-type="float" office:value="0.0397036725343262" calcext:value-type="float">
            <text:p>0.0397036725343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4682369088597" calcext:value-type="float">
            <text:p>0.624682369088597</text:p>
          </table:table-cell>
          <table:table-cell office:value-type="float" office:value="0.0399430578539688" calcext:value-type="float">
            <text:p>0.0399430578539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6063803383151" calcext:value-type="float">
            <text:p>0.626063803383151</text:p>
          </table:table-cell>
          <table:table-cell office:value-type="float" office:value="0.0414992968876162" calcext:value-type="float">
            <text:p>0.0414992968876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9115801457745" calcext:value-type="float">
            <text:p>0.629115801457745</text:p>
          </table:table-cell>
          <table:table-cell office:value-type="float" office:value="0.042946092589756" calcext:value-type="float">
            <text:p>0.0429460925897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7549585365131" calcext:value-type="float">
            <text:p>0.627549585365131</text:p>
          </table:table-cell>
          <table:table-cell office:value-type="float" office:value="0.0465905604547329" calcext:value-type="float">
            <text:p>0.0465905604547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3680518829789" calcext:value-type="float">
            <text:p>0.633680518829789</text:p>
          </table:table-cell>
          <table:table-cell office:value-type="float" office:value="0.046951964649464" calcext:value-type="float">
            <text:p>0.0469519646494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0745983660639" calcext:value-type="float">
            <text:p>0.640745983660639</text:p>
          </table:table-cell>
          <table:table-cell office:value-type="float" office:value="0.0490780972380301" calcext:value-type="float">
            <text:p>0.049078097238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3426675297618" calcext:value-type="float">
            <text:p>0.633426675297618</text:p>
          </table:table-cell>
          <table:table-cell office:value-type="float" office:value="0.0476188509303459" calcext:value-type="float">
            <text:p>0.0476188509303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1131139934723" calcext:value-type="float">
            <text:p>0.621131139934723</text:p>
          </table:table-cell>
          <table:table-cell office:value-type="float" office:value="0.0430624085227691" calcext:value-type="float">
            <text:p>0.0430624085227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0699457813201" calcext:value-type="float">
            <text:p>0.620699457813201</text:p>
          </table:table-cell>
          <table:table-cell office:value-type="float" office:value="0.0421035866145342" calcext:value-type="float">
            <text:p>0.0421035866145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2153589158097" calcext:value-type="float">
            <text:p>0.612153589158097</text:p>
          </table:table-cell>
          <table:table-cell office:value-type="float" office:value="0.0353588847918177" calcext:value-type="float">
            <text:p>0.0353588847918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9179501782166" calcext:value-type="float">
            <text:p>0.609179501782166</text:p>
          </table:table-cell>
          <table:table-cell office:value-type="float" office:value="0.03254782352353" calcext:value-type="float">
            <text:p>0.032547823523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0518238279884" calcext:value-type="float">
            <text:p>0.610518238279884</text:p>
          </table:table-cell>
          <table:table-cell office:value-type="float" office:value="0.0333345481531695" calcext:value-type="float">
            <text:p>0.033334548153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4139979498548" calcext:value-type="float">
            <text:p>0.614139979498548</text:p>
          </table:table-cell>
          <table:table-cell office:value-type="float" office:value="0.039289012098196" calcext:value-type="float">
            <text:p>0.0392890120981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1180987381784" calcext:value-type="float">
            <text:p>0.631180987381784</text:p>
          </table:table-cell>
          <table:table-cell office:value-type="float" office:value="0.0464545472588573" calcext:value-type="float">
            <text:p>0.046454547258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451510872089" calcext:value-type="float">
            <text:p>0.63451510872089</text:p>
          </table:table-cell>
          <table:table-cell office:value-type="float" office:value="0.0462276827571958" calcext:value-type="float">
            <text:p>0.0462276827571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4826902943428" calcext:value-type="float">
            <text:p>0.644826902943428</text:p>
          </table:table-cell>
          <table:table-cell office:value-type="float" office:value="0.0493847886748887" calcext:value-type="float">
            <text:p>0.0493847886748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8794092026109" calcext:value-type="float">
            <text:p>0.648794092026109</text:p>
          </table:table-cell>
          <table:table-cell office:value-type="float" office:value="0.046108943475481" calcext:value-type="float">
            <text:p>0.0461089434754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3779287975427" calcext:value-type="float">
            <text:p>0.653779287975427</text:p>
          </table:table-cell>
          <table:table-cell office:value-type="float" office:value="0.0472507260482066" calcext:value-type="float">
            <text:p>0.0472507260482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3068748700651" calcext:value-type="float">
            <text:p>0.663068748700651</text:p>
          </table:table-cell>
          <table:table-cell office:value-type="float" office:value="0.0424261856334698" calcext:value-type="float">
            <text:p>0.042426185633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7284674596751" calcext:value-type="float">
            <text:p>0.677284674596751</text:p>
          </table:table-cell>
          <table:table-cell office:value-type="float" office:value="0.0328626137512523" calcext:value-type="float">
            <text:p>0.0328626137512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8477987338016" calcext:value-type="float">
            <text:p>0.678477987338016</text:p>
          </table:table-cell>
          <table:table-cell office:value-type="float" office:value="0.0327443543460182" calcext:value-type="float">
            <text:p>0.0327443543460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3126577945506" calcext:value-type="float">
            <text:p>0.683126577945506</text:p>
          </table:table-cell>
          <table:table-cell office:value-type="float" office:value="0.0176618825836517" calcext:value-type="float">
            <text:p>0.0176618825836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6501905671782" calcext:value-type="float">
            <text:p>0.686501905671782</text:p>
          </table:table-cell>
          <table:table-cell office:value-type="float" office:value="0.0184592776166166" calcext:value-type="float">
            <text:p>0.0184592776166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1003433740875" calcext:value-type="float">
            <text:p>0.681003433740875</text:p>
          </table:table-cell>
          <table:table-cell office:value-type="float" office:value="0.0182840845233358" calcext:value-type="float">
            <text:p>0.0182840845233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9802982436568" calcext:value-type="float">
            <text:p>0.679802982436568</text:p>
          </table:table-cell>
          <table:table-cell office:value-type="float" office:value="0.020058515246715" calcext:value-type="float">
            <text:p>0.0200585152467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0804278791271" calcext:value-type="float">
            <text:p>0.680804278791271</text:p>
          </table:table-cell>
          <table:table-cell office:value-type="float" office:value="0.0215051691440429" calcext:value-type="float">
            <text:p>0.0215051691440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8564899713736" calcext:value-type="float">
            <text:p>0.678564899713736</text:p>
          </table:table-cell>
          <table:table-cell office:value-type="float" office:value="0.0254112881332974" calcext:value-type="float">
            <text:p>0.0254112881332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2838066663862" calcext:value-type="float">
            <text:p>0.682838066663862</text:p>
          </table:table-cell>
          <table:table-cell office:value-type="float" office:value="0.0210024189927098" calcext:value-type="float">
            <text:p>0.021002418992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0381220130646" calcext:value-type="float">
            <text:p>0.680381220130646</text:p>
          </table:table-cell>
          <table:table-cell office:value-type="float" office:value="0.0238244263633708" calcext:value-type="float">
            <text:p>0.0238244263633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3899925223692" calcext:value-type="float">
            <text:p>0.673899925223692</text:p>
          </table:table-cell>
          <table:table-cell office:value-type="float" office:value="0.0260482205609688" calcext:value-type="float">
            <text:p>0.0260482205609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0711902031552" calcext:value-type="float">
            <text:p>0.680711902031552</text:p>
          </table:table-cell>
          <table:table-cell office:value-type="float" office:value="0.0234266572976073" calcext:value-type="float">
            <text:p>0.0234266572976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0008954128381" calcext:value-type="float">
            <text:p>0.690008954128381</text:p>
          </table:table-cell>
          <table:table-cell office:value-type="float" office:value="0.0175866950696311" calcext:value-type="float">
            <text:p>0.0175866950696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3172750226541" calcext:value-type="float">
            <text:p>0.693172750226541</text:p>
          </table:table-cell>
          <table:table-cell office:value-type="float" office:value="0.0125868695947485" calcext:value-type="float">
            <text:p>0.0125868695947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2713959369347" calcext:value-type="float">
            <text:p>0.692713959369347</text:p>
          </table:table-cell>
          <table:table-cell office:value-type="float" office:value="0.0112659933423579" calcext:value-type="float">
            <text:p>0.0112659933423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2064029021982" calcext:value-type="float">
            <text:p>0.692064029021982</text:p>
          </table:table-cell>
          <table:table-cell office:value-type="float" office:value="0.0143125787372954" calcext:value-type="float">
            <text:p>0.0143125787372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3938804878919" calcext:value-type="float">
            <text:p>0.693938804878919</text:p>
          </table:table-cell>
          <table:table-cell office:value-type="float" office:value="0.0104725547255767" calcext:value-type="float">
            <text:p>0.0104725547255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2361765311018" calcext:value-type="float">
            <text:p>0.692361765311018</text:p>
          </table:table-cell>
          <table:table-cell office:value-type="float" office:value="0.0138592225354356" calcext:value-type="float">
            <text:p>0.0138592225354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2355098336771" calcext:value-type="float">
            <text:p>0.692355098336771</text:p>
          </table:table-cell>
          <table:table-cell office:value-type="float" office:value="0.0124515940729272" calcext:value-type="float">
            <text:p>0.0124515940729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4665351002204" calcext:value-type="float">
            <text:p>0.694665351002204</text:p>
          </table:table-cell>
          <table:table-cell office:value-type="float" office:value="0.00950699916709023" calcext:value-type="float">
            <text:p>0.009506999167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478105575223" calcext:value-type="float">
            <text:p>0.69478105575223</text:p>
          </table:table-cell>
          <table:table-cell office:value-type="float" office:value="0.00642624800485113" calcext:value-type="float">
            <text:p>0.0064262480048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4714932986051" calcext:value-type="float">
            <text:p>0.694714932986051</text:p>
          </table:table-cell>
          <table:table-cell office:value-type="float" office:value="0.00642115122877145" calcext:value-type="float">
            <text:p>0.0064211512287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5018379756103" calcext:value-type="float">
            <text:p>0.695018379756103</text:p>
          </table:table-cell>
          <table:table-cell office:value-type="float" office:value="0.00728852430689587" calcext:value-type="float">
            <text:p>0.0072885243068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5761226552655" calcext:value-type="float">
            <text:p>0.695761226552655</text:p>
          </table:table-cell>
          <table:table-cell office:value-type="float" office:value="0.00332379605448333" calcext:value-type="float">
            <text:p>0.0033237960544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6673988681649" calcext:value-type="float">
            <text:p>0.696673988681649</text:p>
          </table:table-cell>
          <table:table-cell office:value-type="float" office:value="0.00471401786393929" calcext:value-type="float">
            <text:p>0.0047140178639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599959971285" calcext:value-type="float">
            <text:p>0.69599959971285</text:p>
          </table:table-cell>
          <table:table-cell office:value-type="float" office:value="0.00039908469875036" calcext:value-type="float">
            <text:p>0.00039908469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5562863534775" calcext:value-type="float">
            <text:p>0.695562863534775</text:p>
          </table:table-cell>
          <table:table-cell office:value-type="float" office:value="0.00510787133593977" calcext:value-type="float">
            <text:p>0.005107871335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5924160265057" calcext:value-type="float">
            <text:p>0.695924160265057</text:p>
          </table:table-cell>
          <table:table-cell office:value-type="float" office:value="0.00633252368354845" calcext:value-type="float">
            <text:p>0.0063325236835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3640397612338" calcext:value-type="float">
            <text:p>0.693640397612338</text:p>
          </table:table-cell>
          <table:table-cell office:value-type="float" office:value="0.00956881546404514" calcext:value-type="float">
            <text:p>0.0095688154640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592172823684" calcext:value-type="float">
            <text:p>0.69592172823684</text:p>
          </table:table-cell>
          <table:table-cell office:value-type="float" office:value="0.00941142736369639" calcext:value-type="float">
            <text:p>0.0094114273636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4322094902693" calcext:value-type="float">
            <text:p>0.694322094902693</text:p>
          </table:table-cell>
          <table:table-cell office:value-type="float" office:value="0.00720681626927924" calcext:value-type="float">
            <text:p>0.0072068162692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1687474816967" calcext:value-type="float">
            <text:p>0.691687474816967</text:p>
          </table:table-cell>
          <table:table-cell office:value-type="float" office:value="0.0111216735462588" calcext:value-type="float">
            <text:p>0.0111216735462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3507032541452" calcext:value-type="float">
            <text:p>0.693507032541452</text:p>
          </table:table-cell>
          <table:table-cell office:value-type="float" office:value="0.00963557912017628" calcext:value-type="float">
            <text:p>0.0096355791201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3835181847279" calcext:value-type="float">
            <text:p>0.693835181847279</text:p>
          </table:table-cell>
          <table:table-cell office:value-type="float" office:value="0.0122651522013348" calcext:value-type="float">
            <text:p>0.0122651522013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9917090955725" calcext:value-type="float">
            <text:p>0.689917090955725</text:p>
          </table:table-cell>
          <table:table-cell office:value-type="float" office:value="0.0130033754432841" calcext:value-type="float">
            <text:p>0.0130033754432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0913801786333" calcext:value-type="float">
            <text:p>0.690913801786333</text:p>
          </table:table-cell>
          <table:table-cell office:value-type="float" office:value="0.0113089982908538" calcext:value-type="float">
            <text:p>0.0113089982908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387477719763" calcext:value-type="float">
            <text:p>0.69387477719763</text:p>
          </table:table-cell>
          <table:table-cell office:value-type="float" office:value="0.00713310228383507" calcext:value-type="float">
            <text:p>0.0071331022838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3755709596801" calcext:value-type="float">
            <text:p>0.693755709596801</text:p>
          </table:table-cell>
          <table:table-cell office:value-type="float" office:value="0.0113667832291958" calcext:value-type="float">
            <text:p>0.0113667832291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3684823041493" calcext:value-type="float">
            <text:p>0.693684823041493</text:p>
          </table:table-cell>
          <table:table-cell office:value-type="float" office:value="0.0112508193765277" calcext:value-type="float">
            <text:p>0.0112508193765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0329292957098" calcext:value-type="float">
            <text:p>0.690329292957098</text:p>
          </table:table-cell>
          <table:table-cell office:value-type="float" office:value="0.0142839139630089" calcext:value-type="float">
            <text:p>0.0142839139630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1767843024258" calcext:value-type="float">
            <text:p>0.691767843024258</text:p>
          </table:table-cell>
          <table:table-cell office:value-type="float" office:value="0.0108157070491126" calcext:value-type="float">
            <text:p>0.0108157070491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1467438476395" calcext:value-type="float">
            <text:p>0.691467438476395</text:p>
          </table:table-cell>
          <table:table-cell office:value-type="float" office:value="0.0120189870392547" calcext:value-type="float">
            <text:p>0.0120189870392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4459156469302" calcext:value-type="float">
            <text:p>0.694459156469302</text:p>
          </table:table-cell>
          <table:table-cell office:value-type="float" office:value="0.00648246294410169" calcext:value-type="float">
            <text:p>0.0064824629441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4427514527366" calcext:value-type="float">
            <text:p>0.694427514527366</text:p>
          </table:table-cell>
          <table:table-cell office:value-type="float" office:value="0.00800650444815505" calcext:value-type="float">
            <text:p>0.0080065044481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6011444128063" calcext:value-type="float">
            <text:p>0.696011444128063</text:p>
          </table:table-cell>
          <table:table-cell office:value-type="float" office:value="0.00974367454523001" calcext:value-type="float">
            <text:p>0.009743674545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9356709614553" calcext:value-type="float">
            <text:p>0.699356709614553</text:p>
          </table:table-cell>
          <table:table-cell office:value-type="float" office:value="0.0121159197434611" calcext:value-type="float">
            <text:p>0.0121159197434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8712276533902" calcext:value-type="float">
            <text:p>0.698712276533902</text:p>
          </table:table-cell>
          <table:table-cell office:value-type="float" office:value="0.0122328290286387" calcext:value-type="float">
            <text:p>0.0122328290286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104688142483" calcext:value-type="float">
            <text:p>0.70104688142483</text:p>
          </table:table-cell>
          <table:table-cell office:value-type="float" office:value="0.0129579027436452" calcext:value-type="float">
            <text:p>0.0129579027436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901244023141" calcext:value-type="float">
            <text:p>0.69901244023141</text:p>
          </table:table-cell>
          <table:table-cell office:value-type="float" office:value="0.0126186106599773" calcext:value-type="float">
            <text:p>0.0126186106599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6880606212667" calcext:value-type="float">
            <text:p>0.696880606212667</text:p>
          </table:table-cell>
          <table:table-cell office:value-type="float" office:value="0.00965976794963826" calcext:value-type="float">
            <text:p>0.0096597679496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9256257402333" calcext:value-type="float">
            <text:p>0.699256257402333</text:p>
          </table:table-cell>
          <table:table-cell office:value-type="float" office:value="0.0140924457781912" calcext:value-type="float">
            <text:p>0.0140924457781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6900704384749" calcext:value-type="float">
            <text:p>0.696900704384749</text:p>
          </table:table-cell>
          <table:table-cell office:value-type="float" office:value="0.010360317666071" calcext:value-type="float">
            <text:p>0.0103603176660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1496756872861" calcext:value-type="float">
            <text:p>0.691496756872861</text:p>
          </table:table-cell>
          <table:table-cell office:value-type="float" office:value="0.0140624955356774" calcext:value-type="float">
            <text:p>0.0140624955356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8039715304293" calcext:value-type="float">
            <text:p>0.698039715304293</text:p>
          </table:table-cell>
          <table:table-cell office:value-type="float" office:value="0.0114956349224576" calcext:value-type="float">
            <text:p>0.0114956349224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012491430811" calcext:value-type="float">
            <text:p>0.70012491430811</text:p>
          </table:table-cell>
          <table:table-cell office:value-type="float" office:value="0.0109686181331367" calcext:value-type="float">
            <text:p>0.0109686181331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9595991340875" calcext:value-type="float">
            <text:p>0.699595991340875</text:p>
          </table:table-cell>
          <table:table-cell office:value-type="float" office:value="0.0138670926351813" calcext:value-type="float">
            <text:p>0.0138670926351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6517747056913" calcext:value-type="float">
            <text:p>0.696517747056913</text:p>
          </table:table-cell>
          <table:table-cell office:value-type="float" office:value="0.0238874042336732" calcext:value-type="float">
            <text:p>0.023887404233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2752824906153" calcext:value-type="float">
            <text:p>0.702752824906153</text:p>
          </table:table-cell>
          <table:table-cell office:value-type="float" office:value="0.0110423393091221" calcext:value-type="float">
            <text:p>0.0110423393091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2708425951154" calcext:value-type="float">
            <text:p>0.702708425951154</text:p>
          </table:table-cell>
          <table:table-cell office:value-type="float" office:value="0.0112190330927918" calcext:value-type="float">
            <text:p>0.0112190330927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476373882828" calcext:value-type="float">
            <text:p>0.70476373882828</text:p>
          </table:table-cell>
          <table:table-cell office:value-type="float" office:value="0.0114641789926156" calcext:value-type="float">
            <text:p>0.0114641789926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4867292942503" calcext:value-type="float">
            <text:p>0.704867292942503</text:p>
          </table:table-cell>
          <table:table-cell office:value-type="float" office:value="0.0105488209432446" calcext:value-type="float">
            <text:p>0.0105488209432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3459166173015" calcext:value-type="float">
            <text:p>0.703459166173015</text:p>
          </table:table-cell>
          <table:table-cell office:value-type="float" office:value="0.0116630974928016" calcext:value-type="float">
            <text:p>0.0116630974928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3847902709237" calcext:value-type="float">
            <text:p>0.703847902709237</text:p>
          </table:table-cell>
          <table:table-cell office:value-type="float" office:value="0.0148067637000759" calcext:value-type="float">
            <text:p>0.0148067637000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2112776789257" calcext:value-type="float">
            <text:p>0.702112776789257</text:p>
          </table:table-cell>
          <table:table-cell office:value-type="float" office:value="0.0149313379860007" calcext:value-type="float">
            <text:p>0.014931337986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6304753054147" calcext:value-type="float">
            <text:p>0.696304753054147</text:p>
          </table:table-cell>
          <table:table-cell office:value-type="float" office:value="0.015472872181754" calcext:value-type="float">
            <text:p>0.0154728721817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3274433551874" calcext:value-type="float">
            <text:p>0.693274433551874</text:p>
          </table:table-cell>
          <table:table-cell office:value-type="float" office:value="0.019126641840392" calcext:value-type="float">
            <text:p>0.0191266418403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8268873140794" calcext:value-type="float">
            <text:p>0.698268873140794</text:p>
          </table:table-cell>
          <table:table-cell office:value-type="float" office:value="0.0204264976249154" calcext:value-type="float">
            <text:p>0.0204264976249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1605357643332" calcext:value-type="float">
            <text:p>0.701605357643332</text:p>
          </table:table-cell>
          <table:table-cell office:value-type="float" office:value="0.0155709917504224" calcext:value-type="float">
            <text:p>0.0155709917504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6514654028808" calcext:value-type="float">
            <text:p>0.706514654028808</text:p>
          </table:table-cell>
          <table:table-cell office:value-type="float" office:value="0.0113158348241145" calcext:value-type="float">
            <text:p>0.0113158348241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9243920396786" calcext:value-type="float">
            <text:p>0.709243920396786</text:p>
          </table:table-cell>
          <table:table-cell office:value-type="float" office:value="0.0116595169944286" calcext:value-type="float">
            <text:p>0.0116595169944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5973186208457" calcext:value-type="float">
            <text:p>0.705973186208457</text:p>
          </table:table-cell>
          <table:table-cell office:value-type="float" office:value="0.0137679331346477" calcext:value-type="float">
            <text:p>0.0137679331346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8612490584284" calcext:value-type="float">
            <text:p>0.708612490584284</text:p>
          </table:table-cell>
          <table:table-cell office:value-type="float" office:value="0.0120415728717271" calcext:value-type="float">
            <text:p>0.0120415728717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0595843699473" calcext:value-type="float">
            <text:p>0.710595843699473</text:p>
          </table:table-cell>
          <table:table-cell office:value-type="float" office:value="0.0121423858529715" calcext:value-type="float">
            <text:p>0.0121423858529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8107928874771" calcext:value-type="float">
            <text:p>0.708107928874771</text:p>
          </table:table-cell>
          <table:table-cell office:value-type="float" office:value="0.011674720927668" calcext:value-type="float">
            <text:p>0.0116747209276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5937306067937" calcext:value-type="float">
            <text:p>0.705937306067937</text:p>
          </table:table-cell>
          <table:table-cell office:value-type="float" office:value="0.0173399807702149" calcext:value-type="float">
            <text:p>0.0173399807702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776442476638" calcext:value-type="float">
            <text:p>0.70776442476638</text:p>
          </table:table-cell>
          <table:table-cell office:value-type="float" office:value="0.012839418877001" calcext:value-type="float">
            <text:p>0.012839418877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0757023895656" calcext:value-type="float">
            <text:p>0.710757023895656</text:p>
          </table:table-cell>
          <table:table-cell office:value-type="float" office:value="0.0132535509688343" calcext:value-type="float">
            <text:p>0.0132535509688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0917765926561" calcext:value-type="float">
            <text:p>0.710917765926561</text:p>
          </table:table-cell>
          <table:table-cell office:value-type="float" office:value="0.0107652513391859" calcext:value-type="float">
            <text:p>0.0107652513391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093830206517" calcext:value-type="float">
            <text:p>0.71093830206517</text:p>
          </table:table-cell>
          <table:table-cell office:value-type="float" office:value="0.0145497476660871" calcext:value-type="float">
            <text:p>0.0145497476660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6206987368523" calcext:value-type="float">
            <text:p>0.716206987368523</text:p>
          </table:table-cell>
          <table:table-cell office:value-type="float" office:value="0.0122365205455193" calcext:value-type="float">
            <text:p>0.0122365205455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5584883632861" calcext:value-type="float">
            <text:p>0.715584883632861</text:p>
          </table:table-cell>
          <table:table-cell office:value-type="float" office:value="0.0097394200449346" calcext:value-type="float">
            <text:p>0.0097394200449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5409296271916" calcext:value-type="float">
            <text:p>0.715409296271916</text:p>
          </table:table-cell>
          <table:table-cell office:value-type="float" office:value="0.0111540581113749" calcext:value-type="float">
            <text:p>0.011154058111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312557512053" calcext:value-type="float">
            <text:p>0.71312557512053</text:p>
          </table:table-cell>
          <table:table-cell office:value-type="float" office:value="0.0129883735248074" calcext:value-type="float">
            <text:p>0.0129883735248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5243239598403" calcext:value-type="float">
            <text:p>0.715243239598403</text:p>
          </table:table-cell>
          <table:table-cell office:value-type="float" office:value="0.0132250422483762" calcext:value-type="float">
            <text:p>0.0132250422483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7899617279212" calcext:value-type="float">
            <text:p>0.717899617279212</text:p>
          </table:table-cell>
          <table:table-cell office:value-type="float" office:value="0.0136147245607796" calcext:value-type="float">
            <text:p>0.013614724560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7879672973586" calcext:value-type="float">
            <text:p>0.717879672973586</text:p>
          </table:table-cell>
          <table:table-cell office:value-type="float" office:value="0.0133236963582488" calcext:value-type="float">
            <text:p>0.013323696358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8753129380872" calcext:value-type="float">
            <text:p>0.718753129380872</text:p>
          </table:table-cell>
          <table:table-cell office:value-type="float" office:value="0.0125077265763356" calcext:value-type="float">
            <text:p>0.0125077265763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20548780629344" calcext:value-type="float">
            <text:p>0.720548780629344</text:p>
          </table:table-cell>
          <table:table-cell office:value-type="float" office:value="0.0119053187236534" calcext:value-type="float">
            <text:p>0.0119053187236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22272171724197" calcext:value-type="float">
            <text:p>0.722272171724197</text:p>
          </table:table-cell>
          <table:table-cell office:value-type="float" office:value="0.0120898754852106" calcext:value-type="float">
            <text:p>0.0120898754852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9242644148415" calcext:value-type="float">
            <text:p>0.719242644148415</text:p>
          </table:table-cell>
          <table:table-cell office:value-type="float" office:value="0.0278294571654657" calcext:value-type="float">
            <text:p>0.0278294571654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2022929956026" calcext:value-type="float">
            <text:p>0.72022929956026</text:p>
          </table:table-cell>
          <table:table-cell office:value-type="float" office:value="0.0261079076297925" calcext:value-type="float">
            <text:p>0.0261079076297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2089833481715" calcext:value-type="float">
            <text:p>0.702089833481715</text:p>
          </table:table-cell>
          <table:table-cell office:value-type="float" office:value="0.0649052433741296" calcext:value-type="float">
            <text:p>0.064905243374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2240393462441" calcext:value-type="float">
            <text:p>0.682240393462441</text:p>
          </table:table-cell>
          <table:table-cell office:value-type="float" office:value="0.0854737691395671" calcext:value-type="float">
            <text:p>0.0854737691395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0688139793137" calcext:value-type="float">
            <text:p>0.680688139793137</text:p>
          </table:table-cell>
          <table:table-cell office:value-type="float" office:value="0.0858916664468186" calcext:value-type="float">
            <text:p>0.0858916664468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699105906691" calcext:value-type="float">
            <text:p>0.68699105906691</text:p>
          </table:table-cell>
          <table:table-cell office:value-type="float" office:value="0.0754191670635682" calcext:value-type="float">
            <text:p>0.0754191670635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1589758034717" calcext:value-type="float">
            <text:p>0.681589758034717</text:p>
          </table:table-cell>
          <table:table-cell office:value-type="float" office:value="0.0736190831483898" calcext:value-type="float">
            <text:p>0.073619083148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2490740586953" calcext:value-type="float">
            <text:p>0.692490740586953</text:p>
          </table:table-cell>
          <table:table-cell office:value-type="float" office:value="0.0625791604814687" calcext:value-type="float">
            <text:p>0.0625791604814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2788624573235" calcext:value-type="float">
            <text:p>0.692788624573235</text:p>
          </table:table-cell>
          <table:table-cell office:value-type="float" office:value="0.0629248168177496" calcext:value-type="float">
            <text:p>0.062924816817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0369918319506" calcext:value-type="float">
            <text:p>0.700369918319506</text:p>
          </table:table-cell>
          <table:table-cell office:value-type="float" office:value="0.0462640117184482" calcext:value-type="float">
            <text:p>0.0462640117184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8403522058191" calcext:value-type="float">
            <text:p>0.678403522058191</text:p>
          </table:table-cell>
          <table:table-cell office:value-type="float" office:value="0.0718917527197032" calcext:value-type="float">
            <text:p>0.0718917527197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1956302766341" calcext:value-type="float">
            <text:p>0.701956302766341</text:p>
          </table:table-cell>
          <table:table-cell office:value-type="float" office:value="0.011589148121006" calcext:value-type="float">
            <text:p>0.0115891481210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6556753484522" calcext:value-type="float">
            <text:p>0.696556753484522</text:p>
          </table:table-cell>
          <table:table-cell office:value-type="float" office:value="0.0105951336992307" calcext:value-type="float">
            <text:p>0.0105951336992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8397231954978" calcext:value-type="float">
            <text:p>0.698397231954978</text:p>
          </table:table-cell>
          <table:table-cell office:value-type="float" office:value="0.00497668206309099" calcext:value-type="float">
            <text:p>0.0049766820630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6990403732158" calcext:value-type="float">
            <text:p>0.696990403732158</text:p>
          </table:table-cell>
          <table:table-cell office:value-type="float" office:value="0.0116728681974558" calcext:value-type="float">
            <text:p>0.0116728681974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8376821705141" calcext:value-type="float">
            <text:p>0.698376821705141</text:p>
          </table:table-cell>
          <table:table-cell office:value-type="float" office:value="0.00613833312482553" calcext:value-type="float">
            <text:p>0.0061383331248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8544892219405" calcext:value-type="float">
            <text:p>0.698544892219405</text:p>
          </table:table-cell>
          <table:table-cell office:value-type="float" office:value="0.00593616928372187" calcext:value-type="float">
            <text:p>0.0059361692837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0080108512528" calcext:value-type="float">
            <text:p>0.700080108512528</text:p>
          </table:table-cell>
          <table:table-cell office:value-type="float" office:value="0.00813610925457526" calcext:value-type="float">
            <text:p>0.0081361092545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0591921739841" calcext:value-type="float">
            <text:p>0.700591921739841</text:p>
          </table:table-cell>
          <table:table-cell office:value-type="float" office:value="0.0106050193946586" calcext:value-type="float">
            <text:p>0.0106050193946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1043376079066" calcext:value-type="float">
            <text:p>0.701043376079066</text:p>
          </table:table-cell>
          <table:table-cell office:value-type="float" office:value="0.0099425883735525" calcext:value-type="float">
            <text:p>0.0099425883735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2168756689262" calcext:value-type="float">
            <text:p>0.702168756689262</text:p>
          </table:table-cell>
          <table:table-cell office:value-type="float" office:value="0.0139121217578384" calcext:value-type="float">
            <text:p>0.0139121217578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0167251745559" calcext:value-type="float">
            <text:p>0.700167251745559</text:p>
          </table:table-cell>
          <table:table-cell office:value-type="float" office:value="0.00936497659764113" calcext:value-type="float">
            <text:p>0.0093649765976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0410137040074" calcext:value-type="float">
            <text:p>0.700410137040074</text:p>
          </table:table-cell>
          <table:table-cell office:value-type="float" office:value="0.00952846786537349" calcext:value-type="float">
            <text:p>0.0095284678653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7397005200064" calcext:value-type="float">
            <text:p>0.697397005200064</text:p>
          </table:table-cell>
          <table:table-cell office:value-type="float" office:value="0.00503847894353401" calcext:value-type="float">
            <text:p>0.0050384789435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723342280336" calcext:value-type="float">
            <text:p>0.69723342280336</text:p>
          </table:table-cell>
          <table:table-cell office:value-type="float" office:value="0.000697682689064588" calcext:value-type="float">
            <text:p>0.0006976826890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7408680373519" calcext:value-type="float">
            <text:p>0.697408680373519</text:p>
          </table:table-cell>
          <table:table-cell office:value-type="float" office:value="0.000657599785357149" calcext:value-type="float">
            <text:p>0.0006575997853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8380989244628" calcext:value-type="float">
            <text:p>0.698380989244628</text:p>
          </table:table-cell>
          <table:table-cell office:value-type="float" office:value="0.0054830840354614" calcext:value-type="float">
            <text:p>0.0054830840354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8732266328338" calcext:value-type="float">
            <text:p>0.698732266328338</text:p>
          </table:table-cell>
          <table:table-cell office:value-type="float" office:value="0.00772240180138654" calcext:value-type="float">
            <text:p>0.0077224018013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7763897385649" calcext:value-type="float">
            <text:p>0.697763897385649</text:p>
          </table:table-cell>
          <table:table-cell office:value-type="float" office:value="0.000415376674164546" calcext:value-type="float">
            <text:p>0.0004153766741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7737875086416" calcext:value-type="float">
            <text:p>0.697737875086416</text:p>
          </table:table-cell>
          <table:table-cell office:value-type="float" office:value="0.000350938382795854" calcext:value-type="float">
            <text:p>0.0003509383827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9115047640795" calcext:value-type="float">
            <text:p>0.699115047640795</text:p>
          </table:table-cell>
          <table:table-cell office:value-type="float" office:value="0.00696762936551407" calcext:value-type="float">
            <text:p>0.0069676293655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8692943582619" calcext:value-type="float">
            <text:p>0.698692943582619</text:p>
          </table:table-cell>
          <table:table-cell office:value-type="float" office:value="0.00540118489534583" calcext:value-type="float">
            <text:p>0.0054011848953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8086319824277" calcext:value-type="float">
            <text:p>0.698086319824277</text:p>
          </table:table-cell>
          <table:table-cell office:value-type="float" office:value="0.00337041835457807" calcext:value-type="float">
            <text:p>0.0033704183545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9777037046802" calcext:value-type="float">
            <text:p>0.699777037046802</text:p>
          </table:table-cell>
          <table:table-cell office:value-type="float" office:value="0.00792846688044938" calcext:value-type="float">
            <text:p>0.0079284668804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1123621900564" calcext:value-type="float">
            <text:p>0.701123621900564</text:p>
          </table:table-cell>
          <table:table-cell office:value-type="float" office:value="0.0109973878348342" calcext:value-type="float">
            <text:p>0.0109973878348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3426695898712" calcext:value-type="float">
            <text:p>0.703426695898712</text:p>
          </table:table-cell>
          <table:table-cell office:value-type="float" office:value="0.0124199102406127" calcext:value-type="float">
            <text:p>0.0124199102406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7291377173984" calcext:value-type="float">
            <text:p>0.707291377173984</text:p>
          </table:table-cell>
          <table:table-cell office:value-type="float" office:value="0.0161316797052589" calcext:value-type="float">
            <text:p>0.0161316797052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1671684915083" calcext:value-type="float">
            <text:p>0.711671684915083</text:p>
          </table:table-cell>
          <table:table-cell office:value-type="float" office:value="0.0159226028273404" calcext:value-type="float">
            <text:p>0.0159226028273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4215854606301" calcext:value-type="float">
            <text:p>0.714215854606301</text:p>
          </table:table-cell>
          <table:table-cell office:value-type="float" office:value="0.0159304162971594" calcext:value-type="float">
            <text:p>0.015930416297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20714132281614" calcext:value-type="float">
            <text:p>0.720714132281614</text:p>
          </table:table-cell>
          <table:table-cell office:value-type="float" office:value="0.0137017243177477" calcext:value-type="float">
            <text:p>0.0137017243177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9332043895637" calcext:value-type="float">
            <text:p>0.719332043895637</text:p>
          </table:table-cell>
          <table:table-cell office:value-type="float" office:value="0.0145959298172217" calcext:value-type="float">
            <text:p>0.0145959298172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8619277585785" calcext:value-type="float">
            <text:p>0.718619277585785</text:p>
          </table:table-cell>
          <table:table-cell office:value-type="float" office:value="0.0148176048164854" calcext:value-type="float">
            <text:p>0.0148176048164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9054721639118" calcext:value-type="float">
            <text:p>0.719054721639118</text:p>
          </table:table-cell>
          <table:table-cell office:value-type="float" office:value="0.0136204695837786" calcext:value-type="float">
            <text:p>0.0136204695837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3230647179828" calcext:value-type="float">
            <text:p>0.713230647179828</text:p>
          </table:table-cell>
          <table:table-cell office:value-type="float" office:value="0.0154673589777693" calcext:value-type="float">
            <text:p>0.0154673589777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3215759074397" calcext:value-type="float">
            <text:p>0.713215759074397</text:p>
          </table:table-cell>
          <table:table-cell office:value-type="float" office:value="0.0144788661365642" calcext:value-type="float">
            <text:p>0.0144788661365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1564424570846" calcext:value-type="float">
            <text:p>0.711564424570846</text:p>
          </table:table-cell>
          <table:table-cell office:value-type="float" office:value="0.015070229608174" calcext:value-type="float">
            <text:p>0.0150702296081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143694931322" calcext:value-type="float">
            <text:p>0.71143694931322</text:p>
          </table:table-cell>
          <table:table-cell office:value-type="float" office:value="0.0127962151521081" calcext:value-type="float">
            <text:p>0.0127962151521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1709932085343" calcext:value-type="float">
            <text:p>0.711709932085343</text:p>
          </table:table-cell>
          <table:table-cell office:value-type="float" office:value="0.0150004468940621" calcext:value-type="float">
            <text:p>0.0150004468940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7958087016162" calcext:value-type="float">
            <text:p>0.707958087016162</text:p>
          </table:table-cell>
          <table:table-cell office:value-type="float" office:value="0.0172362535862451" calcext:value-type="float">
            <text:p>0.0172362535862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7572639895714" calcext:value-type="float">
            <text:p>0.707572639895714</text:p>
          </table:table-cell>
          <table:table-cell office:value-type="float" office:value="0.0161945185601831" calcext:value-type="float">
            <text:p>0.0161945185601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4492659290611" calcext:value-type="float">
            <text:p>0.704492659290611</text:p>
          </table:table-cell>
          <table:table-cell office:value-type="float" office:value="0.0135205052311392" calcext:value-type="float">
            <text:p>0.0135205052311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5388279479508" calcext:value-type="float">
            <text:p>0.705388279479508</text:p>
          </table:table-cell>
          <table:table-cell office:value-type="float" office:value="0.0139669243340567" calcext:value-type="float">
            <text:p>0.0139669243340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4672962588888" calcext:value-type="float">
            <text:p>0.704672962588888</text:p>
          </table:table-cell>
          <table:table-cell office:value-type="float" office:value="0.0138679376195711" calcext:value-type="float">
            <text:p>0.0138679376195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1598122254364" calcext:value-type="float">
            <text:p>0.701598122254364</text:p>
          </table:table-cell>
          <table:table-cell office:value-type="float" office:value="0.0137352552450403" calcext:value-type="float">
            <text:p>0.013735255245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099579117149" calcext:value-type="float">
            <text:p>0.70099579117149</text:p>
          </table:table-cell>
          <table:table-cell office:value-type="float" office:value="0.0160580354548967" calcext:value-type="float">
            <text:p>0.0160580354548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0244626412214" calcext:value-type="float">
            <text:p>0.700244626412214</text:p>
          </table:table-cell>
          <table:table-cell office:value-type="float" office:value="0.0157161970393892" calcext:value-type="float">
            <text:p>0.0157161970393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094456769805" calcext:value-type="float">
            <text:p>0.70094456769805</text:p>
          </table:table-cell>
          <table:table-cell office:value-type="float" office:value="0.0124141252651603" calcext:value-type="float">
            <text:p>0.012414125265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8620559815564" calcext:value-type="float">
            <text:p>0.698620559815564</text:p>
          </table:table-cell>
          <table:table-cell office:value-type="float" office:value="0.00935236190389514" calcext:value-type="float">
            <text:p>0.0093523619038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5407846542911" calcext:value-type="float">
            <text:p>0.695407846542911</text:p>
          </table:table-cell>
          <table:table-cell office:value-type="float" office:value="0.00852385458036213" calcext:value-type="float">
            <text:p>0.0085238545803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580965537023" calcext:value-type="float">
            <text:p>0.69580965537023</text:p>
          </table:table-cell>
          <table:table-cell office:value-type="float" office:value="0.00801672540671637" calcext:value-type="float">
            <text:p>0.0080167254067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7490020909733" calcext:value-type="float">
            <text:p>0.697490020909733</text:p>
          </table:table-cell>
          <table:table-cell office:value-type="float" office:value="0.00342619379806196" calcext:value-type="float">
            <text:p>0.0034261937980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6385951189783" calcext:value-type="float">
            <text:p>0.696385951189783</text:p>
          </table:table-cell>
          <table:table-cell office:value-type="float" office:value="0.00809980629762153" calcext:value-type="float">
            <text:p>0.0080998062976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7706543901141" calcext:value-type="float">
            <text:p>0.697706543901141</text:p>
          </table:table-cell>
          <table:table-cell office:value-type="float" office:value="0.0122358997220096" calcext:value-type="float">
            <text:p>0.012235899722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7114800142136" calcext:value-type="float">
            <text:p>0.697114800142136</text:p>
          </table:table-cell>
          <table:table-cell office:value-type="float" office:value="0.0133366503455525" calcext:value-type="float">
            <text:p>0.0133366503455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979733611243" calcext:value-type="float">
            <text:p>0.69979733611243</text:p>
          </table:table-cell>
          <table:table-cell office:value-type="float" office:value="0.0103313878781009" calcext:value-type="float">
            <text:p>0.010331387878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6756696940467" calcext:value-type="float">
            <text:p>0.696756696940467</text:p>
          </table:table-cell>
          <table:table-cell office:value-type="float" office:value="0.011000460616133" calcext:value-type="float">
            <text:p>0.0110004606161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5857298886968" calcext:value-type="float">
            <text:p>0.695857298886968</text:p>
          </table:table-cell>
          <table:table-cell office:value-type="float" office:value="0.0079921987733755" calcext:value-type="float">
            <text:p>0.0079921987733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175910999375" calcext:value-type="float">
            <text:p>0.69175910999375</text:p>
          </table:table-cell>
          <table:table-cell office:value-type="float" office:value="0.0137412777682224" calcext:value-type="float">
            <text:p>0.0137412777682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3823129326389" calcext:value-type="float">
            <text:p>0.693823129326389</text:p>
          </table:table-cell>
          <table:table-cell office:value-type="float" office:value="0.0118861189019705" calcext:value-type="float">
            <text:p>0.0118861189019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2470400278452" calcext:value-type="float">
            <text:p>0.692470400278452</text:p>
          </table:table-cell>
          <table:table-cell office:value-type="float" office:value="0.0140092914578628" calcext:value-type="float">
            <text:p>0.0140092914578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2680942662718" calcext:value-type="float">
            <text:p>0.692680942662718</text:p>
          </table:table-cell>
          <table:table-cell office:value-type="float" office:value="0.0128146433774144" calcext:value-type="float">
            <text:p>0.0128146433774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2511786811934" calcext:value-type="float">
            <text:p>0.692511786811934</text:p>
          </table:table-cell>
          <table:table-cell office:value-type="float" office:value="0.013258255157064" calcext:value-type="float">
            <text:p>0.0132582551570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867582267521" calcext:value-type="float">
            <text:p>0.68867582267521</text:p>
          </table:table-cell>
          <table:table-cell office:value-type="float" office:value="0.0149382719153906" calcext:value-type="float">
            <text:p>0.0149382719153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3779396901265" calcext:value-type="float">
            <text:p>0.693779396901265</text:p>
          </table:table-cell>
          <table:table-cell office:value-type="float" office:value="0.0109798615289567" calcext:value-type="float">
            <text:p>0.0109798615289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1638527985561" calcext:value-type="float">
            <text:p>0.691638527985561</text:p>
          </table:table-cell>
          <table:table-cell office:value-type="float" office:value="0.0132669184398554" calcext:value-type="float">
            <text:p>0.0132669184398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4456135050487" calcext:value-type="float">
            <text:p>0.694456135050487</text:p>
          </table:table-cell>
          <table:table-cell office:value-type="float" office:value="0.010703043520127" calcext:value-type="float">
            <text:p>0.0107030435201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2795634443741" calcext:value-type="float">
            <text:p>0.692795634443741</text:p>
          </table:table-cell>
          <table:table-cell office:value-type="float" office:value="0.0125001475724598" calcext:value-type="float">
            <text:p>0.012500147572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9766727160314" calcext:value-type="float">
            <text:p>0.689766727160314</text:p>
          </table:table-cell>
          <table:table-cell office:value-type="float" office:value="0.0150291402687525" calcext:value-type="float">
            <text:p>0.0150291402687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9652763904887" calcext:value-type="float">
            <text:p>0.689652763904887</text:p>
          </table:table-cell>
          <table:table-cell office:value-type="float" office:value="0.0177303167792369" calcext:value-type="float">
            <text:p>0.0177303167792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1139933344808" calcext:value-type="float">
            <text:p>0.691139933344808</text:p>
          </table:table-cell>
          <table:table-cell office:value-type="float" office:value="0.014271543343173" calcext:value-type="float">
            <text:p>0.0142715433431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8746449615842" calcext:value-type="float">
            <text:p>0.688746449615842</text:p>
          </table:table-cell>
          <table:table-cell office:value-type="float" office:value="0.0156057863229039" calcext:value-type="float">
            <text:p>0.0156057863229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1484186199306" calcext:value-type="float">
            <text:p>0.691484186199306</text:p>
          </table:table-cell>
          <table:table-cell office:value-type="float" office:value="0.0139697592352415" calcext:value-type="float">
            <text:p>0.0139697592352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3205165339659" calcext:value-type="float">
            <text:p>0.693205165339659</text:p>
          </table:table-cell>
          <table:table-cell office:value-type="float" office:value="0.01415786960733" calcext:value-type="float">
            <text:p>0.014157869607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1686704881924" calcext:value-type="float">
            <text:p>0.691686704881924</text:p>
          </table:table-cell>
          <table:table-cell office:value-type="float" office:value="0.0150701550096136" calcext:value-type="float">
            <text:p>0.0150701550096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3279784077412" calcext:value-type="float">
            <text:p>0.693279784077412</text:p>
          </table:table-cell>
          <table:table-cell office:value-type="float" office:value="0.0163930557545354" calcext:value-type="float">
            <text:p>0.0163930557545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0228889026488" calcext:value-type="float">
            <text:p>0.690228889026488</text:p>
          </table:table-cell>
          <table:table-cell office:value-type="float" office:value="0.017016358298264" calcext:value-type="float">
            <text:p>0.0170163582982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9248881155828" calcext:value-type="float">
            <text:p>0.689248881155828</text:p>
          </table:table-cell>
          <table:table-cell office:value-type="float" office:value="0.0181524681712624" calcext:value-type="float">
            <text:p>0.0181524681712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0201131830546" calcext:value-type="float">
            <text:p>0.690201131830546</text:p>
          </table:table-cell>
          <table:table-cell office:value-type="float" office:value="0.0189251856338698" calcext:value-type="float">
            <text:p>0.018925185633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690995189148" calcext:value-type="float">
            <text:p>0.68690995189148</text:p>
          </table:table-cell>
          <table:table-cell office:value-type="float" office:value="0.0159497118879471" calcext:value-type="float">
            <text:p>0.0159497118879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2682366673601" calcext:value-type="float">
            <text:p>0.682682366673601</text:p>
          </table:table-cell>
          <table:table-cell office:value-type="float" office:value="0.016833605715863" calcext:value-type="float">
            <text:p>0.0168336057158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3311548761886" calcext:value-type="float">
            <text:p>0.683311548761886</text:p>
          </table:table-cell>
          <table:table-cell office:value-type="float" office:value="0.0174127777601225" calcext:value-type="float">
            <text:p>0.0174127777601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1340356608689" calcext:value-type="float">
            <text:p>0.691340356608689</text:p>
          </table:table-cell>
          <table:table-cell office:value-type="float" office:value="0.0140666492896273" calcext:value-type="float">
            <text:p>0.0140666492896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1902334364158" calcext:value-type="float">
            <text:p>0.691902334364158</text:p>
          </table:table-cell>
          <table:table-cell office:value-type="float" office:value="0.0135423082829613" calcext:value-type="float">
            <text:p>0.0135423082829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0370352049083" calcext:value-type="float">
            <text:p>0.690370352049083</text:p>
          </table:table-cell>
          <table:table-cell office:value-type="float" office:value="0.0139617701475039" calcext:value-type="float">
            <text:p>0.0139617701475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1869940102498" calcext:value-type="float">
            <text:p>0.691869940102498</text:p>
          </table:table-cell>
          <table:table-cell office:value-type="float" office:value="0.0139907708306812" calcext:value-type="float">
            <text:p>0.0139907708306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2493824250716" calcext:value-type="float">
            <text:p>0.692493824250716</text:p>
          </table:table-cell>
          <table:table-cell office:value-type="float" office:value="0.015887982706339" calcext:value-type="float">
            <text:p>0.0158879827063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3785906291344" calcext:value-type="float">
            <text:p>0.693785906291344</text:p>
          </table:table-cell>
          <table:table-cell office:value-type="float" office:value="0.0148317371277911" calcext:value-type="float">
            <text:p>0.0148317371277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7823436692081" calcext:value-type="float">
            <text:p>0.697823436692081</text:p>
          </table:table-cell>
          <table:table-cell office:value-type="float" office:value="0.00078064097797097" calcext:value-type="float">
            <text:p>0.0007806409779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7760662785206" calcext:value-type="float">
            <text:p>0.697760662785206</text:p>
          </table:table-cell>
          <table:table-cell office:value-type="float" office:value="0.000774583528376136" calcext:value-type="float">
            <text:p>0.0007745835283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7658512493467" calcext:value-type="float">
            <text:p>0.697658512493467</text:p>
          </table:table-cell>
          <table:table-cell office:value-type="float" office:value="0.000897531170130582" calcext:value-type="float">
            <text:p>0.0008975311701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8074611669599" calcext:value-type="float">
            <text:p>0.698074611669599</text:p>
          </table:table-cell>
          <table:table-cell office:value-type="float" office:value="0.000957024369216658" calcext:value-type="float">
            <text:p>0.0009570243692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7569626440773" calcext:value-type="float">
            <text:p>0.697569626440773</text:p>
          </table:table-cell>
          <table:table-cell office:value-type="float" office:value="0.00748575390260543" calcext:value-type="float">
            <text:p>0.0074857539026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3188929482588" calcext:value-type="float">
            <text:p>0.693188929482588</text:p>
          </table:table-cell>
          <table:table-cell office:value-type="float" office:value="0.0167405980802543" calcext:value-type="float">
            <text:p>0.0167405980802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5410233891675" calcext:value-type="float">
            <text:p>0.695410233891675</text:p>
          </table:table-cell>
          <table:table-cell office:value-type="float" office:value="0.0116185791229317" calcext:value-type="float">
            <text:p>0.0116185791229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7732465560796" calcext:value-type="float">
            <text:p>0.697732465560796</text:p>
          </table:table-cell>
          <table:table-cell office:value-type="float" office:value="0.00106908247879835" calcext:value-type="float">
            <text:p>0.0010690824787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7078794827739" calcext:value-type="float">
            <text:p>0.697078794827739</text:p>
          </table:table-cell>
          <table:table-cell office:value-type="float" office:value="0.0048594747104953" calcext:value-type="float">
            <text:p>0.0048594747104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8116206110317" calcext:value-type="float">
            <text:p>0.698116206110317</text:p>
          </table:table-cell>
          <table:table-cell office:value-type="float" office:value="0.00371325746386005" calcext:value-type="float">
            <text:p>0.003713257463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8312057842456" calcext:value-type="float">
            <text:p>0.698312057842456</text:p>
          </table:table-cell>
          <table:table-cell office:value-type="float" office:value="0.00325038561884048" calcext:value-type="float">
            <text:p>0.003250385618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719600121157" calcext:value-type="float">
            <text:p>0.69719600121157</text:p>
          </table:table-cell>
          <table:table-cell office:value-type="float" office:value="0.00826538401892473" calcext:value-type="float">
            <text:p>0.0082653840189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9473567710949" calcext:value-type="float">
            <text:p>0.699473567710949</text:p>
          </table:table-cell>
          <table:table-cell office:value-type="float" office:value="0.00645876566067361" calcext:value-type="float">
            <text:p>0.0064587656606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7822693021215" calcext:value-type="float">
            <text:p>0.697822693021215</text:p>
          </table:table-cell>
          <table:table-cell office:value-type="float" office:value="0.0110418383305638" calcext:value-type="float">
            <text:p>0.0110418383305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8236147934598" calcext:value-type="float">
            <text:p>0.698236147934598</text:p>
          </table:table-cell>
          <table:table-cell office:value-type="float" office:value="0.00487436967797624" calcext:value-type="float">
            <text:p>0.0048743696779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8411234265375" calcext:value-type="float">
            <text:p>0.698411234265375</text:p>
          </table:table-cell>
          <table:table-cell office:value-type="float" office:value="0.00753596882714339" calcext:value-type="float">
            <text:p>0.0075359688271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6701790865255" calcext:value-type="float">
            <text:p>0.696701790865255</text:p>
          </table:table-cell>
          <table:table-cell office:value-type="float" office:value="0.0112468081493874" calcext:value-type="float">
            <text:p>0.0112468081493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6704576660898" calcext:value-type="float">
            <text:p>0.696704576660898</text:p>
          </table:table-cell>
          <table:table-cell office:value-type="float" office:value="0.0114629807910972" calcext:value-type="float">
            <text:p>0.0114629807910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6061615709124" calcext:value-type="float">
            <text:p>0.696061615709124</text:p>
          </table:table-cell>
          <table:table-cell office:value-type="float" office:value="0.0174563852226427" calcext:value-type="float">
            <text:p>0.017456385222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4605457946323" calcext:value-type="float">
            <text:p>0.704605457946323</text:p>
          </table:table-cell>
          <table:table-cell office:value-type="float" office:value="0.0131235441919052" calcext:value-type="float">
            <text:p>0.0131235441919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388294103619" calcext:value-type="float">
            <text:p>0.70388294103619</text:p>
          </table:table-cell>
          <table:table-cell office:value-type="float" office:value="0.0151347006673345" calcext:value-type="float">
            <text:p>0.0151347006673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726002085813" calcext:value-type="float">
            <text:p>0.70726002085813</text:p>
          </table:table-cell>
          <table:table-cell office:value-type="float" office:value="0.0148699965205353" calcext:value-type="float">
            <text:p>0.0148699965205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7116020615846" calcext:value-type="float">
            <text:p>0.707116020615846</text:p>
          </table:table-cell>
          <table:table-cell office:value-type="float" office:value="0.0176842145608228" calcext:value-type="float">
            <text:p>0.0176842145608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177553808657" calcext:value-type="float">
            <text:p>0.71177553808657</text:p>
          </table:table-cell>
          <table:table-cell office:value-type="float" office:value="0.0162472151712228" calcext:value-type="float">
            <text:p>0.0162472151712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3826642586794" calcext:value-type="float">
            <text:p>0.713826642586794</text:p>
          </table:table-cell>
          <table:table-cell office:value-type="float" office:value="0.0177791585929696" calcext:value-type="float">
            <text:p>0.017779158592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5091155255138" calcext:value-type="float">
            <text:p>0.715091155255138</text:p>
          </table:table-cell>
          <table:table-cell office:value-type="float" office:value="0.0189501741566434" calcext:value-type="float">
            <text:p>0.018950174156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4754556277825" calcext:value-type="float">
            <text:p>0.714754556277825</text:p>
          </table:table-cell>
          <table:table-cell office:value-type="float" office:value="0.018973877757752" calcext:value-type="float">
            <text:p>0.0189738777577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6762391774861" calcext:value-type="float">
            <text:p>0.716762391774861</text:p>
          </table:table-cell>
          <table:table-cell office:value-type="float" office:value="0.0188212142367255" calcext:value-type="float">
            <text:p>0.0188212142367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4732202648636" calcext:value-type="float">
            <text:p>0.714732202648636</text:p>
          </table:table-cell>
          <table:table-cell office:value-type="float" office:value="0.0187686845106696" calcext:value-type="float">
            <text:p>0.018768684510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6304856506497" calcext:value-type="float">
            <text:p>0.716304856506497</text:p>
          </table:table-cell>
          <table:table-cell office:value-type="float" office:value="0.0169897951618903" calcext:value-type="float">
            <text:p>0.016989795161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8116317062058" calcext:value-type="float">
            <text:p>0.718116317062058</text:p>
          </table:table-cell>
          <table:table-cell office:value-type="float" office:value="0.01581552199347" calcext:value-type="float">
            <text:p>0.015815521993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5883197368301" calcext:value-type="float">
            <text:p>0.715883197368301</text:p>
          </table:table-cell>
          <table:table-cell office:value-type="float" office:value="0.0164438854856532" calcext:value-type="float">
            <text:p>0.0164438854856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7124446750519" calcext:value-type="float">
            <text:p>0.717124446750519</text:p>
          </table:table-cell>
          <table:table-cell office:value-type="float" office:value="0.0167298559708695" calcext:value-type="float">
            <text:p>0.016729855970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7114046529371" calcext:value-type="float">
            <text:p>0.717114046529371</text:p>
          </table:table-cell>
          <table:table-cell office:value-type="float" office:value="0.016539041126395" calcext:value-type="float">
            <text:p>0.0165390411263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6209680170483" calcext:value-type="float">
            <text:p>0.716209680170483</text:p>
          </table:table-cell>
          <table:table-cell office:value-type="float" office:value="0.0162764338392981" calcext:value-type="float">
            <text:p>0.0162764338392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9243893102536" calcext:value-type="float">
            <text:p>0.719243893102536</text:p>
          </table:table-cell>
          <table:table-cell office:value-type="float" office:value="0.0154460520101314" calcext:value-type="float">
            <text:p>0.0154460520101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22107990636347" calcext:value-type="float">
            <text:p>0.722107990636347</text:p>
          </table:table-cell>
          <table:table-cell office:value-type="float" office:value="0.0156985935583496" calcext:value-type="float">
            <text:p>0.015698593558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25223449690235" calcext:value-type="float">
            <text:p>0.725223449690235</text:p>
          </table:table-cell>
          <table:table-cell office:value-type="float" office:value="0.0146988280304396" calcext:value-type="float">
            <text:p>0.014698828030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23619966262556" calcext:value-type="float">
            <text:p>0.723619966262556</text:p>
          </table:table-cell>
          <table:table-cell office:value-type="float" office:value="0.0143735191932819" calcext:value-type="float">
            <text:p>0.0143735191932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6879869500716" calcext:value-type="float">
            <text:p>0.716879869500716</text:p>
          </table:table-cell>
          <table:table-cell office:value-type="float" office:value="0.0231477017861143" calcext:value-type="float">
            <text:p>0.0231477017861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7504806319374" calcext:value-type="float">
            <text:p>0.717504806319374</text:p>
          </table:table-cell>
          <table:table-cell office:value-type="float" office:value="0.0249221642396296" calcext:value-type="float">
            <text:p>0.024922164239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20539973386863" calcext:value-type="float">
            <text:p>0.720539973386863</text:p>
          </table:table-cell>
          <table:table-cell office:value-type="float" office:value="0.0203658785628425" calcext:value-type="float">
            <text:p>0.0203658785628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22222036529149" calcext:value-type="float">
            <text:p>0.722222036529149</text:p>
          </table:table-cell>
          <table:table-cell office:value-type="float" office:value="0.020217950317117" calcext:value-type="float">
            <text:p>0.0202179503171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3532277496905" calcext:value-type="float">
            <text:p>0.713532277496905</text:p>
          </table:table-cell>
          <table:table-cell office:value-type="float" office:value="0.0268714747995051" calcext:value-type="float">
            <text:p>0.0268714747995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651156994894" calcext:value-type="float">
            <text:p>0.71651156994894</text:p>
          </table:table-cell>
          <table:table-cell office:value-type="float" office:value="0.0250612162327572" calcext:value-type="float">
            <text:p>0.0250612162327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7533288580651" calcext:value-type="float">
            <text:p>0.717533288580651</text:p>
          </table:table-cell>
          <table:table-cell office:value-type="float" office:value="0.0249734279683721" calcext:value-type="float">
            <text:p>0.0249734279683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4236974223478" calcext:value-type="float">
            <text:p>0.714236974223478</text:p>
          </table:table-cell>
          <table:table-cell office:value-type="float" office:value="0.0261187276414141" calcext:value-type="float">
            <text:p>0.0261187276414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4558766639512" calcext:value-type="float">
            <text:p>0.714558766639512</text:p>
          </table:table-cell>
          <table:table-cell office:value-type="float" office:value="0.0264325125275064" calcext:value-type="float">
            <text:p>0.0264325125275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5998415884716" calcext:value-type="float">
            <text:p>0.715998415884716</text:p>
          </table:table-cell>
          <table:table-cell office:value-type="float" office:value="0.0262048147838568" calcext:value-type="float">
            <text:p>0.026204814783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5895180263412" calcext:value-type="float">
            <text:p>0.715895180263412</text:p>
          </table:table-cell>
          <table:table-cell office:value-type="float" office:value="0.0261456879604259" calcext:value-type="float">
            <text:p>0.0261456879604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631093511364" calcext:value-type="float">
            <text:p>0.70631093511364</text:p>
          </table:table-cell>
          <table:table-cell office:value-type="float" office:value="0.02830057663353" calcext:value-type="float">
            <text:p>0.028300576633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4364939090854" calcext:value-type="float">
            <text:p>0.704364939090854</text:p>
          </table:table-cell>
          <table:table-cell office:value-type="float" office:value="0.0287651242012885" calcext:value-type="float">
            <text:p>0.0287651242012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09749898395751" calcext:value-type="float">
            <text:p>0.709749898395751</text:p>
          </table:table-cell>
          <table:table-cell office:value-type="float" office:value="0.0283977415779267" calcext:value-type="float">
            <text:p>0.0283977415779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3762353310686" calcext:value-type="float">
            <text:p>0.713762353310686</text:p>
          </table:table-cell>
          <table:table-cell office:value-type="float" office:value="0.0250556247048944" calcext:value-type="float">
            <text:p>0.0250556247048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7645694920724" calcext:value-type="float">
            <text:p>0.707645694920724</text:p>
          </table:table-cell>
          <table:table-cell office:value-type="float" office:value="0.0280458964853323" calcext:value-type="float">
            <text:p>0.0280458964853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0531602426281" calcext:value-type="float">
            <text:p>0.710531602426281</text:p>
          </table:table-cell>
          <table:table-cell office:value-type="float" office:value="0.02716357345348" calcext:value-type="float">
            <text:p>0.027163573453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4000273364343" calcext:value-type="float">
            <text:p>0.714000273364343</text:p>
          </table:table-cell>
          <table:table-cell office:value-type="float" office:value="0.0283976751298888" calcext:value-type="float">
            <text:p>0.0283976751298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6131498399572" calcext:value-type="float">
            <text:p>0.706131498399572</text:p>
          </table:table-cell>
          <table:table-cell office:value-type="float" office:value="0.0313583649636315" calcext:value-type="float">
            <text:p>0.0313583649636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7155159947722" calcext:value-type="float">
            <text:p>0.707155159947722</text:p>
          </table:table-cell>
          <table:table-cell office:value-type="float" office:value="0.0298092063774738" calcext:value-type="float">
            <text:p>0.0298092063774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784335276853" calcext:value-type="float">
            <text:p>0.70784335276853</text:p>
          </table:table-cell>
          <table:table-cell office:value-type="float" office:value="0.0295715848024286" calcext:value-type="float">
            <text:p>0.0295715848024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9688446468505" calcext:value-type="float">
            <text:p>0.709688446468505</text:p>
          </table:table-cell>
          <table:table-cell office:value-type="float" office:value="0.0278638616139573" calcext:value-type="float">
            <text:p>0.0278638616139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9832560857501" calcext:value-type="float">
            <text:p>0.709832560857501</text:p>
          </table:table-cell>
          <table:table-cell office:value-type="float" office:value="0.028085741912972" calcext:value-type="float">
            <text:p>0.0280857419129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5487048270794" calcext:value-type="float">
            <text:p>0.705487048270794</text:p>
          </table:table-cell>
          <table:table-cell office:value-type="float" office:value="0.0265041023998439" calcext:value-type="float">
            <text:p>0.0265041023998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1893708555573" calcext:value-type="float">
            <text:p>0.701893708555573</text:p>
          </table:table-cell>
          <table:table-cell office:value-type="float" office:value="0.023682576552985" calcext:value-type="float">
            <text:p>0.0236825765529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9301240485243" calcext:value-type="float">
            <text:p>0.709301240485243</text:p>
          </table:table-cell>
          <table:table-cell office:value-type="float" office:value="0.0240419722051531" calcext:value-type="float">
            <text:p>0.0240419722051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3612871335073" calcext:value-type="float">
            <text:p>0.713612871335073</text:p>
          </table:table-cell>
          <table:table-cell office:value-type="float" office:value="0.0212394188843374" calcext:value-type="float">
            <text:p>0.0212394188843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9165653477499" calcext:value-type="float">
            <text:p>0.709165653477499</text:p>
          </table:table-cell>
          <table:table-cell office:value-type="float" office:value="0.0250195806608082" calcext:value-type="float">
            <text:p>0.0250195806608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8523278687183" calcext:value-type="float">
            <text:p>0.708523278687183</text:p>
          </table:table-cell>
          <table:table-cell office:value-type="float" office:value="0.0244362411213408" calcext:value-type="float">
            <text:p>0.0244362411213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8676544364131" calcext:value-type="float">
            <text:p>0.708676544364131</text:p>
          </table:table-cell>
          <table:table-cell office:value-type="float" office:value="0.0225823401182806" calcext:value-type="float">
            <text:p>0.0225823401182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2882047386308" calcext:value-type="float">
            <text:p>0.702882047386308</text:p>
          </table:table-cell>
          <table:table-cell office:value-type="float" office:value="0.0243395051660757" calcext:value-type="float">
            <text:p>0.0243395051660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3240573040792" calcext:value-type="float">
            <text:p>0.703240573040792</text:p>
          </table:table-cell>
          <table:table-cell office:value-type="float" office:value="0.0252655336533888" calcext:value-type="float">
            <text:p>0.0252655336533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956957093852" calcext:value-type="float">
            <text:p>0.69956957093852</text:p>
          </table:table-cell>
          <table:table-cell office:value-type="float" office:value="0.0214748612017781" calcext:value-type="float">
            <text:p>0.0214748612017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3207543554442" calcext:value-type="float">
            <text:p>0.703207543554442</text:p>
          </table:table-cell>
          <table:table-cell office:value-type="float" office:value="0.0204859527886493" calcext:value-type="float">
            <text:p>0.0204859527886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6871039009435" calcext:value-type="float">
            <text:p>0.706871039009435</text:p>
          </table:table-cell>
          <table:table-cell office:value-type="float" office:value="0.0221357618617782" calcext:value-type="float">
            <text:p>0.0221357618617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0878154784151" calcext:value-type="float">
            <text:p>0.700878154784151</text:p>
          </table:table-cell>
          <table:table-cell office:value-type="float" office:value="0.0213051369536936" calcext:value-type="float">
            <text:p>0.0213051369536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2815365762846" calcext:value-type="float">
            <text:p>0.702815365762846</text:p>
          </table:table-cell>
          <table:table-cell office:value-type="float" office:value="0.0242738956385673" calcext:value-type="float">
            <text:p>0.0242738956385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6414552892261" calcext:value-type="float">
            <text:p>0.706414552892261</text:p>
          </table:table-cell>
          <table:table-cell office:value-type="float" office:value="0.0256224348311126" calcext:value-type="float">
            <text:p>0.0256224348311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9192334782715" calcext:value-type="float">
            <text:p>0.709192334782715</text:p>
          </table:table-cell>
          <table:table-cell office:value-type="float" office:value="0.0227023928258635" calcext:value-type="float">
            <text:p>0.0227023928258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1440560432057" calcext:value-type="float">
            <text:p>0.701440560432057</text:p>
          </table:table-cell>
          <table:table-cell office:value-type="float" office:value="0.0260822145988396" calcext:value-type="float">
            <text:p>0.026082214598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3816314778003" calcext:value-type="float">
            <text:p>0.703816314778003</text:p>
          </table:table-cell>
          <table:table-cell office:value-type="float" office:value="0.0274848723336281" calcext:value-type="float">
            <text:p>0.0274848723336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6104617454154" calcext:value-type="float">
            <text:p>0.706104617454154</text:p>
          </table:table-cell>
          <table:table-cell office:value-type="float" office:value="0.0268037307300133" calcext:value-type="float">
            <text:p>0.0268037307300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4794242852094" calcext:value-type="float">
            <text:p>0.704794242852094</text:p>
          </table:table-cell>
          <table:table-cell office:value-type="float" office:value="0.0299320880239006" calcext:value-type="float">
            <text:p>0.0299320880239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1456314885163" calcext:value-type="float">
            <text:p>0.701456314885163</text:p>
          </table:table-cell>
          <table:table-cell office:value-type="float" office:value="0.0297839471165253" calcext:value-type="float">
            <text:p>0.0297839471165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9820416501718" calcext:value-type="float">
            <text:p>0.699820416501718</text:p>
          </table:table-cell>
          <table:table-cell office:value-type="float" office:value="0.027912210399636" calcext:value-type="float">
            <text:p>0.0279122103996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6563560167278" calcext:value-type="float">
            <text:p>0.696563560167278</text:p>
          </table:table-cell>
          <table:table-cell office:value-type="float" office:value="0.0286657263643253" calcext:value-type="float">
            <text:p>0.0286657263643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6425999731251" calcext:value-type="float">
            <text:p>0.696425999731251</text:p>
          </table:table-cell>
          <table:table-cell office:value-type="float" office:value="0.025265601268206" calcext:value-type="float">
            <text:p>0.0252656012682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336920282978" calcext:value-type="float">
            <text:p>0.69336920282978</text:p>
          </table:table-cell>
          <table:table-cell office:value-type="float" office:value="0.0238714005401828" calcext:value-type="float">
            <text:p>0.0238714005401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4346176472686" calcext:value-type="float">
            <text:p>0.694346176472686</text:p>
          </table:table-cell>
          <table:table-cell office:value-type="float" office:value="0.0271182350698208" calcext:value-type="float">
            <text:p>0.0271182350698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1869956715262" calcext:value-type="float">
            <text:p>0.681869956715262</text:p>
          </table:table-cell>
          <table:table-cell office:value-type="float" office:value="0.0206319057963931" calcext:value-type="float">
            <text:p>0.0206319057963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400850556056" calcext:value-type="float">
            <text:p>0.68400850556056</text:p>
          </table:table-cell>
          <table:table-cell office:value-type="float" office:value="0.0226494730412598" calcext:value-type="float">
            <text:p>0.022649473041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0692290251893" calcext:value-type="float">
            <text:p>0.680692290251893</text:p>
          </table:table-cell>
          <table:table-cell office:value-type="float" office:value="0.0207742733347221" calcext:value-type="float">
            <text:p>0.0207742733347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0539044438055" calcext:value-type="float">
            <text:p>0.680539044438055</text:p>
          </table:table-cell>
          <table:table-cell office:value-type="float" office:value="0.0216530329689902" calcext:value-type="float">
            <text:p>0.021653032968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3548988744187" calcext:value-type="float">
            <text:p>0.683548988744187</text:p>
          </table:table-cell>
          <table:table-cell office:value-type="float" office:value="0.0160344054022668" calcext:value-type="float">
            <text:p>0.0160344054022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0786679321291" calcext:value-type="float">
            <text:p>0.680786679321291</text:p>
          </table:table-cell>
          <table:table-cell office:value-type="float" office:value="0.01641063683391" calcext:value-type="float">
            <text:p>0.016410636833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2782643091394" calcext:value-type="float">
            <text:p>0.682782643091394</text:p>
          </table:table-cell>
          <table:table-cell office:value-type="float" office:value="0.0163792070047584" calcext:value-type="float">
            <text:p>0.0163792070047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8674929282524" calcext:value-type="float">
            <text:p>0.678674929282524</text:p>
          </table:table-cell>
          <table:table-cell office:value-type="float" office:value="0.0171411006677692" calcext:value-type="float">
            <text:p>0.0171411006677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788284254684" calcext:value-type="float">
            <text:p>0.67788284254684</text:p>
          </table:table-cell>
          <table:table-cell office:value-type="float" office:value="0.0163385340581469" calcext:value-type="float">
            <text:p>0.0163385340581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1150161386112" calcext:value-type="float">
            <text:p>0.681150161386112</text:p>
          </table:table-cell>
          <table:table-cell office:value-type="float" office:value="0.0173001824069607" calcext:value-type="float">
            <text:p>0.0173001824069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0973426938967" calcext:value-type="float">
            <text:p>0.680973426938967</text:p>
          </table:table-cell>
          <table:table-cell office:value-type="float" office:value="0.0174610759885298" calcext:value-type="float">
            <text:p>0.017461075988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1358604909606" calcext:value-type="float">
            <text:p>0.681358604909606</text:p>
          </table:table-cell>
          <table:table-cell office:value-type="float" office:value="0.0200277167582341" calcext:value-type="float">
            <text:p>0.0200277167582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2034650514778" calcext:value-type="float">
            <text:p>0.682034650514778</text:p>
          </table:table-cell>
          <table:table-cell office:value-type="float" office:value="0.0194735304884168" calcext:value-type="float">
            <text:p>0.0194735304884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5070845859946" calcext:value-type="float">
            <text:p>0.685070845859946</text:p>
          </table:table-cell>
          <table:table-cell office:value-type="float" office:value="0.0189242777679995" calcext:value-type="float">
            <text:p>0.0189242777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3031466947714" calcext:value-type="float">
            <text:p>0.683031466947714</text:p>
          </table:table-cell>
          <table:table-cell office:value-type="float" office:value="0.0176930391302715" calcext:value-type="float">
            <text:p>0.0176930391302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681279780013" calcext:value-type="float">
            <text:p>0.68681279780013</text:p>
          </table:table-cell>
          <table:table-cell office:value-type="float" office:value="0.0176531145486678" calcext:value-type="float">
            <text:p>0.0176531145486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1782066228135" calcext:value-type="float">
            <text:p>0.681782066228135</text:p>
          </table:table-cell>
          <table:table-cell office:value-type="float" office:value="0.0193906598746453" calcext:value-type="float">
            <text:p>0.0193906598746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1989262907232" calcext:value-type="float">
            <text:p>0.681989262907232</text:p>
          </table:table-cell>
          <table:table-cell office:value-type="float" office:value="0.019380907580046" calcext:value-type="float">
            <text:p>0.0193809075800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2351519548457" calcext:value-type="float">
            <text:p>0.682351519548457</text:p>
          </table:table-cell>
          <table:table-cell office:value-type="float" office:value="0.0172343242916091" calcext:value-type="float">
            <text:p>0.0172343242916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7936054781381" calcext:value-type="float">
            <text:p>0.677936054781381</text:p>
          </table:table-cell>
          <table:table-cell office:value-type="float" office:value="0.0172168031974841" calcext:value-type="float">
            <text:p>0.0172168031974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7521944818464" calcext:value-type="float">
            <text:p>0.677521944818464</text:p>
          </table:table-cell>
          <table:table-cell office:value-type="float" office:value="0.0170107799065522" calcext:value-type="float">
            <text:p>0.0170107799065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9605082994737" calcext:value-type="float">
            <text:p>0.679605082994737</text:p>
          </table:table-cell>
          <table:table-cell office:value-type="float" office:value="0.0180659947922628" calcext:value-type="float">
            <text:p>0.0180659947922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5261662100333" calcext:value-type="float">
            <text:p>0.675261662100333</text:p>
          </table:table-cell>
          <table:table-cell office:value-type="float" office:value="0.0202685934025659" calcext:value-type="float">
            <text:p>0.0202685934025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8702399211106" calcext:value-type="float">
            <text:p>0.668702399211106</text:p>
          </table:table-cell>
          <table:table-cell office:value-type="float" office:value="0.0205747841893525" calcext:value-type="float">
            <text:p>0.0205747841893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4552427912172" calcext:value-type="float">
            <text:p>0.664552427912172</text:p>
          </table:table-cell>
          <table:table-cell office:value-type="float" office:value="0.019742885710621" calcext:value-type="float">
            <text:p>0.0197428857106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2837659167941" calcext:value-type="float">
            <text:p>0.662837659167941</text:p>
          </table:table-cell>
          <table:table-cell office:value-type="float" office:value="0.0180489501583464" calcext:value-type="float">
            <text:p>0.0180489501583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4336405235215" calcext:value-type="float">
            <text:p>0.664336405235215</text:p>
          </table:table-cell>
          <table:table-cell office:value-type="float" office:value="0.0196965608568527" calcext:value-type="float">
            <text:p>0.0196965608568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8755094119511" calcext:value-type="float">
            <text:p>0.668755094119511</text:p>
          </table:table-cell>
          <table:table-cell office:value-type="float" office:value="0.0240302094618599" calcext:value-type="float">
            <text:p>0.024030209461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6383741682286" calcext:value-type="float">
            <text:p>0.676383741682286</text:p>
          </table:table-cell>
          <table:table-cell office:value-type="float" office:value="0.0276685524881754" calcext:value-type="float">
            <text:p>0.0276685524881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8975523407824" calcext:value-type="float">
            <text:p>0.688975523407824</text:p>
          </table:table-cell>
          <table:table-cell office:value-type="float" office:value="0.0236406441125017" calcext:value-type="float">
            <text:p>0.0236406441125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4972510547318" calcext:value-type="float">
            <text:p>0.684972510547318</text:p>
          </table:table-cell>
          <table:table-cell office:value-type="float" office:value="0.0233073792646115" calcext:value-type="float">
            <text:p>0.0233073792646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2083273938291" calcext:value-type="float">
            <text:p>0.682083273938291</text:p>
          </table:table-cell>
          <table:table-cell office:value-type="float" office:value="0.023848448620769" calcext:value-type="float">
            <text:p>0.0238484486207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0814270228342" calcext:value-type="float">
            <text:p>0.680814270228342</text:p>
          </table:table-cell>
          <table:table-cell office:value-type="float" office:value="0.0252608265371367" calcext:value-type="float">
            <text:p>0.0252608265371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0488345682515" calcext:value-type="float">
            <text:p>0.680488345682515</text:p>
          </table:table-cell>
          <table:table-cell office:value-type="float" office:value="0.0267783062121796" calcext:value-type="float">
            <text:p>0.026778306212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9129865754538" calcext:value-type="float">
            <text:p>0.689129865754538</text:p>
          </table:table-cell>
          <table:table-cell office:value-type="float" office:value="0.0311516674983709" calcext:value-type="float">
            <text:p>0.0311516674983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803394019133" calcext:value-type="float">
            <text:p>0.68803394019133</text:p>
          </table:table-cell>
          <table:table-cell office:value-type="float" office:value="0.0308141947187117" calcext:value-type="float">
            <text:p>0.0308141947187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5348474905421" calcext:value-type="float">
            <text:p>0.685348474905421</text:p>
          </table:table-cell>
          <table:table-cell office:value-type="float" office:value="0.0313004864569208" calcext:value-type="float">
            <text:p>0.0313004864569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2961692027463" calcext:value-type="float">
            <text:p>0.692961692027463</text:p>
          </table:table-cell>
          <table:table-cell office:value-type="float" office:value="0.0327969729375919" calcext:value-type="float">
            <text:p>0.0327969729375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8419382123868" calcext:value-type="float">
            <text:p>0.698419382123868</text:p>
          </table:table-cell>
          <table:table-cell office:value-type="float" office:value="0.0329292745849618" calcext:value-type="float">
            <text:p>0.0329292745849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8808987374156" calcext:value-type="float">
            <text:p>0.688808987374156</text:p>
          </table:table-cell>
          <table:table-cell office:value-type="float" office:value="0.0319230604361471" calcext:value-type="float">
            <text:p>0.0319230604361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2781773383769" calcext:value-type="float">
            <text:p>0.682781773383769</text:p>
          </table:table-cell>
          <table:table-cell office:value-type="float" office:value="0.0296498743850337" calcext:value-type="float">
            <text:p>0.0296498743850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0071192051437" calcext:value-type="float">
            <text:p>0.680071192051437</text:p>
          </table:table-cell>
          <table:table-cell office:value-type="float" office:value="0.0285872550414019" calcext:value-type="float">
            <text:p>0.0285872550414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4792685751477" calcext:value-type="float">
            <text:p>0.684792685751477</text:p>
          </table:table-cell>
          <table:table-cell office:value-type="float" office:value="0.0323161024816902" calcext:value-type="float">
            <text:p>0.032316102481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3119249026778" calcext:value-type="float">
            <text:p>0.693119249026778</text:p>
          </table:table-cell>
          <table:table-cell office:value-type="float" office:value="0.0336715855915347" calcext:value-type="float">
            <text:p>0.0336715855915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4864826098619" calcext:value-type="float">
            <text:p>0.704864826098619</text:p>
          </table:table-cell>
          <table:table-cell office:value-type="float" office:value="0.0344226729014534" calcext:value-type="float">
            <text:p>0.0344226729014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0942341555458" calcext:value-type="float">
            <text:p>0.710942341555458</text:p>
          </table:table-cell>
          <table:table-cell office:value-type="float" office:value="0.0295055444773755" calcext:value-type="float">
            <text:p>0.0295055444773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320740502412" calcext:value-type="float">
            <text:p>0.71320740502412</text:p>
          </table:table-cell>
          <table:table-cell office:value-type="float" office:value="0.0285915296388375" calcext:value-type="float">
            <text:p>0.0285915296388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2295908609508" calcext:value-type="float">
            <text:p>0.712295908609508</text:p>
          </table:table-cell>
          <table:table-cell office:value-type="float" office:value="0.028472685579426" calcext:value-type="float">
            <text:p>0.0284726855794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0904561076841" calcext:value-type="float">
            <text:p>0.710904561076841</text:p>
          </table:table-cell>
          <table:table-cell office:value-type="float" office:value="0.0299047203890181" calcext:value-type="float">
            <text:p>0.0299047203890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159356639448" calcext:value-type="float">
            <text:p>0.70159356639448</text:p>
          </table:table-cell>
          <table:table-cell office:value-type="float" office:value="0.033237672668936" calcext:value-type="float">
            <text:p>0.0332376726689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7030702412364" calcext:value-type="float">
            <text:p>0.707030702412364</text:p>
          </table:table-cell>
          <table:table-cell office:value-type="float" office:value="0.0318588855560283" calcext:value-type="float">
            <text:p>0.0318588855560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9527245116856" calcext:value-type="float">
            <text:p>0.719527245116856</text:p>
          </table:table-cell>
          <table:table-cell office:value-type="float" office:value="0.0252203444047774" calcext:value-type="float">
            <text:p>0.0252203444047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7855884391298" calcext:value-type="float">
            <text:p>0.717855884391298</text:p>
          </table:table-cell>
          <table:table-cell office:value-type="float" office:value="0.0264775775667324" calcext:value-type="float">
            <text:p>0.0264775775667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3435579044037" calcext:value-type="float">
            <text:p>0.713435579044037</text:p>
          </table:table-cell>
          <table:table-cell office:value-type="float" office:value="0.0287033098958188" calcext:value-type="float">
            <text:p>0.0287033098958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8385399096301" calcext:value-type="float">
            <text:p>0.708385399096301</text:p>
          </table:table-cell>
          <table:table-cell office:value-type="float" office:value="0.0296932249739562" calcext:value-type="float">
            <text:p>0.0296932249739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3850747662493" calcext:value-type="float">
            <text:p>0.713850747662493</text:p>
          </table:table-cell>
          <table:table-cell office:value-type="float" office:value="0.0287583001187718" calcext:value-type="float">
            <text:p>0.0287583001187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5518305616322" calcext:value-type="float">
            <text:p>0.715518305616322</text:p>
          </table:table-cell>
          <table:table-cell office:value-type="float" office:value="0.0283833160301376" calcext:value-type="float">
            <text:p>0.0283833160301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20640106014713" calcext:value-type="float">
            <text:p>0.720640106014713</text:p>
          </table:table-cell>
          <table:table-cell office:value-type="float" office:value="0.0242624308346897" calcext:value-type="float">
            <text:p>0.024262430834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0822415368237" calcext:value-type="float">
            <text:p>0.710822415368237</text:p>
          </table:table-cell>
          <table:table-cell office:value-type="float" office:value="0.030136547942827" calcext:value-type="float">
            <text:p>0.0301365479428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4878605390848" calcext:value-type="float">
            <text:p>0.714878605390848</text:p>
          </table:table-cell>
          <table:table-cell office:value-type="float" office:value="0.0287880628079477" calcext:value-type="float">
            <text:p>0.0287880628079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1395200952279" calcext:value-type="float">
            <text:p>0.711395200952279</text:p>
          </table:table-cell>
          <table:table-cell office:value-type="float" office:value="0.0293361878042238" calcext:value-type="float">
            <text:p>0.0293361878042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5083202078945" calcext:value-type="float">
            <text:p>0.705083202078945</text:p>
          </table:table-cell>
          <table:table-cell office:value-type="float" office:value="0.0317997212486885" calcext:value-type="float">
            <text:p>0.0317997212486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7854328686688" calcext:value-type="float">
            <text:p>0.707854328686688</text:p>
          </table:table-cell>
          <table:table-cell office:value-type="float" office:value="0.0311033958388539" calcext:value-type="float">
            <text:p>0.0311033958388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5865211202606" calcext:value-type="float">
            <text:p>0.715865211202606</text:p>
          </table:table-cell>
          <table:table-cell office:value-type="float" office:value="0.0271329123152251" calcext:value-type="float">
            <text:p>0.0271329123152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0713375049717" calcext:value-type="float">
            <text:p>0.700713375049717</text:p>
          </table:table-cell>
          <table:table-cell office:value-type="float" office:value="0.0326739516854022" calcext:value-type="float">
            <text:p>0.0326739516854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8394758555588" calcext:value-type="float">
            <text:p>0.698394758555588</text:p>
          </table:table-cell>
          <table:table-cell office:value-type="float" office:value="0.0329995087173577" calcext:value-type="float">
            <text:p>0.0329995087173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7797161062045" calcext:value-type="float">
            <text:p>0.697797161062045</text:p>
          </table:table-cell>
          <table:table-cell office:value-type="float" office:value="0.0330614724996271" calcext:value-type="float">
            <text:p>0.0330614724996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2082670123908" calcext:value-type="float">
            <text:p>0.692082670123908</text:p>
          </table:table-cell>
          <table:table-cell office:value-type="float" office:value="0.0330687273593952" calcext:value-type="float">
            <text:p>0.0330687273593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8335135245599" calcext:value-type="float">
            <text:p>0.688335135245599</text:p>
          </table:table-cell>
          <table:table-cell office:value-type="float" office:value="0.03241359096737" calcext:value-type="float">
            <text:p>0.032413590967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852104085641" calcext:value-type="float">
            <text:p>0.68852104085641</text:p>
          </table:table-cell>
          <table:table-cell office:value-type="float" office:value="0.0321937808411081" calcext:value-type="float">
            <text:p>0.0321937808411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1263369059548" calcext:value-type="float">
            <text:p>0.691263369059548</text:p>
          </table:table-cell>
          <table:table-cell office:value-type="float" office:value="0.0326218155907357" calcext:value-type="float">
            <text:p>0.0326218155907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7703090049354" calcext:value-type="float">
            <text:p>0.697703090049354</text:p>
          </table:table-cell>
          <table:table-cell office:value-type="float" office:value="0.0331062111144554" calcext:value-type="float">
            <text:p>0.0331062111144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9184170281004" calcext:value-type="float">
            <text:p>0.689184170281004</text:p>
          </table:table-cell>
          <table:table-cell office:value-type="float" office:value="0.0318062897906847" calcext:value-type="float">
            <text:p>0.0318062897906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7037858155909" calcext:value-type="float">
            <text:p>0.697037858155909</text:p>
          </table:table-cell>
          <table:table-cell office:value-type="float" office:value="0.0327386676421367" calcext:value-type="float">
            <text:p>0.0327386676421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805565387554" calcext:value-type="float">
            <text:p>0.69805565387554</text:p>
          </table:table-cell>
          <table:table-cell office:value-type="float" office:value="0.033197162290073" calcext:value-type="float">
            <text:p>0.0331971622900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8065479591912" calcext:value-type="float">
            <text:p>0.698065479591912</text:p>
          </table:table-cell>
          <table:table-cell office:value-type="float" office:value="0.0324944799467521" calcext:value-type="float">
            <text:p>0.0324944799467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0275448735438" calcext:value-type="float">
            <text:p>0.700275448735438</text:p>
          </table:table-cell>
          <table:table-cell office:value-type="float" office:value="0.0322243832233454" calcext:value-type="float">
            <text:p>0.0322243832233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2248950622511" calcext:value-type="float">
            <text:p>0.692248950622511</text:p>
          </table:table-cell>
          <table:table-cell office:value-type="float" office:value="0.0296533224710481" calcext:value-type="float">
            <text:p>0.0296533224710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8193208736287" calcext:value-type="float">
            <text:p>0.688193208736287</text:p>
          </table:table-cell>
          <table:table-cell office:value-type="float" office:value="0.0316329213167342" calcext:value-type="float">
            <text:p>0.0316329213167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5881636268687" calcext:value-type="float">
            <text:p>0.685881636268687</text:p>
          </table:table-cell>
          <table:table-cell office:value-type="float" office:value="0.0299073044974535" calcext:value-type="float">
            <text:p>0.0299073044974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8747770420059" calcext:value-type="float">
            <text:p>0.678747770420059</text:p>
          </table:table-cell>
          <table:table-cell office:value-type="float" office:value="0.0271151998748224" calcext:value-type="float">
            <text:p>0.0271151998748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7827746707321" calcext:value-type="float">
            <text:p>0.677827746707321</text:p>
          </table:table-cell>
          <table:table-cell office:value-type="float" office:value="0.027112881621007" calcext:value-type="float">
            <text:p>0.0271128816210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5083837435144" calcext:value-type="float">
            <text:p>0.685083837435144</text:p>
          </table:table-cell>
          <table:table-cell office:value-type="float" office:value="0.030279466306604" calcext:value-type="float">
            <text:p>0.0302794663066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2081582562927" calcext:value-type="float">
            <text:p>0.682081582562927</text:p>
          </table:table-cell>
          <table:table-cell office:value-type="float" office:value="0.027337234803781" calcext:value-type="float">
            <text:p>0.0273372348037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527368257391" calcext:value-type="float">
            <text:p>0.68527368257391</text:p>
          </table:table-cell>
          <table:table-cell office:value-type="float" office:value="0.0301088451583734" calcext:value-type="float">
            <text:p>0.0301088451583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8103341419223" calcext:value-type="float">
            <text:p>0.688103341419223</text:p>
          </table:table-cell>
          <table:table-cell office:value-type="float" office:value="0.0301311914417473" calcext:value-type="float">
            <text:p>0.0301311914417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0033678637367" calcext:value-type="float">
            <text:p>0.690033678637367</text:p>
          </table:table-cell>
          <table:table-cell office:value-type="float" office:value="0.0324742054685959" calcext:value-type="float">
            <text:p>0.0324742054685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3841833965753" calcext:value-type="float">
            <text:p>0.693841833965753</text:p>
          </table:table-cell>
          <table:table-cell office:value-type="float" office:value="0.0332196890802029" calcext:value-type="float">
            <text:p>0.0332196890802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1374697061752" calcext:value-type="float">
            <text:p>0.701374697061752</text:p>
          </table:table-cell>
          <table:table-cell office:value-type="float" office:value="0.0320009866056574" calcext:value-type="float">
            <text:p>0.0320009866056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1670663015033" calcext:value-type="float">
            <text:p>0.701670663015033</text:p>
          </table:table-cell>
          <table:table-cell office:value-type="float" office:value="0.0332347925077936" calcext:value-type="float">
            <text:p>0.0332347925077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879524137599" calcext:value-type="float">
            <text:p>0.70879524137599</text:p>
          </table:table-cell>
          <table:table-cell office:value-type="float" office:value="0.0313251563572759" calcext:value-type="float">
            <text:p>0.0313251563572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8434264355208" calcext:value-type="float">
            <text:p>0.698434264355208</text:p>
          </table:table-cell>
          <table:table-cell office:value-type="float" office:value="0.0330052168477051" calcext:value-type="float">
            <text:p>0.0330052168477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7152535739384" calcext:value-type="float">
            <text:p>0.687152535739384</text:p>
          </table:table-cell>
          <table:table-cell office:value-type="float" office:value="0.02975489961886" calcext:value-type="float">
            <text:p>0.029754899618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8821761908442" calcext:value-type="float">
            <text:p>0.698821761908442</text:p>
          </table:table-cell>
          <table:table-cell office:value-type="float" office:value="0.0288142660264091" calcext:value-type="float">
            <text:p>0.0288142660264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4479341287673" calcext:value-type="float">
            <text:p>0.704479341287673</text:p>
          </table:table-cell>
          <table:table-cell office:value-type="float" office:value="0.0286990554354427" calcext:value-type="float">
            <text:p>0.0286990554354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5508137956112" calcext:value-type="float">
            <text:p>0.705508137956112</text:p>
          </table:table-cell>
          <table:table-cell office:value-type="float" office:value="0.0289737954122569" calcext:value-type="float">
            <text:p>0.0289737954122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6107815247708" calcext:value-type="float">
            <text:p>0.706107815247708</text:p>
          </table:table-cell>
          <table:table-cell office:value-type="float" office:value="0.0287770915593366" calcext:value-type="float">
            <text:p>0.0287770915593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6358450703628" calcext:value-type="float">
            <text:p>0.716358450703628</text:p>
          </table:table-cell>
          <table:table-cell office:value-type="float" office:value="0.0255752856110408" calcext:value-type="float">
            <text:p>0.0255752856110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2011286714262" calcext:value-type="float">
            <text:p>0.712011286714262</text:p>
          </table:table-cell>
          <table:table-cell office:value-type="float" office:value="0.0254845946468499" calcext:value-type="float">
            <text:p>0.025484594646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58312981776" calcext:value-type="float">
            <text:p>0.7158312981776</text:p>
          </table:table-cell>
          <table:table-cell office:value-type="float" office:value="0.0211464387331442" calcext:value-type="float">
            <text:p>0.0211464387331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5424628134822" calcext:value-type="float">
            <text:p>0.715424628134822</text:p>
          </table:table-cell>
          <table:table-cell office:value-type="float" office:value="0.023335023685633" calcext:value-type="float">
            <text:p>0.0233350236856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4875132506672" calcext:value-type="float">
            <text:p>0.714875132506672</text:p>
          </table:table-cell>
          <table:table-cell office:value-type="float" office:value="0.0249479748939287" calcext:value-type="float">
            <text:p>0.0249479748939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4706010590728" calcext:value-type="float">
            <text:p>0.714706010590728</text:p>
          </table:table-cell>
          <table:table-cell office:value-type="float" office:value="0.025453219085872" calcext:value-type="float">
            <text:p>0.0254532190858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6924826254097" calcext:value-type="float">
            <text:p>0.706924826254097</text:p>
          </table:table-cell>
          <table:table-cell office:value-type="float" office:value="0.0304813674011526" calcext:value-type="float">
            <text:p>0.0304813674011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6526686626892" calcext:value-type="float">
            <text:p>0.716526686626892</text:p>
          </table:table-cell>
          <table:table-cell office:value-type="float" office:value="0.0240278418484643" calcext:value-type="float">
            <text:p>0.0240278418484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7383196423184" calcext:value-type="float">
            <text:p>0.707383196423184</text:p>
          </table:table-cell>
          <table:table-cell office:value-type="float" office:value="0.0278260769914611" calcext:value-type="float">
            <text:p>0.0278260769914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1990694901933" calcext:value-type="float">
            <text:p>0.711990694901933</text:p>
          </table:table-cell>
          <table:table-cell office:value-type="float" office:value="0.0253722721626333" calcext:value-type="float">
            <text:p>0.0253722721626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649900122672" calcext:value-type="float">
            <text:p>0.71649900122672</text:p>
          </table:table-cell>
          <table:table-cell office:value-type="float" office:value="0.0254298101473932" calcext:value-type="float">
            <text:p>0.0254298101473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9314397484408" calcext:value-type="float">
            <text:p>0.709314397484408</text:p>
          </table:table-cell>
          <table:table-cell office:value-type="float" office:value="0.0302177363622857" calcext:value-type="float">
            <text:p>0.0302177363622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3850301078422" calcext:value-type="float">
            <text:p>0.703850301078422</text:p>
          </table:table-cell>
          <table:table-cell office:value-type="float" office:value="0.0317333277270976" calcext:value-type="float">
            <text:p>0.0317333277270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7586940258286" calcext:value-type="float">
            <text:p>0.697586940258286</text:p>
          </table:table-cell>
          <table:table-cell office:value-type="float" office:value="0.0315693488775065" calcext:value-type="float">
            <text:p>0.0315693488775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1741724771006" calcext:value-type="float">
            <text:p>0.691741724771006</text:p>
          </table:table-cell>
          <table:table-cell office:value-type="float" office:value="0.0276950527655749" calcext:value-type="float">
            <text:p>0.0276950527655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2092080813952" calcext:value-type="float">
            <text:p>0.692092080813952</text:p>
          </table:table-cell>
          <table:table-cell office:value-type="float" office:value="0.026357177628179" calcext:value-type="float">
            <text:p>0.0263571776281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0305957331479" calcext:value-type="float">
            <text:p>0.690305957331479</text:p>
          </table:table-cell>
          <table:table-cell office:value-type="float" office:value="0.0210073622636268" calcext:value-type="float">
            <text:p>0.0210073622636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4460728127551" calcext:value-type="float">
            <text:p>0.694460728127551</text:p>
          </table:table-cell>
          <table:table-cell office:value-type="float" office:value="0.0229071538893873" calcext:value-type="float">
            <text:p>0.0229071538893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4304987654496" calcext:value-type="float">
            <text:p>0.694304987654496</text:p>
          </table:table-cell>
          <table:table-cell office:value-type="float" office:value="0.0217372117319037" calcext:value-type="float">
            <text:p>0.0217372117319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2040398581381" calcext:value-type="float">
            <text:p>0.692040398581381</text:p>
          </table:table-cell>
          <table:table-cell office:value-type="float" office:value="0.0206267447179958" calcext:value-type="float">
            <text:p>0.0206267447179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6155131457714" calcext:value-type="float">
            <text:p>0.696155131457714</text:p>
          </table:table-cell>
          <table:table-cell office:value-type="float" office:value="0.020225907098813" calcext:value-type="float">
            <text:p>0.0202259070988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1425943950051" calcext:value-type="float">
            <text:p>0.701425943950051</text:p>
          </table:table-cell>
          <table:table-cell office:value-type="float" office:value="0.0220874301011266" calcext:value-type="float">
            <text:p>0.0220874301011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1422789618991" calcext:value-type="float">
            <text:p>0.701422789618991</text:p>
          </table:table-cell>
          <table:table-cell office:value-type="float" office:value="0.0221114174450151" calcext:value-type="float">
            <text:p>0.0221114174450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7315241970693" calcext:value-type="float">
            <text:p>0.697315241970693</text:p>
          </table:table-cell>
          <table:table-cell office:value-type="float" office:value="0.023424891764371" calcext:value-type="float">
            <text:p>0.0234248917643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3155791559045" calcext:value-type="float">
            <text:p>0.703155791559045</text:p>
          </table:table-cell>
          <table:table-cell office:value-type="float" office:value="0.0262688674312973" calcext:value-type="float">
            <text:p>0.0262688674312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7141948924405" calcext:value-type="float">
            <text:p>0.707141948924405</text:p>
          </table:table-cell>
          <table:table-cell office:value-type="float" office:value="0.0206223386223311" calcext:value-type="float">
            <text:p>0.0206223386223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6124402259233" calcext:value-type="float">
            <text:p>0.706124402259233</text:p>
          </table:table-cell>
          <table:table-cell office:value-type="float" office:value="0.0202489259564842" calcext:value-type="float">
            <text:p>0.0202489259564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0565621440029" calcext:value-type="float">
            <text:p>0.710565621440029</text:p>
          </table:table-cell>
          <table:table-cell office:value-type="float" office:value="0.0179739176610398" calcext:value-type="float">
            <text:p>0.017973917661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6808871995687" calcext:value-type="float">
            <text:p>0.706808871995687</text:p>
          </table:table-cell>
          <table:table-cell office:value-type="float" office:value="0.0161353629719753" calcext:value-type="float">
            <text:p>0.0161353629719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57841784421" calcext:value-type="float">
            <text:p>0.7057841784421</text:p>
          </table:table-cell>
          <table:table-cell office:value-type="float" office:value="0.0169771848312181" calcext:value-type="float">
            <text:p>0.0169771848312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4753918865367" calcext:value-type="float">
            <text:p>0.704753918865367</text:p>
          </table:table-cell>
          <table:table-cell office:value-type="float" office:value="0.0164714964819328" calcext:value-type="float">
            <text:p>0.0164714964819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132883035146" calcext:value-type="float">
            <text:p>0.70132883035146</text:p>
          </table:table-cell>
          <table:table-cell office:value-type="float" office:value="0.013892907440268" calcext:value-type="float">
            <text:p>0.0138929074402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0220919419361" calcext:value-type="float">
            <text:p>0.700220919419361</text:p>
          </table:table-cell>
          <table:table-cell office:value-type="float" office:value="0.0135536314430559" calcext:value-type="float">
            <text:p>0.0135536314430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7125285950767" calcext:value-type="float">
            <text:p>0.697125285950767</text:p>
          </table:table-cell>
          <table:table-cell office:value-type="float" office:value="0.000159639866877909" calcext:value-type="float">
            <text:p>0.0001596398668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7799640944867" calcext:value-type="float">
            <text:p>0.697799640944867</text:p>
          </table:table-cell>
          <table:table-cell office:value-type="float" office:value="0.00464052531937316" calcext:value-type="float">
            <text:p>0.0046405253193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8469479864679" calcext:value-type="float">
            <text:p>0.698469479864679</text:p>
          </table:table-cell>
          <table:table-cell office:value-type="float" office:value="0.00648413295959079" calcext:value-type="float">
            <text:p>0.0064841329595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7127376207492" calcext:value-type="float">
            <text:p>0.697127376207492</text:p>
          </table:table-cell>
          <table:table-cell office:value-type="float" office:value="0.000152684907149232" calcext:value-type="float">
            <text:p>0.0001526849071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6483991661312" calcext:value-type="float">
            <text:p>0.696483991661312</text:p>
          </table:table-cell>
          <table:table-cell office:value-type="float" office:value="0.00657577310253809" calcext:value-type="float">
            <text:p>0.0065757731025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6231508065995" calcext:value-type="float">
            <text:p>0.696231508065995</text:p>
          </table:table-cell>
          <table:table-cell office:value-type="float" office:value="0.00559614794510276" calcext:value-type="float">
            <text:p>0.0055961479451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2960379686896" calcext:value-type="float">
            <text:p>0.692960379686896</text:p>
          </table:table-cell>
          <table:table-cell office:value-type="float" office:value="0.0119943517997946" calcext:value-type="float">
            <text:p>0.0119943517997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166717323818" calcext:value-type="float">
            <text:p>0.69166717323818</text:p>
          </table:table-cell>
          <table:table-cell office:value-type="float" office:value="0.0123290749632971" calcext:value-type="float">
            <text:p>0.0123290749632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4334116390148" calcext:value-type="float">
            <text:p>0.694334116390148</text:p>
          </table:table-cell>
          <table:table-cell office:value-type="float" office:value="0.0115045169618887" calcext:value-type="float">
            <text:p>0.0115045169618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8357868370061" calcext:value-type="float">
            <text:p>0.698357868370061</text:p>
          </table:table-cell>
          <table:table-cell office:value-type="float" office:value="0.0119489202277459" calcext:value-type="float">
            <text:p>0.0119489202277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727906881439" calcext:value-type="float">
            <text:p>0.69727906881439</text:p>
          </table:table-cell>
          <table:table-cell office:value-type="float" office:value="0.00812893357460603" calcext:value-type="float">
            <text:p>0.0081289335746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5750867544622" calcext:value-type="float">
            <text:p>0.695750867544622</text:p>
          </table:table-cell>
          <table:table-cell office:value-type="float" office:value="0.0118243128984409" calcext:value-type="float">
            <text:p>0.0118243128984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543598503552" calcext:value-type="float">
            <text:p>0.69543598503552</text:p>
          </table:table-cell>
          <table:table-cell office:value-type="float" office:value="0.0161291102988807" calcext:value-type="float">
            <text:p>0.0161291102988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0831314030337" calcext:value-type="float">
            <text:p>0.690831314030337</text:p>
          </table:table-cell>
          <table:table-cell office:value-type="float" office:value="0.0181036212596845" calcext:value-type="float">
            <text:p>0.0181036212596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82026245146051" calcext:value-type="float">
            <text:p>0.682026245146051</text:p>
          </table:table-cell>
          <table:table-cell office:value-type="float" office:value="0.0170470489177092" calcext:value-type="float">
            <text:p>0.0170470489177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3830541251181" calcext:value-type="float">
            <text:p>0.683830541251181</text:p>
          </table:table-cell>
          <table:table-cell office:value-type="float" office:value="0.0174714999278885" calcext:value-type="float">
            <text:p>0.0174714999278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4603579811063" calcext:value-type="float">
            <text:p>0.684603579811063</text:p>
          </table:table-cell>
          <table:table-cell office:value-type="float" office:value="0.0160534919209246" calcext:value-type="float">
            <text:p>0.0160534919209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1404287065387" calcext:value-type="float">
            <text:p>0.681404287065387</text:p>
          </table:table-cell>
          <table:table-cell office:value-type="float" office:value="0.0170894925099927" calcext:value-type="float">
            <text:p>0.0170894925099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0346927747665" calcext:value-type="float">
            <text:p>0.680346927747665</text:p>
          </table:table-cell>
          <table:table-cell office:value-type="float" office:value="0.0189963847100555" calcext:value-type="float">
            <text:p>0.0189963847100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444573869567" calcext:value-type="float">
            <text:p>0.67444573869567</text:p>
          </table:table-cell>
          <table:table-cell office:value-type="float" office:value="0.0200858529007043" calcext:value-type="float">
            <text:p>0.0200858529007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4949331837251" calcext:value-type="float">
            <text:p>0.674949331837251</text:p>
          </table:table-cell>
          <table:table-cell office:value-type="float" office:value="0.0223271229476929" calcext:value-type="float">
            <text:p>0.0223271229476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349338720475" calcext:value-type="float">
            <text:p>0.67349338720475</text:p>
          </table:table-cell>
          <table:table-cell office:value-type="float" office:value="0.0238565029070387" calcext:value-type="float">
            <text:p>0.0238565029070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1522835216836" calcext:value-type="float">
            <text:p>0.681522835216836</text:p>
          </table:table-cell>
          <table:table-cell office:value-type="float" office:value="0.0210575232647813" calcext:value-type="float">
            <text:p>0.0210575232647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3580701502707" calcext:value-type="float">
            <text:p>0.673580701502707</text:p>
          </table:table-cell>
          <table:table-cell office:value-type="float" office:value="0.0273887415742583" calcext:value-type="float">
            <text:p>0.0273887415742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1900197202347" calcext:value-type="float">
            <text:p>0.661900197202347</text:p>
          </table:table-cell>
          <table:table-cell office:value-type="float" office:value="0.0294473170029812" calcext:value-type="float">
            <text:p>0.0294473170029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2343614519104" calcext:value-type="float">
            <text:p>0.652343614519104</text:p>
          </table:table-cell>
          <table:table-cell office:value-type="float" office:value="0.0265277406276627" calcext:value-type="float">
            <text:p>0.0265277406276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9950746628095" calcext:value-type="float">
            <text:p>0.649950746628095</text:p>
          </table:table-cell>
          <table:table-cell office:value-type="float" office:value="0.0285142550949453" calcext:value-type="float">
            <text:p>0.0285142550949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3932149228166" calcext:value-type="float">
            <text:p>0.653932149228166</text:p>
          </table:table-cell>
          <table:table-cell office:value-type="float" office:value="0.0301793198038679" calcext:value-type="float">
            <text:p>0.0301793198038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4968200856015" calcext:value-type="float">
            <text:p>0.644968200856015</text:p>
          </table:table-cell>
          <table:table-cell office:value-type="float" office:value="0.0233061947078735" calcext:value-type="float">
            <text:p>0.0233061947078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0668973061293" calcext:value-type="float">
            <text:p>0.640668973061293</text:p>
          </table:table-cell>
          <table:table-cell office:value-type="float" office:value="0.0180643231346808" calcext:value-type="float">
            <text:p>0.0180643231346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8352477666048" calcext:value-type="float">
            <text:p>0.638352477666048</text:p>
          </table:table-cell>
          <table:table-cell office:value-type="float" office:value="0.0141893179619712" calcext:value-type="float">
            <text:p>0.0141893179619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3858158584329" calcext:value-type="float">
            <text:p>0.633858158584329</text:p>
          </table:table-cell>
          <table:table-cell office:value-type="float" office:value="0.00980461742489818" calcext:value-type="float">
            <text:p>0.0098046174248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7275162636595" calcext:value-type="float">
            <text:p>0.637275162636595</text:p>
          </table:table-cell>
          <table:table-cell office:value-type="float" office:value="0.0133901688010826" calcext:value-type="float">
            <text:p>0.0133901688010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627258902369" calcext:value-type="float">
            <text:p>0.63627258902369</text:p>
          </table:table-cell>
          <table:table-cell office:value-type="float" office:value="0.0125247617420881" calcext:value-type="float">
            <text:p>0.0125247617420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7606792431317" calcext:value-type="float">
            <text:p>0.637606792431317</text:p>
          </table:table-cell>
          <table:table-cell office:value-type="float" office:value="0.0143404112417459" calcext:value-type="float">
            <text:p>0.0143404112417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7813882055541" calcext:value-type="float">
            <text:p>0.637813882055541</text:p>
          </table:table-cell>
          <table:table-cell office:value-type="float" office:value="0.0165054924555374" calcext:value-type="float">
            <text:p>0.016505492455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0368071387504" calcext:value-type="float">
            <text:p>0.640368071387504</text:p>
          </table:table-cell>
          <table:table-cell office:value-type="float" office:value="0.0199855195938841" calcext:value-type="float">
            <text:p>0.0199855195938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6735328917326" calcext:value-type="float">
            <text:p>0.646735328917326</text:p>
          </table:table-cell>
          <table:table-cell office:value-type="float" office:value="0.023169036621996" calcext:value-type="float">
            <text:p>0.0231690366219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1852086175835" calcext:value-type="float">
            <text:p>0.651852086175835</text:p>
          </table:table-cell>
          <table:table-cell office:value-type="float" office:value="0.0276181848764257" calcext:value-type="float">
            <text:p>0.0276181848764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815648126308" calcext:value-type="float">
            <text:p>0.64815648126308</text:p>
          </table:table-cell>
          <table:table-cell office:value-type="float" office:value="0.0231627160443036" calcext:value-type="float">
            <text:p>0.0231627160443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1028693994772" calcext:value-type="float">
            <text:p>0.651028693994772</text:p>
          </table:table-cell>
          <table:table-cell office:value-type="float" office:value="0.0211239312186826" calcext:value-type="float">
            <text:p>0.0211239312186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0452254815792" calcext:value-type="float">
            <text:p>0.650452254815792</text:p>
          </table:table-cell>
          <table:table-cell office:value-type="float" office:value="0.0197510157316134" calcext:value-type="float">
            <text:p>0.0197510157316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1026520450911" calcext:value-type="float">
            <text:p>0.651026520450911</text:p>
          </table:table-cell>
          <table:table-cell office:value-type="float" office:value="0.0211348011237618" calcext:value-type="float">
            <text:p>0.0211348011237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0296835148037" calcext:value-type="float">
            <text:p>0.650296835148037</text:p>
          </table:table-cell>
          <table:table-cell office:value-type="float" office:value="0.0217534355062631" calcext:value-type="float">
            <text:p>0.0217534355062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2903983469541" calcext:value-type="float">
            <text:p>0.642903983469541</text:p>
          </table:table-cell>
          <table:table-cell office:value-type="float" office:value="0.019318739221101" calcext:value-type="float">
            <text:p>0.019318739221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5411012757744" calcext:value-type="float">
            <text:p>0.645411012757744</text:p>
          </table:table-cell>
          <table:table-cell office:value-type="float" office:value="0.0181947975369341" calcext:value-type="float">
            <text:p>0.0181947975369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8165566049389" calcext:value-type="float">
            <text:p>0.648165566049389</text:p>
          </table:table-cell>
          <table:table-cell office:value-type="float" office:value="0.0230659027795009" calcext:value-type="float">
            <text:p>0.0230659027795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2267707050217" calcext:value-type="float">
            <text:p>0.652267707050217</text:p>
          </table:table-cell>
          <table:table-cell office:value-type="float" office:value="0.0254344482524527" calcext:value-type="float">
            <text:p>0.0254344482524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5390538913933" calcext:value-type="float">
            <text:p>0.655390538913933</text:p>
          </table:table-cell>
          <table:table-cell office:value-type="float" office:value="0.027585967754157" calcext:value-type="float">
            <text:p>0.0275859677541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7860484563074" calcext:value-type="float">
            <text:p>0.657860484563074</text:p>
          </table:table-cell>
          <table:table-cell office:value-type="float" office:value="0.0234228584070237" calcext:value-type="float">
            <text:p>0.0234228584070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8525904280597" calcext:value-type="float">
            <text:p>0.648525904280597</text:p>
          </table:table-cell>
          <table:table-cell office:value-type="float" office:value="0.0196069189362178" calcext:value-type="float">
            <text:p>0.0196069189362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5462229241285" calcext:value-type="float">
            <text:p>0.645462229241285</text:p>
          </table:table-cell>
          <table:table-cell office:value-type="float" office:value="0.018209808112253" calcext:value-type="float">
            <text:p>0.0182098081122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9991770583512" calcext:value-type="float">
            <text:p>0.649991770583512</text:p>
          </table:table-cell>
          <table:table-cell office:value-type="float" office:value="0.0169959212294615" calcext:value-type="float">
            <text:p>0.0169959212294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4100793585022" calcext:value-type="float">
            <text:p>0.654100793585022</text:p>
          </table:table-cell>
          <table:table-cell office:value-type="float" office:value="0.0159554419136891" calcext:value-type="float">
            <text:p>0.0159554419136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8248978478716" calcext:value-type="float">
            <text:p>0.658248978478716</text:p>
          </table:table-cell>
          <table:table-cell office:value-type="float" office:value="0.0136050662450149" calcext:value-type="float">
            <text:p>0.0136050662450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5548578439963" calcext:value-type="float">
            <text:p>0.655548578439963</text:p>
          </table:table-cell>
          <table:table-cell office:value-type="float" office:value="0.0152025476979843" calcext:value-type="float">
            <text:p>0.0152025476979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7928398054835" calcext:value-type="float">
            <text:p>0.657928398054835</text:p>
          </table:table-cell>
          <table:table-cell office:value-type="float" office:value="0.0137937335932256" calcext:value-type="float">
            <text:p>0.0137937335932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615130684168" calcext:value-type="float">
            <text:p>0.65615130684168</text:p>
          </table:table-cell>
          <table:table-cell office:value-type="float" office:value="0.0149003206912963" calcext:value-type="float">
            <text:p>0.0149003206912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4204962017805" calcext:value-type="float">
            <text:p>0.654204962017805</text:p>
          </table:table-cell>
          <table:table-cell office:value-type="float" office:value="0.0158863213916639" calcext:value-type="float">
            <text:p>0.0158863213916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4509742071458" calcext:value-type="float">
            <text:p>0.654509742071458</text:p>
          </table:table-cell>
          <table:table-cell office:value-type="float" office:value="0.0163647938938286" calcext:value-type="float">
            <text:p>0.0163647938938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2203559149044" calcext:value-type="float">
            <text:p>0.652203559149044</text:p>
          </table:table-cell>
          <table:table-cell office:value-type="float" office:value="0.0177973749751663" calcext:value-type="float">
            <text:p>0.0177973749751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9502882239116" calcext:value-type="float">
            <text:p>0.649502882239116</text:p>
          </table:table-cell>
          <table:table-cell office:value-type="float" office:value="0.0169401259341976" calcext:value-type="float">
            <text:p>0.0169401259341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8780742055086" calcext:value-type="float">
            <text:p>0.648780742055086</text:p>
          </table:table-cell>
          <table:table-cell office:value-type="float" office:value="0.0169129362475833" calcext:value-type="float">
            <text:p>0.0169129362475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6796025585331" calcext:value-type="float">
            <text:p>0.646796025585331</text:p>
          </table:table-cell>
          <table:table-cell office:value-type="float" office:value="0.0174585191695382" calcext:value-type="float">
            <text:p>0.0174585191695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8530134311203" calcext:value-type="float">
            <text:p>0.648530134311203</text:p>
          </table:table-cell>
          <table:table-cell office:value-type="float" office:value="0.0174518681180937" calcext:value-type="float">
            <text:p>0.0174518681180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4840563053512" calcext:value-type="float">
            <text:p>0.644840563053512</text:p>
          </table:table-cell>
          <table:table-cell office:value-type="float" office:value="0.0164814407399919" calcext:value-type="float">
            <text:p>0.0164814407399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030963115584" calcext:value-type="float">
            <text:p>0.65030963115584</text:p>
          </table:table-cell>
          <table:table-cell office:value-type="float" office:value="0.0168907955143614" calcext:value-type="float">
            <text:p>0.0168907955143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4847944630786" calcext:value-type="float">
            <text:p>0.644847944630786</text:p>
          </table:table-cell>
          <table:table-cell office:value-type="float" office:value="0.0166296370493826" calcext:value-type="float">
            <text:p>0.0166296370493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2820045922584" calcext:value-type="float">
            <text:p>0.642820045922584</text:p>
          </table:table-cell>
          <table:table-cell office:value-type="float" office:value="0.0160913286014717" calcext:value-type="float">
            <text:p>0.0160913286014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39495965677428" calcext:value-type="float">
            <text:p>0.639495965677428</text:p>
          </table:table-cell>
          <table:table-cell office:value-type="float" office:value="0.0145487182566361" calcext:value-type="float">
            <text:p>0.0145487182566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8041212534516" calcext:value-type="float">
            <text:p>0.638041212534516</text:p>
          </table:table-cell>
          <table:table-cell office:value-type="float" office:value="0.0135393771048458" calcext:value-type="float">
            <text:p>0.0135393771048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6648147219004" calcext:value-type="float">
            <text:p>0.636648147219004</text:p>
          </table:table-cell>
          <table:table-cell office:value-type="float" office:value="0.012410559836433" calcext:value-type="float">
            <text:p>0.0124105598364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6322949369377" calcext:value-type="float">
            <text:p>0.636322949369377</text:p>
          </table:table-cell>
          <table:table-cell office:value-type="float" office:value="0.0129350695631779" calcext:value-type="float">
            <text:p>0.0129350695631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9323940124806" calcext:value-type="float">
            <text:p>0.639323940124806</text:p>
          </table:table-cell>
          <table:table-cell office:value-type="float" office:value="0.0143941290047021" calcext:value-type="float">
            <text:p>0.0143941290047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5620772228202" calcext:value-type="float">
            <text:p>0.635620772228202</text:p>
          </table:table-cell>
          <table:table-cell office:value-type="float" office:value="0.0113443251979912" calcext:value-type="float">
            <text:p>0.0113443251979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4305676212082" calcext:value-type="float">
            <text:p>0.634305676212082</text:p>
          </table:table-cell>
          <table:table-cell office:value-type="float" office:value="0.00967273598619117" calcext:value-type="float">
            <text:p>0.0096727359861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39780819544679" calcext:value-type="float">
            <text:p>0.639780819544679</text:p>
          </table:table-cell>
          <table:table-cell office:value-type="float" office:value="0.0186346320839888" calcext:value-type="float">
            <text:p>0.0186346320839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7308043459471" calcext:value-type="float">
            <text:p>0.637308043459471</text:p>
          </table:table-cell>
          <table:table-cell office:value-type="float" office:value="0.0137140259998834" calcext:value-type="float">
            <text:p>0.0137140259998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8343733585508" calcext:value-type="float">
            <text:p>0.638343733585508</text:p>
          </table:table-cell>
          <table:table-cell office:value-type="float" office:value="0.0136729906830341" calcext:value-type="float">
            <text:p>0.0136729906830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4946965476175" calcext:value-type="float">
            <text:p>0.634946965476175</text:p>
          </table:table-cell>
          <table:table-cell office:value-type="float" office:value="0.0114159505087232" calcext:value-type="float">
            <text:p>0.0114159505087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2984755831692" calcext:value-type="float">
            <text:p>0.632984755831692</text:p>
          </table:table-cell>
          <table:table-cell office:value-type="float" office:value="0.0126576793434663" calcext:value-type="float">
            <text:p>0.0126576793434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9356479040696" calcext:value-type="float">
            <text:p>0.629356479040696</text:p>
          </table:table-cell>
          <table:table-cell office:value-type="float" office:value="0.0173715144462575" calcext:value-type="float">
            <text:p>0.0173715144462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1599585450343" calcext:value-type="float">
            <text:p>0.631599585450343</text:p>
          </table:table-cell>
          <table:table-cell office:value-type="float" office:value="0.0108006779207541" calcext:value-type="float">
            <text:p>0.0108006779207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3629249126247" calcext:value-type="float">
            <text:p>0.633629249126247</text:p>
          </table:table-cell>
          <table:table-cell office:value-type="float" office:value="0.0096097382450606" calcext:value-type="float">
            <text:p>0.0096097382450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4982846201941" calcext:value-type="float">
            <text:p>0.634982846201941</text:p>
          </table:table-cell>
          <table:table-cell office:value-type="float" office:value="0.0113532410083531" calcext:value-type="float">
            <text:p>0.0113532410083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6581484372642" calcext:value-type="float">
            <text:p>0.636581484372642</text:p>
          </table:table-cell>
          <table:table-cell office:value-type="float" office:value="0.0120962593093518" calcext:value-type="float">
            <text:p>0.0120962593093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8589997073592" calcext:value-type="float">
            <text:p>0.638589997073592</text:p>
          </table:table-cell>
          <table:table-cell office:value-type="float" office:value="0.0144431637874471" calcext:value-type="float">
            <text:p>0.0144431637874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6641944632939" calcext:value-type="float">
            <text:p>0.636641944632939</text:p>
          </table:table-cell>
          <table:table-cell office:value-type="float" office:value="0.0121673390517368" calcext:value-type="float">
            <text:p>0.0121673390517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6665555923027" calcext:value-type="float">
            <text:p>0.636665555923027</text:p>
          </table:table-cell>
          <table:table-cell office:value-type="float" office:value="0.0121606434001346" calcext:value-type="float">
            <text:p>0.0121606434001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398019135755" calcext:value-type="float">
            <text:p>0.63398019135755</text:p>
          </table:table-cell>
          <table:table-cell office:value-type="float" office:value="0.00900662400733731" calcext:value-type="float">
            <text:p>0.0090066240073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7651465020984" calcext:value-type="float">
            <text:p>0.637651465020984</text:p>
          </table:table-cell>
          <table:table-cell office:value-type="float" office:value="0.0137608051998049" calcext:value-type="float">
            <text:p>0.0137608051998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6674569750016" calcext:value-type="float">
            <text:p>0.636674569750016</text:p>
          </table:table-cell>
          <table:table-cell office:value-type="float" office:value="0.0121535438822609" calcext:value-type="float">
            <text:p>0.0121535438822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3050359317789" calcext:value-type="float">
            <text:p>0.633050359317789</text:p>
          </table:table-cell>
          <table:table-cell office:value-type="float" office:value="0.00723524501610046" calcext:value-type="float">
            <text:p>0.00723524501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8350842326792" calcext:value-type="float">
            <text:p>0.638350842326792</text:p>
          </table:table-cell>
          <table:table-cell office:value-type="float" office:value="0.01348544580799" calcext:value-type="float">
            <text:p>0.013485445807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0652773649554" calcext:value-type="float">
            <text:p>0.640652773649554</text:p>
          </table:table-cell>
          <table:table-cell office:value-type="float" office:value="0.0148913425749029" calcext:value-type="float">
            <text:p>0.0148913425749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870631545887" calcext:value-type="float">
            <text:p>0.63870631545887</text:p>
          </table:table-cell>
          <table:table-cell office:value-type="float" office:value="0.0137715805262136" calcext:value-type="float">
            <text:p>0.0137715805262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8136926286647" calcext:value-type="float">
            <text:p>0.638136926286647</text:p>
          </table:table-cell>
          <table:table-cell office:value-type="float" office:value="0.0135541161842145" calcext:value-type="float">
            <text:p>0.0135541161842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0268581240943" calcext:value-type="float">
            <text:p>0.640268581240943</text:p>
          </table:table-cell>
          <table:table-cell office:value-type="float" office:value="0.0150250412135502" calcext:value-type="float">
            <text:p>0.015025041213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39963580226639" calcext:value-type="float">
            <text:p>0.639963580226639</text:p>
          </table:table-cell>
          <table:table-cell office:value-type="float" office:value="0.0147057361243855" calcext:value-type="float">
            <text:p>0.0147057361243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8874882491454" calcext:value-type="float">
            <text:p>0.638874882491454</text:p>
          </table:table-cell>
          <table:table-cell office:value-type="float" office:value="0.0141122419354617" calcext:value-type="float">
            <text:p>0.0141122419354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8187033729807" calcext:value-type="float">
            <text:p>0.638187033729807</text:p>
          </table:table-cell>
          <table:table-cell office:value-type="float" office:value="0.0136210227255265" calcext:value-type="float">
            <text:p>0.0136210227255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9307342957042" calcext:value-type="float">
            <text:p>0.639307342957042</text:p>
          </table:table-cell>
          <table:table-cell office:value-type="float" office:value="0.0151592389938241" calcext:value-type="float">
            <text:p>0.0151592389938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859890905523" calcext:value-type="float">
            <text:p>0.63859890905523</text:p>
          </table:table-cell>
          <table:table-cell office:value-type="float" office:value="0.0146683209574853" calcext:value-type="float">
            <text:p>0.0146683209574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4950209309876" calcext:value-type="float">
            <text:p>0.634950209309876</text:p>
          </table:table-cell>
          <table:table-cell office:value-type="float" office:value="0.0103703062635271" calcext:value-type="float">
            <text:p>0.0103703062635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4978988068888" calcext:value-type="float">
            <text:p>0.634978988068888</text:p>
          </table:table-cell>
          <table:table-cell office:value-type="float" office:value="0.0104379239914275" calcext:value-type="float">
            <text:p>0.0104379239914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7750451409726" calcext:value-type="float">
            <text:p>0.637750451409726</text:p>
          </table:table-cell>
          <table:table-cell office:value-type="float" office:value="0.0141448839525961" calcext:value-type="float">
            <text:p>0.0141448839525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5686445858444" calcext:value-type="float">
            <text:p>0.635686445858444</text:p>
          </table:table-cell>
          <table:table-cell office:value-type="float" office:value="0.011395986529522" calcext:value-type="float">
            <text:p>0.0113959865295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2875514026218" calcext:value-type="float">
            <text:p>0.632875514026218</text:p>
          </table:table-cell>
          <table:table-cell office:value-type="float" office:value="0.00685763485718496" calcext:value-type="float">
            <text:p>0.0068576348571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462096028146" calcext:value-type="float">
            <text:p>0.63462096028146</text:p>
          </table:table-cell>
          <table:table-cell office:value-type="float" office:value="0.0100175201435729" calcext:value-type="float">
            <text:p>0.0100175201435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4238880340416" calcext:value-type="float">
            <text:p>0.634238880340416</text:p>
          </table:table-cell>
          <table:table-cell office:value-type="float" office:value="0.00950452368430868" calcext:value-type="float">
            <text:p>0.0095045236843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7732916375642" calcext:value-type="float">
            <text:p>0.637732916375642</text:p>
          </table:table-cell>
          <table:table-cell office:value-type="float" office:value="0.0133581922877979" calcext:value-type="float">
            <text:p>0.0133581922877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7069280582809" calcext:value-type="float">
            <text:p>0.637069280582809</text:p>
          </table:table-cell>
          <table:table-cell office:value-type="float" office:value="0.0126684011875372" calcext:value-type="float">
            <text:p>0.012668401187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5653666104641" calcext:value-type="float">
            <text:p>0.635653666104641</text:p>
          </table:table-cell>
          <table:table-cell office:value-type="float" office:value="0.0110308919046086" calcext:value-type="float">
            <text:p>0.0110308919046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3268887913588" calcext:value-type="float">
            <text:p>0.633268887913588</text:p>
          </table:table-cell>
          <table:table-cell office:value-type="float" office:value="0.00724708203722892" calcext:value-type="float">
            <text:p>0.0072470820372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1870950312932" calcext:value-type="float">
            <text:p>0.631870950312932</text:p>
          </table:table-cell>
          <table:table-cell office:value-type="float" office:value="0.00327972113453622" calcext:value-type="float">
            <text:p>0.0032797211345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4542691136877" calcext:value-type="float">
            <text:p>0.634542691136877</text:p>
          </table:table-cell>
          <table:table-cell office:value-type="float" office:value="0.0122503418154227" calcext:value-type="float">
            <text:p>0.0122503418154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39186795752686" calcext:value-type="float">
            <text:p>0.639186795752686</text:p>
          </table:table-cell>
          <table:table-cell office:value-type="float" office:value="0.0188897807033317" calcext:value-type="float">
            <text:p>0.0188897807033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7822218076577" calcext:value-type="float">
            <text:p>0.637822218076577</text:p>
          </table:table-cell>
          <table:table-cell office:value-type="float" office:value="0.0163781096878621" calcext:value-type="float">
            <text:p>0.0163781096878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2037408422802" calcext:value-type="float">
            <text:p>0.642037408422802</text:p>
          </table:table-cell>
          <table:table-cell office:value-type="float" office:value="0.0176774334070729" calcext:value-type="float">
            <text:p>0.0176774334070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2609936791684" calcext:value-type="float">
            <text:p>0.642609936791684</text:p>
          </table:table-cell>
          <table:table-cell office:value-type="float" office:value="0.0194927622730231" calcext:value-type="float">
            <text:p>0.0194927622730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1684296759174" calcext:value-type="float">
            <text:p>0.641684296759174</text:p>
          </table:table-cell>
          <table:table-cell office:value-type="float" office:value="0.0155197015905356" calcext:value-type="float">
            <text:p>0.0155197015905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7225868780342" calcext:value-type="float">
            <text:p>0.637225868780342</text:p>
          </table:table-cell>
          <table:table-cell office:value-type="float" office:value="0.0120224779216143" calcext:value-type="float">
            <text:p>0.0120224779216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5637891053115" calcext:value-type="float">
            <text:p>0.635637891053115</text:p>
          </table:table-cell>
          <table:table-cell office:value-type="float" office:value="0.0103742263455056" calcext:value-type="float">
            <text:p>0.0103742263455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7575867805287" calcext:value-type="float">
            <text:p>0.637575867805287</text:p>
          </table:table-cell>
          <table:table-cell office:value-type="float" office:value="0.0131163454408053" calcext:value-type="float">
            <text:p>0.0131163454408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8232614836575" calcext:value-type="float">
            <text:p>0.638232614836575</text:p>
          </table:table-cell>
          <table:table-cell office:value-type="float" office:value="0.012748841098232" calcext:value-type="float">
            <text:p>0.0127488410982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049288743224" calcext:value-type="float">
            <text:p>0.64049288743224</text:p>
          </table:table-cell>
          <table:table-cell office:value-type="float" office:value="0.0142427822174662" calcext:value-type="float">
            <text:p>0.0142427822174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4778027319257" calcext:value-type="float">
            <text:p>0.634778027319257</text:p>
          </table:table-cell>
          <table:table-cell office:value-type="float" office:value="0.00913787797791211" calcext:value-type="float">
            <text:p>0.0091378779779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6029544937768" calcext:value-type="float">
            <text:p>0.636029544937768</text:p>
          </table:table-cell>
          <table:table-cell office:value-type="float" office:value="0.0107386901612407" calcext:value-type="float">
            <text:p>0.0107386901612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7693666310732" calcext:value-type="float">
            <text:p>0.637693666310732</text:p>
          </table:table-cell>
          <table:table-cell office:value-type="float" office:value="0.0124076903145551" calcext:value-type="float">
            <text:p>0.0124076903145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5898027962285" calcext:value-type="float">
            <text:p>0.635898027962285</text:p>
          </table:table-cell>
          <table:table-cell office:value-type="float" office:value="0.01043548318301" calcext:value-type="float">
            <text:p>0.010435483183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7968100344869" calcext:value-type="float">
            <text:p>0.637968100344869</text:p>
          </table:table-cell>
          <table:table-cell office:value-type="float" office:value="0.0125783965389715" calcext:value-type="float">
            <text:p>0.0125783965389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8534779006805" calcext:value-type="float">
            <text:p>0.638534779006805</text:p>
          </table:table-cell>
          <table:table-cell office:value-type="float" office:value="0.0162589803558645" calcext:value-type="float">
            <text:p>0.0162589803558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7178365115173" calcext:value-type="float">
            <text:p>0.637178365115173</text:p>
          </table:table-cell>
          <table:table-cell office:value-type="float" office:value="0.0129111137056003" calcext:value-type="float">
            <text:p>0.01291111370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5423652928334" calcext:value-type="float">
            <text:p>0.635423652928334</text:p>
          </table:table-cell>
          <table:table-cell office:value-type="float" office:value="0.0104624002178148" calcext:value-type="float">
            <text:p>0.0104624002178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3531297291902" calcext:value-type="float">
            <text:p>0.633531297291902</text:p>
          </table:table-cell>
          <table:table-cell office:value-type="float" office:value="0.00896878762727945" calcext:value-type="float">
            <text:p>0.0089687876272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5494588858556" calcext:value-type="float">
            <text:p>0.635494588858556</text:p>
          </table:table-cell>
          <table:table-cell office:value-type="float" office:value="0.0155402240458462" calcext:value-type="float">
            <text:p>0.0155402240458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7302052726106" calcext:value-type="float">
            <text:p>0.637302052726106</text:p>
          </table:table-cell>
          <table:table-cell office:value-type="float" office:value="0.0258167154080176" calcext:value-type="float">
            <text:p>0.0258167154080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290312816786" calcext:value-type="float">
            <text:p>0.64290312816786</text:p>
          </table:table-cell>
          <table:table-cell office:value-type="float" office:value="0.0363309058675892" calcext:value-type="float">
            <text:p>0.0363309058675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3264713862995" calcext:value-type="float">
            <text:p>0.633264713862995</text:p>
          </table:table-cell>
          <table:table-cell office:value-type="float" office:value="0.0149682550087616" calcext:value-type="float">
            <text:p>0.0149682550087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5876876187502" calcext:value-type="float">
            <text:p>0.635876876187502</text:p>
          </table:table-cell>
          <table:table-cell office:value-type="float" office:value="0.0205251667235731" calcext:value-type="float">
            <text:p>0.0205251667235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0270073012787" calcext:value-type="float">
            <text:p>0.640270073012787</text:p>
          </table:table-cell>
          <table:table-cell office:value-type="float" office:value="0.0259127350586096" calcext:value-type="float">
            <text:p>0.02591273505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3990095694318" calcext:value-type="float">
            <text:p>0.643990095694318</text:p>
          </table:table-cell>
          <table:table-cell office:value-type="float" office:value="0.0320095003500112" calcext:value-type="float">
            <text:p>0.0320095003500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4046745761789" calcext:value-type="float">
            <text:p>0.644046745761789</text:p>
          </table:table-cell>
          <table:table-cell office:value-type="float" office:value="0.0292157817266908" calcext:value-type="float">
            <text:p>0.0292157817266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6238488381511" calcext:value-type="float">
            <text:p>0.636238488381511</text:p>
          </table:table-cell>
          <table:table-cell office:value-type="float" office:value="0.0119166989108758" calcext:value-type="float">
            <text:p>0.0119166989108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4833112666497" calcext:value-type="float">
            <text:p>0.634833112666497</text:p>
          </table:table-cell>
          <table:table-cell office:value-type="float" office:value="0.0101179385001009" calcext:value-type="float">
            <text:p>0.010117938500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4753271703916" calcext:value-type="float">
            <text:p>0.634753271703916</text:p>
          </table:table-cell>
          <table:table-cell office:value-type="float" office:value="0.0125314234804055" calcext:value-type="float">
            <text:p>0.0125314234804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1988682848258" calcext:value-type="float">
            <text:p>0.631988682848258</text:p>
          </table:table-cell>
          <table:table-cell office:value-type="float" office:value="0.0031710735758811" calcext:value-type="float">
            <text:p>0.0031710735758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2962068065963" calcext:value-type="float">
            <text:p>0.632962068065963</text:p>
          </table:table-cell>
          <table:table-cell office:value-type="float" office:value="0.00623363460306945" calcext:value-type="float">
            <text:p>0.0062336346030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1951787335687" calcext:value-type="float">
            <text:p>0.631951787335687</text:p>
          </table:table-cell>
          <table:table-cell office:value-type="float" office:value="0.00333073748165572" calcext:value-type="float">
            <text:p>0.0033307374816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1616333615087" calcext:value-type="float">
            <text:p>0.631616333615087</text:p>
          </table:table-cell>
          <table:table-cell office:value-type="float" office:value="0.000240421056986466" calcext:value-type="float">
            <text:p>0.0002404210569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1884481833401" calcext:value-type="float">
            <text:p>0.631884481833401</text:p>
          </table:table-cell>
          <table:table-cell office:value-type="float" office:value="0.00327964654233071" calcext:value-type="float">
            <text:p>0.0032796465423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2184897036997" calcext:value-type="float">
            <text:p>0.632184897036997</text:p>
          </table:table-cell>
          <table:table-cell office:value-type="float" office:value="0.00473488502595869" calcext:value-type="float">
            <text:p>0.0047348850259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2623075928151" calcext:value-type="float">
            <text:p>0.632623075928151</text:p>
          </table:table-cell>
          <table:table-cell office:value-type="float" office:value="0.00586952530094339" calcext:value-type="float">
            <text:p>0.0058695253009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1960821387199" calcext:value-type="float">
            <text:p>0.631960821387199</text:p>
          </table:table-cell>
          <table:table-cell office:value-type="float" office:value="0.0033561593349194" calcext:value-type="float">
            <text:p>0.0033561593349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3881064627981" calcext:value-type="float">
            <text:p>0.633881064627981</text:p>
          </table:table-cell>
          <table:table-cell office:value-type="float" office:value="0.00854713424435242" calcext:value-type="float">
            <text:p>0.0085471342443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5239835868766" calcext:value-type="float">
            <text:p>0.635239835868766</text:p>
          </table:table-cell>
          <table:table-cell office:value-type="float" office:value="0.0103899222283821" calcext:value-type="float">
            <text:p>0.0103899222283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3528182765184" calcext:value-type="float">
            <text:p>0.633528182765184</text:p>
          </table:table-cell>
          <table:table-cell office:value-type="float" office:value="0.00772019167402651" calcext:value-type="float">
            <text:p>0.0077201916740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7105001769449" calcext:value-type="float">
            <text:p>0.637105001769449</text:p>
          </table:table-cell>
          <table:table-cell office:value-type="float" office:value="0.0122045055779924" calcext:value-type="float">
            <text:p>0.0122045055779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4877404081072" calcext:value-type="float">
            <text:p>0.634877404081072</text:p>
          </table:table-cell>
          <table:table-cell office:value-type="float" office:value="0.0107824091434005" calcext:value-type="float">
            <text:p>0.0107824091434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4539261737399" calcext:value-type="float">
            <text:p>0.634539261737399</text:p>
          </table:table-cell>
          <table:table-cell office:value-type="float" office:value="0.00933195320437671" calcext:value-type="float">
            <text:p>0.0093319532043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29261044375" calcext:value-type="float">
            <text:p>0.6329261044375</text:p>
          </table:table-cell>
          <table:table-cell office:value-type="float" office:value="0.00631267059951301" calcext:value-type="float">
            <text:p>0.0063126705995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34867064084629" calcext:value-type="float">
            <text:p>0.634867064084629</text:p>
          </table:table-cell>
          <table:table-cell office:value-type="float" office:value="0.00973865415006833" calcext:value-type="float">
            <text:p>0.0097386541500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7082285712458" calcext:value-type="float">
            <text:p>0.637082285712458</text:p>
          </table:table-cell>
          <table:table-cell office:value-type="float" office:value="0.0121410107482965" calcext:value-type="float">
            <text:p>0.0121410107482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4498023724289" calcext:value-type="float">
            <text:p>0.634498023724289</text:p>
          </table:table-cell>
          <table:table-cell office:value-type="float" office:value="0.00926217086099558" calcext:value-type="float">
            <text:p>0.0092621708609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2885176162449" calcext:value-type="float">
            <text:p>0.632885176162449</text:p>
          </table:table-cell>
          <table:table-cell office:value-type="float" office:value="0.0063274050601647" calcext:value-type="float">
            <text:p>0.0063274050601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2841737610745" calcext:value-type="float">
            <text:p>0.632841737610745</text:p>
          </table:table-cell>
          <table:table-cell office:value-type="float" office:value="0.0063381663580146" calcext:value-type="float">
            <text:p>0.0063381663580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4495368016058" calcext:value-type="float">
            <text:p>0.634495368016058</text:p>
          </table:table-cell>
          <table:table-cell office:value-type="float" office:value="0.00940879729429072" calcext:value-type="float">
            <text:p>0.0094087972942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4184927048608" calcext:value-type="float">
            <text:p>0.634184927048608</text:p>
          </table:table-cell>
          <table:table-cell office:value-type="float" office:value="0.00891318118565192" calcext:value-type="float">
            <text:p>0.0089131811856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4471423924059" calcext:value-type="float">
            <text:p>0.634471423924059</text:p>
          </table:table-cell>
          <table:table-cell office:value-type="float" office:value="0.00933388740084923" calcext:value-type="float">
            <text:p>0.0093338874008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480150381181" calcext:value-type="float">
            <text:p>0.63480150381181</text:p>
          </table:table-cell>
          <table:table-cell office:value-type="float" office:value="0.00979214348463209" calcext:value-type="float">
            <text:p>0.0097921434846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5432571456447" calcext:value-type="float">
            <text:p>0.635432571456447</text:p>
          </table:table-cell>
          <table:table-cell office:value-type="float" office:value="0.0105940726868709" calcext:value-type="float">
            <text:p>0.0105940726868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4120952201605" calcext:value-type="float">
            <text:p>0.634120952201605</text:p>
          </table:table-cell>
          <table:table-cell office:value-type="float" office:value="0.00884797157889382" calcext:value-type="float">
            <text:p>0.0088479715788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2852747110476" calcext:value-type="float">
            <text:p>0.632852747110476</text:p>
          </table:table-cell>
          <table:table-cell office:value-type="float" office:value="0.00650643808367729" calcext:value-type="float">
            <text:p>0.0065064380836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2584678308888" calcext:value-type="float">
            <text:p>0.632584678308888</text:p>
          </table:table-cell>
          <table:table-cell office:value-type="float" office:value="0.00764580068225025" calcext:value-type="float">
            <text:p>0.007645800682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4228747568441" calcext:value-type="float">
            <text:p>0.634228747568441</text:p>
          </table:table-cell>
          <table:table-cell office:value-type="float" office:value="0.0105687524813684" calcext:value-type="float">
            <text:p>0.0105687524813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62591811474" calcext:value-type="float">
            <text:p>0.6362591811474</text:p>
          </table:table-cell>
          <table:table-cell office:value-type="float" office:value="0.0118272605790351" calcext:value-type="float">
            <text:p>0.0118272605790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35003041998922" calcext:value-type="float">
            <text:p>0.635003041998922</text:p>
          </table:table-cell>
          <table:table-cell office:value-type="float" office:value="0.0113788130318439" calcext:value-type="float">
            <text:p>0.0113788130318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1889048635448" calcext:value-type="float">
            <text:p>0.631889048635448</text:p>
          </table:table-cell>
          <table:table-cell office:value-type="float" office:value="0.00353599023639881" calcext:value-type="float">
            <text:p>0.0035359902363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1422088593686" calcext:value-type="float">
            <text:p>0.631422088593686</text:p>
          </table:table-cell>
          <table:table-cell office:value-type="float" office:value="0.000346549230625269" calcext:value-type="float">
            <text:p>0.00034654923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1337620536752" calcext:value-type="float">
            <text:p>0.631337620536752</text:p>
          </table:table-cell>
          <table:table-cell office:value-type="float" office:value="0.00050796488549275" calcext:value-type="float">
            <text:p>0.0005079648854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12064569725" calcext:value-type="float">
            <text:p>0.6312064569725</text:p>
          </table:table-cell>
          <table:table-cell office:value-type="float" office:value="0.000793996706836471" calcext:value-type="float">
            <text:p>0.0007939967068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1672998221691" calcext:value-type="float">
            <text:p>0.631672998221691</text:p>
          </table:table-cell>
          <table:table-cell office:value-type="float" office:value="0.00337862228127311" calcext:value-type="float">
            <text:p>0.0033786222812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3026884417882" calcext:value-type="float">
            <text:p>0.633026884417882</text:p>
          </table:table-cell>
          <table:table-cell office:value-type="float" office:value="0.00724804125904775" calcext:value-type="float">
            <text:p>0.0072480412590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4663561724589" calcext:value-type="float">
            <text:p>0.634663561724589</text:p>
          </table:table-cell>
          <table:table-cell office:value-type="float" office:value="0.0111450822330424" calcext:value-type="float">
            <text:p>0.0111450822330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8228621148685" calcext:value-type="float">
            <text:p>0.638228621148685</text:p>
          </table:table-cell>
          <table:table-cell office:value-type="float" office:value="0.0157509822757219" calcext:value-type="float">
            <text:p>0.0157509822757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3054625945464" calcext:value-type="float">
            <text:p>0.643054625945464</text:p>
          </table:table-cell>
          <table:table-cell office:value-type="float" office:value="0.0192034935515225" calcext:value-type="float">
            <text:p>0.0192034935515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2463418973449" calcext:value-type="float">
            <text:p>0.642463418973449</text:p>
          </table:table-cell>
          <table:table-cell office:value-type="float" office:value="0.0207066067514112" calcext:value-type="float">
            <text:p>0.0207066067514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2459683817123" calcext:value-type="float">
            <text:p>0.642459683817123</text:p>
          </table:table-cell>
          <table:table-cell office:value-type="float" office:value="0.0195741046194136" calcext:value-type="float">
            <text:p>0.0195741046194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1175704762504" calcext:value-type="float">
            <text:p>0.651175704762504</text:p>
          </table:table-cell>
          <table:table-cell office:value-type="float" office:value="0.0215882492640615" calcext:value-type="float">
            <text:p>0.0215882492640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8513550133564" calcext:value-type="float">
            <text:p>0.648513550133564</text:p>
          </table:table-cell>
          <table:table-cell office:value-type="float" office:value="0.0176760292282765" calcext:value-type="float">
            <text:p>0.0176760292282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6258830096376" calcext:value-type="float">
            <text:p>0.646258830096376</text:p>
          </table:table-cell>
          <table:table-cell office:value-type="float" office:value="0.0168735997378386" calcext:value-type="float">
            <text:p>0.0168735997378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48228258845556" calcext:value-type="float">
            <text:p>0.648228258845556</text:p>
          </table:table-cell>
          <table:table-cell office:value-type="float" office:value="0.0179866196760544" calcext:value-type="float">
            <text:p>0.0179866196760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3437021569121" calcext:value-type="float">
            <text:p>0.643437021569121</text:p>
          </table:table-cell>
          <table:table-cell office:value-type="float" office:value="0.0158098311689111" calcext:value-type="float">
            <text:p>0.0158098311689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0380442477615" calcext:value-type="float">
            <text:p>0.640380442477615</text:p>
          </table:table-cell>
          <table:table-cell office:value-type="float" office:value="0.0146432346105512" calcext:value-type="float">
            <text:p>0.0146432346105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7182775432292" calcext:value-type="float">
            <text:p>0.637182775432292</text:p>
          </table:table-cell>
          <table:table-cell office:value-type="float" office:value="0.0123282044445611" calcext:value-type="float">
            <text:p>0.0123282044445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9056625820448" calcext:value-type="float">
            <text:p>0.639056625820448</text:p>
          </table:table-cell>
          <table:table-cell office:value-type="float" office:value="0.0152348228501422" calcext:value-type="float">
            <text:p>0.0152348228501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1527976331811" calcext:value-type="float">
            <text:p>0.641527976331811</text:p>
          </table:table-cell>
          <table:table-cell office:value-type="float" office:value="0.0159607904102666" calcext:value-type="float">
            <text:p>0.0159607904102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01963983094" calcext:value-type="float">
            <text:p>0.6401963983094</text:p>
          </table:table-cell>
          <table:table-cell office:value-type="float" office:value="0.0164109948231343" calcext:value-type="float">
            <text:p>0.0164109948231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5505527324466" calcext:value-type="float">
            <text:p>0.635505527324466</text:p>
          </table:table-cell>
          <table:table-cell office:value-type="float" office:value="0.0197077114643265" calcext:value-type="float">
            <text:p>0.0197077114643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34661400159801" calcext:value-type="float">
            <text:p>0.634661400159801</text:p>
          </table:table-cell>
          <table:table-cell office:value-type="float" office:value="0.0256245733223642" calcext:value-type="float">
            <text:p>0.0256245733223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2528535996474" calcext:value-type="float">
            <text:p>0.632528535996474</text:p>
          </table:table-cell>
          <table:table-cell office:value-type="float" office:value="0.0265129879089398" calcext:value-type="float">
            <text:p>0.026512987908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9866647755642" calcext:value-type="float">
            <text:p>0.629866647755642</text:p>
          </table:table-cell>
          <table:table-cell office:value-type="float" office:value="0.0244821934184859" calcext:value-type="float">
            <text:p>0.0244821934184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8652874479467" calcext:value-type="float">
            <text:p>0.628652874479467</text:p>
          </table:table-cell>
          <table:table-cell office:value-type="float" office:value="0.0230902792544041" calcext:value-type="float">
            <text:p>0.0230902792544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8282788686979" calcext:value-type="float">
            <text:p>0.628282788686979</text:p>
          </table:table-cell>
          <table:table-cell office:value-type="float" office:value="0.020527850278823" calcext:value-type="float">
            <text:p>0.0205278502788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8860539637183" calcext:value-type="float">
            <text:p>0.628860539637183</text:p>
          </table:table-cell>
          <table:table-cell office:value-type="float" office:value="0.0179906633322583" calcext:value-type="float">
            <text:p>0.0179906633322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8284337541388" calcext:value-type="float">
            <text:p>0.628284337541388</text:p>
          </table:table-cell>
          <table:table-cell office:value-type="float" office:value="0.0128593905466423" calcext:value-type="float">
            <text:p>0.0128593905466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7642013539344" calcext:value-type="float">
            <text:p>0.627642013539344</text:p>
          </table:table-cell>
          <table:table-cell office:value-type="float" office:value="0.0230951693634081" calcext:value-type="float">
            <text:p>0.0230951693634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4979031397016" calcext:value-type="float">
            <text:p>0.624979031397016</text:p>
          </table:table-cell>
          <table:table-cell office:value-type="float" office:value="0.0132599890475232" calcext:value-type="float">
            <text:p>0.0132599890475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069351209597" calcext:value-type="float">
            <text:p>0.62069351209597</text:p>
          </table:table-cell>
          <table:table-cell office:value-type="float" office:value="0.0169405321396969" calcext:value-type="float">
            <text:p>0.0169405321396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5718144533209" calcext:value-type="float">
            <text:p>0.615718144533209</text:p>
          </table:table-cell>
          <table:table-cell office:value-type="float" office:value="0.0189228721202767" calcext:value-type="float">
            <text:p>0.0189228721202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3670611628885" calcext:value-type="float">
            <text:p>0.613670611628885</text:p>
          </table:table-cell>
          <table:table-cell office:value-type="float" office:value="0.0206370370072188" calcext:value-type="float">
            <text:p>0.0206370370072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4385385727434" calcext:value-type="float">
            <text:p>0.614385385727434</text:p>
          </table:table-cell>
          <table:table-cell office:value-type="float" office:value="0.0232507282421375" calcext:value-type="float">
            <text:p>0.0232507282421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9351596990894" calcext:value-type="float">
            <text:p>0.619351596990894</text:p>
          </table:table-cell>
          <table:table-cell office:value-type="float" office:value="0.0173632648512539" calcext:value-type="float">
            <text:p>0.0173632648512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3634154789864" calcext:value-type="float">
            <text:p>0.623634154789864</text:p>
          </table:table-cell>
          <table:table-cell office:value-type="float" office:value="0.014902226687645" calcext:value-type="float">
            <text:p>0.0149022266876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19556986889316" calcext:value-type="float">
            <text:p>0.619556986889316</text:p>
          </table:table-cell>
          <table:table-cell office:value-type="float" office:value="0.0191315832584001" calcext:value-type="float">
            <text:p>0.01913158325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2673618497464" calcext:value-type="float">
            <text:p>0.622673618497464</text:p>
          </table:table-cell>
          <table:table-cell office:value-type="float" office:value="0.0186507305264734" calcext:value-type="float">
            <text:p>0.0186507305264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19525239014387" calcext:value-type="float">
            <text:p>0.619525239014387</text:p>
          </table:table-cell>
          <table:table-cell office:value-type="float" office:value="0.0202183426830166" calcext:value-type="float">
            <text:p>0.0202183426830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9682149417355" calcext:value-type="float">
            <text:p>0.619682149417355</text:p>
          </table:table-cell>
          <table:table-cell office:value-type="float" office:value="0.0190598861455863" calcext:value-type="float">
            <text:p>0.0190598861455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5695853610344" calcext:value-type="float">
            <text:p>0.615695853610344</text:p>
          </table:table-cell>
          <table:table-cell office:value-type="float" office:value="0.0165515505593876" calcext:value-type="float">
            <text:p>0.0165515505593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1584245262261" calcext:value-type="float">
            <text:p>0.61584245262261</text:p>
          </table:table-cell>
          <table:table-cell office:value-type="float" office:value="0.0165713698040376" calcext:value-type="float">
            <text:p>0.0165713698040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10636814044957" calcext:value-type="float">
            <text:p>0.610636814044957</text:p>
          </table:table-cell>
          <table:table-cell office:value-type="float" office:value="0.0159691574066954" calcext:value-type="float">
            <text:p>0.0159691574066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9381671043821" calcext:value-type="float">
            <text:p>0.609381671043821</text:p>
          </table:table-cell>
          <table:table-cell office:value-type="float" office:value="0.0162068786122293" calcext:value-type="float">
            <text:p>0.0162068786122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566332258473" calcext:value-type="float">
            <text:p>0.60566332258473</text:p>
          </table:table-cell>
          <table:table-cell office:value-type="float" office:value="0.0163307261939893" calcext:value-type="float">
            <text:p>0.0163307261939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1112653605857" calcext:value-type="float">
            <text:p>0.601112653605857</text:p>
          </table:table-cell>
          <table:table-cell office:value-type="float" office:value="0.00898625908247982" calcext:value-type="float">
            <text:p>0.008986259082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3764736902231" calcext:value-type="float">
            <text:p>0.603764736902231</text:p>
          </table:table-cell>
          <table:table-cell office:value-type="float" office:value="0.0121252423635306" calcext:value-type="float">
            <text:p>0.0121252423635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244157869833" calcext:value-type="float">
            <text:p>0.60244157869833</text:p>
          </table:table-cell>
          <table:table-cell office:value-type="float" office:value="0.0107482540116612" calcext:value-type="float">
            <text:p>0.0107482540116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1089614674105" calcext:value-type="float">
            <text:p>0.601089614674105</text:p>
          </table:table-cell>
          <table:table-cell office:value-type="float" office:value="0.00898795971688818" calcext:value-type="float">
            <text:p>0.0089879597168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2423461512065" calcext:value-type="float">
            <text:p>0.602423461512065</text:p>
          </table:table-cell>
          <table:table-cell office:value-type="float" office:value="0.0107587620772922" calcext:value-type="float">
            <text:p>0.0107587620772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5747281198464" calcext:value-type="float">
            <text:p>0.605747281198464</text:p>
          </table:table-cell>
          <table:table-cell office:value-type="float" office:value="0.0137021155202654" calcext:value-type="float">
            <text:p>0.013702115520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0028704534407" calcext:value-type="float">
            <text:p>0.610028704534407</text:p>
          </table:table-cell>
          <table:table-cell office:value-type="float" office:value="0.0157915053139813" calcext:value-type="float">
            <text:p>0.0157915053139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07819949161394" calcext:value-type="float">
            <text:p>0.607819949161394</text:p>
          </table:table-cell>
          <table:table-cell office:value-type="float" office:value="0.0149084753008481" calcext:value-type="float">
            <text:p>0.0149084753008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7422048560777" calcext:value-type="float">
            <text:p>0.607422048560777</text:p>
          </table:table-cell>
          <table:table-cell office:value-type="float" office:value="0.0153860692034135" calcext:value-type="float">
            <text:p>0.0153860692034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9709954571744" calcext:value-type="float">
            <text:p>0.609709954571744</text:p>
          </table:table-cell>
          <table:table-cell office:value-type="float" office:value="0.0156736863755355" calcext:value-type="float">
            <text:p>0.0156736863755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6084260179764" calcext:value-type="float">
            <text:p>0.606084260179764</text:p>
          </table:table-cell>
          <table:table-cell office:value-type="float" office:value="0.0139382267749592" calcext:value-type="float">
            <text:p>0.0139382267749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7434566437488" calcext:value-type="float">
            <text:p>0.607434566437488</text:p>
          </table:table-cell>
          <table:table-cell office:value-type="float" office:value="0.0154273404107679" calcext:value-type="float">
            <text:p>0.0154273404107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6441768024174" calcext:value-type="float">
            <text:p>0.606441768024174</text:p>
          </table:table-cell>
          <table:table-cell office:value-type="float" office:value="0.0141615143414965" calcext:value-type="float">
            <text:p>0.0141615143414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5081629214935" calcext:value-type="float">
            <text:p>0.605081629214935</text:p>
          </table:table-cell>
          <table:table-cell office:value-type="float" office:value="0.0132627128176581" calcext:value-type="float">
            <text:p>0.0132627128176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5109210866393" calcext:value-type="float">
            <text:p>0.605109210866393</text:p>
          </table:table-cell>
          <table:table-cell office:value-type="float" office:value="0.0132514202879399" calcext:value-type="float">
            <text:p>0.013251420287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0381967304755" calcext:value-type="float">
            <text:p>0.60381967304755</text:p>
          </table:table-cell>
          <table:table-cell office:value-type="float" office:value="0.0122029059310549" calcext:value-type="float">
            <text:p>0.0122029059310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8739821993699" calcext:value-type="float">
            <text:p>0.608739821993699</text:p>
          </table:table-cell>
          <table:table-cell office:value-type="float" office:value="0.0166475000989556" calcext:value-type="float">
            <text:p>0.0166475000989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4392514819097" calcext:value-type="float">
            <text:p>0.614392514819097</text:p>
          </table:table-cell>
          <table:table-cell office:value-type="float" office:value="0.0165585597852309" calcext:value-type="float">
            <text:p>0.0165585597852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6693034006188" calcext:value-type="float">
            <text:p>0.616693034006188</text:p>
          </table:table-cell>
          <table:table-cell office:value-type="float" office:value="0.0177154693651455" calcext:value-type="float">
            <text:p>0.0177154693651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2301465607419" calcext:value-type="float">
            <text:p>0.622301465607419</text:p>
          </table:table-cell>
          <table:table-cell office:value-type="float" office:value="0.017459760224343" calcext:value-type="float">
            <text:p>0.0174597602243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8401485383231" calcext:value-type="float">
            <text:p>0.618401485383231</text:p>
          </table:table-cell>
          <table:table-cell office:value-type="float" office:value="0.0162596030390927" calcext:value-type="float">
            <text:p>0.0162596030390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0294286126484" calcext:value-type="float">
            <text:p>0.620294286126484</text:p>
          </table:table-cell>
          <table:table-cell office:value-type="float" office:value="0.017000749365724" calcext:value-type="float">
            <text:p>0.0170007493657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7002145322488" calcext:value-type="float">
            <text:p>0.617002145322488</text:p>
          </table:table-cell>
          <table:table-cell office:value-type="float" office:value="0.0165184675978604" calcext:value-type="float">
            <text:p>0.016518467597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5333245499612" calcext:value-type="float">
            <text:p>0.615333245499612</text:p>
          </table:table-cell>
          <table:table-cell office:value-type="float" office:value="0.0166356917272838" calcext:value-type="float">
            <text:p>0.0166356917272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0052707568014" calcext:value-type="float">
            <text:p>0.610052707568014</text:p>
          </table:table-cell>
          <table:table-cell office:value-type="float" office:value="0.0194745778566383" calcext:value-type="float">
            <text:p>0.0194745778566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12867184774415" calcext:value-type="float">
            <text:p>0.612867184774415</text:p>
          </table:table-cell>
          <table:table-cell office:value-type="float" office:value="0.0164298157462706" calcext:value-type="float">
            <text:p>0.0164298157462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7016678613248" calcext:value-type="float">
            <text:p>0.617016678613248</text:p>
          </table:table-cell>
          <table:table-cell office:value-type="float" office:value="0.0205374636529653" calcext:value-type="float">
            <text:p>0.0205374636529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8695199237944" calcext:value-type="float">
            <text:p>0.618695199237944</text:p>
          </table:table-cell>
          <table:table-cell office:value-type="float" office:value="0.0161628231823205" calcext:value-type="float">
            <text:p>0.0161628231823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6016302627636" calcext:value-type="float">
            <text:p>0.616016302627636</text:p>
          </table:table-cell>
          <table:table-cell office:value-type="float" office:value="0.0205541104875931" calcext:value-type="float">
            <text:p>0.0205541104875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5610235277655" calcext:value-type="float">
            <text:p>0.615610235277655</text:p>
          </table:table-cell>
          <table:table-cell office:value-type="float" office:value="0.0294985651859399" calcext:value-type="float">
            <text:p>0.029498565185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084138485071" calcext:value-type="float">
            <text:p>0.62084138485071</text:p>
          </table:table-cell>
          <table:table-cell office:value-type="float" office:value="0.031716395145149" calcext:value-type="float">
            <text:p>0.0317163951451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4223857137016" calcext:value-type="float">
            <text:p>0.614223857137016</text:p>
          </table:table-cell>
          <table:table-cell office:value-type="float" office:value="0.0264066130044682" calcext:value-type="float">
            <text:p>0.0264066130044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3568960860242" calcext:value-type="float">
            <text:p>0.613568960860242</text:p>
          </table:table-cell>
          <table:table-cell office:value-type="float" office:value="0.0263686837200994" calcext:value-type="float">
            <text:p>0.02636868372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1570757214391" calcext:value-type="float">
            <text:p>0.611570757214391</text:p>
          </table:table-cell>
          <table:table-cell office:value-type="float" office:value="0.0261833623499116" calcext:value-type="float">
            <text:p>0.0261833623499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4737330946258" calcext:value-type="float">
            <text:p>0.604737330946258</text:p>
          </table:table-cell>
          <table:table-cell office:value-type="float" office:value="0.0201682727850653" calcext:value-type="float">
            <text:p>0.0201682727850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9476195845395" calcext:value-type="float">
            <text:p>0.599476195845395</text:p>
          </table:table-cell>
          <table:table-cell office:value-type="float" office:value="0.00986941324920397" calcext:value-type="float">
            <text:p>0.0098694132492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98453652468994" calcext:value-type="float">
            <text:p>0.598453652468994</text:p>
          </table:table-cell>
          <table:table-cell office:value-type="float" office:value="0.000167817622202766" calcext:value-type="float">
            <text:p>0.0001678176222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98604817868054" calcext:value-type="float">
            <text:p>0.598604817868054</text:p>
          </table:table-cell>
          <table:table-cell office:value-type="float" office:value="0.00372367611974113" calcext:value-type="float">
            <text:p>0.0037236761197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8790758069913" calcext:value-type="float">
            <text:p>0.598790758069913</text:p>
          </table:table-cell>
          <table:table-cell office:value-type="float" office:value="0.00324214078561644" calcext:value-type="float">
            <text:p>0.0032421407856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8431241949818" calcext:value-type="float">
            <text:p>0.598431241949818</text:p>
          </table:table-cell>
          <table:table-cell office:value-type="float" office:value="0.000202121216126485" calcext:value-type="float">
            <text:p>0.0002021212161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8356892041068" calcext:value-type="float">
            <text:p>0.598356892041068</text:p>
          </table:table-cell>
          <table:table-cell office:value-type="float" office:value="0.000356716297676584" calcext:value-type="float">
            <text:p>0.0003567162976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99036458176528" calcext:value-type="float">
            <text:p>0.599036458176528</text:p>
          </table:table-cell>
          <table:table-cell office:value-type="float" office:value="0.00645721984593831" calcext:value-type="float">
            <text:p>0.0064572198459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9810046321011" calcext:value-type="float">
            <text:p>0.599810046321011</text:p>
          </table:table-cell>
          <table:table-cell office:value-type="float" office:value="0.00786098334309586" calcext:value-type="float">
            <text:p>0.0078609833430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2737448307796" calcext:value-type="float">
            <text:p>0.602737448307796</text:p>
          </table:table-cell>
          <table:table-cell office:value-type="float" office:value="0.0149994069914471" calcext:value-type="float">
            <text:p>0.0149994069914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1408794373879" calcext:value-type="float">
            <text:p>0.601408794373879</text:p>
          </table:table-cell>
          <table:table-cell office:value-type="float" office:value="0.012970617967079" calcext:value-type="float">
            <text:p>0.0129706179670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04023135444647" calcext:value-type="float">
            <text:p>0.604023135444647</text:p>
          </table:table-cell>
          <table:table-cell office:value-type="float" office:value="0.0176819736019599" calcext:value-type="float">
            <text:p>0.017681973601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00235067473665" calcext:value-type="float">
            <text:p>0.600235067473665</text:p>
          </table:table-cell>
          <table:table-cell office:value-type="float" office:value="0.00876954797481669" calcext:value-type="float">
            <text:p>0.0087695479748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8841066807911" calcext:value-type="float">
            <text:p>0.598841066807911</text:p>
          </table:table-cell>
          <table:table-cell office:value-type="float" office:value="0.00336358206704298" calcext:value-type="float">
            <text:p>0.0033635820670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98821768008136" calcext:value-type="float">
            <text:p>0.598821768008136</text:p>
          </table:table-cell>
          <table:table-cell office:value-type="float" office:value="0.0033615449630902" calcext:value-type="float">
            <text:p>0.003361544963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8427279598285" calcext:value-type="float">
            <text:p>0.598427279598285</text:p>
          </table:table-cell>
          <table:table-cell office:value-type="float" office:value="0.000480701545865201" calcext:value-type="float">
            <text:p>0.0004807015458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8473693644906" calcext:value-type="float">
            <text:p>0.598473693644906</text:p>
          </table:table-cell>
          <table:table-cell office:value-type="float" office:value="0.000262736898123093" calcext:value-type="float">
            <text:p>0.0002627368981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8816212516561" calcext:value-type="float">
            <text:p>0.598816212516561</text:p>
          </table:table-cell>
          <table:table-cell office:value-type="float" office:value="0.00327086946256033" calcext:value-type="float">
            <text:p>0.003270869462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00123834588864" calcext:value-type="float">
            <text:p>0.600123834588864</text:p>
          </table:table-cell>
          <table:table-cell office:value-type="float" office:value="0.0116749002774954" calcext:value-type="float">
            <text:p>0.0116749002774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8491222828528" calcext:value-type="float">
            <text:p>0.598491222828528</text:p>
          </table:table-cell>
          <table:table-cell office:value-type="float" office:value="0.000149220199518463" calcext:value-type="float">
            <text:p>0.0001492201995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8502069637973" calcext:value-type="float">
            <text:p>0.598502069637973</text:p>
          </table:table-cell>
          <table:table-cell office:value-type="float" office:value="0.0000136300777952769" calcext:value-type="float">
            <text:p>1.36300777952769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99443181771535" calcext:value-type="float">
            <text:p>0.599443181771535</text:p>
          </table:table-cell>
          <table:table-cell office:value-type="float" office:value="0.0074054783744412" calcext:value-type="float">
            <text:p>0.0074054783744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8337435903016" calcext:value-type="float">
            <text:p>0.598337435903016</text:p>
          </table:table-cell>
          <table:table-cell office:value-type="float" office:value="0.00079704363237344" calcext:value-type="float">
            <text:p>0.0007970436323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9203269017102" calcext:value-type="float">
            <text:p>0.599203269017102</text:p>
          </table:table-cell>
          <table:table-cell office:value-type="float" office:value="0.00761509559508246" calcext:value-type="float">
            <text:p>0.0076150955950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9744341956982" calcext:value-type="float">
            <text:p>0.599744341956982</text:p>
          </table:table-cell>
          <table:table-cell office:value-type="float" office:value="0.00718744369024088" calcext:value-type="float">
            <text:p>0.0071874436902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235197136319" calcext:value-type="float">
            <text:p>0.60235197136319</text:p>
          </table:table-cell>
          <table:table-cell office:value-type="float" office:value="0.0104702468113127" calcext:value-type="float">
            <text:p>0.0104702468113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0114591356515" calcext:value-type="float">
            <text:p>0.600114591356515</text:p>
          </table:table-cell>
          <table:table-cell office:value-type="float" office:value="0.00702528417966475" calcext:value-type="float">
            <text:p>0.0070252841796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99782580282333" calcext:value-type="float">
            <text:p>0.599782580282333</text:p>
          </table:table-cell>
          <table:table-cell office:value-type="float" office:value="0.00630048874462518" calcext:value-type="float">
            <text:p>0.006300488744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0415471986258" calcext:value-type="float">
            <text:p>0.600415471986258</text:p>
          </table:table-cell>
          <table:table-cell office:value-type="float" office:value="0.00901402392310028" calcext:value-type="float">
            <text:p>0.00901402392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9909746159341" calcext:value-type="float">
            <text:p>0.59909746159341</text:p>
          </table:table-cell>
          <table:table-cell office:value-type="float" office:value="0.00654381089393358" calcext:value-type="float">
            <text:p>0.0065438108939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99484298291362" calcext:value-type="float">
            <text:p>0.599484298291362</text:p>
          </table:table-cell>
          <table:table-cell office:value-type="float" office:value="0.0100857089837751" calcext:value-type="float">
            <text:p>0.0100857089837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846052244129" calcext:value-type="float">
            <text:p>0.59846052244129</text:p>
          </table:table-cell>
          <table:table-cell office:value-type="float" office:value="0.000160882177377061" calcext:value-type="float">
            <text:p>0.0001608821773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98798121302781" calcext:value-type="float">
            <text:p>0.598798121302781</text:p>
          </table:table-cell>
          <table:table-cell office:value-type="float" office:value="0.00338444277368696" calcext:value-type="float">
            <text:p>0.0033844427736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9110390344096" calcext:value-type="float">
            <text:p>0.599110390344096</text:p>
          </table:table-cell>
          <table:table-cell office:value-type="float" office:value="0.00457668006004619" calcext:value-type="float">
            <text:p>0.0045766800600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8482144650539" calcext:value-type="float">
            <text:p>0.598482144650539</text:p>
          </table:table-cell>
          <table:table-cell office:value-type="float" office:value="0.000125564755203513" calcext:value-type="float">
            <text:p>0.0001255647552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99172591793818" calcext:value-type="float">
            <text:p>0.599172591793818</text:p>
          </table:table-cell>
          <table:table-cell office:value-type="float" office:value="0.00464904922221048" calcext:value-type="float">
            <text:p>0.004649049222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98475493180138" calcext:value-type="float">
            <text:p>0.598475493180138</text:p>
          </table:table-cell>
          <table:table-cell office:value-type="float" office:value="0.000249858665442602" calcext:value-type="float">
            <text:p>0.0002498586654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8427595953971" calcext:value-type="float">
            <text:p>0.598427595953971</text:p>
          </table:table-cell>
          <table:table-cell office:value-type="float" office:value="0.000352690502741375" calcext:value-type="float">
            <text:p>0.0003526905027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8485907752205" calcext:value-type="float">
            <text:p>0.598485907752205</text:p>
          </table:table-cell>
          <table:table-cell office:value-type="float" office:value="0.0000818075066482" calcext:value-type="float">
            <text:p>8.18075066482E-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9790178462257" calcext:value-type="float">
            <text:p>0.599790178462257</text:p>
          </table:table-cell>
          <table:table-cell office:value-type="float" office:value="0.0121727558111603" calcext:value-type="float">
            <text:p>0.012172755811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8810121581936" calcext:value-type="float">
            <text:p>0.598810121581936</text:p>
          </table:table-cell>
          <table:table-cell office:value-type="float" office:value="0.00332216221034608" calcext:value-type="float">
            <text:p>0.0033221622103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98494516841937" calcext:value-type="float">
            <text:p>0.598494516841937</text:p>
          </table:table-cell>
          <table:table-cell office:value-type="float" office:value="0.000115512141569478" calcext:value-type="float">
            <text:p>0.0001155121415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8067308451587" calcext:value-type="float">
            <text:p>0.598067308451587</text:p>
          </table:table-cell>
          <table:table-cell office:value-type="float" office:value="0.00328363309904522" calcext:value-type="float">
            <text:p>0.0032836330990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8760512196042" calcext:value-type="float">
            <text:p>0.598760512196042</text:p>
          </table:table-cell>
          <table:table-cell office:value-type="float" office:value="0.00333258590825584" calcext:value-type="float">
            <text:p>0.0033325859082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039617229836" calcext:value-type="float">
            <text:p>0.60039617229836</text:p>
          </table:table-cell>
          <table:table-cell office:value-type="float" office:value="0.00789172201983364" calcext:value-type="float">
            <text:p>0.0078917220198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01080172434417" calcext:value-type="float">
            <text:p>0.601080172434417</text:p>
          </table:table-cell>
          <table:table-cell office:value-type="float" office:value="0.00911643484929203" calcext:value-type="float">
            <text:p>0.0091164348492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069849076374" calcext:value-type="float">
            <text:p>0.60069849076374</text:p>
          </table:table-cell>
          <table:table-cell office:value-type="float" office:value="0.00978321288365489" calcext:value-type="float">
            <text:p>0.0097832128836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02488941131638" calcext:value-type="float">
            <text:p>0.602488941131638</text:p>
          </table:table-cell>
          <table:table-cell office:value-type="float" office:value="0.0144063803530698" calcext:value-type="float">
            <text:p>0.014406380353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9737920970929" calcext:value-type="float">
            <text:p>0.599737920970929</text:p>
          </table:table-cell>
          <table:table-cell office:value-type="float" office:value="0.00655875985811361" calcext:value-type="float">
            <text:p>0.0065587598581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99437763508492" calcext:value-type="float">
            <text:p>0.599437763508492</text:p>
          </table:table-cell>
          <table:table-cell office:value-type="float" office:value="0.0072894155911727" calcext:value-type="float">
            <text:p>0.0072894155911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0320507547756" calcext:value-type="float">
            <text:p>0.600320507547756</text:p>
          </table:table-cell>
          <table:table-cell office:value-type="float" office:value="0.0126478954921365" calcext:value-type="float">
            <text:p>0.0126478954921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4134441780292" calcext:value-type="float">
            <text:p>0.604134441780292</text:p>
          </table:table-cell>
          <table:table-cell office:value-type="float" office:value="0.0158448077775447" calcext:value-type="float">
            <text:p>0.0158448077775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09461576494661" calcext:value-type="float">
            <text:p>0.609461576494661</text:p>
          </table:table-cell>
          <table:table-cell office:value-type="float" office:value="0.020246995271798" calcext:value-type="float">
            <text:p>0.0202469952717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664071577647" calcext:value-type="float">
            <text:p>0.60664071577647</text:p>
          </table:table-cell>
          <table:table-cell office:value-type="float" office:value="0.0146966962823274" calcext:value-type="float">
            <text:p>0.0146966962823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78923159031" calcext:value-type="float">
            <text:p>0.6078923159031</text:p>
          </table:table-cell>
          <table:table-cell office:value-type="float" office:value="0.0153278926481914" calcext:value-type="float">
            <text:p>0.0153278926481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3371182352187" calcext:value-type="float">
            <text:p>0.603371182352187</text:p>
          </table:table-cell>
          <table:table-cell office:value-type="float" office:value="0.0116891563051352" calcext:value-type="float">
            <text:p>0.0116891563051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03421205966432" calcext:value-type="float">
            <text:p>0.603421205966432</text:p>
          </table:table-cell>
          <table:table-cell office:value-type="float" office:value="0.0117385672926222" calcext:value-type="float">
            <text:p>0.0117385672926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3092257199906" calcext:value-type="float">
            <text:p>0.603092257199906</text:p>
          </table:table-cell>
          <table:table-cell office:value-type="float" office:value="0.0123252954861263" calcext:value-type="float">
            <text:p>0.0123252954861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448526857634" calcext:value-type="float">
            <text:p>0.60448526857634</text:p>
          </table:table-cell>
          <table:table-cell office:value-type="float" office:value="0.0135251179055667" calcext:value-type="float">
            <text:p>0.0135251179055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02307167302902" calcext:value-type="float">
            <text:p>0.602307167302902</text:p>
          </table:table-cell>
          <table:table-cell office:value-type="float" office:value="0.0105909659331265" calcext:value-type="float">
            <text:p>0.0105909659331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9658672134283" calcext:value-type="float">
            <text:p>0.599658672134283</text:p>
          </table:table-cell>
          <table:table-cell office:value-type="float" office:value="0.00781646175501935" calcext:value-type="float">
            <text:p>0.0078164617550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9579791116193" calcext:value-type="float">
            <text:p>0.599579791116193</text:p>
          </table:table-cell>
          <table:table-cell office:value-type="float" office:value="0.00638076548380887" calcext:value-type="float">
            <text:p>0.0063807654838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0122390826654" calcext:value-type="float">
            <text:p>0.60122390826654</text:p>
          </table:table-cell>
          <table:table-cell office:value-type="float" office:value="0.0123077484982356" calcext:value-type="float">
            <text:p>0.0123077484982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8341116929158" calcext:value-type="float">
            <text:p>0.598341116929158</text:p>
          </table:table-cell>
          <table:table-cell office:value-type="float" office:value="0.000128033494953767" calcext:value-type="float">
            <text:p>0.0001280334949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8697641187598" calcext:value-type="float">
            <text:p>0.598697641187598</text:p>
          </table:table-cell>
          <table:table-cell office:value-type="float" office:value="0.00328848532099394" calcext:value-type="float">
            <text:p>0.0032884853209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00030524608515" calcext:value-type="float">
            <text:p>0.600030524608515</text:p>
          </table:table-cell>
          <table:table-cell office:value-type="float" office:value="0.0108152004677076" calcext:value-type="float">
            <text:p>0.0108152004677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9721955062931" calcext:value-type="float">
            <text:p>0.599721955062931</text:p>
          </table:table-cell>
          <table:table-cell office:value-type="float" office:value="0.0066492114013134" calcext:value-type="float">
            <text:p>0.0066492114013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9664964466422" calcext:value-type="float">
            <text:p>0.599664964466422</text:p>
          </table:table-cell>
          <table:table-cell office:value-type="float" office:value="0.00667297080935998" calcext:value-type="float">
            <text:p>0.006672970809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01019116360741" calcext:value-type="float">
            <text:p>0.601019116360741</text:p>
          </table:table-cell>
          <table:table-cell office:value-type="float" office:value="0.00922151573788439" calcext:value-type="float">
            <text:p>0.0092215157378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0228017052015" calcext:value-type="float">
            <text:p>0.600228017052015</text:p>
          </table:table-cell>
          <table:table-cell office:value-type="float" office:value="0.00923635968950315" calcext:value-type="float">
            <text:p>0.0092363596895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8730856606341" calcext:value-type="float">
            <text:p>0.598730856606341</text:p>
          </table:table-cell>
          <table:table-cell office:value-type="float" office:value="0.00667557114358151" calcext:value-type="float">
            <text:p>0.0066755711435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9226852453478" calcext:value-type="float">
            <text:p>0.599226852453478</text:p>
          </table:table-cell>
          <table:table-cell office:value-type="float" office:value="0.00555511441385564" calcext:value-type="float">
            <text:p>0.0055551144138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8181697811809" calcext:value-type="float">
            <text:p>0.598181697811809</text:p>
          </table:table-cell>
          <table:table-cell office:value-type="float" office:value="0.000572425069066853" calcext:value-type="float">
            <text:p>0.0005724250690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9184787801298" calcext:value-type="float">
            <text:p>0.599184787801298</text:p>
          </table:table-cell>
          <table:table-cell office:value-type="float" office:value="0.00735143643442347" calcext:value-type="float">
            <text:p>0.0073514364344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8698592476318" calcext:value-type="float">
            <text:p>0.598698592476318</text:p>
          </table:table-cell>
          <table:table-cell office:value-type="float" office:value="0.00663982054085071" calcext:value-type="float">
            <text:p>0.0066398205408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8326813841993" calcext:value-type="float">
            <text:p>0.598326813841993</text:p>
          </table:table-cell>
          <table:table-cell office:value-type="float" office:value="0.00683150262751256" calcext:value-type="float">
            <text:p>0.0068315026275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7814955031635" calcext:value-type="float">
            <text:p>0.597814955031635</text:p>
          </table:table-cell>
          <table:table-cell office:value-type="float" office:value="0.00133453700851609" calcext:value-type="float">
            <text:p>0.0013345370085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98487300358363" calcext:value-type="float">
            <text:p>0.598487300358363</text:p>
          </table:table-cell>
          <table:table-cell office:value-type="float" office:value="0.00337961000160187" calcext:value-type="float">
            <text:p>0.0033796100016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0091889327384" calcext:value-type="float">
            <text:p>0.600091889327384</text:p>
          </table:table-cell>
          <table:table-cell office:value-type="float" office:value="0.00925398634486621" calcext:value-type="float">
            <text:p>0.0092539863448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854615212178" calcext:value-type="float">
            <text:p>0.59854615212178</text:p>
          </table:table-cell>
          <table:table-cell office:value-type="float" office:value="0.00654267053465607" calcext:value-type="float">
            <text:p>0.0065426705346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99015425011963" calcext:value-type="float">
            <text:p>0.599015425011963</text:p>
          </table:table-cell>
          <table:table-cell office:value-type="float" office:value="0.00926994124930549" calcext:value-type="float">
            <text:p>0.0092699412493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8100414642516" calcext:value-type="float">
            <text:p>0.598100414642516</text:p>
          </table:table-cell>
          <table:table-cell office:value-type="float" office:value="0.000545930017231976" calcext:value-type="float">
            <text:p>0.0005459300172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8292103221744" calcext:value-type="float">
            <text:p>0.598292103221744</text:p>
          </table:table-cell>
          <table:table-cell office:value-type="float" office:value="0.00338560549807879" calcext:value-type="float">
            <text:p>0.0033856054980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8621714648177" calcext:value-type="float">
            <text:p>0.598621714648177</text:p>
          </table:table-cell>
          <table:table-cell office:value-type="float" office:value="0.00465691851479508" calcext:value-type="float">
            <text:p>0.0046569185147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9766503000157" calcext:value-type="float">
            <text:p>0.599766503000157</text:p>
          </table:table-cell>
          <table:table-cell office:value-type="float" office:value="0.00968455389476731" calcext:value-type="float">
            <text:p>0.0096845538947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0673402144273" calcext:value-type="float">
            <text:p>0.600673402144273</text:p>
          </table:table-cell>
          <table:table-cell office:value-type="float" office:value="0.00895584780096324" calcext:value-type="float">
            <text:p>0.0089558478009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3742577961103" calcext:value-type="float">
            <text:p>0.603742577961103</text:p>
          </table:table-cell>
          <table:table-cell office:value-type="float" office:value="0.0122908940550642" calcext:value-type="float">
            <text:p>0.0122908940550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3952691935405" calcext:value-type="float">
            <text:p>0.603952691935405</text:p>
          </table:table-cell>
          <table:table-cell office:value-type="float" office:value="0.020162752458894" calcext:value-type="float">
            <text:p>0.0201627524588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4758927069842" calcext:value-type="float">
            <text:p>0.604758927069842</text:p>
          </table:table-cell>
          <table:table-cell office:value-type="float" office:value="0.0161765808772865" calcext:value-type="float">
            <text:p>0.0161765808772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0112481091142" calcext:value-type="float">
            <text:p>0.600112481091142</text:p>
          </table:table-cell>
          <table:table-cell office:value-type="float" office:value="0.0121225444650262" calcext:value-type="float">
            <text:p>0.0121225444650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5133404566778" calcext:value-type="float">
            <text:p>0.605133404566778</text:p>
          </table:table-cell>
          <table:table-cell office:value-type="float" office:value="0.0228599290433953" calcext:value-type="float">
            <text:p>0.0228599290433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8046371962286" calcext:value-type="float">
            <text:p>0.608046371962286</text:p>
          </table:table-cell>
          <table:table-cell office:value-type="float" office:value="0.023417390104678" calcext:value-type="float">
            <text:p>0.0234173901046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8740227195807" calcext:value-type="float">
            <text:p>0.608740227195807</text:p>
          </table:table-cell>
          <table:table-cell office:value-type="float" office:value="0.0221597284496319" calcext:value-type="float">
            <text:p>0.0221597284496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3382793250664" calcext:value-type="float">
            <text:p>0.613382793250664</text:p>
          </table:table-cell>
          <table:table-cell office:value-type="float" office:value="0.0284104945146686" calcext:value-type="float">
            <text:p>0.0284104945146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1010592812505" calcext:value-type="float">
            <text:p>0.621010592812505</text:p>
          </table:table-cell>
          <table:table-cell office:value-type="float" office:value="0.0362580224883421" calcext:value-type="float">
            <text:p>0.0362580224883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8926709911738" calcext:value-type="float">
            <text:p>0.628926709911738</text:p>
          </table:table-cell>
          <table:table-cell office:value-type="float" office:value="0.0424121465001396" calcext:value-type="float">
            <text:p>0.04241214650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3240566865084" calcext:value-type="float">
            <text:p>0.623240566865084</text:p>
          </table:table-cell>
          <table:table-cell office:value-type="float" office:value="0.0374547042882365" calcext:value-type="float">
            <text:p>0.0374547042882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38072948990708" calcext:value-type="float">
            <text:p>0.638072948990708</text:p>
          </table:table-cell>
          <table:table-cell office:value-type="float" office:value="0.0417725293440572" calcext:value-type="float">
            <text:p>0.0417725293440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6347551304149" calcext:value-type="float">
            <text:p>0.636347551304149</text:p>
          </table:table-cell>
          <table:table-cell office:value-type="float" office:value="0.0427682169463779" calcext:value-type="float">
            <text:p>0.0427682169463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5859432549354" calcext:value-type="float">
            <text:p>0.625859432549354</text:p>
          </table:table-cell>
          <table:table-cell office:value-type="float" office:value="0.0384452828476475" calcext:value-type="float">
            <text:p>0.0384452828476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9758673518512" calcext:value-type="float">
            <text:p>0.629758673518512</text:p>
          </table:table-cell>
          <table:table-cell office:value-type="float" office:value="0.0376864360776106" calcext:value-type="float">
            <text:p>0.0376864360776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24698546943192" calcext:value-type="float">
            <text:p>0.624698546943192</text:p>
          </table:table-cell>
          <table:table-cell office:value-type="float" office:value="0.0361304541301442" calcext:value-type="float">
            <text:p>0.0361304541301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33551614633701" calcext:value-type="float">
            <text:p>0.633551614633701</text:p>
          </table:table-cell>
          <table:table-cell office:value-type="float" office:value="0.0379086902348046" calcext:value-type="float">
            <text:p>0.0379086902348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6628799955848" calcext:value-type="float">
            <text:p>0.636628799955848</text:p>
          </table:table-cell>
          <table:table-cell office:value-type="float" office:value="0.0400314361145439" calcext:value-type="float">
            <text:p>0.0400314361145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6987124243023" calcext:value-type="float">
            <text:p>0.626987124243023</text:p>
          </table:table-cell>
          <table:table-cell office:value-type="float" office:value="0.0329574701442587" calcext:value-type="float">
            <text:p>0.0329574701442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34731349078619" calcext:value-type="float">
            <text:p>0.634731349078619</text:p>
          </table:table-cell>
          <table:table-cell office:value-type="float" office:value="0.0347454205448207" calcext:value-type="float">
            <text:p>0.0347454205448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0375228087118" calcext:value-type="float">
            <text:p>0.640375228087118</text:p>
          </table:table-cell>
          <table:table-cell office:value-type="float" office:value="0.0466042797458874" calcext:value-type="float">
            <text:p>0.0466042797458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39150628777371" calcext:value-type="float">
            <text:p>0.639150628777371</text:p>
          </table:table-cell>
          <table:table-cell office:value-type="float" office:value="0.0483607552452696" calcext:value-type="float">
            <text:p>0.048360755245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34873831898283" calcext:value-type="float">
            <text:p>0.634873831898283</text:p>
          </table:table-cell>
          <table:table-cell office:value-type="float" office:value="0.0511950783595955" calcext:value-type="float">
            <text:p>0.0511950783595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7868320587651" calcext:value-type="float">
            <text:p>0.627868320587651</text:p>
          </table:table-cell>
          <table:table-cell office:value-type="float" office:value="0.0397282100153101" calcext:value-type="float">
            <text:p>0.039728210015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5596902866358" calcext:value-type="float">
            <text:p>0.645596902866358</text:p>
          </table:table-cell>
          <table:table-cell office:value-type="float" office:value="0.0491829326662214" calcext:value-type="float">
            <text:p>0.0491829326662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3498563249674" calcext:value-type="float">
            <text:p>0.653498563249674</text:p>
          </table:table-cell>
          <table:table-cell office:value-type="float" office:value="0.0470621310269052" calcext:value-type="float">
            <text:p>0.0470621310269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1872574844724" calcext:value-type="float">
            <text:p>0.651872574844724</text:p>
          </table:table-cell>
          <table:table-cell office:value-type="float" office:value="0.0485801552050156" calcext:value-type="float">
            <text:p>0.0485801552050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8426813547778" calcext:value-type="float">
            <text:p>0.658426813547778</text:p>
          </table:table-cell>
          <table:table-cell office:value-type="float" office:value="0.048300746279761" calcext:value-type="float">
            <text:p>0.0483007462797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4828774504042" calcext:value-type="float">
            <text:p>0.654828774504042</text:p>
          </table:table-cell>
          <table:table-cell office:value-type="float" office:value="0.0431026920272098" calcext:value-type="float">
            <text:p>0.043102692027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6600339806456" calcext:value-type="float">
            <text:p>0.666600339806456</text:p>
          </table:table-cell>
          <table:table-cell office:value-type="float" office:value="0.0400772507961924" calcext:value-type="float">
            <text:p>0.0400772507961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6096844952034" calcext:value-type="float">
            <text:p>0.656096844952034</text:p>
          </table:table-cell>
          <table:table-cell office:value-type="float" office:value="0.0428064784149735" calcext:value-type="float">
            <text:p>0.0428064784149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6759138250987" calcext:value-type="float">
            <text:p>0.656759138250987</text:p>
          </table:table-cell>
          <table:table-cell office:value-type="float" office:value="0.0460617638194359" calcext:value-type="float">
            <text:p>0.0460617638194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3020019484398" calcext:value-type="float">
            <text:p>0.643020019484398</text:p>
          </table:table-cell>
          <table:table-cell office:value-type="float" office:value="0.0443662374546234" calcext:value-type="float">
            <text:p>0.0443662374546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070273106361" calcext:value-type="float">
            <text:p>0.64070273106361</text:p>
          </table:table-cell>
          <table:table-cell office:value-type="float" office:value="0.0493711959506974" calcext:value-type="float">
            <text:p>0.0493711959506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2315368068891" calcext:value-type="float">
            <text:p>0.642315368068891</text:p>
          </table:table-cell>
          <table:table-cell office:value-type="float" office:value="0.0507860531101818" calcext:value-type="float">
            <text:p>0.0507860531101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1664694909523" calcext:value-type="float">
            <text:p>0.641664694909523</text:p>
          </table:table-cell>
          <table:table-cell office:value-type="float" office:value="0.0483542162186562" calcext:value-type="float">
            <text:p>0.0483542162186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0407109927111" calcext:value-type="float">
            <text:p>0.650407109927111</text:p>
          </table:table-cell>
          <table:table-cell office:value-type="float" office:value="0.0510955637093369" calcext:value-type="float">
            <text:p>0.0510955637093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5982907262925" calcext:value-type="float">
            <text:p>0.655982907262925</text:p>
          </table:table-cell>
          <table:table-cell office:value-type="float" office:value="0.0530424793476092" calcext:value-type="float">
            <text:p>0.0530424793476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5011072640315" calcext:value-type="float">
            <text:p>0.645011072640315</text:p>
          </table:table-cell>
          <table:table-cell office:value-type="float" office:value="0.0504539460086462" calcext:value-type="float">
            <text:p>0.0504539460086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307644954082" calcext:value-type="float">
            <text:p>0.65307644954082</text:p>
          </table:table-cell>
          <table:table-cell office:value-type="float" office:value="0.0477378941789058" calcext:value-type="float">
            <text:p>0.0477378941789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3582024197572" calcext:value-type="float">
            <text:p>0.673582024197572</text:p>
          </table:table-cell>
          <table:table-cell office:value-type="float" office:value="0.0539342683197155" calcext:value-type="float">
            <text:p>0.0539342683197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6322839357075" calcext:value-type="float">
            <text:p>0.666322839357075</text:p>
          </table:table-cell>
          <table:table-cell office:value-type="float" office:value="0.0635370097092437" calcext:value-type="float">
            <text:p>0.0635370097092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6226440889707" calcext:value-type="float">
            <text:p>0.666226440889707</text:p>
          </table:table-cell>
          <table:table-cell office:value-type="float" office:value="0.0658030302716019" calcext:value-type="float">
            <text:p>0.0658030302716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2271770309466" calcext:value-type="float">
            <text:p>0.672271770309466</text:p>
          </table:table-cell>
          <table:table-cell office:value-type="float" office:value="0.0647995757481669" calcext:value-type="float">
            <text:p>0.0647995757481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5350368028647" calcext:value-type="float">
            <text:p>0.655350368028647</text:p>
          </table:table-cell>
          <table:table-cell office:value-type="float" office:value="0.0645485371927572" calcext:value-type="float">
            <text:p>0.0645485371927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5833930557393" calcext:value-type="float">
            <text:p>0.645833930557393</text:p>
          </table:table-cell>
          <table:table-cell office:value-type="float" office:value="0.0633028228892296" calcext:value-type="float">
            <text:p>0.063302822889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1388556722642" calcext:value-type="float">
            <text:p>0.651388556722642</text:p>
          </table:table-cell>
          <table:table-cell office:value-type="float" office:value="0.0642366043449715" calcext:value-type="float">
            <text:p>0.0642366043449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0292492171598" calcext:value-type="float">
            <text:p>0.650292492171598</text:p>
          </table:table-cell>
          <table:table-cell office:value-type="float" office:value="0.0635435370337852" calcext:value-type="float">
            <text:p>0.0635435370337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8571008737071" calcext:value-type="float">
            <text:p>0.658571008737071</text:p>
          </table:table-cell>
          <table:table-cell office:value-type="float" office:value="0.063614532732969" calcext:value-type="float">
            <text:p>0.0636145327329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8602318072628" calcext:value-type="float">
            <text:p>0.638602318072628</text:p>
          </table:table-cell>
          <table:table-cell office:value-type="float" office:value="0.05980654314133" calcext:value-type="float">
            <text:p>0.059806543141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2438521787748" calcext:value-type="float">
            <text:p>0.642438521787748</text:p>
          </table:table-cell>
          <table:table-cell office:value-type="float" office:value="0.0597920637617652" calcext:value-type="float">
            <text:p>0.0597920637617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30366902222672" calcext:value-type="float">
            <text:p>0.630366902222672</text:p>
          </table:table-cell>
          <table:table-cell office:value-type="float" office:value="0.0566195260272602" calcext:value-type="float">
            <text:p>0.056619526027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6649558060839" calcext:value-type="float">
            <text:p>0.616649558060839</text:p>
          </table:table-cell>
          <table:table-cell office:value-type="float" office:value="0.0477856477706634" calcext:value-type="float">
            <text:p>0.0477856477706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4271147449394" calcext:value-type="float">
            <text:p>0.624271147449394</text:p>
          </table:table-cell>
          <table:table-cell office:value-type="float" office:value="0.0539383727390763" calcext:value-type="float">
            <text:p>0.0539383727390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7062204331553" calcext:value-type="float">
            <text:p>0.637062204331553</text:p>
          </table:table-cell>
          <table:table-cell office:value-type="float" office:value="0.0646877275329425" calcext:value-type="float">
            <text:p>0.0646877275329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3533744395177" calcext:value-type="float">
            <text:p>0.643533744395177</text:p>
          </table:table-cell>
          <table:table-cell office:value-type="float" office:value="0.0694701948697248" calcext:value-type="float">
            <text:p>0.0694701948697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0775971433283" calcext:value-type="float">
            <text:p>0.670775971433283</text:p>
          </table:table-cell>
          <table:table-cell office:value-type="float" office:value="0.077252985983203" calcext:value-type="float">
            <text:p>0.0772529859832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6174393965296" calcext:value-type="float">
            <text:p>0.646174393965296</text:p>
          </table:table-cell>
          <table:table-cell office:value-type="float" office:value="0.0710042672754579" calcext:value-type="float">
            <text:p>0.0710042672754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1176067819032" calcext:value-type="float">
            <text:p>0.661176067819032</text:p>
          </table:table-cell>
          <table:table-cell office:value-type="float" office:value="0.076116792461507" calcext:value-type="float">
            <text:p>0.0761167924615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6187906652695" calcext:value-type="float">
            <text:p>0.656187906652695</text:p>
          </table:table-cell>
          <table:table-cell office:value-type="float" office:value="0.0741367970238284" calcext:value-type="float">
            <text:p>0.0741367970238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66974301472802" calcext:value-type="float">
            <text:p>0.666974301472802</text:p>
          </table:table-cell>
          <table:table-cell office:value-type="float" office:value="0.0780922344757197" calcext:value-type="float">
            <text:p>0.078092234475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39484181543857" calcext:value-type="float">
            <text:p>0.639484181543857</text:p>
          </table:table-cell>
          <table:table-cell office:value-type="float" office:value="0.0709110151979727" calcext:value-type="float">
            <text:p>0.0709110151979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6978851741034" calcext:value-type="float">
            <text:p>0.626978851741034</text:p>
          </table:table-cell>
          <table:table-cell office:value-type="float" office:value="0.0605710313903407" calcext:value-type="float">
            <text:p>0.0605710313903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5571361709777" calcext:value-type="float">
            <text:p>0.625571361709777</text:p>
          </table:table-cell>
          <table:table-cell office:value-type="float" office:value="0.0590133138629852" calcext:value-type="float">
            <text:p>0.0590133138629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891141664507" calcext:value-type="float">
            <text:p>0.61891141664507</text:p>
          </table:table-cell>
          <table:table-cell office:value-type="float" office:value="0.0540869839920948" calcext:value-type="float">
            <text:p>0.0540869839920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235998701434" calcext:value-type="float">
            <text:p>0.60235998701434</text:p>
          </table:table-cell>
          <table:table-cell office:value-type="float" office:value="0.0118164028697454" calcext:value-type="float">
            <text:p>0.0118164028697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00273654818734" calcext:value-type="float">
            <text:p>0.600273654818734</text:p>
          </table:table-cell>
          <table:table-cell office:value-type="float" office:value="0.00857711326856889" calcext:value-type="float">
            <text:p>0.0085771132685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98924321108513" calcext:value-type="float">
            <text:p>0.598924321108513</text:p>
          </table:table-cell>
          <table:table-cell office:value-type="float" office:value="0.00623308080832219" calcext:value-type="float">
            <text:p>0.0062330808083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8225348892712" calcext:value-type="float">
            <text:p>0.598225348892712</text:p>
          </table:table-cell>
          <table:table-cell office:value-type="float" office:value="0.00341627646171332" calcext:value-type="float">
            <text:p>0.0034162764617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7667225260726" calcext:value-type="float">
            <text:p>0.597667225260726</text:p>
          </table:table-cell>
          <table:table-cell office:value-type="float" office:value="0.000877994453893558" calcext:value-type="float">
            <text:p>0.0008779944538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9153933361335" calcext:value-type="float">
            <text:p>0.599153933361335</text:p>
          </table:table-cell>
          <table:table-cell office:value-type="float" office:value="0.0103861447533498" calcext:value-type="float">
            <text:p>0.010386144753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8271380190192" calcext:value-type="float">
            <text:p>0.598271380190192</text:p>
          </table:table-cell>
          <table:table-cell office:value-type="float" office:value="0.00343925146361378" calcext:value-type="float">
            <text:p>0.0034392514636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8219557278693" calcext:value-type="float">
            <text:p>0.598219557278693</text:p>
          </table:table-cell>
          <table:table-cell office:value-type="float" office:value="0.000540417566498282" calcext:value-type="float">
            <text:p>0.0005404175664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8304767039934" calcext:value-type="float">
            <text:p>0.598304767039934</text:p>
          </table:table-cell>
          <table:table-cell office:value-type="float" office:value="0.000458907308291119" calcext:value-type="float">
            <text:p>0.0004589073082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9370294654552" calcext:value-type="float">
            <text:p>0.599370294654552</text:p>
          </table:table-cell>
          <table:table-cell office:value-type="float" office:value="0.00809880005152246" calcext:value-type="float">
            <text:p>0.0080988000515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0502263105565" calcext:value-type="float">
            <text:p>0.600502263105565</text:p>
          </table:table-cell>
          <table:table-cell office:value-type="float" office:value="0.0128207096691279" calcext:value-type="float">
            <text:p>0.0128207096691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97384778386205" calcext:value-type="float">
            <text:p>0.597384778386205</text:p>
          </table:table-cell>
          <table:table-cell office:value-type="float" office:value="0.00363145288561755" calcext:value-type="float">
            <text:p>0.0036314528856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743109324994" calcext:value-type="float">
            <text:p>0.59743109324994</text:p>
          </table:table-cell>
          <table:table-cell office:value-type="float" office:value="0.00364079424222409" calcext:value-type="float">
            <text:p>0.0036407942422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8278625243163" calcext:value-type="float">
            <text:p>0.598278625243163</text:p>
          </table:table-cell>
          <table:table-cell office:value-type="float" office:value="0.000665996814626389" calcext:value-type="float">
            <text:p>0.0006659968146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98204277829158" calcext:value-type="float">
            <text:p>0.598204277829158</text:p>
          </table:table-cell>
          <table:table-cell office:value-type="float" office:value="0.000817802682377837" calcext:value-type="float">
            <text:p>0.0008178026823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7718368581247" calcext:value-type="float">
            <text:p>0.597718368581247</text:p>
          </table:table-cell>
          <table:table-cell office:value-type="float" office:value="0.00358683189988918" calcext:value-type="float">
            <text:p>0.0035868318998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6729830901064" calcext:value-type="float">
            <text:p>0.596729830901064</text:p>
          </table:table-cell>
          <table:table-cell office:value-type="float" office:value="0.011552082327461" calcext:value-type="float">
            <text:p>0.0115520823274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6001280742965" calcext:value-type="float">
            <text:p>0.596001280742965</text:p>
          </table:table-cell>
          <table:table-cell office:value-type="float" office:value="0.00926954626454925" calcext:value-type="float">
            <text:p>0.0092695462645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699829502915" calcext:value-type="float">
            <text:p>0.59699829502915</text:p>
          </table:table-cell>
          <table:table-cell office:value-type="float" office:value="0.0112533128143673" calcext:value-type="float">
            <text:p>0.0112533128143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94285349433525" calcext:value-type="float">
            <text:p>0.594285349433525</text:p>
          </table:table-cell>
          <table:table-cell office:value-type="float" office:value="0.00981058366185831" calcext:value-type="float">
            <text:p>0.0098105836618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7850580587152" calcext:value-type="float">
            <text:p>0.597850580587152</text:p>
          </table:table-cell>
          <table:table-cell office:value-type="float" office:value="0.0010887963795342" calcext:value-type="float">
            <text:p>0.0010887963795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7682163929821" calcext:value-type="float">
            <text:p>0.597682163929821</text:p>
          </table:table-cell>
          <table:table-cell office:value-type="float" office:value="0.00329138250814792" calcext:value-type="float">
            <text:p>0.0032913825081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7244092741059" calcext:value-type="float">
            <text:p>0.597244092741059</text:p>
          </table:table-cell>
          <table:table-cell office:value-type="float" office:value="0.00709321470783674" calcext:value-type="float">
            <text:p>0.0070932147078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00417798958268" calcext:value-type="float">
            <text:p>0.600417798958268</text:p>
          </table:table-cell>
          <table:table-cell office:value-type="float" office:value="0.0145731821957215" calcext:value-type="float">
            <text:p>0.0145731821957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3671074565415" calcext:value-type="float">
            <text:p>0.603671074565415</text:p>
          </table:table-cell>
          <table:table-cell office:value-type="float" office:value="0.0257430807684776" calcext:value-type="float">
            <text:p>0.0257430807684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4212857593665" calcext:value-type="float">
            <text:p>0.614212857593665</text:p>
          </table:table-cell>
          <table:table-cell office:value-type="float" office:value="0.0426753589971224" calcext:value-type="float">
            <text:p>0.0426753589971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032769192379" calcext:value-type="float">
            <text:p>0.6032769192379</text:p>
          </table:table-cell>
          <table:table-cell office:value-type="float" office:value="0.0261990444527441" calcext:value-type="float">
            <text:p>0.0261990444527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3688996867053" calcext:value-type="float">
            <text:p>0.603688996867053</text:p>
          </table:table-cell>
          <table:table-cell office:value-type="float" office:value="0.0257267802516833" calcext:value-type="float">
            <text:p>0.0257267802516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4526290034533" calcext:value-type="float">
            <text:p>0.614526290034533</text:p>
          </table:table-cell>
          <table:table-cell office:value-type="float" office:value="0.0436979341165587" calcext:value-type="float">
            <text:p>0.0436979341165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8927159450294" calcext:value-type="float">
            <text:p>0.608927159450294</text:p>
          </table:table-cell>
          <table:table-cell office:value-type="float" office:value="0.0356343627980812" calcext:value-type="float">
            <text:p>0.0356343627980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8955716287214" calcext:value-type="float">
            <text:p>0.608955716287214</text:p>
          </table:table-cell>
          <table:table-cell office:value-type="float" office:value="0.0356268644640512" calcext:value-type="float">
            <text:p>0.0356268644640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4711335293031" calcext:value-type="float">
            <text:p>0.624711335293031</text:p>
          </table:table-cell>
          <table:table-cell office:value-type="float" office:value="0.0525003414990069" calcext:value-type="float">
            <text:p>0.0525003414990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25589498615659" calcext:value-type="float">
            <text:p>0.625589498615659</text:p>
          </table:table-cell>
          <table:table-cell office:value-type="float" office:value="0.0528426811691524" calcext:value-type="float">
            <text:p>0.0528426811691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6029773885247" calcext:value-type="float">
            <text:p>0.626029773885247</text:p>
          </table:table-cell>
          <table:table-cell office:value-type="float" office:value="0.0522449768090618" calcext:value-type="float">
            <text:p>0.0522449768090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6846517735033" calcext:value-type="float">
            <text:p>0.636846517735033</text:p>
          </table:table-cell>
          <table:table-cell office:value-type="float" office:value="0.0583388610080898" calcext:value-type="float">
            <text:p>0.058338861008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44148036897288" calcext:value-type="float">
            <text:p>0.644148036897288</text:p>
          </table:table-cell>
          <table:table-cell office:value-type="float" office:value="0.0600132290113547" calcext:value-type="float">
            <text:p>0.0600132290113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7475804102091" calcext:value-type="float">
            <text:p>0.637475804102091</text:p>
          </table:table-cell>
          <table:table-cell office:value-type="float" office:value="0.0550797907911474" calcext:value-type="float">
            <text:p>0.0550797907911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3462918001084" calcext:value-type="float">
            <text:p>0.643462918001084</text:p>
          </table:table-cell>
          <table:table-cell office:value-type="float" office:value="0.0525560595552886" calcext:value-type="float">
            <text:p>0.0525560595552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7734616999273" calcext:value-type="float">
            <text:p>0.637734616999273</text:p>
          </table:table-cell>
          <table:table-cell office:value-type="float" office:value="0.0505715556249455" calcext:value-type="float">
            <text:p>0.0505715556249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42693970476347" calcext:value-type="float">
            <text:p>0.642693970476347</text:p>
          </table:table-cell>
          <table:table-cell office:value-type="float" office:value="0.0543071832577761" calcext:value-type="float">
            <text:p>0.0543071832577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5932885163727" calcext:value-type="float">
            <text:p>0.635932885163727</text:p>
          </table:table-cell>
          <table:table-cell office:value-type="float" office:value="0.0523573570597869" calcext:value-type="float">
            <text:p>0.0523573570597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1132760943702" calcext:value-type="float">
            <text:p>0.661132760943702</text:p>
          </table:table-cell>
          <table:table-cell office:value-type="float" office:value="0.0600263937418056" calcext:value-type="float">
            <text:p>0.0600263937418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60171057112309" calcext:value-type="float">
            <text:p>0.660171057112309</text:p>
          </table:table-cell>
          <table:table-cell office:value-type="float" office:value="0.0562987377393101" calcext:value-type="float">
            <text:p>0.056298737739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8656361801988" calcext:value-type="float">
            <text:p>0.658656361801988</text:p>
          </table:table-cell>
          <table:table-cell office:value-type="float" office:value="0.0518927842197589" calcext:value-type="float">
            <text:p>0.0518927842197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6002087576099" calcext:value-type="float">
            <text:p>0.656002087576099</text:p>
          </table:table-cell>
          <table:table-cell office:value-type="float" office:value="0.0531414893148664" calcext:value-type="float">
            <text:p>0.0531414893148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5014503682016" calcext:value-type="float">
            <text:p>0.635014503682016</text:p>
          </table:table-cell>
          <table:table-cell office:value-type="float" office:value="0.0522904697329918" calcext:value-type="float">
            <text:p>0.0522904697329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6389981466737" calcext:value-type="float">
            <text:p>0.646389981466737</text:p>
          </table:table-cell>
          <table:table-cell office:value-type="float" office:value="0.0581688834830878" calcext:value-type="float">
            <text:p>0.0581688834830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67180811112024" calcext:value-type="float">
            <text:p>0.667180811112024</text:p>
          </table:table-cell>
          <table:table-cell office:value-type="float" office:value="0.0587610093284177" calcext:value-type="float">
            <text:p>0.0587610093284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6399329612499" calcext:value-type="float">
            <text:p>0.666399329612499</text:p>
          </table:table-cell>
          <table:table-cell office:value-type="float" office:value="0.0618155426209123" calcext:value-type="float">
            <text:p>0.0618155426209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5821883910721" calcext:value-type="float">
            <text:p>0.675821883910721</text:p>
          </table:table-cell>
          <table:table-cell office:value-type="float" office:value="0.0605381941666982" calcext:value-type="float">
            <text:p>0.0605381941666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6449700149805" calcext:value-type="float">
            <text:p>0.686449700149805</text:p>
          </table:table-cell>
          <table:table-cell office:value-type="float" office:value="0.0568573569085989" calcext:value-type="float">
            <text:p>0.0568573569085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4433367384134" calcext:value-type="float">
            <text:p>0.684433367384134</text:p>
          </table:table-cell>
          <table:table-cell office:value-type="float" office:value="0.0566545402021488" calcext:value-type="float">
            <text:p>0.0566545402021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311071139467" calcext:value-type="float">
            <text:p>0.69311071139467</text:p>
          </table:table-cell>
          <table:table-cell office:value-type="float" office:value="0.0543869775174646" calcext:value-type="float">
            <text:p>0.0543869775174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5326141802639" calcext:value-type="float">
            <text:p>0.705326141802639</text:p>
          </table:table-cell>
          <table:table-cell office:value-type="float" office:value="0.0461423174505144" calcext:value-type="float">
            <text:p>0.0461423174505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976608598383" calcext:value-type="float">
            <text:p>0.69976608598383</text:p>
          </table:table-cell>
          <table:table-cell office:value-type="float" office:value="0.05174781548031" calcext:value-type="float">
            <text:p>0.051747815480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65966139553" calcext:value-type="float">
            <text:p>0.7065966139553</text:p>
          </table:table-cell>
          <table:table-cell office:value-type="float" office:value="0.0478617309122318" calcext:value-type="float">
            <text:p>0.0478617309122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5882790571342" calcext:value-type="float">
            <text:p>0.695882790571342</text:p>
          </table:table-cell>
          <table:table-cell office:value-type="float" office:value="0.0511676031498487" calcext:value-type="float">
            <text:p>0.0511676031498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0190251502989" calcext:value-type="float">
            <text:p>0.700190251502989</text:p>
          </table:table-cell>
          <table:table-cell office:value-type="float" office:value="0.0463053640448847" calcext:value-type="float">
            <text:p>0.0463053640448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475641794904" calcext:value-type="float">
            <text:p>0.69475641794904</text:p>
          </table:table-cell>
          <table:table-cell office:value-type="float" office:value="0.050227109152904" calcext:value-type="float">
            <text:p>0.0502271091529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5704050633028" calcext:value-type="float">
            <text:p>0.695704050633028</text:p>
          </table:table-cell>
          <table:table-cell office:value-type="float" office:value="0.0508036126668876" calcext:value-type="float">
            <text:p>0.0508036126668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1203871699551" calcext:value-type="float">
            <text:p>0.691203871699551</text:p>
          </table:table-cell>
          <table:table-cell office:value-type="float" office:value="0.0535663264104885" calcext:value-type="float">
            <text:p>0.0535663264104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7804704357633" calcext:value-type="float">
            <text:p>0.677804704357633</text:p>
          </table:table-cell>
          <table:table-cell office:value-type="float" office:value="0.0598486213869924" calcext:value-type="float">
            <text:p>0.0598486213869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71492639308952" calcext:value-type="float">
            <text:p>0.671492639308952</text:p>
          </table:table-cell>
          <table:table-cell office:value-type="float" office:value="0.0606311436727404" calcext:value-type="float">
            <text:p>0.060631143672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0152499215894" calcext:value-type="float">
            <text:p>0.680152499215894</text:p>
          </table:table-cell>
          <table:table-cell office:value-type="float" office:value="0.0608470745543021" calcext:value-type="float">
            <text:p>0.0608470745543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1429616242755" calcext:value-type="float">
            <text:p>0.701429616242755</text:p>
          </table:table-cell>
          <table:table-cell office:value-type="float" office:value="0.052887038419478" calcext:value-type="float">
            <text:p>0.0528870384194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1793448071219" calcext:value-type="float">
            <text:p>0.701793448071219</text:p>
          </table:table-cell>
          <table:table-cell office:value-type="float" office:value="0.0534165193896956" calcext:value-type="float">
            <text:p>0.0534165193896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83491124290573" calcext:value-type="float">
            <text:p>0.683491124290573</text:p>
          </table:table-cell>
          <table:table-cell office:value-type="float" office:value="0.0623525198168757" calcext:value-type="float">
            <text:p>0.0623525198168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2933398280142" calcext:value-type="float">
            <text:p>0.672933398280142</text:p>
          </table:table-cell>
          <table:table-cell office:value-type="float" office:value="0.0631640331322668" calcext:value-type="float">
            <text:p>0.0631640331322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762546736054" calcext:value-type="float">
            <text:p>0.65762546736054</text:p>
          </table:table-cell>
          <table:table-cell office:value-type="float" office:value="0.0625406184497308" calcext:value-type="float">
            <text:p>0.0625406184497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89592279627" calcext:value-type="float">
            <text:p>0.6889592279627</text:p>
          </table:table-cell>
          <table:table-cell office:value-type="float" office:value="0.0587094436168949" calcext:value-type="float">
            <text:p>0.0587094436168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89756696626392" calcext:value-type="float">
            <text:p>0.689756696626392</text:p>
          </table:table-cell>
          <table:table-cell office:value-type="float" office:value="0.0594836121273624" calcext:value-type="float">
            <text:p>0.0594836121273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81283857140518" calcext:value-type="float">
            <text:p>0.681283857140518</text:p>
          </table:table-cell>
          <table:table-cell office:value-type="float" office:value="0.0597888044208392" calcext:value-type="float">
            <text:p>0.0597888044208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2334625764206" calcext:value-type="float">
            <text:p>0.682334625764206</text:p>
          </table:table-cell>
          <table:table-cell office:value-type="float" office:value="0.0587429254389096" calcext:value-type="float">
            <text:p>0.058742925438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80835099887855" calcext:value-type="float">
            <text:p>0.680835099887855</text:p>
          </table:table-cell>
          <table:table-cell office:value-type="float" office:value="0.0615634178284322" calcext:value-type="float">
            <text:p>0.0615634178284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0974846985041" calcext:value-type="float">
            <text:p>0.690974846985041</text:p>
          </table:table-cell>
          <table:table-cell office:value-type="float" office:value="0.057450596349062" calcext:value-type="float">
            <text:p>0.0574505963490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6754409439601" calcext:value-type="float">
            <text:p>0.706754409439601</text:p>
          </table:table-cell>
          <table:table-cell office:value-type="float" office:value="0.0479402739633391" calcext:value-type="float">
            <text:p>0.0479402739633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4597090189143" calcext:value-type="float">
            <text:p>0.704597090189143</text:p>
          </table:table-cell>
          <table:table-cell office:value-type="float" office:value="0.0475821222168933" calcext:value-type="float">
            <text:p>0.0475821222168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3992174455282" calcext:value-type="float">
            <text:p>0.703992174455282</text:p>
          </table:table-cell>
          <table:table-cell office:value-type="float" office:value="0.0420121540295077" calcext:value-type="float">
            <text:p>0.0420121540295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7796964042675" calcext:value-type="float">
            <text:p>0.687796964042675</text:p>
          </table:table-cell>
          <table:table-cell office:value-type="float" office:value="0.0535649848680124" calcext:value-type="float">
            <text:p>0.0535649848680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89610650819037" calcext:value-type="float">
            <text:p>0.689610650819037</text:p>
          </table:table-cell>
          <table:table-cell office:value-type="float" office:value="0.0499531535120594" calcext:value-type="float">
            <text:p>0.049953153512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3472538264644" calcext:value-type="float">
            <text:p>0.693472538264644</text:p>
          </table:table-cell>
          <table:table-cell office:value-type="float" office:value="0.049982421845471" calcext:value-type="float">
            <text:p>0.0499824218454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8498724516438" calcext:value-type="float">
            <text:p>0.708498724516438</text:p>
          </table:table-cell>
          <table:table-cell office:value-type="float" office:value="0.0362738495812647" calcext:value-type="float">
            <text:p>0.03627384958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1665564955279" calcext:value-type="float">
            <text:p>0.701665564955279</text:p>
          </table:table-cell>
          <table:table-cell office:value-type="float" office:value="0.0412526989602229" calcext:value-type="float">
            <text:p>0.0412526989602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2502382602124" calcext:value-type="float">
            <text:p>0.712502382602124</text:p>
          </table:table-cell>
          <table:table-cell office:value-type="float" office:value="0.0262936313671709" calcext:value-type="float">
            <text:p>0.0262936313671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0139251620606" calcext:value-type="float">
            <text:p>0.710139251620606</text:p>
          </table:table-cell>
          <table:table-cell office:value-type="float" office:value="0.0202777318608515" calcext:value-type="float">
            <text:p>0.0202777318608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7875682206192" calcext:value-type="float">
            <text:p>0.717875682206192</text:p>
          </table:table-cell>
          <table:table-cell office:value-type="float" office:value="0.0188305639711846" calcext:value-type="float">
            <text:p>0.0188305639711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4038814508173" calcext:value-type="float">
            <text:p>0.714038814508173</text:p>
          </table:table-cell>
          <table:table-cell office:value-type="float" office:value="0.0232365144936168" calcext:value-type="float">
            <text:p>0.0232365144936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08416269133327" calcext:value-type="float">
            <text:p>0.708416269133327</text:p>
          </table:table-cell>
          <table:table-cell office:value-type="float" office:value="0.0227800806484322" calcext:value-type="float">
            <text:p>0.0227800806484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0052301057343" calcext:value-type="float">
            <text:p>0.710052301057343</text:p>
          </table:table-cell>
          <table:table-cell office:value-type="float" office:value="0.0215267123016042" calcext:value-type="float">
            <text:p>0.0215267123016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6882871320113" calcext:value-type="float">
            <text:p>0.706882871320113</text:p>
          </table:table-cell>
          <table:table-cell office:value-type="float" office:value="0.0239820980796426" calcext:value-type="float">
            <text:p>0.0239820980796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09289554529226" calcext:value-type="float">
            <text:p>0.709289554529226</text:p>
          </table:table-cell>
          <table:table-cell office:value-type="float" office:value="0.0203039468426456" calcext:value-type="float">
            <text:p>0.0203039468426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5120196007889" calcext:value-type="float">
            <text:p>0.715120196007889</text:p>
          </table:table-cell>
          <table:table-cell office:value-type="float" office:value="0.0211616455128726" calcext:value-type="float">
            <text:p>0.0211616455128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8089674217096" calcext:value-type="float">
            <text:p>0.718089674217096</text:p>
          </table:table-cell>
          <table:table-cell office:value-type="float" office:value="0.019080183605322" calcext:value-type="float">
            <text:p>0.0190801836053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20674791141091" calcext:value-type="float">
            <text:p>0.720674791141091</text:p>
          </table:table-cell>
          <table:table-cell office:value-type="float" office:value="0.0226132145517203" calcext:value-type="float">
            <text:p>0.022613214551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730776615582" calcext:value-type="float">
            <text:p>0.71730776615582</text:p>
          </table:table-cell>
          <table:table-cell office:value-type="float" office:value="0.0229679644020504" calcext:value-type="float">
            <text:p>0.022967964402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7669008628121" calcext:value-type="float">
            <text:p>0.717669008628121</text:p>
          </table:table-cell>
          <table:table-cell office:value-type="float" office:value="0.0184932899700007" calcext:value-type="float">
            <text:p>0.018493289970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736047357208" calcext:value-type="float">
            <text:p>0.71736047357208</text:p>
          </table:table-cell>
          <table:table-cell office:value-type="float" office:value="0.0160505862432079" calcext:value-type="float">
            <text:p>0.0160505862432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18884910590612" calcext:value-type="float">
            <text:p>0.718884910590612</text:p>
          </table:table-cell>
          <table:table-cell office:value-type="float" office:value="0.0198606503497484" calcext:value-type="float">
            <text:p>0.0198606503497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7843512231512" calcext:value-type="float">
            <text:p>0.717843512231512</text:p>
          </table:table-cell>
          <table:table-cell office:value-type="float" office:value="0.0157823283829848" calcext:value-type="float">
            <text:p>0.0157823283829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20160072448456" calcext:value-type="float">
            <text:p>0.720160072448456</text:p>
          </table:table-cell>
          <table:table-cell office:value-type="float" office:value="0.0149817663034847" calcext:value-type="float">
            <text:p>0.0149817663034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21216385301654" calcext:value-type="float">
            <text:p>0.721216385301654</text:p>
          </table:table-cell>
          <table:table-cell office:value-type="float" office:value="0.0145217287729355" calcext:value-type="float">
            <text:p>0.0145217287729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23603976765582" calcext:value-type="float">
            <text:p>0.723603976765582</text:p>
          </table:table-cell>
          <table:table-cell office:value-type="float" office:value="0.0128342597456113" calcext:value-type="float">
            <text:p>0.0128342597456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25343090002383" calcext:value-type="float">
            <text:p>0.725343090002383</text:p>
          </table:table-cell>
          <table:table-cell office:value-type="float" office:value="0.0111290273409412" calcext:value-type="float">
            <text:p>0.0111290273409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25111069928663" calcext:value-type="float">
            <text:p>0.725111069928663</text:p>
          </table:table-cell>
          <table:table-cell office:value-type="float" office:value="0.0113651052233189" calcext:value-type="float">
            <text:p>0.0113651052233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24677165247141" calcext:value-type="float">
            <text:p>0.724677165247141</text:p>
          </table:table-cell>
          <table:table-cell office:value-type="float" office:value="0.0117508309397707" calcext:value-type="float">
            <text:p>0.0117508309397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21685580012902" calcext:value-type="float">
            <text:p>0.721685580012902</text:p>
          </table:table-cell>
          <table:table-cell office:value-type="float" office:value="0.0141255242907426" calcext:value-type="float">
            <text:p>0.0141255242907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23424972515921" calcext:value-type="float">
            <text:p>0.723424972515921</text:p>
          </table:table-cell>
          <table:table-cell office:value-type="float" office:value="0.0137902449329641" calcext:value-type="float">
            <text:p>0.0137902449329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22959069806614" calcext:value-type="float">
            <text:p>0.722959069806614</text:p>
          </table:table-cell>
          <table:table-cell office:value-type="float" office:value="0.0134173645547209" calcext:value-type="float">
            <text:p>0.0134173645547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20420126883703" calcext:value-type="float">
            <text:p>0.720420126883703</text:p>
          </table:table-cell>
          <table:table-cell office:value-type="float" office:value="0.0149626441249354" calcext:value-type="float">
            <text:p>0.0149626441249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745587662152" calcext:value-type="float">
            <text:p>0.71745587662152</text:p>
          </table:table-cell>
          <table:table-cell office:value-type="float" office:value="0.0167173527642167" calcext:value-type="float">
            <text:p>0.0167173527642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2966144220459" calcext:value-type="float">
            <text:p>0.712966144220459</text:p>
          </table:table-cell>
          <table:table-cell office:value-type="float" office:value="0.0170846031167672" calcext:value-type="float">
            <text:p>0.0170846031167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6672899964368" calcext:value-type="float">
            <text:p>0.706672899964368</text:p>
          </table:table-cell>
          <table:table-cell office:value-type="float" office:value="0.0163548877602136" calcext:value-type="float">
            <text:p>0.0163548877602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9952383395676" calcext:value-type="float">
            <text:p>0.709952383395676</text:p>
          </table:table-cell>
          <table:table-cell office:value-type="float" office:value="0.0184896718083859" calcext:value-type="float">
            <text:p>0.0184896718083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13014288493619" calcext:value-type="float">
            <text:p>0.713014288493619</text:p>
          </table:table-cell>
          <table:table-cell office:value-type="float" office:value="0.0162628937551183" calcext:value-type="float">
            <text:p>0.0162628937551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9647268812592" calcext:value-type="float">
            <text:p>0.709647268812592</text:p>
          </table:table-cell>
          <table:table-cell office:value-type="float" office:value="0.0159184177833012" calcext:value-type="float">
            <text:p>0.0159184177833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345843435605" calcext:value-type="float">
            <text:p>0.70345843435605</text:p>
          </table:table-cell>
          <table:table-cell office:value-type="float" office:value="0.0131570687120113" calcext:value-type="float">
            <text:p>0.0131570687120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861165956355" calcext:value-type="float">
            <text:p>0.69861165956355</text:p>
          </table:table-cell>
          <table:table-cell office:value-type="float" office:value="0.00967597842399186" calcext:value-type="float">
            <text:p>0.0096759784239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2507139236984" calcext:value-type="float">
            <text:p>0.702507139236984</text:p>
          </table:table-cell>
          <table:table-cell office:value-type="float" office:value="0.0123888399127267" calcext:value-type="float">
            <text:p>0.0123888399127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4196687776732" calcext:value-type="float">
            <text:p>0.704196687776732</text:p>
          </table:table-cell>
          <table:table-cell office:value-type="float" office:value="0.0136119444974211" calcext:value-type="float">
            <text:p>0.0136119444974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5783565516983" calcext:value-type="float">
            <text:p>0.705783565516983</text:p>
          </table:table-cell>
          <table:table-cell office:value-type="float" office:value="0.0153224663824856" calcext:value-type="float">
            <text:p>0.0153224663824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04379879917892" calcext:value-type="float">
            <text:p>0.704379879917892</text:p>
          </table:table-cell>
          <table:table-cell office:value-type="float" office:value="0.0138968431022185" calcext:value-type="float">
            <text:p>0.0138968431022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3000181524939" calcext:value-type="float">
            <text:p>0.703000181524939</text:p>
          </table:table-cell>
          <table:table-cell office:value-type="float" office:value="0.0137855978991192" calcext:value-type="float">
            <text:p>0.0137855978991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1326491273385" calcext:value-type="float">
            <text:p>0.701326491273385</text:p>
          </table:table-cell>
          <table:table-cell office:value-type="float" office:value="0.014012670522872" calcext:value-type="float">
            <text:p>0.0140126705228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9958943852458" calcext:value-type="float">
            <text:p>0.699958943852458</text:p>
          </table:table-cell>
          <table:table-cell office:value-type="float" office:value="0.0183858778973949" calcext:value-type="float">
            <text:p>0.0183858778973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9606455055398" calcext:value-type="float">
            <text:p>0.699606455055398</text:p>
          </table:table-cell>
          <table:table-cell office:value-type="float" office:value="0.018672762192914" calcext:value-type="float">
            <text:p>0.0186727621929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2331298256388" calcext:value-type="float">
            <text:p>0.702331298256388</text:p>
          </table:table-cell>
          <table:table-cell office:value-type="float" office:value="0.0222957437751121" calcext:value-type="float">
            <text:p>0.0222957437751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1086339751182" calcext:value-type="float">
            <text:p>0.71086339751182</text:p>
          </table:table-cell>
          <table:table-cell office:value-type="float" office:value="0.0192804173591257" calcext:value-type="float">
            <text:p>0.0192804173591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8170961527097" calcext:value-type="float">
            <text:p>0.708170961527097</text:p>
          </table:table-cell>
          <table:table-cell office:value-type="float" office:value="0.0203953581777879" calcext:value-type="float">
            <text:p>0.0203953581777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089197105266" calcext:value-type="float">
            <text:p>0.71089197105266</text:p>
          </table:table-cell>
          <table:table-cell office:value-type="float" office:value="0.0208350922156764" calcext:value-type="float">
            <text:p>0.0208350922156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761520553951" calcext:value-type="float">
            <text:p>0.70761520553951</text:p>
          </table:table-cell>
          <table:table-cell office:value-type="float" office:value="0.0216720518767" calcext:value-type="float">
            <text:p>0.02167205187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7024481578479" calcext:value-type="float">
            <text:p>0.707024481578479</text:p>
          </table:table-cell>
          <table:table-cell office:value-type="float" office:value="0.0198617043690293" calcext:value-type="float">
            <text:p>0.0198617043690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06743649240516" calcext:value-type="float">
            <text:p>0.706743649240516</text:p>
          </table:table-cell>
          <table:table-cell office:value-type="float" office:value="0.0175378053703704" calcext:value-type="float">
            <text:p>0.017537805370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3526929616846" calcext:value-type="float">
            <text:p>0.703526929616846</text:p>
          </table:table-cell>
          <table:table-cell office:value-type="float" office:value="0.0147230740904697" calcext:value-type="float">
            <text:p>0.014723074090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04669670024774" calcext:value-type="float">
            <text:p>0.704669670024774</text:p>
          </table:table-cell>
          <table:table-cell office:value-type="float" office:value="0.0208377224273845" calcext:value-type="float">
            <text:p>0.020837722427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7319551961697" calcext:value-type="float">
            <text:p>0.707319551961697</text:p>
          </table:table-cell>
          <table:table-cell office:value-type="float" office:value="0.0154548208810683" calcext:value-type="float">
            <text:p>0.0154548208810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2845457952" calcext:value-type="float">
            <text:p>0.702845457952</text:p>
          </table:table-cell>
          <table:table-cell office:value-type="float" office:value="0.0146064585960389" calcext:value-type="float">
            <text:p>0.0146064585960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2297752930466" calcext:value-type="float">
            <text:p>0.702297752930466</text:p>
          </table:table-cell>
          <table:table-cell office:value-type="float" office:value="0.0156822502222945" calcext:value-type="float">
            <text:p>0.0156822502222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0454709669343" calcext:value-type="float">
            <text:p>0.70454709669343</text:p>
          </table:table-cell>
          <table:table-cell office:value-type="float" office:value="0.014128166645466" calcext:value-type="float">
            <text:p>0.0141281666454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5971846398218" calcext:value-type="float">
            <text:p>0.705971846398218</text:p>
          </table:table-cell>
          <table:table-cell office:value-type="float" office:value="0.014975686345676" calcext:value-type="float">
            <text:p>0.0149756863456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01640233419417" calcext:value-type="float">
            <text:p>0.701640233419417</text:p>
          </table:table-cell>
          <table:table-cell office:value-type="float" office:value="0.0127311915070845" calcext:value-type="float">
            <text:p>0.0127311915070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0527057335822" calcext:value-type="float">
            <text:p>0.700527057335822</text:p>
          </table:table-cell>
          <table:table-cell office:value-type="float" office:value="0.0107771285313494" calcext:value-type="float">
            <text:p>0.010777128531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00287660296978" calcext:value-type="float">
            <text:p>0.700287660296978</text:p>
          </table:table-cell>
          <table:table-cell office:value-type="float" office:value="0.0104042412884394" calcext:value-type="float">
            <text:p>0.0104042412884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01311304874022" calcext:value-type="float">
            <text:p>0.701311304874022</text:p>
          </table:table-cell>
          <table:table-cell office:value-type="float" office:value="0.0124411107029322" calcext:value-type="float">
            <text:p>0.0124411107029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8305006813072" calcext:value-type="float">
            <text:p>0.698305006813072</text:p>
          </table:table-cell>
          <table:table-cell office:value-type="float" office:value="0.0158124730572402" calcext:value-type="float">
            <text:p>0.015812473057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6732448573306" calcext:value-type="float">
            <text:p>0.696732448573306</text:p>
          </table:table-cell>
          <table:table-cell office:value-type="float" office:value="0.0255197238296703" calcext:value-type="float">
            <text:p>0.025519723829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02022400336502" calcext:value-type="float">
            <text:p>0.702022400336502</text:p>
          </table:table-cell>
          <table:table-cell office:value-type="float" office:value="0.0123150006689191" calcext:value-type="float">
            <text:p>0.0123150006689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1922363487855" calcext:value-type="float">
            <text:p>0.701922363487855</text:p>
          </table:table-cell>
          <table:table-cell office:value-type="float" office:value="0.0123094218580448" calcext:value-type="float">
            <text:p>0.0123094218580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6953129605039" calcext:value-type="float">
            <text:p>0.696953129605039</text:p>
          </table:table-cell>
          <table:table-cell office:value-type="float" office:value="0.00992061670366425" calcext:value-type="float">
            <text:p>0.0099206167036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5401559527322" calcext:value-type="float">
            <text:p>0.695401559527322</text:p>
          </table:table-cell>
          <table:table-cell office:value-type="float" office:value="0.0153201841153317" calcext:value-type="float">
            <text:p>0.0153201841153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7816917577604" calcext:value-type="float">
            <text:p>0.687816917577604</text:p>
          </table:table-cell>
          <table:table-cell office:value-type="float" office:value="0.0221056551990414" calcext:value-type="float">
            <text:p>0.0221056551990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7484256797099" calcext:value-type="float">
            <text:p>0.697484256797099</text:p>
          </table:table-cell>
          <table:table-cell office:value-type="float" office:value="0.00482423878677311" calcext:value-type="float">
            <text:p>0.0048242387867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6782686086707" calcext:value-type="float">
            <text:p>0.696782686086707</text:p>
          </table:table-cell>
          <table:table-cell office:value-type="float" office:value="0.00338306343443761" calcext:value-type="float">
            <text:p>0.0033830634344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6404423825953" calcext:value-type="float">
            <text:p>0.696404423825953</text:p>
          </table:table-cell>
          <table:table-cell office:value-type="float" office:value="0.00422767912323794" calcext:value-type="float">
            <text:p>0.0042276791232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5283774418129" calcext:value-type="float">
            <text:p>0.695283774418129</text:p>
          </table:table-cell>
          <table:table-cell office:value-type="float" office:value="0.00680869586807821" calcext:value-type="float">
            <text:p>0.0068086958680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2307719759054" calcext:value-type="float">
            <text:p>0.692307719759054</text:p>
          </table:table-cell>
          <table:table-cell office:value-type="float" office:value="0.0101758927476352" calcext:value-type="float">
            <text:p>0.0101758927476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0343101359412" calcext:value-type="float">
            <text:p>0.690343101359412</text:p>
          </table:table-cell>
          <table:table-cell office:value-type="float" office:value="0.0117234986799177" calcext:value-type="float">
            <text:p>0.0117234986799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1026925254984" calcext:value-type="float">
            <text:p>0.691026925254984</text:p>
          </table:table-cell>
          <table:table-cell office:value-type="float" office:value="0.0120820035406737" calcext:value-type="float">
            <text:p>0.0120820035406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3574010224371" calcext:value-type="float">
            <text:p>0.693574010224371</text:p>
          </table:table-cell>
          <table:table-cell office:value-type="float" office:value="0.00953423078397622" calcext:value-type="float">
            <text:p>0.0095342307839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3336339686576" calcext:value-type="float">
            <text:p>0.693336339686576</text:p>
          </table:table-cell>
          <table:table-cell office:value-type="float" office:value="0.0102378244787759" calcext:value-type="float">
            <text:p>0.0102378244787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2931003617477" calcext:value-type="float">
            <text:p>0.692931003617477</text:p>
          </table:table-cell>
          <table:table-cell office:value-type="float" office:value="0.00969028646965074" calcext:value-type="float">
            <text:p>0.0096902864696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1316332377313" calcext:value-type="float">
            <text:p>0.691316332377313</text:p>
          </table:table-cell>
          <table:table-cell office:value-type="float" office:value="0.012660292879269" calcext:value-type="float">
            <text:p>0.0126602928792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95270257017974" calcext:value-type="float">
            <text:p>0.695270257017974</text:p>
          </table:table-cell>
          <table:table-cell office:value-type="float" office:value="0.0162309699983899" calcext:value-type="float">
            <text:p>0.016230969998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3700315270893" calcext:value-type="float">
            <text:p>0.693700315270893</text:p>
          </table:table-cell>
          <table:table-cell office:value-type="float" office:value="0.0214437859575908" calcext:value-type="float">
            <text:p>0.0214437859575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9244674463228" calcext:value-type="float">
            <text:p>0.699244674463228</text:p>
          </table:table-cell>
          <table:table-cell office:value-type="float" office:value="0.0129392972853553" calcext:value-type="float">
            <text:p>0.0129392972853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9944907762407" calcext:value-type="float">
            <text:p>0.699944907762407</text:p>
          </table:table-cell>
          <table:table-cell office:value-type="float" office:value="0.0136389158294457" calcext:value-type="float">
            <text:p>0.0136389158294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9026724118151" calcext:value-type="float">
            <text:p>0.699026724118151</text:p>
          </table:table-cell>
          <table:table-cell office:value-type="float" office:value="0.00971826060714653" calcext:value-type="float">
            <text:p>0.0097182606071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6326125105982" calcext:value-type="float">
            <text:p>0.696326125105982</text:p>
          </table:table-cell>
          <table:table-cell office:value-type="float" office:value="0.00331872762055732" calcext:value-type="float">
            <text:p>0.0033187276205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5949228190297" calcext:value-type="float">
            <text:p>0.695949228190297</text:p>
          </table:table-cell>
          <table:table-cell office:value-type="float" office:value="0.00456828109053684" calcext:value-type="float">
            <text:p>0.004568281090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4434314542971" calcext:value-type="float">
            <text:p>0.694434314542971</text:p>
          </table:table-cell>
          <table:table-cell office:value-type="float" office:value="0.00820364753268346" calcext:value-type="float">
            <text:p>0.0082036475326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3888511415872" calcext:value-type="float">
            <text:p>0.693888511415872</text:p>
          </table:table-cell>
          <table:table-cell office:value-type="float" office:value="0.0101091782427833" calcext:value-type="float">
            <text:p>0.0101091782427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1081455257078" calcext:value-type="float">
            <text:p>0.691081455257078</text:p>
          </table:table-cell>
          <table:table-cell office:value-type="float" office:value="0.0121895517401879" calcext:value-type="float">
            <text:p>0.0121895517401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8751735178775" calcext:value-type="float">
            <text:p>0.688751735178775</text:p>
          </table:table-cell>
          <table:table-cell office:value-type="float" office:value="0.0139527251629566" calcext:value-type="float">
            <text:p>0.0139527251629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6566794721621" calcext:value-type="float">
            <text:p>0.686566794721621</text:p>
          </table:table-cell>
          <table:table-cell office:value-type="float" office:value="0.0157765545239742" calcext:value-type="float">
            <text:p>0.0157765545239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85534455244252" calcext:value-type="float">
            <text:p>0.685534455244252</text:p>
          </table:table-cell>
          <table:table-cell office:value-type="float" office:value="0.0191050586996171" calcext:value-type="float">
            <text:p>0.0191050586996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5954207328794" calcext:value-type="float">
            <text:p>0.685954207328794</text:p>
          </table:table-cell>
          <table:table-cell office:value-type="float" office:value="0.0151126565431924" calcext:value-type="float">
            <text:p>0.0151126565431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88400260706803" calcext:value-type="float">
            <text:p>0.688400260706803</text:p>
          </table:table-cell>
          <table:table-cell office:value-type="float" office:value="0.0147510954381305" calcext:value-type="float">
            <text:p>0.0147510954381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3777650502665" calcext:value-type="float">
            <text:p>0.693777650502665</text:p>
          </table:table-cell>
          <table:table-cell office:value-type="float" office:value="0.0121666450063314" calcext:value-type="float">
            <text:p>0.0121666450063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2842707013139" calcext:value-type="float">
            <text:p>0.692842707013139</text:p>
          </table:table-cell>
          <table:table-cell office:value-type="float" office:value="0.0113708135111621" calcext:value-type="float">
            <text:p>0.0113708135111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1548367101383" calcext:value-type="float">
            <text:p>0.691548367101383</text:p>
          </table:table-cell>
          <table:table-cell office:value-type="float" office:value="0.0141094931771865" calcext:value-type="float">
            <text:p>0.0141094931771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4012328377502" calcext:value-type="float">
            <text:p>0.694012328377502</text:p>
          </table:table-cell>
          <table:table-cell office:value-type="float" office:value="0.0127461602760527" calcext:value-type="float">
            <text:p>0.0127461602760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3603709568146" calcext:value-type="float">
            <text:p>0.693603709568146</text:p>
          </table:table-cell>
          <table:table-cell office:value-type="float" office:value="0.0174453018883158" calcext:value-type="float">
            <text:p>0.0174453018883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8261952342505" calcext:value-type="float">
            <text:p>0.698261952342505</text:p>
          </table:table-cell>
          <table:table-cell office:value-type="float" office:value="0.0150761337065907" calcext:value-type="float">
            <text:p>0.0150761337065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01113609507045" calcext:value-type="float">
            <text:p>0.701113609507045</text:p>
          </table:table-cell>
          <table:table-cell office:value-type="float" office:value="0.0117824365455103" calcext:value-type="float">
            <text:p>0.011782436545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9079592050772" calcext:value-type="float">
            <text:p>0.699079592050772</text:p>
          </table:table-cell>
          <table:table-cell office:value-type="float" office:value="0.00914652154545763" calcext:value-type="float">
            <text:p>0.0091465215454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0358702460634" calcext:value-type="float">
            <text:p>0.700358702460634</text:p>
          </table:table-cell>
          <table:table-cell office:value-type="float" office:value="0.0114727746793278" calcext:value-type="float">
            <text:p>0.0114727746793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0218184632586" calcext:value-type="float">
            <text:p>0.700218184632586</text:p>
          </table:table-cell>
          <table:table-cell office:value-type="float" office:value="0.0110044585636385" calcext:value-type="float">
            <text:p>0.0110044585636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6143019637062" calcext:value-type="float">
            <text:p>0.696143019637062</text:p>
          </table:table-cell>
          <table:table-cell office:value-type="float" office:value="0.0114704103329913" calcext:value-type="float">
            <text:p>0.0114704103329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8575753325688" calcext:value-type="float">
            <text:p>0.698575753325688</text:p>
          </table:table-cell>
          <table:table-cell office:value-type="float" office:value="0.0135414709212688" calcext:value-type="float">
            <text:p>0.0135414709212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92126167260709" calcext:value-type="float">
            <text:p>0.692126167260709</text:p>
          </table:table-cell>
          <table:table-cell office:value-type="float" office:value="0.0125190896881963" calcext:value-type="float">
            <text:p>0.0125190896881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0840893408711" calcext:value-type="float">
            <text:p>0.690840893408711</text:p>
          </table:table-cell>
          <table:table-cell office:value-type="float" office:value="0.015168128630609" calcext:value-type="float">
            <text:p>0.0151681286306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825757437631" calcext:value-type="float">
            <text:p>0.68825757437631</text:p>
          </table:table-cell>
          <table:table-cell office:value-type="float" office:value="0.0202306058011794" calcext:value-type="float">
            <text:p>0.020230605801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4881663636952" calcext:value-type="float">
            <text:p>0.684881663636952</text:p>
          </table:table-cell>
          <table:table-cell office:value-type="float" office:value="0.0258945565896927" calcext:value-type="float">
            <text:p>0.0258945565896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83050528464344" calcext:value-type="float">
            <text:p>0.683050528464344</text:p>
          </table:table-cell>
          <table:table-cell office:value-type="float" office:value="0.0266339651883794" calcext:value-type="float">
            <text:p>0.026633965188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3145463030313" calcext:value-type="float">
            <text:p>0.683145463030313</text:p>
          </table:table-cell>
          <table:table-cell office:value-type="float" office:value="0.0265074548143602" calcext:value-type="float">
            <text:p>0.026507454814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6475372641808" calcext:value-type="float">
            <text:p>0.686475372641808</text:p>
          </table:table-cell>
          <table:table-cell office:value-type="float" office:value="0.0250047839095557" calcext:value-type="float">
            <text:p>0.0250047839095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1891785693928" calcext:value-type="float">
            <text:p>0.681891785693928</text:p>
          </table:table-cell>
          <table:table-cell office:value-type="float" office:value="0.0382420663076731" calcext:value-type="float">
            <text:p>0.038242066307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0446618610829" calcext:value-type="float">
            <text:p>0.690446618610829</text:p>
          </table:table-cell>
          <table:table-cell office:value-type="float" office:value="0.0277963979176355" calcext:value-type="float">
            <text:p>0.0277963979176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4207183581042" calcext:value-type="float">
            <text:p>0.684207183581042</text:p>
          </table:table-cell>
          <table:table-cell office:value-type="float" office:value="0.037189111602494" calcext:value-type="float">
            <text:p>0.0371891116024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6839994443815" calcext:value-type="float">
            <text:p>0.676839994443815</text:p>
          </table:table-cell>
          <table:table-cell office:value-type="float" office:value="0.0426183272072551" calcext:value-type="float">
            <text:p>0.0426183272072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4355641213518" calcext:value-type="float">
            <text:p>0.684355641213518</text:p>
          </table:table-cell>
          <table:table-cell office:value-type="float" office:value="0.0359105640956423" calcext:value-type="float">
            <text:p>0.0359105640956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7623111777666" calcext:value-type="float">
            <text:p>0.667623111777666</text:p>
          </table:table-cell>
          <table:table-cell office:value-type="float" office:value="0.052679194064588" calcext:value-type="float">
            <text:p>0.0526791940645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0203452691554" calcext:value-type="float">
            <text:p>0.670203452691554</text:p>
          </table:table-cell>
          <table:table-cell office:value-type="float" office:value="0.052614610355977" calcext:value-type="float">
            <text:p>0.0526146103559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61347772009335" calcext:value-type="float">
            <text:p>0.661347772009335</text:p>
          </table:table-cell>
          <table:table-cell office:value-type="float" office:value="0.0570474439846956" calcext:value-type="float">
            <text:p>0.0570474439846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68398536299641" calcext:value-type="float">
            <text:p>0.668398536299641</text:p>
          </table:table-cell>
          <table:table-cell office:value-type="float" office:value="0.0525946929553694" calcext:value-type="float">
            <text:p>0.052594692955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70684005490114" calcext:value-type="float">
            <text:p>0.670684005490114</text:p>
          </table:table-cell>
          <table:table-cell office:value-type="float" office:value="0.0517828395994133" calcext:value-type="float">
            <text:p>0.0517828395994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0579222100157" calcext:value-type="float">
            <text:p>0.690579222100157</text:p>
          </table:table-cell>
          <table:table-cell office:value-type="float" office:value="0.0266649570401256" calcext:value-type="float">
            <text:p>0.0266649570401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5040086119755" calcext:value-type="float">
            <text:p>0.695040086119755</text:p>
          </table:table-cell>
          <table:table-cell office:value-type="float" office:value="0.00740034654898964" calcext:value-type="float">
            <text:p>0.007400346548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5726685683308" calcext:value-type="float">
            <text:p>0.695726685683308</text:p>
          </table:table-cell>
          <table:table-cell office:value-type="float" office:value="0.0072545454971515" calcext:value-type="float">
            <text:p>0.0072545454971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6232445601783" calcext:value-type="float">
            <text:p>0.696232445601783</text:p>
          </table:table-cell>
          <table:table-cell office:value-type="float" office:value="0.0103543889921552" calcext:value-type="float">
            <text:p>0.0103543889921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6477886730883" calcext:value-type="float">
            <text:p>0.696477886730883</text:p>
          </table:table-cell>
          <table:table-cell office:value-type="float" office:value="0.0127942546793252" calcext:value-type="float">
            <text:p>0.0127942546793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2962748820638" calcext:value-type="float">
            <text:p>0.692962748820638</text:p>
          </table:table-cell>
          <table:table-cell office:value-type="float" office:value="0.0106506773083391" calcext:value-type="float">
            <text:p>0.0106506773083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87512696048898" calcext:value-type="float">
            <text:p>0.687512696048898</text:p>
          </table:table-cell>
          <table:table-cell office:value-type="float" office:value="0.014798846775737" calcext:value-type="float">
            <text:p>0.0147988467757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87654926991992" calcext:value-type="float">
            <text:p>0.687654926991992</text:p>
          </table:table-cell>
          <table:table-cell office:value-type="float" office:value="0.0156701797795539" calcext:value-type="float">
            <text:p>0.0156701797795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291562224928" calcext:value-type="float">
            <text:p>0.68291562224928</text:p>
          </table:table-cell>
          <table:table-cell office:value-type="float" office:value="0.0171524087843976" calcext:value-type="float">
            <text:p>0.0171524087843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9176211390789" calcext:value-type="float">
            <text:p>0.689176211390789</text:p>
          </table:table-cell>
          <table:table-cell office:value-type="float" office:value="0.0193299288954685" calcext:value-type="float">
            <text:p>0.0193299288954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1655482950695" calcext:value-type="float">
            <text:p>0.681655482950695</text:p>
          </table:table-cell>
          <table:table-cell office:value-type="float" office:value="0.0197131969664516" calcext:value-type="float">
            <text:p>0.0197131969664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82766752805599" calcext:value-type="float">
            <text:p>0.682766752805599</text:p>
          </table:table-cell>
          <table:table-cell office:value-type="float" office:value="0.0189973073634707" calcext:value-type="float">
            <text:p>0.0189973073634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84487719565503" calcext:value-type="float">
            <text:p>0.684487719565503</text:p>
          </table:table-cell>
          <table:table-cell office:value-type="float" office:value="0.0219887893609445" calcext:value-type="float">
            <text:p>0.0219887893609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8878247027979" calcext:value-type="float">
            <text:p>0.68878247027979</text:p>
          </table:table-cell>
          <table:table-cell office:value-type="float" office:value="0.0225675394258382" calcext:value-type="float">
            <text:p>0.0225675394258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5473921671131" calcext:value-type="float">
            <text:p>0.685473921671131</text:p>
          </table:table-cell>
          <table:table-cell office:value-type="float" office:value="0.0189965657626771" calcext:value-type="float">
            <text:p>0.0189965657626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83562774742158" calcext:value-type="float">
            <text:p>0.683562774742158</text:p>
          </table:table-cell>
          <table:table-cell office:value-type="float" office:value="0.0214963306071758" calcext:value-type="float">
            <text:p>0.0214963306071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295669189453" calcext:value-type="float">
            <text:p>0.68295669189453</text:p>
          </table:table-cell>
          <table:table-cell office:value-type="float" office:value="0.021432523418308" calcext:value-type="float">
            <text:p>0.0214325234183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85262582302291" calcext:value-type="float">
            <text:p>0.685262582302291</text:p>
          </table:table-cell>
          <table:table-cell office:value-type="float" office:value="0.0218495847520132" calcext:value-type="float">
            <text:p>0.0218495847520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84734005958936" calcext:value-type="float">
            <text:p>0.684734005958936</text:p>
          </table:table-cell>
          <table:table-cell office:value-type="float" office:value="0.0237288934163448" calcext:value-type="float">
            <text:p>0.0237288934163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3746014829597" calcext:value-type="float">
            <text:p>0.683746014829597</text:p>
          </table:table-cell>
          <table:table-cell office:value-type="float" office:value="0.0277288582980953" calcext:value-type="float">
            <text:p>0.0277288582980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86199382683581" calcext:value-type="float">
            <text:p>0.686199382683581</text:p>
          </table:table-cell>
          <table:table-cell office:value-type="float" office:value="0.0286841191170881" calcext:value-type="float">
            <text:p>0.0286841191170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4852706103511" calcext:value-type="float">
            <text:p>0.684852706103511</text:p>
          </table:table-cell>
          <table:table-cell office:value-type="float" office:value="0.0290333335585532" calcext:value-type="float">
            <text:p>0.0290333335585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2093449630708" calcext:value-type="float">
            <text:p>0.692093449630708</text:p>
          </table:table-cell>
          <table:table-cell office:value-type="float" office:value="0.0272019382962102" calcext:value-type="float">
            <text:p>0.027201938296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6354071377609" calcext:value-type="float">
            <text:p>0.686354071377609</text:p>
          </table:table-cell>
          <table:table-cell office:value-type="float" office:value="0.0288744773360005" calcext:value-type="float">
            <text:p>0.028874477336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89705603633508" calcext:value-type="float">
            <text:p>0.689705603633508</text:p>
          </table:table-cell>
          <table:table-cell office:value-type="float" office:value="0.0312902975558009" calcext:value-type="float">
            <text:p>0.0312902975558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0081584847297" calcext:value-type="float">
            <text:p>0.690081584847297</text:p>
          </table:table-cell>
          <table:table-cell office:value-type="float" office:value="0.0249571701723918" calcext:value-type="float">
            <text:p>0.0249571701723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92601305679418" calcext:value-type="float">
            <text:p>0.692601305679418</text:p>
          </table:table-cell>
          <table:table-cell office:value-type="float" office:value="0.0247575277446276" calcext:value-type="float">
            <text:p>0.0247575277446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8165752079019" calcext:value-type="float">
            <text:p>0.688165752079019</text:p>
          </table:table-cell>
          <table:table-cell office:value-type="float" office:value="0.023358777269623" calcext:value-type="float">
            <text:p>0.0233587772696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1643064643048" calcext:value-type="float">
            <text:p>0.691643064643048</text:p>
          </table:table-cell>
          <table:table-cell office:value-type="float" office:value="0.0214409937522223" calcext:value-type="float">
            <text:p>0.0214409937522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0768500317912" calcext:value-type="float">
            <text:p>0.690768500317912</text:p>
          </table:table-cell>
          <table:table-cell office:value-type="float" office:value="0.023110860517924" calcext:value-type="float">
            <text:p>0.0231108605179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5055322528697" calcext:value-type="float">
            <text:p>0.695055322528697</text:p>
          </table:table-cell>
          <table:table-cell office:value-type="float" office:value="0.022757070064486" calcext:value-type="float">
            <text:p>0.0227570700644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223550970483" calcext:value-type="float">
            <text:p>0.70223550970483</text:p>
          </table:table-cell>
          <table:table-cell office:value-type="float" office:value="0.0158422659272241" calcext:value-type="float">
            <text:p>0.0158422659272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8090065701405" calcext:value-type="float">
            <text:p>0.698090065701405</text:p>
          </table:table-cell>
          <table:table-cell office:value-type="float" office:value="0.016561311746911" calcext:value-type="float">
            <text:p>0.0165613117469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8501837435962" calcext:value-type="float">
            <text:p>0.698501837435962</text:p>
          </table:table-cell>
          <table:table-cell office:value-type="float" office:value="0.0161714388422561" calcext:value-type="float">
            <text:p>0.0161714388422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0448504891729" calcext:value-type="float">
            <text:p>0.700448504891729</text:p>
          </table:table-cell>
          <table:table-cell office:value-type="float" office:value="0.0233995847778471" calcext:value-type="float">
            <text:p>0.0233995847778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8868775047866" calcext:value-type="float">
            <text:p>0.698868775047866</text:p>
          </table:table-cell>
          <table:table-cell office:value-type="float" office:value="0.0211001507987839" calcext:value-type="float">
            <text:p>0.0211001507987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8521697580794" calcext:value-type="float">
            <text:p>0.698521697580794</text:p>
          </table:table-cell>
          <table:table-cell office:value-type="float" office:value="0.0168155180659355" calcext:value-type="float">
            <text:p>0.0168155180659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5086927075085" calcext:value-type="float">
            <text:p>0.695086927075085</text:p>
          </table:table-cell>
          <table:table-cell office:value-type="float" office:value="0.0208452936264793" calcext:value-type="float">
            <text:p>0.0208452936264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5991904150497" calcext:value-type="float">
            <text:p>0.695991904150497</text:p>
          </table:table-cell>
          <table:table-cell office:value-type="float" office:value="0.014008969060464" calcext:value-type="float">
            <text:p>0.0140089690604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6684392579077" calcext:value-type="float">
            <text:p>0.696684392579077</text:p>
          </table:table-cell>
          <table:table-cell office:value-type="float" office:value="0.0116630777381153" calcext:value-type="float">
            <text:p>0.0116630777381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6741353039903" calcext:value-type="float">
            <text:p>0.696741353039903</text:p>
          </table:table-cell>
          <table:table-cell office:value-type="float" office:value="0.0164563602117466" calcext:value-type="float">
            <text:p>0.0164563602117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7815365678965" calcext:value-type="float">
            <text:p>0.697815365678965</text:p>
          </table:table-cell>
          <table:table-cell office:value-type="float" office:value="0.0077371140910137" calcext:value-type="float">
            <text:p>0.007737114091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6081449655507" calcext:value-type="float">
            <text:p>0.696081449655507</text:p>
          </table:table-cell>
          <table:table-cell office:value-type="float" office:value="0.0104807505832735" calcext:value-type="float">
            <text:p>0.0104807505832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1798033901252" calcext:value-type="float">
            <text:p>0.691798033901252</text:p>
          </table:table-cell>
          <table:table-cell office:value-type="float" office:value="0.0144917883151536" calcext:value-type="float">
            <text:p>0.0144917883151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0670439651677" calcext:value-type="float">
            <text:p>0.690670439651677</text:p>
          </table:table-cell>
          <table:table-cell office:value-type="float" office:value="0.0189949542129908" calcext:value-type="float">
            <text:p>0.0189949542129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9725589228104" calcext:value-type="float">
            <text:p>0.689725589228104</text:p>
          </table:table-cell>
          <table:table-cell office:value-type="float" office:value="0.0157065715526048" calcext:value-type="float">
            <text:p>0.0157065715526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0419966294278" calcext:value-type="float">
            <text:p>0.690419966294278</text:p>
          </table:table-cell>
          <table:table-cell office:value-type="float" office:value="0.0153595310581199" calcext:value-type="float">
            <text:p>0.015359531058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940729706664" calcext:value-type="float">
            <text:p>0.68940729706664</text:p>
          </table:table-cell>
          <table:table-cell office:value-type="float" office:value="0.0152519446921416" calcext:value-type="float">
            <text:p>0.0152519446921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3969201192353" calcext:value-type="float">
            <text:p>0.683969201192353</text:p>
          </table:table-cell>
          <table:table-cell office:value-type="float" office:value="0.0168769409778106" calcext:value-type="float">
            <text:p>0.0168769409778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2694394949879" calcext:value-type="float">
            <text:p>0.682694394949879</text:p>
          </table:table-cell>
          <table:table-cell office:value-type="float" office:value="0.0183021333365147" calcext:value-type="float">
            <text:p>0.0183021333365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2950070727783" calcext:value-type="float">
            <text:p>0.682950070727783</text:p>
          </table:table-cell>
          <table:table-cell office:value-type="float" office:value="0.0168779418951244" calcext:value-type="float">
            <text:p>0.016877941895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1683034859284" calcext:value-type="float">
            <text:p>0.681683034859284</text:p>
          </table:table-cell>
          <table:table-cell office:value-type="float" office:value="0.017312704068514" calcext:value-type="float">
            <text:p>0.0173127040685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6741559471566" calcext:value-type="float">
            <text:p>0.686741559471566</text:p>
          </table:table-cell>
          <table:table-cell office:value-type="float" office:value="0.0178440139113573" calcext:value-type="float">
            <text:p>0.0178440139113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5730115956909" calcext:value-type="float">
            <text:p>0.695730115956909</text:p>
          </table:table-cell>
          <table:table-cell office:value-type="float" office:value="0.0243727771153703" calcext:value-type="float">
            <text:p>0.02437277711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4022820748488" calcext:value-type="float">
            <text:p>0.694022820748488</text:p>
          </table:table-cell>
          <table:table-cell office:value-type="float" office:value="0.0119839474079106" calcext:value-type="float">
            <text:p>0.0119839474079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2426467095804" calcext:value-type="float">
            <text:p>0.692426467095804</text:p>
          </table:table-cell>
          <table:table-cell office:value-type="float" office:value="0.0134912823814381" calcext:value-type="float">
            <text:p>0.0134912823814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2083880335535" calcext:value-type="float">
            <text:p>0.692083880335535</text:p>
          </table:table-cell>
          <table:table-cell office:value-type="float" office:value="0.013353765312017" calcext:value-type="float">
            <text:p>0.0133537653120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0820101723389" calcext:value-type="float">
            <text:p>0.690820101723389</text:p>
          </table:table-cell>
          <table:table-cell office:value-type="float" office:value="0.0139440109724312" calcext:value-type="float">
            <text:p>0.0139440109724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1912571575817" calcext:value-type="float">
            <text:p>0.691912571575817</text:p>
          </table:table-cell>
          <table:table-cell office:value-type="float" office:value="0.014435563952558" calcext:value-type="float">
            <text:p>0.0144355639525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9789970635633" calcext:value-type="float">
            <text:p>0.689789970635633</text:p>
          </table:table-cell>
          <table:table-cell office:value-type="float" office:value="0.0145356661265839" calcext:value-type="float">
            <text:p>0.0145356661265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5245194067821" calcext:value-type="float">
            <text:p>0.695245194067821</text:p>
          </table:table-cell>
          <table:table-cell office:value-type="float" office:value="0.0104657561470048" calcext:value-type="float">
            <text:p>0.010465756147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4462530360147" calcext:value-type="float">
            <text:p>0.694462530360147</text:p>
          </table:table-cell>
          <table:table-cell office:value-type="float" office:value="0.0152670315314635" calcext:value-type="float">
            <text:p>0.0152670315314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5436843474716" calcext:value-type="float">
            <text:p>0.695436843474716</text:p>
          </table:table-cell>
          <table:table-cell office:value-type="float" office:value="0.0132501547311729" calcext:value-type="float">
            <text:p>0.0132501547311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3219655154346" calcext:value-type="float">
            <text:p>0.693219655154346</text:p>
          </table:table-cell>
          <table:table-cell office:value-type="float" office:value="0.016443059265332" calcext:value-type="float">
            <text:p>0.0164430592653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3648746729747" calcext:value-type="float">
            <text:p>0.693648746729747</text:p>
          </table:table-cell>
          <table:table-cell office:value-type="float" office:value="0.0157388870905477" calcext:value-type="float">
            <text:p>0.0157388870905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1687880515106" calcext:value-type="float">
            <text:p>0.691687880515106</text:p>
          </table:table-cell>
          <table:table-cell office:value-type="float" office:value="0.0142606195935787" calcext:value-type="float">
            <text:p>0.0142606195935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2847280534906" calcext:value-type="float">
            <text:p>0.692847280534906</text:p>
          </table:table-cell>
          <table:table-cell office:value-type="float" office:value="0.0124211928408758" calcext:value-type="float">
            <text:p>0.0124211928408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2419274668252" calcext:value-type="float">
            <text:p>0.692419274668252</text:p>
          </table:table-cell>
          <table:table-cell office:value-type="float" office:value="0.015140491104858" calcext:value-type="float">
            <text:p>0.0151404911048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7718596497916" calcext:value-type="float">
            <text:p>0.687718596497916</text:p>
          </table:table-cell>
          <table:table-cell office:value-type="float" office:value="0.0184609248841547" calcext:value-type="float">
            <text:p>0.0184609248841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4502351188107" calcext:value-type="float">
            <text:p>0.684502351188107</text:p>
          </table:table-cell>
          <table:table-cell office:value-type="float" office:value="0.0168099224305515" calcext:value-type="float">
            <text:p>0.0168099224305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0457549534656" calcext:value-type="float">
            <text:p>0.680457549534656</text:p>
          </table:table-cell>
          <table:table-cell office:value-type="float" office:value="0.0182415593406403" calcext:value-type="float">
            <text:p>0.018241559340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82947289909719" calcext:value-type="float">
            <text:p>0.682947289909719</text:p>
          </table:table-cell>
          <table:table-cell office:value-type="float" office:value="0.018490437119401" calcext:value-type="float">
            <text:p>0.0184904371194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6191675518348" calcext:value-type="float">
            <text:p>0.676191675518348</text:p>
          </table:table-cell>
          <table:table-cell office:value-type="float" office:value="0.0165679154189846" calcext:value-type="float">
            <text:p>0.0165679154189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79336157392105" calcext:value-type="float">
            <text:p>0.679336157392105</text:p>
          </table:table-cell>
          <table:table-cell office:value-type="float" office:value="0.0174580293040923" calcext:value-type="float">
            <text:p>0.0174580293040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5088799056269" calcext:value-type="float">
            <text:p>0.675088799056269</text:p>
          </table:table-cell>
          <table:table-cell office:value-type="float" office:value="0.0162492376385139" calcext:value-type="float">
            <text:p>0.0162492376385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0976170062558" calcext:value-type="float">
            <text:p>0.670976170062558</text:p>
          </table:table-cell>
          <table:table-cell office:value-type="float" office:value="0.0147027281969084" calcext:value-type="float">
            <text:p>0.0147027281969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69015856536872" calcext:value-type="float">
            <text:p>0.669015856536872</text:p>
          </table:table-cell>
          <table:table-cell office:value-type="float" office:value="0.0122427040086683" calcext:value-type="float">
            <text:p>0.0122427040086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73106479311249" calcext:value-type="float">
            <text:p>0.673106479311249</text:p>
          </table:table-cell>
          <table:table-cell office:value-type="float" office:value="0.0145300951491043" calcext:value-type="float">
            <text:p>0.0145300951491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3000018433326" calcext:value-type="float">
            <text:p>0.673000018433326</text:p>
          </table:table-cell>
          <table:table-cell office:value-type="float" office:value="0.0145305618363591" calcext:value-type="float">
            <text:p>0.0145305618363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7285238217563" calcext:value-type="float">
            <text:p>0.667285238217563</text:p>
          </table:table-cell>
          <table:table-cell office:value-type="float" office:value="0.0150883271755631" calcext:value-type="float">
            <text:p>0.0150883271755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1212595043147" calcext:value-type="float">
            <text:p>0.671212595043147</text:p>
          </table:table-cell>
          <table:table-cell office:value-type="float" office:value="0.0161547748179625" calcext:value-type="float">
            <text:p>0.0161547748179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9948780066649" calcext:value-type="float">
            <text:p>0.669948780066649</text:p>
          </table:table-cell>
          <table:table-cell office:value-type="float" office:value="0.0130928940909844" calcext:value-type="float">
            <text:p>0.0130928940909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7895550896715" calcext:value-type="float">
            <text:p>0.667895550896715</text:p>
          </table:table-cell>
          <table:table-cell office:value-type="float" office:value="0.00984437094322007" calcext:value-type="float">
            <text:p>0.009844370943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2703228524772" calcext:value-type="float">
            <text:p>0.672703228524772</text:p>
          </table:table-cell>
          <table:table-cell office:value-type="float" office:value="0.0165484838528058" calcext:value-type="float">
            <text:p>0.0165484838528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5566299873313" calcext:value-type="float">
            <text:p>0.675566299873313</text:p>
          </table:table-cell>
          <table:table-cell office:value-type="float" office:value="0.0204742996023712" calcext:value-type="float">
            <text:p>0.0204742996023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423221278911" calcext:value-type="float">
            <text:p>0.67423221278911</text:p>
          </table:table-cell>
          <table:table-cell office:value-type="float" office:value="0.0196244359301967" calcext:value-type="float">
            <text:p>0.0196244359301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4561178666132" calcext:value-type="float">
            <text:p>0.674561178666132</text:p>
          </table:table-cell>
          <table:table-cell office:value-type="float" office:value="0.0185511235450772" calcext:value-type="float">
            <text:p>0.0185511235450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0271510375602" calcext:value-type="float">
            <text:p>0.680271510375602</text:p>
          </table:table-cell>
          <table:table-cell office:value-type="float" office:value="0.0177667852215113" calcext:value-type="float">
            <text:p>0.0177667852215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8176062521704" calcext:value-type="float">
            <text:p>0.678176062521704</text:p>
          </table:table-cell>
          <table:table-cell office:value-type="float" office:value="0.0181396485276953" calcext:value-type="float">
            <text:p>0.0181396485276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0809279118226" calcext:value-type="float">
            <text:p>0.670809279118226</text:p>
          </table:table-cell>
          <table:table-cell office:value-type="float" office:value="0.0130576621698561" calcext:value-type="float">
            <text:p>0.0130576621698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251919943573" calcext:value-type="float">
            <text:p>0.67251919943573</text:p>
          </table:table-cell>
          <table:table-cell office:value-type="float" office:value="0.0157693112737395" calcext:value-type="float">
            <text:p>0.015769311273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9674034258691" calcext:value-type="float">
            <text:p>0.679674034258691</text:p>
          </table:table-cell>
          <table:table-cell office:value-type="float" office:value="0.0181073748994047" calcext:value-type="float">
            <text:p>0.0181073748994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83249649789639" calcext:value-type="float">
            <text:p>0.683249649789639</text:p>
          </table:table-cell>
          <table:table-cell office:value-type="float" office:value="0.0219188820993914" calcext:value-type="float">
            <text:p>0.0219188820993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5224312578634" calcext:value-type="float">
            <text:p>0.685224312578634</text:p>
          </table:table-cell>
          <table:table-cell office:value-type="float" office:value="0.0170138906369045" calcext:value-type="float">
            <text:p>0.0170138906369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3977560386831" calcext:value-type="float">
            <text:p>0.683977560386831</text:p>
          </table:table-cell>
          <table:table-cell office:value-type="float" office:value="0.0177810324527563" calcext:value-type="float">
            <text:p>0.0177810324527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3338556124894" calcext:value-type="float">
            <text:p>0.683338556124894</text:p>
          </table:table-cell>
          <table:table-cell office:value-type="float" office:value="0.0172100655536777" calcext:value-type="float">
            <text:p>0.0172100655536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80065995774857" calcext:value-type="float">
            <text:p>0.680065995774857</text:p>
          </table:table-cell>
          <table:table-cell office:value-type="float" office:value="0.0179690511862332" calcext:value-type="float">
            <text:p>0.0179690511862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0723928419069" calcext:value-type="float">
            <text:p>0.680723928419069</text:p>
          </table:table-cell>
          <table:table-cell office:value-type="float" office:value="0.018676903270723" calcext:value-type="float">
            <text:p>0.0186769032707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2685809281022" calcext:value-type="float">
            <text:p>0.682685809281022</text:p>
          </table:table-cell>
          <table:table-cell office:value-type="float" office:value="0.0192426425128452" calcext:value-type="float">
            <text:p>0.0192426425128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7049445303912" calcext:value-type="float">
            <text:p>0.677049445303912</text:p>
          </table:table-cell>
          <table:table-cell office:value-type="float" office:value="0.0168480324678041" calcext:value-type="float">
            <text:p>0.0168480324678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80741420877" calcext:value-type="float">
            <text:p>0.6780741420877</text:p>
          </table:table-cell>
          <table:table-cell office:value-type="float" office:value="0.0165342354221233" calcext:value-type="float">
            <text:p>0.0165342354221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6015315334066" calcext:value-type="float">
            <text:p>0.676015315334066</text:p>
          </table:table-cell>
          <table:table-cell office:value-type="float" office:value="0.0166403210092544" calcext:value-type="float">
            <text:p>0.0166403210092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8011881372915" calcext:value-type="float">
            <text:p>0.678011881372915</text:p>
          </table:table-cell>
          <table:table-cell office:value-type="float" office:value="0.0182683502850834" calcext:value-type="float">
            <text:p>0.0182683502850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4898840878946" calcext:value-type="float">
            <text:p>0.674898840878946</text:p>
          </table:table-cell>
          <table:table-cell office:value-type="float" office:value="0.016054395323476" calcext:value-type="float">
            <text:p>0.0160543953234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8965892802833" calcext:value-type="float">
            <text:p>0.678965892802833</text:p>
          </table:table-cell>
          <table:table-cell office:value-type="float" office:value="0.0184255186848944" calcext:value-type="float">
            <text:p>0.0184255186848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0735592029561" calcext:value-type="float">
            <text:p>0.680735592029561</text:p>
          </table:table-cell>
          <table:table-cell office:value-type="float" office:value="0.0175569518693501" calcext:value-type="float">
            <text:p>0.017556951869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1420353195486" calcext:value-type="float">
            <text:p>0.681420353195486</text:p>
          </table:table-cell>
          <table:table-cell office:value-type="float" office:value="0.0175862544583369" calcext:value-type="float">
            <text:p>0.0175862544583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5044856463116" calcext:value-type="float">
            <text:p>0.675044856463116</text:p>
          </table:table-cell>
          <table:table-cell office:value-type="float" office:value="0.0162993488875161" calcext:value-type="float">
            <text:p>0.0162993488875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6323762192408" calcext:value-type="float">
            <text:p>0.676323762192408</text:p>
          </table:table-cell>
          <table:table-cell office:value-type="float" office:value="0.0222825510725512" calcext:value-type="float">
            <text:p>0.0222825510725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6072698747376" calcext:value-type="float">
            <text:p>0.676072698747376</text:p>
          </table:table-cell>
          <table:table-cell office:value-type="float" office:value="0.0242283283184526" calcext:value-type="float">
            <text:p>0.0242283283184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7919080282496" calcext:value-type="float">
            <text:p>0.677919080282496</text:p>
          </table:table-cell>
          <table:table-cell office:value-type="float" office:value="0.0281115874119339" calcext:value-type="float">
            <text:p>0.0281115874119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5539063019511" calcext:value-type="float">
            <text:p>0.675539063019511</text:p>
          </table:table-cell>
          <table:table-cell office:value-type="float" office:value="0.0277081913542995" calcext:value-type="float">
            <text:p>0.02770819135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620553119286" calcext:value-type="float">
            <text:p>0.67620553119286</text:p>
          </table:table-cell>
          <table:table-cell office:value-type="float" office:value="0.0282792386131682" calcext:value-type="float">
            <text:p>0.0282792386131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2055942544633" calcext:value-type="float">
            <text:p>0.672055942544633</text:p>
          </table:table-cell>
          <table:table-cell office:value-type="float" office:value="0.0202252661255236" calcext:value-type="float">
            <text:p>0.0202252661255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8237417371559" calcext:value-type="float">
            <text:p>0.668237417371559</text:p>
          </table:table-cell>
          <table:table-cell office:value-type="float" office:value="0.0197746874305244" calcext:value-type="float">
            <text:p>0.0197746874305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1386929349591" calcext:value-type="float">
            <text:p>0.671386929349591</text:p>
          </table:table-cell>
          <table:table-cell office:value-type="float" office:value="0.0265789037878617" calcext:value-type="float">
            <text:p>0.0265789037878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9284180854064" calcext:value-type="float">
            <text:p>0.659284180854064</text:p>
          </table:table-cell>
          <table:table-cell office:value-type="float" office:value="0.0361398652309762" calcext:value-type="float">
            <text:p>0.0361398652309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4800834226606" calcext:value-type="float">
            <text:p>0.664800834226606</text:p>
          </table:table-cell>
          <table:table-cell office:value-type="float" office:value="0.0347676191253081" calcext:value-type="float">
            <text:p>0.0347676191253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66370417293582" calcext:value-type="float">
            <text:p>0.666370417293582</text:p>
          </table:table-cell>
          <table:table-cell office:value-type="float" office:value="0.0252578600572535" calcext:value-type="float">
            <text:p>0.0252578600572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3365786128913" calcext:value-type="float">
            <text:p>0.663365786128913</text:p>
          </table:table-cell>
          <table:table-cell office:value-type="float" office:value="0.0349091167587547" calcext:value-type="float">
            <text:p>0.0349091167587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63189473166398" calcext:value-type="float">
            <text:p>0.663189473166398</text:p>
          </table:table-cell>
          <table:table-cell office:value-type="float" office:value="0.0419273956258121" calcext:value-type="float">
            <text:p>0.0419273956258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9820786084137" calcext:value-type="float">
            <text:p>0.659820786084137</text:p>
          </table:table-cell>
          <table:table-cell office:value-type="float" office:value="0.0448746860549588" calcext:value-type="float">
            <text:p>0.0448746860549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5077086086822" calcext:value-type="float">
            <text:p>0.655077086086822</text:p>
          </table:table-cell>
          <table:table-cell office:value-type="float" office:value="0.0494217895574645" calcext:value-type="float">
            <text:p>0.0494217895574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2255630187588" calcext:value-type="float">
            <text:p>0.662255630187588</text:p>
          </table:table-cell>
          <table:table-cell office:value-type="float" office:value="0.0467446880957685" calcext:value-type="float">
            <text:p>0.0467446880957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9911548729834" calcext:value-type="float">
            <text:p>0.659911548729834</text:p>
          </table:table-cell>
          <table:table-cell office:value-type="float" office:value="0.0464380827310574" calcext:value-type="float">
            <text:p>0.0464380827310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9029787397587" calcext:value-type="float">
            <text:p>0.679029787397587</text:p>
          </table:table-cell>
          <table:table-cell office:value-type="float" office:value="0.0256402720403906" calcext:value-type="float">
            <text:p>0.0256402720403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2152476763885" calcext:value-type="float">
            <text:p>0.682152476763885</text:p>
          </table:table-cell>
          <table:table-cell office:value-type="float" office:value="0.0201439557080695" calcext:value-type="float">
            <text:p>0.020143955708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6884410235704" calcext:value-type="float">
            <text:p>0.676884410235704</text:p>
          </table:table-cell>
          <table:table-cell office:value-type="float" office:value="0.0231173948350617" calcext:value-type="float">
            <text:p>0.0231173948350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65634777864328" calcext:value-type="float">
            <text:p>0.665634777864328</text:p>
          </table:table-cell>
          <table:table-cell office:value-type="float" office:value="0.0238238748075334" calcext:value-type="float">
            <text:p>0.0238238748075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151026691176" calcext:value-type="float">
            <text:p>0.66151026691176</text:p>
          </table:table-cell>
          <table:table-cell office:value-type="float" office:value="0.023082572612245" calcext:value-type="float">
            <text:p>0.0230825726122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8119529667633" calcext:value-type="float">
            <text:p>0.658119529667633</text:p>
          </table:table-cell>
          <table:table-cell office:value-type="float" office:value="0.023084489897953" calcext:value-type="float">
            <text:p>0.0230844898979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7839742269556" calcext:value-type="float">
            <text:p>0.657839742269556</text:p>
          </table:table-cell>
          <table:table-cell office:value-type="float" office:value="0.0255243980624531" calcext:value-type="float">
            <text:p>0.0255243980624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4493731908102" calcext:value-type="float">
            <text:p>0.654493731908102</text:p>
          </table:table-cell>
          <table:table-cell office:value-type="float" office:value="0.0184718884819247" calcext:value-type="float">
            <text:p>0.0184718884819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7423511444198" calcext:value-type="float">
            <text:p>0.657423511444198</text:p>
          </table:table-cell>
          <table:table-cell office:value-type="float" office:value="0.0197157540897576" calcext:value-type="float">
            <text:p>0.0197157540897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1635843419718" calcext:value-type="float">
            <text:p>0.661635843419718</text:p>
          </table:table-cell>
          <table:table-cell office:value-type="float" office:value="0.0183007785872896" calcext:value-type="float">
            <text:p>0.018300778587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3883302096887" calcext:value-type="float">
            <text:p>0.663883302096887</text:p>
          </table:table-cell>
          <table:table-cell office:value-type="float" office:value="0.0185858690680126" calcext:value-type="float">
            <text:p>0.0185858690680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4791531220723" calcext:value-type="float">
            <text:p>0.654791531220723</text:p>
          </table:table-cell>
          <table:table-cell office:value-type="float" office:value="0.0236157158601204" calcext:value-type="float">
            <text:p>0.0236157158601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1002749689128" calcext:value-type="float">
            <text:p>0.651002749689128</text:p>
          </table:table-cell>
          <table:table-cell office:value-type="float" office:value="0.0165668385943335" calcext:value-type="float">
            <text:p>0.0165668385943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6110969025944" calcext:value-type="float">
            <text:p>0.656110969025944</text:p>
          </table:table-cell>
          <table:table-cell office:value-type="float" office:value="0.0152003859626559" calcext:value-type="float">
            <text:p>0.0152003859626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2234892433297" calcext:value-type="float">
            <text:p>0.652234892433297</text:p>
          </table:table-cell>
          <table:table-cell office:value-type="float" office:value="0.0180151822740535" calcext:value-type="float">
            <text:p>0.0180151822740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1743181811269" calcext:value-type="float">
            <text:p>0.651743181811269</text:p>
          </table:table-cell>
          <table:table-cell office:value-type="float" office:value="0.0154770276600083" calcext:value-type="float">
            <text:p>0.0154770276600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9116383459482" calcext:value-type="float">
            <text:p>0.659116383459482</text:p>
          </table:table-cell>
          <table:table-cell office:value-type="float" office:value="0.0130021264253949" calcext:value-type="float">
            <text:p>0.0130021264253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9075621033112" calcext:value-type="float">
            <text:p>0.659075621033112</text:p>
          </table:table-cell>
          <table:table-cell office:value-type="float" office:value="0.0132503370140381" calcext:value-type="float">
            <text:p>0.0132503370140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1146980654084" calcext:value-type="float">
            <text:p>0.661146980654084</text:p>
          </table:table-cell>
          <table:table-cell office:value-type="float" office:value="0.017465543855927" calcext:value-type="float">
            <text:p>0.0174655438559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2218293421379" calcext:value-type="float">
            <text:p>0.662218293421379</text:p>
          </table:table-cell>
          <table:table-cell office:value-type="float" office:value="0.00886769160992326" calcext:value-type="float">
            <text:p>0.0088676916099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1144799830873" calcext:value-type="float">
            <text:p>0.661144799830873</text:p>
          </table:table-cell>
          <table:table-cell office:value-type="float" office:value="0.0116143823370665" calcext:value-type="float">
            <text:p>0.0116143823370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2361099870691" calcext:value-type="float">
            <text:p>0.662361099870691</text:p>
          </table:table-cell>
          <table:table-cell office:value-type="float" office:value="0.0113871841076527" calcext:value-type="float">
            <text:p>0.0113871841076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61711657915718" calcext:value-type="float">
            <text:p>0.661711657915718</text:p>
          </table:table-cell>
          <table:table-cell office:value-type="float" office:value="0.0129214284428387" calcext:value-type="float">
            <text:p>0.0129214284428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6610178558905" calcext:value-type="float">
            <text:p>0.66610178558905</text:p>
          </table:table-cell>
          <table:table-cell office:value-type="float" office:value="0.0152671751639651" calcext:value-type="float">
            <text:p>0.0152671751639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2026658945742" calcext:value-type="float">
            <text:p>0.672026658945742</text:p>
          </table:table-cell>
          <table:table-cell office:value-type="float" office:value="0.0217216392198169" calcext:value-type="float">
            <text:p>0.0217216392198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651155972552" calcext:value-type="float">
            <text:p>0.6651155972552</text:p>
          </table:table-cell>
          <table:table-cell office:value-type="float" office:value="0.0123983078119636" calcext:value-type="float">
            <text:p>0.0123983078119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622830568029" calcext:value-type="float">
            <text:p>0.66622830568029</text:p>
          </table:table-cell>
          <table:table-cell office:value-type="float" office:value="0.0106126316106693" calcext:value-type="float">
            <text:p>0.0106126316106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7124772883977" calcext:value-type="float">
            <text:p>0.667124772883977</text:p>
          </table:table-cell>
          <table:table-cell office:value-type="float" office:value="0.0115758613077725" calcext:value-type="float">
            <text:p>0.0115758613077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6431957942642" calcext:value-type="float">
            <text:p>0.666431957942642</text:p>
          </table:table-cell>
          <table:table-cell office:value-type="float" office:value="0.0128443383899434" calcext:value-type="float">
            <text:p>0.0128443383899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4999386739785" calcext:value-type="float">
            <text:p>0.664999386739785</text:p>
          </table:table-cell>
          <table:table-cell office:value-type="float" office:value="0.00405952359451646" calcext:value-type="float">
            <text:p>0.0040595235945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5949991376027" calcext:value-type="float">
            <text:p>0.665949991376027</text:p>
          </table:table-cell>
          <table:table-cell office:value-type="float" office:value="0.00709276341924734" calcext:value-type="float">
            <text:p>0.0070927634192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70383085831382" calcext:value-type="float">
            <text:p>0.670383085831382</text:p>
          </table:table-cell>
          <table:table-cell office:value-type="float" office:value="0.0132037625300014" calcext:value-type="float">
            <text:p>0.013203762530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303328669436" calcext:value-type="float">
            <text:p>0.67303328669436</text:p>
          </table:table-cell>
          <table:table-cell office:value-type="float" office:value="0.0159265778065091" calcext:value-type="float">
            <text:p>0.0159265778065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66523186681366" calcext:value-type="float">
            <text:p>0.666523186681366</text:p>
          </table:table-cell>
          <table:table-cell office:value-type="float" office:value="0.0160240144163099" calcext:value-type="float">
            <text:p>0.016024014416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1100894995292" calcext:value-type="float">
            <text:p>0.671100894995292</text:p>
          </table:table-cell>
          <table:table-cell office:value-type="float" office:value="0.0171123044680816" calcext:value-type="float">
            <text:p>0.0171123044680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9888686813385" calcext:value-type="float">
            <text:p>0.669888686813385</text:p>
          </table:table-cell>
          <table:table-cell office:value-type="float" office:value="0.014823163783661" calcext:value-type="float">
            <text:p>0.0148231637836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8421571964081" calcext:value-type="float">
            <text:p>0.668421571964081</text:p>
          </table:table-cell>
          <table:table-cell office:value-type="float" office:value="0.0136981993662576" calcext:value-type="float">
            <text:p>0.0136981993662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4667115471129" calcext:value-type="float">
            <text:p>0.664667115471129</text:p>
          </table:table-cell>
          <table:table-cell office:value-type="float" office:value="0.0141104193188402" calcext:value-type="float">
            <text:p>0.014110419318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7032489807214" calcext:value-type="float">
            <text:p>0.667032489807214</text:p>
          </table:table-cell>
          <table:table-cell office:value-type="float" office:value="0.0129566157881837" calcext:value-type="float">
            <text:p>0.0129566157881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3885910044727" calcext:value-type="float">
            <text:p>0.663885910044727</text:p>
          </table:table-cell>
          <table:table-cell office:value-type="float" office:value="0.00997114280276546" calcext:value-type="float">
            <text:p>0.0099711428027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4509197981851" calcext:value-type="float">
            <text:p>0.664509197981851</text:p>
          </table:table-cell>
          <table:table-cell office:value-type="float" office:value="0.0099609850784628" calcext:value-type="float">
            <text:p>0.0099609850784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5794955295041" calcext:value-type="float">
            <text:p>0.665794955295041</text:p>
          </table:table-cell>
          <table:table-cell office:value-type="float" office:value="0.00730511147308775" calcext:value-type="float">
            <text:p>0.0073051114730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5366688323254" calcext:value-type="float">
            <text:p>0.665366688323254</text:p>
          </table:table-cell>
          <table:table-cell office:value-type="float" office:value="0.00941515000916493" calcext:value-type="float">
            <text:p>0.0094151500091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4165845105039" calcext:value-type="float">
            <text:p>0.664165845105039</text:p>
          </table:table-cell>
          <table:table-cell office:value-type="float" office:value="0.0114699285915737" calcext:value-type="float">
            <text:p>0.0114699285915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7554129450636" calcext:value-type="float">
            <text:p>0.667554129450636</text:p>
          </table:table-cell>
          <table:table-cell office:value-type="float" office:value="0.0102483660564085" calcext:value-type="float">
            <text:p>0.0102483660564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7926329900235" calcext:value-type="float">
            <text:p>0.667926329900235</text:p>
          </table:table-cell>
          <table:table-cell office:value-type="float" office:value="0.00950427653708958" calcext:value-type="float">
            <text:p>0.009504276537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8121081132103" calcext:value-type="float">
            <text:p>0.668121081132103</text:p>
          </table:table-cell>
          <table:table-cell office:value-type="float" office:value="0.0132161308238758" calcext:value-type="float">
            <text:p>0.0132161308238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7594420326706" calcext:value-type="float">
            <text:p>0.667594420326706</text:p>
          </table:table-cell>
          <table:table-cell office:value-type="float" office:value="0.00805692220590086" calcext:value-type="float">
            <text:p>0.0080569222059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67705118121247" calcext:value-type="float">
            <text:p>0.667705118121247</text:p>
          </table:table-cell>
          <table:table-cell office:value-type="float" office:value="0.0100441203786895" calcext:value-type="float">
            <text:p>0.010044120378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9089720583898" calcext:value-type="float">
            <text:p>0.669089720583898</text:p>
          </table:table-cell>
          <table:table-cell office:value-type="float" office:value="0.0111191401172485" calcext:value-type="float">
            <text:p>0.0111191401172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6943751590334" calcext:value-type="float">
            <text:p>0.66943751590334</text:p>
          </table:table-cell>
          <table:table-cell office:value-type="float" office:value="0.010575880411189" calcext:value-type="float">
            <text:p>0.0105758804111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70705787222717" calcext:value-type="float">
            <text:p>0.670705787222717</text:p>
          </table:table-cell>
          <table:table-cell office:value-type="float" office:value="0.0151881076238158" calcext:value-type="float">
            <text:p>0.0151881076238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70765281765106" calcext:value-type="float">
            <text:p>0.670765281765106</text:p>
          </table:table-cell>
          <table:table-cell office:value-type="float" office:value="0.0147464199087342" calcext:value-type="float">
            <text:p>0.0147464199087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8227848875219" calcext:value-type="float">
            <text:p>0.668227848875219</text:p>
          </table:table-cell>
          <table:table-cell office:value-type="float" office:value="0.0153770007526317" calcext:value-type="float">
            <text:p>0.0153770007526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1612361369449" calcext:value-type="float">
            <text:p>0.671612361369449</text:p>
          </table:table-cell>
          <table:table-cell office:value-type="float" office:value="0.0143472747415249" calcext:value-type="float">
            <text:p>0.0143472747415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0187936724632" calcext:value-type="float">
            <text:p>0.670187936724632</text:p>
          </table:table-cell>
          <table:table-cell office:value-type="float" office:value="0.0128514535497509" calcext:value-type="float">
            <text:p>0.0128514535497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8714556865656" calcext:value-type="float">
            <text:p>0.668714556865656</text:p>
          </table:table-cell>
          <table:table-cell office:value-type="float" office:value="0.0161351689811887" calcext:value-type="float">
            <text:p>0.0161351689811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2244399137223" calcext:value-type="float">
            <text:p>0.672244399137223</text:p>
          </table:table-cell>
          <table:table-cell office:value-type="float" office:value="0.0146491844391564" calcext:value-type="float">
            <text:p>0.0146491844391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3137516497416" calcext:value-type="float">
            <text:p>0.673137516497416</text:p>
          </table:table-cell>
          <table:table-cell office:value-type="float" office:value="0.0143284811111837" calcext:value-type="float">
            <text:p>0.0143284811111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3370860074405" calcext:value-type="float">
            <text:p>0.673370860074405</text:p>
          </table:table-cell>
          <table:table-cell office:value-type="float" office:value="0.0151586189124732" calcext:value-type="float">
            <text:p>0.0151586189124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74760189725857" calcext:value-type="float">
            <text:p>0.674760189725857</text:p>
          </table:table-cell>
          <table:table-cell office:value-type="float" office:value="0.0216866474192145" calcext:value-type="float">
            <text:p>0.0216866474192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0304153758934" calcext:value-type="float">
            <text:p>0.670304153758934</text:p>
          </table:table-cell>
          <table:table-cell office:value-type="float" office:value="0.012360302121168" calcext:value-type="float">
            <text:p>0.0123603021211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8762132360358" calcext:value-type="float">
            <text:p>0.668762132360358</text:p>
          </table:table-cell>
          <table:table-cell office:value-type="float" office:value="0.0109135375435529" calcext:value-type="float">
            <text:p>0.0109135375435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8622574766417" calcext:value-type="float">
            <text:p>0.668622574766417</text:p>
          </table:table-cell>
          <table:table-cell office:value-type="float" office:value="0.0109102765234866" calcext:value-type="float">
            <text:p>0.0109102765234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5854113077884" calcext:value-type="float">
            <text:p>0.665854113077884</text:p>
          </table:table-cell>
          <table:table-cell office:value-type="float" office:value="0.00626732045623822" calcext:value-type="float">
            <text:p>0.0062673204562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5556108374536" calcext:value-type="float">
            <text:p>0.665556108374536</text:p>
          </table:table-cell>
          <table:table-cell office:value-type="float" office:value="0.00710889812587521" calcext:value-type="float">
            <text:p>0.007108898125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5431087238762" calcext:value-type="float">
            <text:p>0.665431087238762</text:p>
          </table:table-cell>
          <table:table-cell office:value-type="float" office:value="0.0128072210950738" calcext:value-type="float">
            <text:p>0.0128072210950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3521877343876" calcext:value-type="float">
            <text:p>0.663521877343876</text:p>
          </table:table-cell>
          <table:table-cell office:value-type="float" office:value="0.0183920701167874" calcext:value-type="float">
            <text:p>0.0183920701167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6290964841071" calcext:value-type="float">
            <text:p>0.656290964841071</text:p>
          </table:table-cell>
          <table:table-cell office:value-type="float" office:value="0.0219837501716299" calcext:value-type="float">
            <text:p>0.021983750171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9615528518261" calcext:value-type="float">
            <text:p>0.659615528518261</text:p>
          </table:table-cell>
          <table:table-cell office:value-type="float" office:value="0.0233673266671629" calcext:value-type="float">
            <text:p>0.0233673266671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6865270053226" calcext:value-type="float">
            <text:p>0.666865270053226</text:p>
          </table:table-cell>
          <table:table-cell office:value-type="float" office:value="0.0249083244185308" calcext:value-type="float">
            <text:p>0.0249083244185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0020173401315" calcext:value-type="float">
            <text:p>0.670020173401315</text:p>
          </table:table-cell>
          <table:table-cell office:value-type="float" office:value="0.0264250731971172" calcext:value-type="float">
            <text:p>0.0264250731971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74205063274868" calcext:value-type="float">
            <text:p>0.674205063274868</text:p>
          </table:table-cell>
          <table:table-cell office:value-type="float" office:value="0.0158541681966822" calcext:value-type="float">
            <text:p>0.0158541681966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2795662190696" calcext:value-type="float">
            <text:p>0.672795662190696</text:p>
          </table:table-cell>
          <table:table-cell office:value-type="float" office:value="0.0151594351274441" calcext:value-type="float">
            <text:p>0.0151594351274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0503232290809" calcext:value-type="float">
            <text:p>0.670503232290809</text:p>
          </table:table-cell>
          <table:table-cell office:value-type="float" office:value="0.0184830540816976" calcext:value-type="float">
            <text:p>0.0184830540816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6766409116153" calcext:value-type="float">
            <text:p>0.66766409116153</text:p>
          </table:table-cell>
          <table:table-cell office:value-type="float" office:value="0.0389679784361855" calcext:value-type="float">
            <text:p>0.0389679784361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2542827853176" calcext:value-type="float">
            <text:p>0.662542827853176</text:p>
          </table:table-cell>
          <table:table-cell office:value-type="float" office:value="0.0251836444661578" calcext:value-type="float">
            <text:p>0.0251836444661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3311229403764" calcext:value-type="float">
            <text:p>0.663311229403764</text:p>
          </table:table-cell>
          <table:table-cell office:value-type="float" office:value="0.0178914373695878" calcext:value-type="float">
            <text:p>0.0178914373695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8388944919668" calcext:value-type="float">
            <text:p>0.668388944919668</text:p>
          </table:table-cell>
          <table:table-cell office:value-type="float" office:value="0.0108623621052521" calcext:value-type="float">
            <text:p>0.0108623621052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602976484762" calcext:value-type="float">
            <text:p>0.66602976484762</text:p>
          </table:table-cell>
          <table:table-cell office:value-type="float" office:value="0.00855495182279275" calcext:value-type="float">
            <text:p>0.0085549518227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7041224456924" calcext:value-type="float">
            <text:p>0.667041224456924</text:p>
          </table:table-cell>
          <table:table-cell office:value-type="float" office:value="0.012760200482847" calcext:value-type="float">
            <text:p>0.0127602004828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8515815602807" calcext:value-type="float">
            <text:p>0.668515815602807</text:p>
          </table:table-cell>
          <table:table-cell office:value-type="float" office:value="0.0189363668120779" calcext:value-type="float">
            <text:p>0.0189363668120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9898204497376" calcext:value-type="float">
            <text:p>0.669898204497376</text:p>
          </table:table-cell>
          <table:table-cell office:value-type="float" office:value="0.0168723897566437" calcext:value-type="float">
            <text:p>0.0168723897566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65029347260994" calcext:value-type="float">
            <text:p>0.665029347260994</text:p>
          </table:table-cell>
          <table:table-cell office:value-type="float" office:value="0.0123095433878191" calcext:value-type="float">
            <text:p>0.0123095433878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1756295576562" calcext:value-type="float">
            <text:p>0.661756295576562</text:p>
          </table:table-cell>
          <table:table-cell office:value-type="float" office:value="0.0209317786710239" calcext:value-type="float">
            <text:p>0.0209317786710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8551793111018" calcext:value-type="float">
            <text:p>0.658551793111018</text:p>
          </table:table-cell>
          <table:table-cell office:value-type="float" office:value="0.0284927999492204" calcext:value-type="float">
            <text:p>0.028492799949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5654310201583" calcext:value-type="float">
            <text:p>0.665654310201583</text:p>
          </table:table-cell>
          <table:table-cell office:value-type="float" office:value="0.00836373327264083" calcext:value-type="float">
            <text:p>0.0083637332726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1024435045777" calcext:value-type="float">
            <text:p>0.671024435045777</text:p>
          </table:table-cell>
          <table:table-cell office:value-type="float" office:value="0.0143773989517659" calcext:value-type="float">
            <text:p>0.0143773989517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9076000864022" calcext:value-type="float">
            <text:p>0.669076000864022</text:p>
          </table:table-cell>
          <table:table-cell office:value-type="float" office:value="0.0162692551832427" calcext:value-type="float">
            <text:p>0.0162692551832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7846570005437" calcext:value-type="float">
            <text:p>0.667846570005437</text:p>
          </table:table-cell>
          <table:table-cell office:value-type="float" office:value="0.0281214897864092" calcext:value-type="float">
            <text:p>0.0281214897864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1753867084838" calcext:value-type="float">
            <text:p>0.661753867084838</text:p>
          </table:table-cell>
          <table:table-cell office:value-type="float" office:value="0.0349431772619935" calcext:value-type="float">
            <text:p>0.0349431772619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69437047636064" calcext:value-type="float">
            <text:p>0.669437047636064</text:p>
          </table:table-cell>
          <table:table-cell office:value-type="float" office:value="0.020397103315437" calcext:value-type="float">
            <text:p>0.0203971033154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69165891706361" calcext:value-type="float">
            <text:p>0.669165891706361</text:p>
          </table:table-cell>
          <table:table-cell office:value-type="float" office:value="0.0200610845199335" calcext:value-type="float">
            <text:p>0.0200610845199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9546306441104" calcext:value-type="float">
            <text:p>0.669546306441104</text:p>
          </table:table-cell>
          <table:table-cell office:value-type="float" office:value="0.0208058616627722" calcext:value-type="float">
            <text:p>0.0208058616627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5795710714824" calcext:value-type="float">
            <text:p>0.665795710714824</text:p>
          </table:table-cell>
          <table:table-cell office:value-type="float" office:value="0.0278229666843832" calcext:value-type="float">
            <text:p>0.0278229666843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430042937894" calcext:value-type="float">
            <text:p>0.66430042937894</text:p>
          </table:table-cell>
          <table:table-cell office:value-type="float" office:value="0.0168085517488323" calcext:value-type="float">
            <text:p>0.0168085517488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64799700496746" calcext:value-type="float">
            <text:p>0.664799700496746</text:p>
          </table:table-cell>
          <table:table-cell office:value-type="float" office:value="0.0166147453180053" calcext:value-type="float">
            <text:p>0.0166147453180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6580511133903" calcext:value-type="float">
            <text:p>0.66580511133903</text:p>
          </table:table-cell>
          <table:table-cell office:value-type="float" office:value="0.0175922845857961" calcext:value-type="float">
            <text:p>0.0175922845857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3828039825687" calcext:value-type="float">
            <text:p>0.663828039825687</text:p>
          </table:table-cell>
          <table:table-cell office:value-type="float" office:value="0.0186465831254682" calcext:value-type="float">
            <text:p>0.0186465831254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7657872298964" calcext:value-type="float">
            <text:p>0.667657872298964</text:p>
          </table:table-cell>
          <table:table-cell office:value-type="float" office:value="0.0117753421478113" calcext:value-type="float">
            <text:p>0.0117753421478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1134707577287" calcext:value-type="float">
            <text:p>0.671134707577287</text:p>
          </table:table-cell>
          <table:table-cell office:value-type="float" office:value="0.0141064437458865" calcext:value-type="float">
            <text:p>0.0141064437458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2410732719316" calcext:value-type="float">
            <text:p>0.672410732719316</text:p>
          </table:table-cell>
          <table:table-cell office:value-type="float" office:value="0.0150954131950998" calcext:value-type="float">
            <text:p>0.01509541319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74073568339624" calcext:value-type="float">
            <text:p>0.674073568339624</text:p>
          </table:table-cell>
          <table:table-cell office:value-type="float" office:value="0.0192753191308756" calcext:value-type="float">
            <text:p>0.0192753191308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1757285011854" calcext:value-type="float">
            <text:p>0.671757285011854</text:p>
          </table:table-cell>
          <table:table-cell office:value-type="float" office:value="0.0179654075744608" calcext:value-type="float">
            <text:p>0.0179654075744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5355824313601" calcext:value-type="float">
            <text:p>0.675355824313601</text:p>
          </table:table-cell>
          <table:table-cell office:value-type="float" office:value="0.0154103984392814" calcext:value-type="float">
            <text:p>0.0154103984392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8568179255685" calcext:value-type="float">
            <text:p>0.678568179255685</text:p>
          </table:table-cell>
          <table:table-cell office:value-type="float" office:value="0.0161455679803836" calcext:value-type="float">
            <text:p>0.0161455679803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6871779388151" calcext:value-type="float">
            <text:p>0.676871779388151</text:p>
          </table:table-cell>
          <table:table-cell office:value-type="float" office:value="0.0169847374931597" calcext:value-type="float">
            <text:p>0.016984737493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3421974968524" calcext:value-type="float">
            <text:p>0.673421974968524</text:p>
          </table:table-cell>
          <table:table-cell office:value-type="float" office:value="0.0221259355393475" calcext:value-type="float">
            <text:p>0.0221259355393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0477743748771" calcext:value-type="float">
            <text:p>0.670477743748771</text:p>
          </table:table-cell>
          <table:table-cell office:value-type="float" office:value="0.0179176736983808" calcext:value-type="float">
            <text:p>0.0179176736983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3854023777812" calcext:value-type="float">
            <text:p>0.673854023777812</text:p>
          </table:table-cell>
          <table:table-cell office:value-type="float" office:value="0.0201156554452586" calcext:value-type="float">
            <text:p>0.0201156554452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7174483004108" calcext:value-type="float">
            <text:p>0.667174483004108</text:p>
          </table:table-cell>
          <table:table-cell office:value-type="float" office:value="0.0223109942775825" calcext:value-type="float">
            <text:p>0.0223109942775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1900128969737" calcext:value-type="float">
            <text:p>0.661900128969737</text:p>
          </table:table-cell>
          <table:table-cell office:value-type="float" office:value="0.0207085121344558" calcext:value-type="float">
            <text:p>0.0207085121344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64236754946248" calcext:value-type="float">
            <text:p>0.664236754946248</text:p>
          </table:table-cell>
          <table:table-cell office:value-type="float" office:value="0.020393577621286" calcext:value-type="float">
            <text:p>0.0203935776212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2039823471022" calcext:value-type="float">
            <text:p>0.662039823471022</text:p>
          </table:table-cell>
          <table:table-cell office:value-type="float" office:value="0.019701953070925" calcext:value-type="float">
            <text:p>0.0197019530709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5040285132663" calcext:value-type="float">
            <text:p>0.665040285132663</text:p>
          </table:table-cell>
          <table:table-cell office:value-type="float" office:value="0.0164413795722427" calcext:value-type="float">
            <text:p>0.0164413795722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2697023693577" calcext:value-type="float">
            <text:p>0.662697023693577</text:p>
          </table:table-cell>
          <table:table-cell office:value-type="float" office:value="0.0161430843972324" calcext:value-type="float">
            <text:p>0.0161430843972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1292841562566" calcext:value-type="float">
            <text:p>0.661292841562566</text:p>
          </table:table-cell>
          <table:table-cell office:value-type="float" office:value="0.0118060909579935" calcext:value-type="float">
            <text:p>0.0118060909579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617995013065" calcext:value-type="float">
            <text:p>0.66617995013065</text:p>
          </table:table-cell>
          <table:table-cell office:value-type="float" office:value="0.00831091373103454" calcext:value-type="float">
            <text:p>0.0083109137310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65380761066627" calcext:value-type="float">
            <text:p>0.665380761066627</text:p>
          </table:table-cell>
          <table:table-cell office:value-type="float" office:value="0.0113802170320798" calcext:value-type="float">
            <text:p>0.011380217032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308649424969" calcext:value-type="float">
            <text:p>0.66308649424969</text:p>
          </table:table-cell>
          <table:table-cell office:value-type="float" office:value="0.0116265110559007" calcext:value-type="float">
            <text:p>0.0116265110559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64366642630782" calcext:value-type="float">
            <text:p>0.664366642630782</text:p>
          </table:table-cell>
          <table:table-cell office:value-type="float" office:value="0.00752975042927235" calcext:value-type="float">
            <text:p>0.0075297504292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4783218879802" calcext:value-type="float">
            <text:p>0.664783218879802</text:p>
          </table:table-cell>
          <table:table-cell office:value-type="float" office:value="0.00666764105179007" calcext:value-type="float">
            <text:p>0.006667641051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65245404274639" calcext:value-type="float">
            <text:p>0.665245404274639</text:p>
          </table:table-cell>
          <table:table-cell office:value-type="float" office:value="0.000949419226414118" calcext:value-type="float">
            <text:p>0.0009494192264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6473454440053" calcext:value-type="float">
            <text:p>0.66473454440053</text:p>
          </table:table-cell>
          <table:table-cell office:value-type="float" office:value="0.00348299214730207" calcext:value-type="float">
            <text:p>0.0034829921473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64672410313261" calcext:value-type="float">
            <text:p>0.664672410313261</text:p>
          </table:table-cell>
          <table:table-cell office:value-type="float" office:value="0.00767388889674786" calcext:value-type="float">
            <text:p>0.0076738888967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1701015593975" calcext:value-type="float">
            <text:p>0.661701015593975</text:p>
          </table:table-cell>
          <table:table-cell office:value-type="float" office:value="0.0166065597594971" calcext:value-type="float">
            <text:p>0.0166065597594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65570322843066" calcext:value-type="float">
            <text:p>0.665570322843066</text:p>
          </table:table-cell>
          <table:table-cell office:value-type="float" office:value="0.00340273608785927" calcext:value-type="float">
            <text:p>0.0034027360878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65343854496677" calcext:value-type="float">
            <text:p>0.665343854496677</text:p>
          </table:table-cell>
          <table:table-cell office:value-type="float" office:value="0.0160387785788691" calcext:value-type="float">
            <text:p>0.0160387785788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65456086768014" calcext:value-type="float">
            <text:p>0.665456086768014</text:p>
          </table:table-cell>
          <table:table-cell office:value-type="float" office:value="0.00297289286818588" calcext:value-type="float">
            <text:p>0.0029728928681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5269201089892" calcext:value-type="float">
            <text:p>0.665269201089892</text:p>
          </table:table-cell>
          <table:table-cell office:value-type="float" office:value="0.00647184148547344" calcext:value-type="float">
            <text:p>0.0064718414854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5377001654062" calcext:value-type="float">
            <text:p>0.665377001654062</text:p>
          </table:table-cell>
          <table:table-cell office:value-type="float" office:value="0.000634041631232526" calcext:value-type="float">
            <text:p>0.0006340416312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66022391095064" calcext:value-type="float">
            <text:p>0.666022391095064</text:p>
          </table:table-cell>
          <table:table-cell office:value-type="float" office:value="0.00629737620492249" calcext:value-type="float">
            <text:p>0.006297376204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6427388364385" calcext:value-type="float">
            <text:p>0.66427388364385</text:p>
          </table:table-cell>
          <table:table-cell office:value-type="float" office:value="0.0103810931600953" calcext:value-type="float">
            <text:p>0.0103810931600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3877188614789" calcext:value-type="float">
            <text:p>0.663877188614789</text:p>
          </table:table-cell>
          <table:table-cell office:value-type="float" office:value="0.0100420110509285" calcext:value-type="float">
            <text:p>0.0100420110509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7709841493068" calcext:value-type="float">
            <text:p>0.657709841493068</text:p>
          </table:table-cell>
          <table:table-cell office:value-type="float" office:value="0.0208166506937411" calcext:value-type="float">
            <text:p>0.0208166506937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5205950227848" calcext:value-type="float">
            <text:p>0.65205950227848</text:p>
          </table:table-cell>
          <table:table-cell office:value-type="float" office:value="0.0244077282574287" calcext:value-type="float">
            <text:p>0.0244077282574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0846971818634" calcext:value-type="float">
            <text:p>0.650846971818634</text:p>
          </table:table-cell>
          <table:table-cell office:value-type="float" office:value="0.0275873273092832" calcext:value-type="float">
            <text:p>0.0275873273092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5205747733532" calcext:value-type="float">
            <text:p>0.655205747733532</text:p>
          </table:table-cell>
          <table:table-cell office:value-type="float" office:value="0.0303221498352898" calcext:value-type="float">
            <text:p>0.030322149835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3679297293008" calcext:value-type="float">
            <text:p>0.653679297293008</text:p>
          </table:table-cell>
          <table:table-cell office:value-type="float" office:value="0.0217765056056046" calcext:value-type="float">
            <text:p>0.0217765056056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7167125729799" calcext:value-type="float">
            <text:p>0.657167125729799</text:p>
          </table:table-cell>
          <table:table-cell office:value-type="float" office:value="0.0199519570715963" calcext:value-type="float">
            <text:p>0.0199519570715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61486215758476" calcext:value-type="float">
            <text:p>0.661486215758476</text:p>
          </table:table-cell>
          <table:table-cell office:value-type="float" office:value="0.0109554151717014" calcext:value-type="float">
            <text:p>0.0109554151717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9488862324152" calcext:value-type="float">
            <text:p>0.659488862324152</text:p>
          </table:table-cell>
          <table:table-cell office:value-type="float" office:value="0.0128795182984825" calcext:value-type="float">
            <text:p>0.0128795182984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8968736831098" calcext:value-type="float">
            <text:p>0.658968736831098</text:p>
          </table:table-cell>
          <table:table-cell office:value-type="float" office:value="0.0131448835634865" calcext:value-type="float">
            <text:p>0.0131448835634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62942771356772" calcext:value-type="float">
            <text:p>0.662942771356772</text:p>
          </table:table-cell>
          <table:table-cell office:value-type="float" office:value="0.0098728283427502" calcext:value-type="float">
            <text:p>0.009872828342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2621863796916" calcext:value-type="float">
            <text:p>0.662621863796916</text:p>
          </table:table-cell>
          <table:table-cell office:value-type="float" office:value="0.0130768577949362" calcext:value-type="float">
            <text:p>0.0130768577949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5263430133398" calcext:value-type="float">
            <text:p>0.665263430133398</text:p>
          </table:table-cell>
          <table:table-cell office:value-type="float" office:value="0.0157356825985453" calcext:value-type="float">
            <text:p>0.0157356825985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67004530554758" calcext:value-type="float">
            <text:p>0.667004530554758</text:p>
          </table:table-cell>
          <table:table-cell office:value-type="float" office:value="0.0201880174369513" calcext:value-type="float">
            <text:p>0.0201880174369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9641309548743" calcext:value-type="float">
            <text:p>0.669641309548743</text:p>
          </table:table-cell>
          <table:table-cell office:value-type="float" office:value="0.0127991972355043" calcext:value-type="float">
            <text:p>0.0127991972355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73771564311043" calcext:value-type="float">
            <text:p>0.673771564311043</text:p>
          </table:table-cell>
          <table:table-cell office:value-type="float" office:value="0.0172574872843791" calcext:value-type="float">
            <text:p>0.0172574872843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74334963121189" calcext:value-type="float">
            <text:p>0.674334963121189</text:p>
          </table:table-cell>
          <table:table-cell office:value-type="float" office:value="0.0199655452603346" calcext:value-type="float">
            <text:p>0.0199655452603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106436119276" calcext:value-type="float">
            <text:p>0.67106436119276</text:p>
          </table:table-cell>
          <table:table-cell office:value-type="float" office:value="0.0190319983361188" calcext:value-type="float">
            <text:p>0.0190319983361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2047380013315" calcext:value-type="float">
            <text:p>0.672047380013315</text:p>
          </table:table-cell>
          <table:table-cell office:value-type="float" office:value="0.0253950907804975" calcext:value-type="float">
            <text:p>0.0253950907804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68523825504001" calcext:value-type="float">
            <text:p>0.668523825504001</text:p>
          </table:table-cell>
          <table:table-cell office:value-type="float" office:value="0.0222017734299826" calcext:value-type="float">
            <text:p>0.0222017734299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2918621782504" calcext:value-type="float">
            <text:p>0.662918621782504</text:p>
          </table:table-cell>
          <table:table-cell office:value-type="float" office:value="0.0195991748903046" calcext:value-type="float">
            <text:p>0.0195991748903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6410613029075" calcext:value-type="float">
            <text:p>0.666410613029075</text:p>
          </table:table-cell>
          <table:table-cell office:value-type="float" office:value="0.0191596412570136" calcext:value-type="float">
            <text:p>0.019159641257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6059454929929" calcext:value-type="float">
            <text:p>0.666059454929929</text:p>
          </table:table-cell>
          <table:table-cell office:value-type="float" office:value="0.0156228526945737" calcext:value-type="float">
            <text:p>0.0156228526945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0725731339292" calcext:value-type="float">
            <text:p>0.670725731339292</text:p>
          </table:table-cell>
          <table:table-cell office:value-type="float" office:value="0.0191720856587732" calcext:value-type="float">
            <text:p>0.0191720856587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68150883780762" calcext:value-type="float">
            <text:p>0.668150883780762</text:p>
          </table:table-cell>
          <table:table-cell office:value-type="float" office:value="0.0177884039726047" calcext:value-type="float">
            <text:p>0.0177884039726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6094654096114" calcext:value-type="float">
            <text:p>0.666094654096114</text:p>
          </table:table-cell>
          <table:table-cell office:value-type="float" office:value="0.0134583818281175" calcext:value-type="float">
            <text:p>0.0134583818281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8129363649547" calcext:value-type="float">
            <text:p>0.668129363649547</text:p>
          </table:table-cell>
          <table:table-cell office:value-type="float" office:value="0.0193152741337722" calcext:value-type="float">
            <text:p>0.0193152741337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3946143142309" calcext:value-type="float">
            <text:p>0.663946143142309</text:p>
          </table:table-cell>
          <table:table-cell office:value-type="float" office:value="0.010333635356424" calcext:value-type="float">
            <text:p>0.0103336353564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5133152678478" calcext:value-type="float">
            <text:p>0.665133152678478</text:p>
          </table:table-cell>
          <table:table-cell office:value-type="float" office:value="0.0236188120060205" calcext:value-type="float">
            <text:p>0.0236188120060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0495306500975" calcext:value-type="float">
            <text:p>0.670495306500975</text:p>
          </table:table-cell>
          <table:table-cell office:value-type="float" office:value="0.0305322353610102" calcext:value-type="float">
            <text:p>0.030532235361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69295158587553" calcext:value-type="float">
            <text:p>0.669295158587553</text:p>
          </table:table-cell>
          <table:table-cell office:value-type="float" office:value="0.0247941594302332" calcext:value-type="float">
            <text:p>0.0247941594302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0878351393482" calcext:value-type="float">
            <text:p>0.670878351393482</text:p>
          </table:table-cell>
          <table:table-cell office:value-type="float" office:value="0.0220746612650228" calcext:value-type="float">
            <text:p>0.0220746612650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0994800378644" calcext:value-type="float">
            <text:p>0.670994800378644</text:p>
          </table:table-cell>
          <table:table-cell office:value-type="float" office:value="0.0222793870989132" calcext:value-type="float">
            <text:p>0.022279387098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76371238263577" calcext:value-type="float">
            <text:p>0.676371238263577</text:p>
          </table:table-cell>
          <table:table-cell office:value-type="float" office:value="0.0273672391227814" calcext:value-type="float">
            <text:p>0.0273672391227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61638899011" calcext:value-type="float">
            <text:p>0.6761638899011</text:p>
          </table:table-cell>
          <table:table-cell office:value-type="float" office:value="0.0282738890008969" calcext:value-type="float">
            <text:p>0.0282738890008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86529692784559" calcext:value-type="float">
            <text:p>0.686529692784559</text:p>
          </table:table-cell>
          <table:table-cell office:value-type="float" office:value="0.0326616029716397" calcext:value-type="float">
            <text:p>0.032661602971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6359096290096" calcext:value-type="float">
            <text:p>0.676359096290096</text:p>
          </table:table-cell>
          <table:table-cell office:value-type="float" office:value="0.0293343875386558" calcext:value-type="float">
            <text:p>0.0293343875386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1738367607508" calcext:value-type="float">
            <text:p>0.671738367607508</text:p>
          </table:table-cell>
          <table:table-cell office:value-type="float" office:value="0.0285760640648313" calcext:value-type="float">
            <text:p>0.0285760640648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9357504671373" calcext:value-type="float">
            <text:p>0.669357504671373</text:p>
          </table:table-cell>
          <table:table-cell office:value-type="float" office:value="0.0260764241383883" calcext:value-type="float">
            <text:p>0.0260764241383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67180486689464" calcext:value-type="float">
            <text:p>0.667180486689464</text:p>
          </table:table-cell>
          <table:table-cell office:value-type="float" office:value="0.0295109505233623" calcext:value-type="float">
            <text:p>0.0295109505233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6840388844805" calcext:value-type="float">
            <text:p>0.656840388844805</text:p>
          </table:table-cell>
          <table:table-cell office:value-type="float" office:value="0.0338228800501023" calcext:value-type="float">
            <text:p>0.0338228800501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1708252997963" calcext:value-type="float">
            <text:p>0.651708252997963</text:p>
          </table:table-cell>
          <table:table-cell office:value-type="float" office:value="0.0313576986601223" calcext:value-type="float">
            <text:p>0.0313576986601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9409349894827" calcext:value-type="float">
            <text:p>0.639409349894827</text:p>
          </table:table-cell>
          <table:table-cell office:value-type="float" office:value="0.0322980943930126" calcext:value-type="float">
            <text:p>0.0322980943930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5121040102797" calcext:value-type="float">
            <text:p>0.635121040102797</text:p>
          </table:table-cell>
          <table:table-cell office:value-type="float" office:value="0.0327945433198792" calcext:value-type="float">
            <text:p>0.0327945433198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4858317077998" calcext:value-type="float">
            <text:p>0.634858317077998</text:p>
          </table:table-cell>
          <table:table-cell office:value-type="float" office:value="0.0321179305608824" calcext:value-type="float">
            <text:p>0.0321179305608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34604290556121" calcext:value-type="float">
            <text:p>0.634604290556121</text:p>
          </table:table-cell>
          <table:table-cell office:value-type="float" office:value="0.031277557588115" calcext:value-type="float">
            <text:p>0.0312775575881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35967696091744" calcext:value-type="float">
            <text:p>0.635967696091744</text:p>
          </table:table-cell>
          <table:table-cell office:value-type="float" office:value="0.0323662720053639" calcext:value-type="float">
            <text:p>0.0323662720053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9575538855541" calcext:value-type="float">
            <text:p>0.639575538855541</text:p>
          </table:table-cell>
          <table:table-cell office:value-type="float" office:value="0.0303954119160248" calcext:value-type="float">
            <text:p>0.0303954119160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349648700709" calcext:value-type="float">
            <text:p>0.64349648700709</text:p>
          </table:table-cell>
          <table:table-cell office:value-type="float" office:value="0.0288121727986211" calcext:value-type="float">
            <text:p>0.0288121727986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0966235667836" calcext:value-type="float">
            <text:p>0.650966235667836</text:p>
          </table:table-cell>
          <table:table-cell office:value-type="float" office:value="0.0260570064447549" calcext:value-type="float">
            <text:p>0.0260570064447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6034257935865" calcext:value-type="float">
            <text:p>0.646034257935865</text:p>
          </table:table-cell>
          <table:table-cell office:value-type="float" office:value="0.0321629911856618" calcext:value-type="float">
            <text:p>0.0321629911856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1536022923187" calcext:value-type="float">
            <text:p>0.631536022923187</text:p>
          </table:table-cell>
          <table:table-cell office:value-type="float" office:value="0.0318019893872541" calcext:value-type="float">
            <text:p>0.0318019893872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8251174755711" calcext:value-type="float">
            <text:p>0.628251174755711</text:p>
          </table:table-cell>
          <table:table-cell office:value-type="float" office:value="0.0326338625299998" calcext:value-type="float">
            <text:p>0.032633862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3548514766658" calcext:value-type="float">
            <text:p>0.623548514766658</text:p>
          </table:table-cell>
          <table:table-cell office:value-type="float" office:value="0.0315732126635699" calcext:value-type="float">
            <text:p>0.031573212663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27484245195924" calcext:value-type="float">
            <text:p>0.627484245195924</text:p>
          </table:table-cell>
          <table:table-cell office:value-type="float" office:value="0.035246090846517" calcext:value-type="float">
            <text:p>0.0352460908465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5411731367734" calcext:value-type="float">
            <text:p>0.615411731367734</text:p>
          </table:table-cell>
          <table:table-cell office:value-type="float" office:value="0.0289939106671511" calcext:value-type="float">
            <text:p>0.0289939106671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10551074557241" calcext:value-type="float">
            <text:p>0.610551074557241</text:p>
          </table:table-cell>
          <table:table-cell office:value-type="float" office:value="0.0394570283322854" calcext:value-type="float">
            <text:p>0.0394570283322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8633691078447" calcext:value-type="float">
            <text:p>0.608633691078447</text:p>
          </table:table-cell>
          <table:table-cell office:value-type="float" office:value="0.027010078612697" calcext:value-type="float">
            <text:p>0.0270100786126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1449751531256" calcext:value-type="float">
            <text:p>0.601449751531256</text:p>
          </table:table-cell>
          <table:table-cell office:value-type="float" office:value="0.0188165086667225" calcext:value-type="float">
            <text:p>0.0188165086667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9040506907323" calcext:value-type="float">
            <text:p>0.599040506907323</text:p>
          </table:table-cell>
          <table:table-cell office:value-type="float" office:value="0.0170764444485755" calcext:value-type="float">
            <text:p>0.0170764444485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2943756571104" calcext:value-type="float">
            <text:p>0.592943756571104</text:p>
          </table:table-cell>
          <table:table-cell office:value-type="float" office:value="0.00829500499798103" calcext:value-type="float">
            <text:p>0.0082950049979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2434236828766" calcext:value-type="float">
            <text:p>0.592434236828766</text:p>
          </table:table-cell>
          <table:table-cell office:value-type="float" office:value="0.00932995139739283" calcext:value-type="float">
            <text:p>0.0093299513973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3624381260328" calcext:value-type="float">
            <text:p>0.593624381260328</text:p>
          </table:table-cell>
          <table:table-cell office:value-type="float" office:value="0.01602028400375" calcext:value-type="float">
            <text:p>0.016020284003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93376566592023" calcext:value-type="float">
            <text:p>0.593376566592023</text:p>
          </table:table-cell>
          <table:table-cell office:value-type="float" office:value="0.0163540533622816" calcext:value-type="float">
            <text:p>0.0163540533622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91860730320303" calcext:value-type="float">
            <text:p>0.591860730320303</text:p>
          </table:table-cell>
          <table:table-cell office:value-type="float" office:value="0.0103894900869868" calcext:value-type="float">
            <text:p>0.0103894900869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4329629490629" calcext:value-type="float">
            <text:p>0.594329629490629</text:p>
          </table:table-cell>
          <table:table-cell office:value-type="float" office:value="0.0126604703175173" calcext:value-type="float">
            <text:p>0.0126604703175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0463983020086" calcext:value-type="float">
            <text:p>0.590463983020086</text:p>
          </table:table-cell>
          <table:table-cell office:value-type="float" office:value="0.00936341134310211" calcext:value-type="float">
            <text:p>0.0093634113431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87578125795495" calcext:value-type="float">
            <text:p>0.587578125795495</text:p>
          </table:table-cell>
          <table:table-cell office:value-type="float" office:value="0.00985888997480515" calcext:value-type="float">
            <text:p>0.0098588899748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5999360175892" calcext:value-type="float">
            <text:p>0.585999360175892</text:p>
          </table:table-cell>
          <table:table-cell office:value-type="float" office:value="0.00984845461871667" calcext:value-type="float">
            <text:p>0.0098484546187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8773241171579" calcext:value-type="float">
            <text:p>0.58773241171579</text:p>
          </table:table-cell>
          <table:table-cell office:value-type="float" office:value="0.0171080838497713" calcext:value-type="float">
            <text:p>0.0171080838497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88083794090947" calcext:value-type="float">
            <text:p>0.588083794090947</text:p>
          </table:table-cell>
          <table:table-cell office:value-type="float" office:value="0.0159766826315388" calcext:value-type="float">
            <text:p>0.0159766826315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5296716583404" calcext:value-type="float">
            <text:p>0.585296716583404</text:p>
          </table:table-cell>
          <table:table-cell office:value-type="float" office:value="0.00999316290353367" calcext:value-type="float">
            <text:p>0.0099931629035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87237333243416" calcext:value-type="float">
            <text:p>0.587237333243416</text:p>
          </table:table-cell>
          <table:table-cell office:value-type="float" office:value="0.00949139052549012" calcext:value-type="float">
            <text:p>0.009491390525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1992705691566" calcext:value-type="float">
            <text:p>0.591992705691566</text:p>
          </table:table-cell>
          <table:table-cell office:value-type="float" office:value="0.015506270886512" calcext:value-type="float">
            <text:p>0.0155062708865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91720202775239" calcext:value-type="float">
            <text:p>0.591720202775239</text:p>
          </table:table-cell>
          <table:table-cell office:value-type="float" office:value="0.00848729945976277" calcext:value-type="float">
            <text:p>0.0084872994597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2387732755513" calcext:value-type="float">
            <text:p>0.592387732755513</text:p>
          </table:table-cell>
          <table:table-cell office:value-type="float" office:value="0.00862052709215264" calcext:value-type="float">
            <text:p>0.0086205270921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5572052411248" calcext:value-type="float">
            <text:p>0.595572052411248</text:p>
          </table:table-cell>
          <table:table-cell office:value-type="float" office:value="0.0150033596059455" calcext:value-type="float">
            <text:p>0.0150033596059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5524310731145" calcext:value-type="float">
            <text:p>0.595524310731145</text:p>
          </table:table-cell>
          <table:table-cell office:value-type="float" office:value="0.00845676826551179" calcext:value-type="float">
            <text:p>0.0084567682655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5024565578772" calcext:value-type="float">
            <text:p>0.595024565578772</text:p>
          </table:table-cell>
          <table:table-cell office:value-type="float" office:value="0.0110500194977086" calcext:value-type="float">
            <text:p>0.0110500194977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9102350826332" calcext:value-type="float">
            <text:p>0.599102350826332</text:p>
          </table:table-cell>
          <table:table-cell office:value-type="float" office:value="0.0199863838753088" calcext:value-type="float">
            <text:p>0.0199863838753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1240618917419" calcext:value-type="float">
            <text:p>0.601240618917419</text:p>
          </table:table-cell>
          <table:table-cell office:value-type="float" office:value="0.0221962704196699" calcext:value-type="float">
            <text:p>0.022196270419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6262239802295" calcext:value-type="float">
            <text:p>0.596262239802295</text:p>
          </table:table-cell>
          <table:table-cell office:value-type="float" office:value="0.0392508039522745" calcext:value-type="float">
            <text:p>0.0392508039522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8674072575465" calcext:value-type="float">
            <text:p>0.578674072575465</text:p>
          </table:table-cell>
          <table:table-cell office:value-type="float" office:value="0.0632936001144996" calcext:value-type="float">
            <text:p>0.06329360011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82932681464834" calcext:value-type="float">
            <text:p>0.582932681464834</text:p>
          </table:table-cell>
          <table:table-cell office:value-type="float" office:value="0.0602122188188618" calcext:value-type="float">
            <text:p>0.0602122188188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6356010086206" calcext:value-type="float">
            <text:p>0.586356010086206</text:p>
          </table:table-cell>
          <table:table-cell office:value-type="float" office:value="0.0602125762444905" calcext:value-type="float">
            <text:p>0.0602125762444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67123031671057" calcext:value-type="float">
            <text:p>0.567123031671057</text:p>
          </table:table-cell>
          <table:table-cell office:value-type="float" office:value="0.095892426956045" calcext:value-type="float">
            <text:p>0.0958924269560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5024775506107" calcext:value-type="float">
            <text:p>0.585024775506107</text:p>
          </table:table-cell>
          <table:table-cell office:value-type="float" office:value="0.0897348116610645" calcext:value-type="float">
            <text:p>0.0897348116610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2232336440859" calcext:value-type="float">
            <text:p>0.602232336440859</text:p>
          </table:table-cell>
          <table:table-cell office:value-type="float" office:value="0.0716851817389362" calcext:value-type="float">
            <text:p>0.0716851817389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4175178273251" calcext:value-type="float">
            <text:p>0.614175178273251</text:p>
          </table:table-cell>
          <table:table-cell office:value-type="float" office:value="0.0337730867544581" calcext:value-type="float">
            <text:p>0.0337730867544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790939400986" calcext:value-type="float">
            <text:p>0.62790939400986</text:p>
          </table:table-cell>
          <table:table-cell office:value-type="float" office:value="0.0428529621414166" calcext:value-type="float">
            <text:p>0.0428529621414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9710243120727" calcext:value-type="float">
            <text:p>0.609710243120727</text:p>
          </table:table-cell>
          <table:table-cell office:value-type="float" office:value="0.0327639103459144" calcext:value-type="float">
            <text:p>0.0327639103459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3147616167334" calcext:value-type="float">
            <text:p>0.613147616167334</text:p>
          </table:table-cell>
          <table:table-cell office:value-type="float" office:value="0.0372128150977585" calcext:value-type="float">
            <text:p>0.0372128150977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2432687442192" calcext:value-type="float">
            <text:p>0.612432687442192</text:p>
          </table:table-cell>
          <table:table-cell office:value-type="float" office:value="0.0433088850353934" calcext:value-type="float">
            <text:p>0.0433088850353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6971725943451" calcext:value-type="float">
            <text:p>0.606971725943451</text:p>
          </table:table-cell>
          <table:table-cell office:value-type="float" office:value="0.02993016762297" calcext:value-type="float">
            <text:p>0.029930167622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3275198188119" calcext:value-type="float">
            <text:p>0.603275198188119</text:p>
          </table:table-cell>
          <table:table-cell office:value-type="float" office:value="0.0252932707286419" calcext:value-type="float">
            <text:p>0.0252932707286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4268254630761" calcext:value-type="float">
            <text:p>0.604268254630761</text:p>
          </table:table-cell>
          <table:table-cell office:value-type="float" office:value="0.0304496221538303" calcext:value-type="float">
            <text:p>0.030449622153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2095480334214" calcext:value-type="float">
            <text:p>0.612095480334214</text:p>
          </table:table-cell>
          <table:table-cell office:value-type="float" office:value="0.0384853132720342" calcext:value-type="float">
            <text:p>0.0384853132720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374680561713" calcext:value-type="float">
            <text:p>0.61374680561713</text:p>
          </table:table-cell>
          <table:table-cell office:value-type="float" office:value="0.0370524638216363" calcext:value-type="float">
            <text:p>0.0370524638216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12193301205499" calcext:value-type="float">
            <text:p>0.612193301205499</text:p>
          </table:table-cell>
          <table:table-cell office:value-type="float" office:value="0.0404440473886516" calcext:value-type="float">
            <text:p>0.0404440473886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662784494561" calcext:value-type="float">
            <text:p>0.60662784494561</text:p>
          </table:table-cell>
          <table:table-cell office:value-type="float" office:value="0.0372618936207015" calcext:value-type="float">
            <text:p>0.0372618936207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3422831657707" calcext:value-type="float">
            <text:p>0.613422831657707</text:p>
          </table:table-cell>
          <table:table-cell office:value-type="float" office:value="0.0524831324715345" calcext:value-type="float">
            <text:p>0.0524831324715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5953165741037" calcext:value-type="float">
            <text:p>0.625953165741037</text:p>
          </table:table-cell>
          <table:table-cell office:value-type="float" office:value="0.0492718451170253" calcext:value-type="float">
            <text:p>0.0492718451170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3810477625851" calcext:value-type="float">
            <text:p>0.613810477625851</text:p>
          </table:table-cell>
          <table:table-cell office:value-type="float" office:value="0.045170520111151" calcext:value-type="float">
            <text:p>0.0451705201111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6806027400887" calcext:value-type="float">
            <text:p>0.616806027400887</text:p>
          </table:table-cell>
          <table:table-cell office:value-type="float" office:value="0.0402436992245404" calcext:value-type="float">
            <text:p>0.0402436992245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7203026079337" calcext:value-type="float">
            <text:p>0.627203026079337</text:p>
          </table:table-cell>
          <table:table-cell office:value-type="float" office:value="0.040437979267906" calcext:value-type="float">
            <text:p>0.0404379792679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5341497343674" calcext:value-type="float">
            <text:p>0.635341497343674</text:p>
          </table:table-cell>
          <table:table-cell office:value-type="float" office:value="0.0484030850544411" calcext:value-type="float">
            <text:p>0.0484030850544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4445298909516" calcext:value-type="float">
            <text:p>0.654445298909516</text:p>
          </table:table-cell>
          <table:table-cell office:value-type="float" office:value="0.0523331602033269" calcext:value-type="float">
            <text:p>0.0523331602033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822743203657" calcext:value-type="float">
            <text:p>0.64822743203657</text:p>
          </table:table-cell>
          <table:table-cell office:value-type="float" office:value="0.0497402201462645" calcext:value-type="float">
            <text:p>0.049740220146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4519607224377" calcext:value-type="float">
            <text:p>0.654519607224377</text:p>
          </table:table-cell>
          <table:table-cell office:value-type="float" office:value="0.0472923493400058" calcext:value-type="float">
            <text:p>0.0472923493400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47411285448645" calcext:value-type="float">
            <text:p>0.647411285448645</text:p>
          </table:table-cell>
          <table:table-cell office:value-type="float" office:value="0.0481648797616687" calcext:value-type="float">
            <text:p>0.0481648797616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21832148961" calcext:value-type="float">
            <text:p>0.6521832148961</text:p>
          </table:table-cell>
          <table:table-cell office:value-type="float" office:value="0.061744996066269" calcext:value-type="float">
            <text:p>0.0617449960662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483670161315" calcext:value-type="float">
            <text:p>0.65483670161315</text:p>
          </table:table-cell>
          <table:table-cell office:value-type="float" office:value="0.0545446381989781" calcext:value-type="float">
            <text:p>0.0545446381989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1953610430686" calcext:value-type="float">
            <text:p>0.661953610430686</text:p>
          </table:table-cell>
          <table:table-cell office:value-type="float" office:value="0.0587017329540185" calcext:value-type="float">
            <text:p>0.0587017329540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3301964520097" calcext:value-type="float">
            <text:p>0.663301964520097</text:p>
          </table:table-cell>
          <table:table-cell office:value-type="float" office:value="0.060641006410484" calcext:value-type="float">
            <text:p>0.0606410064104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4694831810429" calcext:value-type="float">
            <text:p>0.664694831810429</text:p>
          </table:table-cell>
          <table:table-cell office:value-type="float" office:value="0.0611643177793891" calcext:value-type="float">
            <text:p>0.0611643177793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3031986758465" calcext:value-type="float">
            <text:p>0.653031986758465</text:p>
          </table:table-cell>
          <table:table-cell office:value-type="float" office:value="0.0644305975991505" calcext:value-type="float">
            <text:p>0.0644305975991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6734334837323" calcext:value-type="float">
            <text:p>0.656734334837323</text:p>
          </table:table-cell>
          <table:table-cell office:value-type="float" office:value="0.0651532917001093" calcext:value-type="float">
            <text:p>0.0651532917001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796312848971" calcext:value-type="float">
            <text:p>0.64796312848971</text:p>
          </table:table-cell>
          <table:table-cell office:value-type="float" office:value="0.0663619332673641" calcext:value-type="float">
            <text:p>0.0663619332673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0592713854366" calcext:value-type="float">
            <text:p>0.650592713854366</text:p>
          </table:table-cell>
          <table:table-cell office:value-type="float" office:value="0.0719329498036647" calcext:value-type="float">
            <text:p>0.0719329498036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55040433851" calcext:value-type="float">
            <text:p>0.6555040433851</text:p>
          </table:table-cell>
          <table:table-cell office:value-type="float" office:value="0.0736324708765044" calcext:value-type="float">
            <text:p>0.0736324708765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782791639548" calcext:value-type="float">
            <text:p>0.63782791639548</text:p>
          </table:table-cell>
          <table:table-cell office:value-type="float" office:value="0.0675803958617458" calcext:value-type="float">
            <text:p>0.0675803958617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9234171212905" calcext:value-type="float">
            <text:p>0.609234171212905</text:p>
          </table:table-cell>
          <table:table-cell office:value-type="float" office:value="0.0754169837753964" calcext:value-type="float">
            <text:p>0.0754169837753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1468105319674" calcext:value-type="float">
            <text:p>0.611468105319674</text:p>
          </table:table-cell>
          <table:table-cell office:value-type="float" office:value="0.0399110402662461" calcext:value-type="float">
            <text:p>0.0399110402662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7124599426964" calcext:value-type="float">
            <text:p>0.607124599426964</text:p>
          </table:table-cell>
          <table:table-cell office:value-type="float" office:value="0.0387502509593509" calcext:value-type="float">
            <text:p>0.0387502509593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1864319456544" calcext:value-type="float">
            <text:p>0.611864319456544</text:p>
          </table:table-cell>
          <table:table-cell office:value-type="float" office:value="0.0477051808830621" calcext:value-type="float">
            <text:p>0.0477051808830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4706143448044" calcext:value-type="float">
            <text:p>0.614706143448044</text:p>
          </table:table-cell>
          <table:table-cell office:value-type="float" office:value="0.0513755701183648" calcext:value-type="float">
            <text:p>0.0513755701183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4999666330332" calcext:value-type="float">
            <text:p>0.624999666330332</text:p>
          </table:table-cell>
          <table:table-cell office:value-type="float" office:value="0.0612234874304287" calcext:value-type="float">
            <text:p>0.0612234874304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3671051997185" calcext:value-type="float">
            <text:p>0.613671051997185</text:p>
          </table:table-cell>
          <table:table-cell office:value-type="float" office:value="0.0535412955850782" calcext:value-type="float">
            <text:p>0.0535412955850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6914352421902" calcext:value-type="float">
            <text:p>0.606914352421902</text:p>
          </table:table-cell>
          <table:table-cell office:value-type="float" office:value="0.0436857025078612" calcext:value-type="float">
            <text:p>0.0436857025078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08695324057068" calcext:value-type="float">
            <text:p>0.608695324057068</text:p>
          </table:table-cell>
          <table:table-cell office:value-type="float" office:value="0.0506398411814908" calcext:value-type="float">
            <text:p>0.0506398411814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4186565687878" calcext:value-type="float">
            <text:p>0.614186565687878</text:p>
          </table:table-cell>
          <table:table-cell office:value-type="float" office:value="0.0582878813493577" calcext:value-type="float">
            <text:p>0.0582878813493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7522115868222" calcext:value-type="float">
            <text:p>0.617522115868222</text:p>
          </table:table-cell>
          <table:table-cell office:value-type="float" office:value="0.0531659895938619" calcext:value-type="float">
            <text:p>0.0531659895938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0264806094609" calcext:value-type="float">
            <text:p>0.610264806094609</text:p>
          </table:table-cell>
          <table:table-cell office:value-type="float" office:value="0.0532593239538209" calcext:value-type="float">
            <text:p>0.0532593239538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7969051275953" calcext:value-type="float">
            <text:p>0.607969051275953</text:p>
          </table:table-cell>
          <table:table-cell office:value-type="float" office:value="0.0518852878110628" calcext:value-type="float">
            <text:p>0.0518852878110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5737354336139" calcext:value-type="float">
            <text:p>0.625737354336139</text:p>
          </table:table-cell>
          <table:table-cell office:value-type="float" office:value="0.064661049962554" calcext:value-type="float">
            <text:p>0.0646610499625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3176136406239" calcext:value-type="float">
            <text:p>0.623176136406239</text:p>
          </table:table-cell>
          <table:table-cell office:value-type="float" office:value="0.0613317337425151" calcext:value-type="float">
            <text:p>0.0613317337425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26222738727859" calcext:value-type="float">
            <text:p>0.626222738727859</text:p>
          </table:table-cell>
          <table:table-cell office:value-type="float" office:value="0.0598586780280495" calcext:value-type="float">
            <text:p>0.059858678028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9853124318764" calcext:value-type="float">
            <text:p>0.629853124318764</text:p>
          </table:table-cell>
          <table:table-cell office:value-type="float" office:value="0.0597073375539631" calcext:value-type="float">
            <text:p>0.0597073375539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42085851786367" calcext:value-type="float">
            <text:p>0.642085851786367</text:p>
          </table:table-cell>
          <table:table-cell office:value-type="float" office:value="0.0627222265708077" calcext:value-type="float">
            <text:p>0.0627222265708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3122664009639" calcext:value-type="float">
            <text:p>0.653122664009639</text:p>
          </table:table-cell>
          <table:table-cell office:value-type="float" office:value="0.0627915457908597" calcext:value-type="float">
            <text:p>0.062791545790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928004215383" calcext:value-type="float">
            <text:p>0.63928004215383</text:p>
          </table:table-cell>
          <table:table-cell office:value-type="float" office:value="0.0670102232109055" calcext:value-type="float">
            <text:p>0.0670102232109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4585420602947" calcext:value-type="float">
            <text:p>0.634585420602947</text:p>
          </table:table-cell>
          <table:table-cell office:value-type="float" office:value="0.0696373829910459" calcext:value-type="float">
            <text:p>0.0696373829910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0569012668996" calcext:value-type="float">
            <text:p>0.620569012668996</text:p>
          </table:table-cell>
          <table:table-cell office:value-type="float" office:value="0.0612597817397476" calcext:value-type="float">
            <text:p>0.0612597817397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2483480028731" calcext:value-type="float">
            <text:p>0.612483480028731</text:p>
          </table:table-cell>
          <table:table-cell office:value-type="float" office:value="0.0617149637549938" calcext:value-type="float">
            <text:p>0.0617149637549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08892485539812" calcext:value-type="float">
            <text:p>0.608892485539812</text:p>
          </table:table-cell>
          <table:table-cell office:value-type="float" office:value="0.0509412849141097" calcext:value-type="float">
            <text:p>0.050941284914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04514700992041" calcext:value-type="float">
            <text:p>0.604514700992041</text:p>
          </table:table-cell>
          <table:table-cell office:value-type="float" office:value="0.0481374340734504" calcext:value-type="float">
            <text:p>0.0481374340734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5963236941174" calcext:value-type="float">
            <text:p>0.605963236941174</text:p>
          </table:table-cell>
          <table:table-cell office:value-type="float" office:value="0.0458565194979715" calcext:value-type="float">
            <text:p>0.0458565194979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88665475332448" calcext:value-type="float">
            <text:p>0.588665475332448</text:p>
          </table:table-cell>
          <table:table-cell office:value-type="float" office:value="0.0181565808276129" calcext:value-type="float">
            <text:p>0.0181565808276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9897895058252" calcext:value-type="float">
            <text:p>0.589897895058252</text:p>
          </table:table-cell>
          <table:table-cell office:value-type="float" office:value="0.0203280102791628" calcext:value-type="float">
            <text:p>0.0203280102791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9725464768738" calcext:value-type="float">
            <text:p>0.589725464768738</text:p>
          </table:table-cell>
          <table:table-cell office:value-type="float" office:value="0.020682885233465" calcext:value-type="float">
            <text:p>0.0206828852334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6277904837265" calcext:value-type="float">
            <text:p>0.586277904837265</text:p>
          </table:table-cell>
          <table:table-cell office:value-type="float" office:value="0.0163562449070519" calcext:value-type="float">
            <text:p>0.0163562449070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9096049676475" calcext:value-type="float">
            <text:p>0.589096049676475</text:p>
          </table:table-cell>
          <table:table-cell office:value-type="float" office:value="0.0172014846157514" calcext:value-type="float">
            <text:p>0.0172014846157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0281636046088" calcext:value-type="float">
            <text:p>0.590281636046088</text:p>
          </table:table-cell>
          <table:table-cell office:value-type="float" office:value="0.0187844875277761" calcext:value-type="float">
            <text:p>0.0187844875277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86697104475288" calcext:value-type="float">
            <text:p>0.586697104475288</text:p>
          </table:table-cell>
          <table:table-cell office:value-type="float" office:value="0.0193051883682634" calcext:value-type="float">
            <text:p>0.0193051883682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94012116585194" calcext:value-type="float">
            <text:p>0.594012116585194</text:p>
          </table:table-cell>
          <table:table-cell office:value-type="float" office:value="0.0226244746822115" calcext:value-type="float">
            <text:p>0.0226244746822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41915242279" calcext:value-type="float">
            <text:p>0.5941915242279</text:p>
          </table:table-cell>
          <table:table-cell office:value-type="float" office:value="0.0219824958505831" calcext:value-type="float">
            <text:p>0.0219824958505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028527379386" calcext:value-type="float">
            <text:p>0.60028527379386</text:p>
          </table:table-cell>
          <table:table-cell office:value-type="float" office:value="0.0211282518072404" calcext:value-type="float">
            <text:p>0.021128251807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01650169132326" calcext:value-type="float">
            <text:p>0.601650169132326</text:p>
          </table:table-cell>
          <table:table-cell office:value-type="float" office:value="0.0247330580096712" calcext:value-type="float">
            <text:p>0.0247330580096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1392626606191" calcext:value-type="float">
            <text:p>0.601392626606191</text:p>
          </table:table-cell>
          <table:table-cell office:value-type="float" office:value="0.0220882556083015" calcext:value-type="float">
            <text:p>0.0220882556083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1620553535469" calcext:value-type="float">
            <text:p>0.601620553535469</text:p>
          </table:table-cell>
          <table:table-cell office:value-type="float" office:value="0.0183414887111695" calcext:value-type="float">
            <text:p>0.018341488711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7951098800265" calcext:value-type="float">
            <text:p>0.597951098800265</text:p>
          </table:table-cell>
          <table:table-cell office:value-type="float" office:value="0.0128973907350847" calcext:value-type="float">
            <text:p>0.0128973907350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9943323661809" calcext:value-type="float">
            <text:p>0.599943323661809</text:p>
          </table:table-cell>
          <table:table-cell office:value-type="float" office:value="0.0118301560359819" calcext:value-type="float">
            <text:p>0.0118301560359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8716691850523" calcext:value-type="float">
            <text:p>0.598716691850523</text:p>
          </table:table-cell>
          <table:table-cell office:value-type="float" office:value="0.0135662039415475" calcext:value-type="float">
            <text:p>0.0135662039415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813538199359" calcext:value-type="float">
            <text:p>0.59813538199359</text:p>
          </table:table-cell>
          <table:table-cell office:value-type="float" office:value="0.0200637844354014" calcext:value-type="float">
            <text:p>0.0200637844354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6886095328257" calcext:value-type="float">
            <text:p>0.596886095328257</text:p>
          </table:table-cell>
          <table:table-cell office:value-type="float" office:value="0.0322909665874385" calcext:value-type="float">
            <text:p>0.0322909665874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107920363777" calcext:value-type="float">
            <text:p>0.60107920363777</text:p>
          </table:table-cell>
          <table:table-cell office:value-type="float" office:value="0.0107378043440142" calcext:value-type="float">
            <text:p>0.0107378043440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03626295115617" calcext:value-type="float">
            <text:p>0.603626295115617</text:p>
          </table:table-cell>
          <table:table-cell office:value-type="float" office:value="0.0114072731446031" calcext:value-type="float">
            <text:p>0.0114072731446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3232269028859" calcext:value-type="float">
            <text:p>0.603232269028859</text:p>
          </table:table-cell>
          <table:table-cell office:value-type="float" office:value="0.0111865155245089" calcext:value-type="float">
            <text:p>0.0111865155245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2533402342487" calcext:value-type="float">
            <text:p>0.602533402342487</text:p>
          </table:table-cell>
          <table:table-cell office:value-type="float" office:value="0.010617223315578" calcext:value-type="float">
            <text:p>0.0106172233155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1750586942797" calcext:value-type="float">
            <text:p>0.601750586942797</text:p>
          </table:table-cell>
          <table:table-cell office:value-type="float" office:value="0.0107621947747206" calcext:value-type="float">
            <text:p>0.0107621947747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5047958874457" calcext:value-type="float">
            <text:p>0.605047958874457</text:p>
          </table:table-cell>
          <table:table-cell office:value-type="float" office:value="0.0160982618647411" calcext:value-type="float">
            <text:p>0.0160982618647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02464450442557" calcext:value-type="float">
            <text:p>0.602464450442557</text:p>
          </table:table-cell>
          <table:table-cell office:value-type="float" office:value="0.0130064204928048" calcext:value-type="float">
            <text:p>0.0130064204928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2591133958168" calcext:value-type="float">
            <text:p>0.602591133958168</text:p>
          </table:table-cell>
          <table:table-cell office:value-type="float" office:value="0.0109054471006936" calcext:value-type="float">
            <text:p>0.0109054471006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00316460194713" calcext:value-type="float">
            <text:p>0.600316460194713</text:p>
          </table:table-cell>
          <table:table-cell office:value-type="float" office:value="0.0325077252605019" calcext:value-type="float">
            <text:p>0.0325077252605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4277989106755" calcext:value-type="float">
            <text:p>0.604277989106755</text:p>
          </table:table-cell>
          <table:table-cell office:value-type="float" office:value="0.0115141208603469" calcext:value-type="float">
            <text:p>0.0115141208603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6099421874614" calcext:value-type="float">
            <text:p>0.606099421874614</text:p>
          </table:table-cell>
          <table:table-cell office:value-type="float" office:value="0.0135418646115457" calcext:value-type="float">
            <text:p>0.0135418646115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4351106297676" calcext:value-type="float">
            <text:p>0.604351106297676</text:p>
          </table:table-cell>
          <table:table-cell office:value-type="float" office:value="0.011644553113327" calcext:value-type="float">
            <text:p>0.0116445531133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554071960711" calcext:value-type="float">
            <text:p>0.60554071960711</text:p>
          </table:table-cell>
          <table:table-cell office:value-type="float" office:value="0.0126765372397269" calcext:value-type="float">
            <text:p>0.0126765372397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6873304824592" calcext:value-type="float">
            <text:p>0.606873304824592</text:p>
          </table:table-cell>
          <table:table-cell office:value-type="float" office:value="0.0131307715660583" calcext:value-type="float">
            <text:p>0.0131307715660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07791290751666" calcext:value-type="float">
            <text:p>0.607791290751666</text:p>
          </table:table-cell>
          <table:table-cell office:value-type="float" office:value="0.0130106037542891" calcext:value-type="float">
            <text:p>0.0130106037542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7901356440727" calcext:value-type="float">
            <text:p>0.607901356440727</text:p>
          </table:table-cell>
          <table:table-cell office:value-type="float" office:value="0.0138296649571736" calcext:value-type="float">
            <text:p>0.0138296649571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0851965327108" calcext:value-type="float">
            <text:p>0.610851965327108</text:p>
          </table:table-cell>
          <table:table-cell office:value-type="float" office:value="0.0168351804550729" calcext:value-type="float">
            <text:p>0.0168351804550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5574366128826" calcext:value-type="float">
            <text:p>0.615574366128826</text:p>
          </table:table-cell>
          <table:table-cell office:value-type="float" office:value="0.0126137092653436" calcext:value-type="float">
            <text:p>0.0126137092653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563796880579" calcext:value-type="float">
            <text:p>0.61563796880579</text:p>
          </table:table-cell>
          <table:table-cell office:value-type="float" office:value="0.0134161864662317" calcext:value-type="float">
            <text:p>0.0134161864662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7086139217803" calcext:value-type="float">
            <text:p>0.617086139217803</text:p>
          </table:table-cell>
          <table:table-cell office:value-type="float" office:value="0.0161031235892294" calcext:value-type="float">
            <text:p>0.016103123589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2557234273614" calcext:value-type="float">
            <text:p>0.612557234273614</text:p>
          </table:table-cell>
          <table:table-cell office:value-type="float" office:value="0.0157616467322862" calcext:value-type="float">
            <text:p>0.0157616467322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1661731994367" calcext:value-type="float">
            <text:p>0.611661731994367</text:p>
          </table:table-cell>
          <table:table-cell office:value-type="float" office:value="0.0160267459811788" calcext:value-type="float">
            <text:p>0.0160267459811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0924336174822" calcext:value-type="float">
            <text:p>0.610924336174822</text:p>
          </table:table-cell>
          <table:table-cell office:value-type="float" office:value="0.0177440114730963" calcext:value-type="float">
            <text:p>0.0177440114730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1306272276712" calcext:value-type="float">
            <text:p>0.611306272276712</text:p>
          </table:table-cell>
          <table:table-cell office:value-type="float" office:value="0.0153885837394593" calcext:value-type="float">
            <text:p>0.0153885837394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9301528258853" calcext:value-type="float">
            <text:p>0.609301528258853</text:p>
          </table:table-cell>
          <table:table-cell office:value-type="float" office:value="0.0141716962953147" calcext:value-type="float">
            <text:p>0.0141716962953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5932251636355" calcext:value-type="float">
            <text:p>0.605932251636355</text:p>
          </table:table-cell>
          <table:table-cell office:value-type="float" office:value="0.0117305797914238" calcext:value-type="float">
            <text:p>0.0117305797914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344774244644" calcext:value-type="float">
            <text:p>0.60344774244644</text:p>
          </table:table-cell>
          <table:table-cell office:value-type="float" office:value="0.0335359503442602" calcext:value-type="float">
            <text:p>0.033535950344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3657198829007" calcext:value-type="float">
            <text:p>0.603657198829007</text:p>
          </table:table-cell>
          <table:table-cell office:value-type="float" office:value="0.0139702398547296" calcext:value-type="float">
            <text:p>0.013970239854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1596542805713" calcext:value-type="float">
            <text:p>0.601596542805713</text:p>
          </table:table-cell>
          <table:table-cell office:value-type="float" office:value="0.0347433690909293" calcext:value-type="float">
            <text:p>0.0347433690909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242199000161" calcext:value-type="float">
            <text:p>0.59242199000161</text:p>
          </table:table-cell>
          <table:table-cell office:value-type="float" office:value="0.0632106009965461" calcext:value-type="float">
            <text:p>0.0632106009965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9364796889212" calcext:value-type="float">
            <text:p>0.579364796889212</text:p>
          </table:table-cell>
          <table:table-cell office:value-type="float" office:value="0.0854402500256575" calcext:value-type="float">
            <text:p>0.0854402500256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3910706268934" calcext:value-type="float">
            <text:p>0.573910706268934</text:p>
          </table:table-cell>
          <table:table-cell office:value-type="float" office:value="0.104736983317788" calcext:value-type="float">
            <text:p>0.1047369833177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76521223995321" calcext:value-type="float">
            <text:p>0.576521223995321</text:p>
          </table:table-cell>
          <table:table-cell office:value-type="float" office:value="0.106669282337109" calcext:value-type="float">
            <text:p>0.1066692823371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42980121775945" calcext:value-type="float">
            <text:p>0.542980121775945</text:p>
          </table:table-cell>
          <table:table-cell office:value-type="float" office:value="0.137578746647702" calcext:value-type="float">
            <text:p>0.1375787466477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9545880106676" calcext:value-type="float">
            <text:p>0.559545880106676</text:p>
          </table:table-cell>
          <table:table-cell office:value-type="float" office:value="0.119663690382248" calcext:value-type="float">
            <text:p>0.1196636903822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65722608749633" calcext:value-type="float">
            <text:p>0.565722608749633</text:p>
          </table:table-cell>
          <table:table-cell office:value-type="float" office:value="0.11984990348502" calcext:value-type="float">
            <text:p>0.119849903485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12768045575828" calcext:value-type="float">
            <text:p>0.612768045575828</text:p>
          </table:table-cell>
          <table:table-cell office:value-type="float" office:value="0.073119057158254" calcext:value-type="float">
            <text:p>0.0731190571582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1810063212608" calcext:value-type="float">
            <text:p>0.611810063212608</text:p>
          </table:table-cell>
          <table:table-cell office:value-type="float" office:value="0.0286547966729132" calcext:value-type="float">
            <text:p>0.028654796672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7813913400976" calcext:value-type="float">
            <text:p>0.607813913400976</text:p>
          </table:table-cell>
          <table:table-cell office:value-type="float" office:value="0.0254173386160168" calcext:value-type="float">
            <text:p>0.0254173386160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08160623685896" calcext:value-type="float">
            <text:p>0.608160623685896</text:p>
          </table:table-cell>
          <table:table-cell office:value-type="float" office:value="0.0265080146248678" calcext:value-type="float">
            <text:p>0.0265080146248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97701794093345" calcext:value-type="float">
            <text:p>0.597701794093345</text:p>
          </table:table-cell>
          <table:table-cell office:value-type="float" office:value="0.00537725742480986" calcext:value-type="float">
            <text:p>0.005377257424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8486938762118" calcext:value-type="float">
            <text:p>0.598486938762118</text:p>
          </table:table-cell>
          <table:table-cell office:value-type="float" office:value="0.00949950324752956" calcext:value-type="float">
            <text:p>0.009499503247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1829368789315" calcext:value-type="float">
            <text:p>0.601829368789315</text:p>
          </table:table-cell>
          <table:table-cell office:value-type="float" office:value="0.0110285063122715" calcext:value-type="float">
            <text:p>0.0110285063122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02793138093758" calcext:value-type="float">
            <text:p>0.602793138093758</text:p>
          </table:table-cell>
          <table:table-cell office:value-type="float" office:value="0.0118976611162969" calcext:value-type="float">
            <text:p>0.0118976611162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00661015840532" calcext:value-type="float">
            <text:p>0.600661015840532</text:p>
          </table:table-cell>
          <table:table-cell office:value-type="float" office:value="0.00996187784267791" calcext:value-type="float">
            <text:p>0.0099618778426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2702935494009" calcext:value-type="float">
            <text:p>0.602702935494009</text:p>
          </table:table-cell>
          <table:table-cell office:value-type="float" office:value="0.0132529268499064" calcext:value-type="float">
            <text:p>0.0132529268499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6965224792494" calcext:value-type="float">
            <text:p>0.606965224792494</text:p>
          </table:table-cell>
          <table:table-cell office:value-type="float" office:value="0.0173552609906404" calcext:value-type="float">
            <text:p>0.017355260990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4739385118065" calcext:value-type="float">
            <text:p>0.604739385118065</text:p>
          </table:table-cell>
          <table:table-cell office:value-type="float" office:value="0.0149576905122524" calcext:value-type="float">
            <text:p>0.0149576905122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03649402405755" calcext:value-type="float">
            <text:p>0.603649402405755</text:p>
          </table:table-cell>
          <table:table-cell office:value-type="float" office:value="0.0134336532252515" calcext:value-type="float">
            <text:p>0.0134336532252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5685555513055" calcext:value-type="float">
            <text:p>0.605685555513055</text:p>
          </table:table-cell>
          <table:table-cell office:value-type="float" office:value="0.0140545979144772" calcext:value-type="float">
            <text:p>0.0140545979144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8626995446095" calcext:value-type="float">
            <text:p>0.608626995446095</text:p>
          </table:table-cell>
          <table:table-cell office:value-type="float" office:value="0.0159837362126298" calcext:value-type="float">
            <text:p>0.015983736212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8482040543767" calcext:value-type="float">
            <text:p>0.608482040543767</text:p>
          </table:table-cell>
          <table:table-cell office:value-type="float" office:value="0.0158994600870328" calcext:value-type="float">
            <text:p>0.0158994600870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5769815736695" calcext:value-type="float">
            <text:p>0.605769815736695</text:p>
          </table:table-cell>
          <table:table-cell office:value-type="float" office:value="0.0138444826483476" calcext:value-type="float">
            <text:p>0.0138444826483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7974781892184" calcext:value-type="float">
            <text:p>0.607974781892184</text:p>
          </table:table-cell>
          <table:table-cell office:value-type="float" office:value="0.0146379773093845" calcext:value-type="float">
            <text:p>0.0146379773093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07888667808932" calcext:value-type="float">
            <text:p>0.607888667808932</text:p>
          </table:table-cell>
          <table:table-cell office:value-type="float" office:value="0.0146965290795946" calcext:value-type="float">
            <text:p>0.0146965290795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7794757962212" calcext:value-type="float">
            <text:p>0.617794757962212</text:p>
          </table:table-cell>
          <table:table-cell office:value-type="float" office:value="0.0159978294944605" calcext:value-type="float">
            <text:p>0.0159978294944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6439287266817" calcext:value-type="float">
            <text:p>0.616439287266817</text:p>
          </table:table-cell>
          <table:table-cell office:value-type="float" office:value="0.0194893682031909" calcext:value-type="float">
            <text:p>0.0194893682031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2473639955872" calcext:value-type="float">
            <text:p>0.612473639955872</text:p>
          </table:table-cell>
          <table:table-cell office:value-type="float" office:value="0.0183577343782376" calcext:value-type="float">
            <text:p>0.0183577343782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09521156276787" calcext:value-type="float">
            <text:p>0.609521156276787</text:p>
          </table:table-cell>
          <table:table-cell office:value-type="float" office:value="0.017763881530829" calcext:value-type="float">
            <text:p>0.0177638815308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2230193384625" calcext:value-type="float">
            <text:p>0.612230193384625</text:p>
          </table:table-cell>
          <table:table-cell office:value-type="float" office:value="0.0164951152518621" calcext:value-type="float">
            <text:p>0.0164951152518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15526933343243" calcext:value-type="float">
            <text:p>0.615526933343243</text:p>
          </table:table-cell>
          <table:table-cell office:value-type="float" office:value="0.015357064824305" calcext:value-type="float">
            <text:p>0.0153570648243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8250393297174" calcext:value-type="float">
            <text:p>0.618250393297174</text:p>
          </table:table-cell>
          <table:table-cell office:value-type="float" office:value="0.0159926949980987" calcext:value-type="float">
            <text:p>0.0159926949980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0158723278315" calcext:value-type="float">
            <text:p>0.620158723278315</text:p>
          </table:table-cell>
          <table:table-cell office:value-type="float" office:value="0.01327642670457" calcext:value-type="float">
            <text:p>0.013276426704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1412239833815" calcext:value-type="float">
            <text:p>0.621412239833815</text:p>
          </table:table-cell>
          <table:table-cell office:value-type="float" office:value="0.0152054877138188" calcext:value-type="float">
            <text:p>0.0152054877138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794166522683" calcext:value-type="float">
            <text:p>0.61794166522683</text:p>
          </table:table-cell>
          <table:table-cell office:value-type="float" office:value="0.0144292999266138" calcext:value-type="float">
            <text:p>0.0144292999266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4999406129206" calcext:value-type="float">
            <text:p>0.614999406129206</text:p>
          </table:table-cell>
          <table:table-cell office:value-type="float" office:value="0.0154264751310271" calcext:value-type="float">
            <text:p>0.0154264751310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5014788241625" calcext:value-type="float">
            <text:p>0.615014788241625</text:p>
          </table:table-cell>
          <table:table-cell office:value-type="float" office:value="0.0147547871713275" calcext:value-type="float">
            <text:p>0.0147547871713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2294698181668" calcext:value-type="float">
            <text:p>0.612294698181668</text:p>
          </table:table-cell>
          <table:table-cell office:value-type="float" office:value="0.0163237554705116" calcext:value-type="float">
            <text:p>0.0163237554705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0258214935248" calcext:value-type="float">
            <text:p>0.610258214935248</text:p>
          </table:table-cell>
          <table:table-cell office:value-type="float" office:value="0.0163907867706739" calcext:value-type="float">
            <text:p>0.0163907867706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8248509492765" calcext:value-type="float">
            <text:p>0.608248509492765</text:p>
          </table:table-cell>
          <table:table-cell office:value-type="float" office:value="0.0157178240857826" calcext:value-type="float">
            <text:p>0.0157178240857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900969879975" calcext:value-type="float">
            <text:p>0.60900969879975</text:p>
          </table:table-cell>
          <table:table-cell office:value-type="float" office:value="0.0144299366342299" calcext:value-type="float">
            <text:p>0.014429936634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11518879866429" calcext:value-type="float">
            <text:p>0.611518879866429</text:p>
          </table:table-cell>
          <table:table-cell office:value-type="float" office:value="0.0168386831070082" calcext:value-type="float">
            <text:p>0.0168386831070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0335243351923" calcext:value-type="float">
            <text:p>0.610335243351923</text:p>
          </table:table-cell>
          <table:table-cell office:value-type="float" office:value="0.0141779870378066" calcext:value-type="float">
            <text:p>0.0141779870378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9872336279909" calcext:value-type="float">
            <text:p>0.609872336279909</text:p>
          </table:table-cell>
          <table:table-cell office:value-type="float" office:value="0.0136224712148531" calcext:value-type="float">
            <text:p>0.0136224712148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9829718560658" calcext:value-type="float">
            <text:p>0.609829718560658</text:p>
          </table:table-cell>
          <table:table-cell office:value-type="float" office:value="0.0152147164939888" calcext:value-type="float">
            <text:p>0.0152147164939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7196991653743" calcext:value-type="float">
            <text:p>0.617196991653743</text:p>
          </table:table-cell>
          <table:table-cell office:value-type="float" office:value="0.0199136145479941" calcext:value-type="float">
            <text:p>0.0199136145479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1689066033588" calcext:value-type="float">
            <text:p>0.621689066033588</text:p>
          </table:table-cell>
          <table:table-cell office:value-type="float" office:value="0.0202574605278325" calcext:value-type="float">
            <text:p>0.0202574605278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3476923812377" calcext:value-type="float">
            <text:p>0.623476923812377</text:p>
          </table:table-cell>
          <table:table-cell office:value-type="float" office:value="0.0181977654833241" calcext:value-type="float">
            <text:p>0.0181977654833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2826004249133" calcext:value-type="float">
            <text:p>0.622826004249133</text:p>
          </table:table-cell>
          <table:table-cell office:value-type="float" office:value="0.0133044660199405" calcext:value-type="float">
            <text:p>0.0133044660199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8747756642253" calcext:value-type="float">
            <text:p>0.618747756642253</text:p>
          </table:table-cell>
          <table:table-cell office:value-type="float" office:value="0.0157092039144659" calcext:value-type="float">
            <text:p>0.0157092039144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6605228569937" calcext:value-type="float">
            <text:p>0.616605228569937</text:p>
          </table:table-cell>
          <table:table-cell office:value-type="float" office:value="0.0180930234839698" calcext:value-type="float">
            <text:p>0.018093023483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6059848869957" calcext:value-type="float">
            <text:p>0.616059848869957</text:p>
          </table:table-cell>
          <table:table-cell office:value-type="float" office:value="0.0197709581069695" calcext:value-type="float">
            <text:p>0.019770958106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6572156840654" calcext:value-type="float">
            <text:p>0.616572156840654</text:p>
          </table:table-cell>
          <table:table-cell office:value-type="float" office:value="0.0195464464104173" calcext:value-type="float">
            <text:p>0.0195464464104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5381625207854" calcext:value-type="float">
            <text:p>0.615381625207854</text:p>
          </table:table-cell>
          <table:table-cell office:value-type="float" office:value="0.0245629267516181" calcext:value-type="float">
            <text:p>0.0245629267516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9408984007296" calcext:value-type="float">
            <text:p>0.609408984007296</text:p>
          </table:table-cell>
          <table:table-cell office:value-type="float" office:value="0.0328296356065232" calcext:value-type="float">
            <text:p>0.0328296356065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6620512515122" calcext:value-type="float">
            <text:p>0.606620512515122</text:p>
          </table:table-cell>
          <table:table-cell office:value-type="float" office:value="0.036724756106698" calcext:value-type="float">
            <text:p>0.0367247561066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716820403988" calcext:value-type="float">
            <text:p>0.60716820403988</text:p>
          </table:table-cell>
          <table:table-cell office:value-type="float" office:value="0.0355337521835126" calcext:value-type="float">
            <text:p>0.0355337521835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6447414478374" calcext:value-type="float">
            <text:p>0.616447414478374</text:p>
          </table:table-cell>
          <table:table-cell office:value-type="float" office:value="0.032638019571116" calcext:value-type="float">
            <text:p>0.0326380195711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5506385018301" calcext:value-type="float">
            <text:p>0.625506385018301</text:p>
          </table:table-cell>
          <table:table-cell office:value-type="float" office:value="0.0204928564296305" calcext:value-type="float">
            <text:p>0.0204928564296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28709410204281" calcext:value-type="float">
            <text:p>0.628709410204281</text:p>
          </table:table-cell>
          <table:table-cell office:value-type="float" office:value="0.00344607152508642" calcext:value-type="float">
            <text:p>0.0034460715250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29480080553508" calcext:value-type="float">
            <text:p>0.629480080553508</text:p>
          </table:table-cell>
          <table:table-cell office:value-type="float" office:value="0.0125571464559632" calcext:value-type="float">
            <text:p>0.0125571464559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6073938336945" calcext:value-type="float">
            <text:p>0.626073938336945</text:p>
          </table:table-cell>
          <table:table-cell office:value-type="float" office:value="0.0116022117691103" calcext:value-type="float">
            <text:p>0.011602211769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27545407487856" calcext:value-type="float">
            <text:p>0.627545407487856</text:p>
          </table:table-cell>
          <table:table-cell office:value-type="float" office:value="0.00894751844191013" calcext:value-type="float">
            <text:p>0.008947518441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5202538318032" calcext:value-type="float">
            <text:p>0.625202538318032</text:p>
          </table:table-cell>
          <table:table-cell office:value-type="float" office:value="0.0117650324688614" calcext:value-type="float">
            <text:p>0.0117650324688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6756555613739" calcext:value-type="float">
            <text:p>0.626756555613739</text:p>
          </table:table-cell>
          <table:table-cell office:value-type="float" office:value="0.0138245562023958" calcext:value-type="float">
            <text:p>0.0138245562023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5472116370909" calcext:value-type="float">
            <text:p>0.625472116370909</text:p>
          </table:table-cell>
          <table:table-cell office:value-type="float" office:value="0.0145573141261256" calcext:value-type="float">
            <text:p>0.0145573141261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23379334926376" calcext:value-type="float">
            <text:p>0.623379334926376</text:p>
          </table:table-cell>
          <table:table-cell office:value-type="float" office:value="0.0131630462293809" calcext:value-type="float">
            <text:p>0.0131630462293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27646347976314" calcext:value-type="float">
            <text:p>0.627646347976314</text:p>
          </table:table-cell>
          <table:table-cell office:value-type="float" office:value="0.0100623091963754" calcext:value-type="float">
            <text:p>0.010062309196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7694504716503" calcext:value-type="float">
            <text:p>0.627694504716503</text:p>
          </table:table-cell>
          <table:table-cell office:value-type="float" office:value="0.0100145186365992" calcext:value-type="float">
            <text:p>0.0100145186365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6205280219885" calcext:value-type="float">
            <text:p>0.626205280219885</text:p>
          </table:table-cell>
          <table:table-cell office:value-type="float" office:value="0.0118026056129823" calcext:value-type="float">
            <text:p>0.0118026056129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4624468891671" calcext:value-type="float">
            <text:p>0.624624468891671</text:p>
          </table:table-cell>
          <table:table-cell office:value-type="float" office:value="0.0138342827391397" calcext:value-type="float">
            <text:p>0.013834282739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1718133413763" calcext:value-type="float">
            <text:p>0.621718133413763</text:p>
          </table:table-cell>
          <table:table-cell office:value-type="float" office:value="0.0156589663478814" calcext:value-type="float">
            <text:p>0.0156589663478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2705899397347" calcext:value-type="float">
            <text:p>0.622705899397347</text:p>
          </table:table-cell>
          <table:table-cell office:value-type="float" office:value="0.0145341111600056" calcext:value-type="float">
            <text:p>0.0145341111600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6128079354112" calcext:value-type="float">
            <text:p>0.626128079354112</text:p>
          </table:table-cell>
          <table:table-cell office:value-type="float" office:value="0.0117070035847353" calcext:value-type="float">
            <text:p>0.0117070035847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7500418495239" calcext:value-type="float">
            <text:p>0.627500418495239</text:p>
          </table:table-cell>
          <table:table-cell office:value-type="float" office:value="0.0104314975852404" calcext:value-type="float">
            <text:p>0.010431497585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854992087731" calcext:value-type="float">
            <text:p>0.62854992087731</text:p>
          </table:table-cell>
          <table:table-cell office:value-type="float" office:value="0.00881451353203247" calcext:value-type="float">
            <text:p>0.0088145135320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9609737467236" calcext:value-type="float">
            <text:p>0.629609737467236</text:p>
          </table:table-cell>
          <table:table-cell office:value-type="float" office:value="0.00729456553587205" calcext:value-type="float">
            <text:p>0.0072945655358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9302058114929" calcext:value-type="float">
            <text:p>0.629302058114929</text:p>
          </table:table-cell>
          <table:table-cell office:value-type="float" office:value="0.00638103639351661" calcext:value-type="float">
            <text:p>0.0063810363935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7931418599434" calcext:value-type="float">
            <text:p>0.627931418599434</text:p>
          </table:table-cell>
          <table:table-cell office:value-type="float" office:value="0.0110331420805801" calcext:value-type="float">
            <text:p>0.011033142080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666992517156" calcext:value-type="float">
            <text:p>0.62666992517156</text:p>
          </table:table-cell>
          <table:table-cell office:value-type="float" office:value="0.0109554583483974" calcext:value-type="float">
            <text:p>0.0109554583483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6332941746901" calcext:value-type="float">
            <text:p>0.626332941746901</text:p>
          </table:table-cell>
          <table:table-cell office:value-type="float" office:value="0.0122717332528102" calcext:value-type="float">
            <text:p>0.012271733252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4853853351415" calcext:value-type="float">
            <text:p>0.624853853351415</text:p>
          </table:table-cell>
          <table:table-cell office:value-type="float" office:value="0.0176233286818889" calcext:value-type="float">
            <text:p>0.0176233286818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3879228229383" calcext:value-type="float">
            <text:p>0.633879228229383</text:p>
          </table:table-cell>
          <table:table-cell office:value-type="float" office:value="0.0231572643098369" calcext:value-type="float">
            <text:p>0.0231572643098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238097699478" calcext:value-type="float">
            <text:p>0.63238097699478</text:p>
          </table:table-cell>
          <table:table-cell office:value-type="float" office:value="0.0180047454731958" calcext:value-type="float">
            <text:p>0.0180047454731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1882871838663" calcext:value-type="float">
            <text:p>0.631882871838663</text:p>
          </table:table-cell>
          <table:table-cell office:value-type="float" office:value="0.0169640872887505" calcext:value-type="float">
            <text:p>0.0169640872887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27217380950558" calcext:value-type="float">
            <text:p>0.627217380950558</text:p>
          </table:table-cell>
          <table:table-cell office:value-type="float" office:value="0.0124489899523404" calcext:value-type="float">
            <text:p>0.012448989952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8554859053079" calcext:value-type="float">
            <text:p>0.628554859053079</text:p>
          </table:table-cell>
          <table:table-cell office:value-type="float" office:value="0.0112033167847839" calcext:value-type="float">
            <text:p>0.0112033167847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9407906048645" calcext:value-type="float">
            <text:p>0.629407906048645</text:p>
          </table:table-cell>
          <table:table-cell office:value-type="float" office:value="0.0123865661172326" calcext:value-type="float">
            <text:p>0.0123865661172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4157498497734" calcext:value-type="float">
            <text:p>0.634157498497734</text:p>
          </table:table-cell>
          <table:table-cell office:value-type="float" office:value="0.0062830880944051" calcext:value-type="float">
            <text:p>0.0062830880944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2129282324613" calcext:value-type="float">
            <text:p>0.632129282324613</text:p>
          </table:table-cell>
          <table:table-cell office:value-type="float" office:value="0.00177177311114485" calcext:value-type="float">
            <text:p>0.0017717731111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1333135263257" calcext:value-type="float">
            <text:p>0.631333135263257</text:p>
          </table:table-cell>
          <table:table-cell office:value-type="float" office:value="0.0030579271809376" calcext:value-type="float">
            <text:p>0.0030579271809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0954977004142" calcext:value-type="float">
            <text:p>0.630954977004142</text:p>
          </table:table-cell>
          <table:table-cell office:value-type="float" office:value="0.00260914781341239" calcext:value-type="float">
            <text:p>0.0026091478134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0010679792612" calcext:value-type="float">
            <text:p>0.630010679792612</text:p>
          </table:table-cell>
          <table:table-cell office:value-type="float" office:value="0.00372446087662066" calcext:value-type="float">
            <text:p>0.0037244608766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1216263641551" calcext:value-type="float">
            <text:p>0.631216263641551</text:p>
          </table:table-cell>
          <table:table-cell office:value-type="float" office:value="0.00508455692109324" calcext:value-type="float">
            <text:p>0.0050845569210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472222076193" calcext:value-type="float">
            <text:p>0.63472222076193</text:p>
          </table:table-cell>
          <table:table-cell office:value-type="float" office:value="0.0105279918444301" calcext:value-type="float">
            <text:p>0.010527991844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4931247892326" calcext:value-type="float">
            <text:p>0.634931247892326</text:p>
          </table:table-cell>
          <table:table-cell office:value-type="float" office:value="0.00957545810556019" calcext:value-type="float">
            <text:p>0.009575458105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2560422978144" calcext:value-type="float">
            <text:p>0.632560422978144</text:p>
          </table:table-cell>
          <table:table-cell office:value-type="float" office:value="0.0197177828510872" calcext:value-type="float">
            <text:p>0.0197177828510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1323574860764" calcext:value-type="float">
            <text:p>0.631323574860764</text:p>
          </table:table-cell>
          <table:table-cell office:value-type="float" office:value="0.00526350714500587" calcext:value-type="float">
            <text:p>0.0052635071450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1001675186334" calcext:value-type="float">
            <text:p>0.631001675186334</text:p>
          </table:table-cell>
          <table:table-cell office:value-type="float" office:value="0.00567507270634721" calcext:value-type="float">
            <text:p>0.0056750727063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1718668302982" calcext:value-type="float">
            <text:p>0.631718668302982</text:p>
          </table:table-cell>
          <table:table-cell office:value-type="float" office:value="0.00368257907723383" calcext:value-type="float">
            <text:p>0.0036825790772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1174010637466" calcext:value-type="float">
            <text:p>0.631174010637466</text:p>
          </table:table-cell>
          <table:table-cell office:value-type="float" office:value="0.00190276175317027" calcext:value-type="float">
            <text:p>0.001902761753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29930901004384" calcext:value-type="float">
            <text:p>0.629930901004384</text:p>
          </table:table-cell>
          <table:table-cell office:value-type="float" office:value="0.00648134888580962" calcext:value-type="float">
            <text:p>0.006481348885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30780205062323" calcext:value-type="float">
            <text:p>0.630780205062323</text:p>
          </table:table-cell>
          <table:table-cell office:value-type="float" office:value="0.00486543497996779" calcext:value-type="float">
            <text:p>0.0048654349799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0899598114486" calcext:value-type="float">
            <text:p>0.630899598114486</text:p>
          </table:table-cell>
          <table:table-cell office:value-type="float" office:value="0.00379466858893927" calcext:value-type="float">
            <text:p>0.0037946685889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1228841133269" calcext:value-type="float">
            <text:p>0.631228841133269</text:p>
          </table:table-cell>
          <table:table-cell office:value-type="float" office:value="0.00523720758272375" calcext:value-type="float">
            <text:p>0.0052372075827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30604138515649" calcext:value-type="float">
            <text:p>0.630604138515649</text:p>
          </table:table-cell>
          <table:table-cell office:value-type="float" office:value="0.00179756665295468" calcext:value-type="float">
            <text:p>0.0017975666529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0236165027133" calcext:value-type="float">
            <text:p>0.630236165027133</text:p>
          </table:table-cell>
          <table:table-cell office:value-type="float" office:value="0.0020409580625673" calcext:value-type="float">
            <text:p>0.0020409580625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0501802004901" calcext:value-type="float">
            <text:p>0.630501802004901</text:p>
          </table:table-cell>
          <table:table-cell office:value-type="float" office:value="0.00181941503008219" calcext:value-type="float">
            <text:p>0.0018194150300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31349830754567" calcext:value-type="float">
            <text:p>0.631349830754567</text:p>
          </table:table-cell>
          <table:table-cell office:value-type="float" office:value="0.00346271565573868" calcext:value-type="float">
            <text:p>0.0034627156557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30958022158655" calcext:value-type="float">
            <text:p>0.630958022158655</text:p>
          </table:table-cell>
          <table:table-cell office:value-type="float" office:value="0.000921393236674622" calcext:value-type="float">
            <text:p>0.0009213932366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0257295265659" calcext:value-type="float">
            <text:p>0.630257295265659</text:p>
          </table:table-cell>
          <table:table-cell office:value-type="float" office:value="0.00387976927967067" calcext:value-type="float">
            <text:p>0.0038797692796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0849672983603" calcext:value-type="float">
            <text:p>0.630849672983603</text:p>
          </table:table-cell>
          <table:table-cell office:value-type="float" office:value="0.00100239745500185" calcext:value-type="float">
            <text:p>0.0010023974550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112035513522" calcext:value-type="float">
            <text:p>0.63112035513522</text:p>
          </table:table-cell>
          <table:table-cell office:value-type="float" office:value="0.00345558985978293" calcext:value-type="float">
            <text:p>0.0034555898597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0332012051722" calcext:value-type="float">
            <text:p>0.630332012051722</text:p>
          </table:table-cell>
          <table:table-cell office:value-type="float" office:value="0.00339189336846949" calcext:value-type="float">
            <text:p>0.0033918933684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9371489903857" calcext:value-type="float">
            <text:p>0.629371489903857</text:p>
          </table:table-cell>
          <table:table-cell office:value-type="float" office:value="0.0063440924599972" calcext:value-type="float">
            <text:p>0.0063440924599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8161162621971" calcext:value-type="float">
            <text:p>0.628161162621971</text:p>
          </table:table-cell>
          <table:table-cell office:value-type="float" office:value="0.00917483888396331" calcext:value-type="float">
            <text:p>0.0091748388839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9309268748507" calcext:value-type="float">
            <text:p>0.629309268748507</text:p>
          </table:table-cell>
          <table:table-cell office:value-type="float" office:value="0.0062886372685037" calcext:value-type="float">
            <text:p>0.0062886372685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007266389205" calcext:value-type="float">
            <text:p>0.63007266389205</text:p>
          </table:table-cell>
          <table:table-cell office:value-type="float" office:value="0.00212760600339181" calcext:value-type="float">
            <text:p>0.0021276060033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0172861127894" calcext:value-type="float">
            <text:p>0.630172861127894</text:p>
          </table:table-cell>
          <table:table-cell office:value-type="float" office:value="0.00165243982922682" calcext:value-type="float">
            <text:p>0.0016524398292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0906545431097" calcext:value-type="float">
            <text:p>0.630906545431097</text:p>
          </table:table-cell>
          <table:table-cell office:value-type="float" office:value="0.00436225527974633" calcext:value-type="float">
            <text:p>0.0043622552797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0414080083968" calcext:value-type="float">
            <text:p>0.630414080083968</text:p>
          </table:table-cell>
          <table:table-cell office:value-type="float" office:value="0.00802344113801184" calcext:value-type="float">
            <text:p>0.008023441138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8594949447561" calcext:value-type="float">
            <text:p>0.628594949447561</text:p>
          </table:table-cell>
          <table:table-cell office:value-type="float" office:value="0.00759044044453428" calcext:value-type="float">
            <text:p>0.0075904404445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0923930261051" calcext:value-type="float">
            <text:p>0.630923930261051</text:p>
          </table:table-cell>
          <table:table-cell office:value-type="float" office:value="0.00576727527716598" calcext:value-type="float">
            <text:p>0.0057672752771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1748845306429" calcext:value-type="float">
            <text:p>0.631748845306429</text:p>
          </table:table-cell>
          <table:table-cell office:value-type="float" office:value="0.00793921784773051" calcext:value-type="float">
            <text:p>0.0079392178477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201622249411" calcext:value-type="float">
            <text:p>0.63201622249411</text:p>
          </table:table-cell>
          <table:table-cell office:value-type="float" office:value="0.010157420248998" calcext:value-type="float">
            <text:p>0.0101574202489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29449417274057" calcext:value-type="float">
            <text:p>0.629449417274057</text:p>
          </table:table-cell>
          <table:table-cell office:value-type="float" office:value="0.0151019418232659" calcext:value-type="float">
            <text:p>0.0151019418232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25999735283178" calcext:value-type="float">
            <text:p>0.625999735283178</text:p>
          </table:table-cell>
          <table:table-cell office:value-type="float" office:value="0.0173978419092501" calcext:value-type="float">
            <text:p>0.017397841909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2697403399077" calcext:value-type="float">
            <text:p>0.622697403399077</text:p>
          </table:table-cell>
          <table:table-cell office:value-type="float" office:value="0.0160743521328042" calcext:value-type="float">
            <text:p>0.0160743521328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1730078921649" calcext:value-type="float">
            <text:p>0.621730078921649</text:p>
          </table:table-cell>
          <table:table-cell office:value-type="float" office:value="0.0173802324005261" calcext:value-type="float">
            <text:p>0.0173802324005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4476787836189" calcext:value-type="float">
            <text:p>0.624476787836189</text:p>
          </table:table-cell>
          <table:table-cell office:value-type="float" office:value="0.0153202346170573" calcext:value-type="float">
            <text:p>0.0153202346170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5583156981935" calcext:value-type="float">
            <text:p>0.625583156981935</text:p>
          </table:table-cell>
          <table:table-cell office:value-type="float" office:value="0.012973025653622" calcext:value-type="float">
            <text:p>0.0129730256536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4627520911841" calcext:value-type="float">
            <text:p>0.624627520911841</text:p>
          </table:table-cell>
          <table:table-cell office:value-type="float" office:value="0.0149117748299671" calcext:value-type="float">
            <text:p>0.0149117748299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4003836566723" calcext:value-type="float">
            <text:p>0.624003836566723</text:p>
          </table:table-cell>
          <table:table-cell office:value-type="float" office:value="0.0175161326349288" calcext:value-type="float">
            <text:p>0.0175161326349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22169685730708" calcext:value-type="float">
            <text:p>0.622169685730708</text:p>
          </table:table-cell>
          <table:table-cell office:value-type="float" office:value="0.0181908681667568" calcext:value-type="float">
            <text:p>0.0181908681667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3701774118089" calcext:value-type="float">
            <text:p>0.623701774118089</text:p>
          </table:table-cell>
          <table:table-cell office:value-type="float" office:value="0.0166188726066137" calcext:value-type="float">
            <text:p>0.0166188726066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5785284652841" calcext:value-type="float">
            <text:p>0.625785284652841</text:p>
          </table:table-cell>
          <table:table-cell office:value-type="float" office:value="0.0156881399633793" calcext:value-type="float">
            <text:p>0.0156881399633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2127461870037" calcext:value-type="float">
            <text:p>0.622127461870037</text:p>
          </table:table-cell>
          <table:table-cell office:value-type="float" office:value="0.0177314608932091" calcext:value-type="float">
            <text:p>0.0177314608932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32488275339598" calcext:value-type="float">
            <text:p>0.632488275339598</text:p>
          </table:table-cell>
          <table:table-cell office:value-type="float" office:value="0.00118269237316794" calcext:value-type="float">
            <text:p>0.0011826923731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1792686833334" calcext:value-type="float">
            <text:p>0.631792686833334</text:p>
          </table:table-cell>
          <table:table-cell office:value-type="float" office:value="0.0065341792361444" calcext:value-type="float">
            <text:p>0.0065341792361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32048262765169" calcext:value-type="float">
            <text:p>0.632048262765169</text:p>
          </table:table-cell>
          <table:table-cell office:value-type="float" office:value="0.0018556227292083" calcext:value-type="float">
            <text:p>0.0018556227292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2330747199905" calcext:value-type="float">
            <text:p>0.632330747199905</text:p>
          </table:table-cell>
          <table:table-cell office:value-type="float" office:value="0.00621841058270004" calcext:value-type="float">
            <text:p>0.00621841058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2206562105416" calcext:value-type="float">
            <text:p>0.632206562105416</text:p>
          </table:table-cell>
          <table:table-cell office:value-type="float" office:value="0.00790121976546617" calcext:value-type="float">
            <text:p>0.0079012197654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1615231698193" calcext:value-type="float">
            <text:p>0.631615231698193</text:p>
          </table:table-cell>
          <table:table-cell office:value-type="float" office:value="0.00891255769644674" calcext:value-type="float">
            <text:p>0.0089125576964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03677153555" calcext:value-type="float">
            <text:p>0.6303677153555</text:p>
          </table:table-cell>
          <table:table-cell office:value-type="float" office:value="0.0117964671580647" calcext:value-type="float">
            <text:p>0.0117964671580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31339742600592" calcext:value-type="float">
            <text:p>0.631339742600592</text:p>
          </table:table-cell>
          <table:table-cell office:value-type="float" office:value="0.00620513995074249" calcext:value-type="float">
            <text:p>0.0062051399507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31926921473109" calcext:value-type="float">
            <text:p>0.631926921473109</text:p>
          </table:table-cell>
          <table:table-cell office:value-type="float" office:value="0.00705428169437899" calcext:value-type="float">
            <text:p>0.0070542816943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31600014060165" calcext:value-type="float">
            <text:p>0.631600014060165</text:p>
          </table:table-cell>
          <table:table-cell office:value-type="float" office:value="0.00882403170705393" calcext:value-type="float">
            <text:p>0.0088240317070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3537280663644" calcext:value-type="float">
            <text:p>0.633537280663644</text:p>
          </table:table-cell>
          <table:table-cell office:value-type="float" office:value="0.00734096431219662" calcext:value-type="float">
            <text:p>0.0073409643121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3603955648505" calcext:value-type="float">
            <text:p>0.633603955648505</text:p>
          </table:table-cell>
          <table:table-cell office:value-type="float" office:value="0.00709200887275681" calcext:value-type="float">
            <text:p>0.0070920088727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4047888077" calcext:value-type="float">
            <text:p>0.634047888077</text:p>
          </table:table-cell>
          <table:table-cell office:value-type="float" office:value="0.0076429185252274" calcext:value-type="float">
            <text:p>0.0076429185252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35943445899453" calcext:value-type="float">
            <text:p>0.635943445899453</text:p>
          </table:table-cell>
          <table:table-cell office:value-type="float" office:value="0.0119295661418158" calcext:value-type="float">
            <text:p>0.0119295661418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834387681351" calcext:value-type="float">
            <text:p>0.63834387681351</text:p>
          </table:table-cell>
          <table:table-cell office:value-type="float" office:value="0.0141382916217127" calcext:value-type="float">
            <text:p>0.0141382916217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6787806303629" calcext:value-type="float">
            <text:p>0.636787806303629</text:p>
          </table:table-cell>
          <table:table-cell office:value-type="float" office:value="0.0133951368014885" calcext:value-type="float">
            <text:p>0.0133951368014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39864599123112" calcext:value-type="float">
            <text:p>0.639864599123112</text:p>
          </table:table-cell>
          <table:table-cell office:value-type="float" office:value="0.0156482074907612" calcext:value-type="float">
            <text:p>0.0156482074907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2910186073878" calcext:value-type="float">
            <text:p>0.642910186073878</text:p>
          </table:table-cell>
          <table:table-cell office:value-type="float" office:value="0.0161020215728911" calcext:value-type="float">
            <text:p>0.0161020215728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42930628851978" calcext:value-type="float">
            <text:p>0.642930628851978</text:p>
          </table:table-cell>
          <table:table-cell office:value-type="float" office:value="0.0171263869424104" calcext:value-type="float">
            <text:p>0.017126386942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4415105292054" calcext:value-type="float">
            <text:p>0.644415105292054</text:p>
          </table:table-cell>
          <table:table-cell office:value-type="float" office:value="0.0173829579592938" calcext:value-type="float">
            <text:p>0.0173829579592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3099960127318" calcext:value-type="float">
            <text:p>0.643099960127318</text:p>
          </table:table-cell>
          <table:table-cell office:value-type="float" office:value="0.017333458347053" calcext:value-type="float">
            <text:p>0.0173334583470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5918244881985" calcext:value-type="float">
            <text:p>0.645918244881985</text:p>
          </table:table-cell>
          <table:table-cell office:value-type="float" office:value="0.0169203824333579" calcext:value-type="float">
            <text:p>0.0169203824333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2367056627291" calcext:value-type="float">
            <text:p>0.642367056627291</text:p>
          </table:table-cell>
          <table:table-cell office:value-type="float" office:value="0.0218314798245255" calcext:value-type="float">
            <text:p>0.0218314798245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46744925368089" calcext:value-type="float">
            <text:p>0.646744925368089</text:p>
          </table:table-cell>
          <table:table-cell office:value-type="float" office:value="0.0167542466186526" calcext:value-type="float">
            <text:p>0.0167542466186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5969970294749" calcext:value-type="float">
            <text:p>0.645969970294749</text:p>
          </table:table-cell>
          <table:table-cell office:value-type="float" office:value="0.0201134286268996" calcext:value-type="float">
            <text:p>0.02011342862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48584462658832" calcext:value-type="float">
            <text:p>0.648584462658832</text:p>
          </table:table-cell>
          <table:table-cell office:value-type="float" office:value="0.0205117570122352" calcext:value-type="float">
            <text:p>0.0205117570122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1349516654442" calcext:value-type="float">
            <text:p>0.641349516654442</text:p>
          </table:table-cell>
          <table:table-cell office:value-type="float" office:value="0.0164909256623176" calcext:value-type="float">
            <text:p>0.0164909256623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37784732116159" calcext:value-type="float">
            <text:p>0.637784732116159</text:p>
          </table:table-cell>
          <table:table-cell office:value-type="float" office:value="0.0156369883298248" calcext:value-type="float">
            <text:p>0.0156369883298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9386388580433" calcext:value-type="float">
            <text:p>0.639386388580433</text:p>
          </table:table-cell>
          <table:table-cell office:value-type="float" office:value="0.0156119302154442" calcext:value-type="float">
            <text:p>0.0156119302154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36065219569032" calcext:value-type="float">
            <text:p>0.636065219569032</text:p>
          </table:table-cell>
          <table:table-cell office:value-type="float" office:value="0.0138377344191979" calcext:value-type="float">
            <text:p>0.0138377344191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275034485492" calcext:value-type="float">
            <text:p>0.63275034485492</text:p>
          </table:table-cell>
          <table:table-cell office:value-type="float" office:value="0.0190518404794416" calcext:value-type="float">
            <text:p>0.0190518404794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3752297234569" calcext:value-type="float">
            <text:p>0.633752297234569</text:p>
          </table:table-cell>
          <table:table-cell office:value-type="float" office:value="0.0115738193960686" calcext:value-type="float">
            <text:p>0.0115738193960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0166184540935" calcext:value-type="float">
            <text:p>0.630166184540935</text:p>
          </table:table-cell>
          <table:table-cell office:value-type="float" office:value="0.0171489045295416" calcext:value-type="float">
            <text:p>0.0171489045295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043233050419" calcext:value-type="float">
            <text:p>0.63043233050419</text:p>
          </table:table-cell>
          <table:table-cell office:value-type="float" office:value="0.00929323820843746" calcext:value-type="float">
            <text:p>0.0092932382084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8621144953443" calcext:value-type="float">
            <text:p>0.628621144953443</text:p>
          </table:table-cell>
          <table:table-cell office:value-type="float" office:value="0.00762766867124094" calcext:value-type="float">
            <text:p>0.0076276686712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3007571330613" calcext:value-type="float">
            <text:p>0.63007571330613</text:p>
          </table:table-cell>
          <table:table-cell office:value-type="float" office:value="0.00952457839437753" calcext:value-type="float">
            <text:p>0.0095245783943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3533259117037" calcext:value-type="float">
            <text:p>0.633533259117037</text:p>
          </table:table-cell>
          <table:table-cell office:value-type="float" office:value="0.01340048905353" calcext:value-type="float">
            <text:p>0.013400489053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9463115626952" calcext:value-type="float">
            <text:p>0.629463115626952</text:p>
          </table:table-cell>
          <table:table-cell office:value-type="float" office:value="0.0121089280119322" calcext:value-type="float">
            <text:p>0.0121089280119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8578729463859" calcext:value-type="float">
            <text:p>0.628578729463859</text:p>
          </table:table-cell>
          <table:table-cell office:value-type="float" office:value="0.0171190104139994" calcext:value-type="float">
            <text:p>0.0171190104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2817122538705" calcext:value-type="float">
            <text:p>0.622817122538705</text:p>
          </table:table-cell>
          <table:table-cell office:value-type="float" office:value="0.0388837428806985" calcext:value-type="float">
            <text:p>0.0388837428806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5602956311751" calcext:value-type="float">
            <text:p>0.635602956311751</text:p>
          </table:table-cell>
          <table:table-cell office:value-type="float" office:value="0.0221110442601262" calcext:value-type="float">
            <text:p>0.0221110442601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39308512156703" calcext:value-type="float">
            <text:p>0.639308512156703</text:p>
          </table:table-cell>
          <table:table-cell office:value-type="float" office:value="0.0242311774655518" calcext:value-type="float">
            <text:p>0.0242311774655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7404079204882" calcext:value-type="float">
            <text:p>0.637404079204882</text:p>
          </table:table-cell>
          <table:table-cell office:value-type="float" office:value="0.0217148747390915" calcext:value-type="float">
            <text:p>0.0217148747390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3717026947715" calcext:value-type="float">
            <text:p>0.633717026947715</text:p>
          </table:table-cell>
          <table:table-cell office:value-type="float" office:value="0.0212026053738514" calcext:value-type="float">
            <text:p>0.0212026053738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3915130547242" calcext:value-type="float">
            <text:p>0.633915130547242</text:p>
          </table:table-cell>
          <table:table-cell office:value-type="float" office:value="0.0212266762097945" calcext:value-type="float">
            <text:p>0.0212266762097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6769987955184" calcext:value-type="float">
            <text:p>0.636769987955184</text:p>
          </table:table-cell>
          <table:table-cell office:value-type="float" office:value="0.0158845921262669" calcext:value-type="float">
            <text:p>0.0158845921262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6381354855927" calcext:value-type="float">
            <text:p>0.636381354855927</text:p>
          </table:table-cell>
          <table:table-cell office:value-type="float" office:value="0.0158723543589213" calcext:value-type="float">
            <text:p>0.0158723543589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4884829988349" calcext:value-type="float">
            <text:p>0.634884829988349</text:p>
          </table:table-cell>
          <table:table-cell office:value-type="float" office:value="0.0153319510431256" calcext:value-type="float">
            <text:p>0.0153319510431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2912903322586" calcext:value-type="float">
            <text:p>0.632912903322586</text:p>
          </table:table-cell>
          <table:table-cell office:value-type="float" office:value="0.0144034541243409" calcext:value-type="float">
            <text:p>0.0144034541243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6359181988031" calcext:value-type="float">
            <text:p>0.626359181988031</text:p>
          </table:table-cell>
          <table:table-cell office:value-type="float" office:value="0.00261386236350995" calcext:value-type="float">
            <text:p>0.002613862363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26290035311502" calcext:value-type="float">
            <text:p>0.626290035311502</text:p>
          </table:table-cell>
          <table:table-cell office:value-type="float" office:value="0.00262869110361594" calcext:value-type="float">
            <text:p>0.0026286911036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7076373066244" calcext:value-type="float">
            <text:p>0.627076373066244</text:p>
          </table:table-cell>
          <table:table-cell office:value-type="float" office:value="0.00228359741988886" calcext:value-type="float">
            <text:p>0.0022835974198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6830834173915" calcext:value-type="float">
            <text:p>0.626830834173915</text:p>
          </table:table-cell>
          <table:table-cell office:value-type="float" office:value="0.00247811982939456" calcext:value-type="float">
            <text:p>0.0024781198293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7239484604739" calcext:value-type="float">
            <text:p>0.627239484604739</text:p>
          </table:table-cell>
          <table:table-cell office:value-type="float" office:value="0.00402495882480855" calcext:value-type="float">
            <text:p>0.0040249588248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7370531999877" calcext:value-type="float">
            <text:p>0.627370531999877</text:p>
          </table:table-cell>
          <table:table-cell office:value-type="float" office:value="0.00205473238741227" calcext:value-type="float">
            <text:p>0.0020547323874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7752733780136" calcext:value-type="float">
            <text:p>0.627752733780136</text:p>
          </table:table-cell>
          <table:table-cell office:value-type="float" office:value="0.00541341269935002" calcext:value-type="float">
            <text:p>0.005413412699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6130893235236" calcext:value-type="float">
            <text:p>0.626130893235236</text:p>
          </table:table-cell>
          <table:table-cell office:value-type="float" office:value="0.00437261634192445" calcext:value-type="float">
            <text:p>0.0043726163419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27109089357926" calcext:value-type="float">
            <text:p>0.627109089357926</text:p>
          </table:table-cell>
          <table:table-cell office:value-type="float" office:value="0.00403144683358631" calcext:value-type="float">
            <text:p>0.0040314468335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8907203091795" calcext:value-type="float">
            <text:p>0.628907203091795</text:p>
          </table:table-cell>
          <table:table-cell office:value-type="float" office:value="0.00777527423656799" calcext:value-type="float">
            <text:p>0.0077752742365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26030509674703" calcext:value-type="float">
            <text:p>0.626030509674703</text:p>
          </table:table-cell>
          <table:table-cell office:value-type="float" office:value="0.00352376971313425" calcext:value-type="float">
            <text:p>0.0035237697131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6293048583184" calcext:value-type="float">
            <text:p>0.626293048583184</text:p>
          </table:table-cell>
          <table:table-cell office:value-type="float" office:value="0.00267684175764261" calcext:value-type="float">
            <text:p>0.0026768417576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26315708020486" calcext:value-type="float">
            <text:p>0.626315708020486</text:p>
          </table:table-cell>
          <table:table-cell office:value-type="float" office:value="0.00404335196032152" calcext:value-type="float">
            <text:p>0.0040433519603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6561992478671" calcext:value-type="float">
            <text:p>0.626561992478671</text:p>
          </table:table-cell>
          <table:table-cell office:value-type="float" office:value="0.0153194197335897" calcext:value-type="float">
            <text:p>0.015319419733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26079321259099" calcext:value-type="float">
            <text:p>0.626079321259099</text:p>
          </table:table-cell>
          <table:table-cell office:value-type="float" office:value="0.00229208491111907" calcext:value-type="float">
            <text:p>0.0022920849111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6105022763183" calcext:value-type="float">
            <text:p>0.626105022763183</text:p>
          </table:table-cell>
          <table:table-cell office:value-type="float" office:value="0.00216582316246179" calcext:value-type="float">
            <text:p>0.0021658231624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5379370589438" calcext:value-type="float">
            <text:p>0.625379370589438</text:p>
          </table:table-cell>
          <table:table-cell office:value-type="float" office:value="0.00224303931958177" calcext:value-type="float">
            <text:p>0.0022430393195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5735117640494" calcext:value-type="float">
            <text:p>0.625735117640494</text:p>
          </table:table-cell>
          <table:table-cell office:value-type="float" office:value="0.00534615888328527" calcext:value-type="float">
            <text:p>0.0053461588832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6728695594738" calcext:value-type="float">
            <text:p>0.626728695594738</text:p>
          </table:table-cell>
          <table:table-cell office:value-type="float" office:value="0.00612184201124743" calcext:value-type="float">
            <text:p>0.0061218420112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9758886246255" calcext:value-type="float">
            <text:p>0.629758886246255</text:p>
          </table:table-cell>
          <table:table-cell office:value-type="float" office:value="0.0113520714891623" calcext:value-type="float">
            <text:p>0.0113520714891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9840874375604" calcext:value-type="float">
            <text:p>0.629840874375604</text:p>
          </table:table-cell>
          <table:table-cell office:value-type="float" office:value="0.0109049707008755" calcext:value-type="float">
            <text:p>0.0109049707008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5593147958591" calcext:value-type="float">
            <text:p>0.625593147958591</text:p>
          </table:table-cell>
          <table:table-cell office:value-type="float" office:value="0.0211180742789149" calcext:value-type="float">
            <text:p>0.0211180742789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7465429187042" calcext:value-type="float">
            <text:p>0.627465429187042</text:p>
          </table:table-cell>
          <table:table-cell office:value-type="float" office:value="0.00844485329187972" calcext:value-type="float">
            <text:p>0.008444853291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1858099508802" calcext:value-type="float">
            <text:p>0.631858099508802</text:p>
          </table:table-cell>
          <table:table-cell office:value-type="float" office:value="0.0124239615050423" calcext:value-type="float">
            <text:p>0.0124239615050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8300106663665" calcext:value-type="float">
            <text:p>0.628300106663665</text:p>
          </table:table-cell>
          <table:table-cell office:value-type="float" office:value="0.00954094092837664" calcext:value-type="float">
            <text:p>0.0095409409283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9683376736443" calcext:value-type="float">
            <text:p>0.629683376736443</text:p>
          </table:table-cell>
          <table:table-cell office:value-type="float" office:value="0.00973590636933268" calcext:value-type="float">
            <text:p>0.009735906369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9389221991003" calcext:value-type="float">
            <text:p>0.629389221991003</text:p>
          </table:table-cell>
          <table:table-cell office:value-type="float" office:value="0.0210940762692647" calcext:value-type="float">
            <text:p>0.021094076269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6197958980632" calcext:value-type="float">
            <text:p>0.636197958980632</text:p>
          </table:table-cell>
          <table:table-cell office:value-type="float" office:value="0.0207067599682455" calcext:value-type="float">
            <text:p>0.0207067599682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0308960570046" calcext:value-type="float">
            <text:p>0.640308960570046</text:p>
          </table:table-cell>
          <table:table-cell office:value-type="float" office:value="0.0207084128850815" calcext:value-type="float">
            <text:p>0.0207084128850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9473468487131" calcext:value-type="float">
            <text:p>0.639473468487131</text:p>
          </table:table-cell>
          <table:table-cell office:value-type="float" office:value="0.018166006688038" calcext:value-type="float">
            <text:p>0.0181660066880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8592090702875" calcext:value-type="float">
            <text:p>0.638592090702875</text:p>
          </table:table-cell>
          <table:table-cell office:value-type="float" office:value="0.0192899753611602" calcext:value-type="float">
            <text:p>0.019289975361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37639736437741" calcext:value-type="float">
            <text:p>0.637639736437741</text:p>
          </table:table-cell>
          <table:table-cell office:value-type="float" office:value="0.0197061952551506" calcext:value-type="float">
            <text:p>0.0197061952551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0213279666363" calcext:value-type="float">
            <text:p>0.650213279666363</text:p>
          </table:table-cell>
          <table:table-cell office:value-type="float" office:value="0.0261372127782053" calcext:value-type="float">
            <text:p>0.0261372127782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70847016588" calcext:value-type="float">
            <text:p>0.6570847016588</text:p>
          </table:table-cell>
          <table:table-cell office:value-type="float" office:value="0.0248814554629202" calcext:value-type="float">
            <text:p>0.024881455462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9597465242332" calcext:value-type="float">
            <text:p>0.659597465242332</text:p>
          </table:table-cell>
          <table:table-cell office:value-type="float" office:value="0.025216951574333" calcext:value-type="float">
            <text:p>0.025216951574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62742475530733" calcext:value-type="float">
            <text:p>0.662742475530733</text:p>
          </table:table-cell>
          <table:table-cell office:value-type="float" office:value="0.0262377848395348" calcext:value-type="float">
            <text:p>0.0262377848395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5141913428671" calcext:value-type="float">
            <text:p>0.665141913428671</text:p>
          </table:table-cell>
          <table:table-cell office:value-type="float" office:value="0.0306045310422203" calcext:value-type="float">
            <text:p>0.030604531042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0185707247262" calcext:value-type="float">
            <text:p>0.670185707247262</text:p>
          </table:table-cell>
          <table:table-cell office:value-type="float" office:value="0.026191927557178" calcext:value-type="float">
            <text:p>0.0261919275571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2911496499944" calcext:value-type="float">
            <text:p>0.672911496499944</text:p>
          </table:table-cell>
          <table:table-cell office:value-type="float" office:value="0.0264702400457932" calcext:value-type="float">
            <text:p>0.0264702400457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4416749449126" calcext:value-type="float">
            <text:p>0.674416749449126</text:p>
          </table:table-cell>
          <table:table-cell office:value-type="float" office:value="0.0259021963860676" calcext:value-type="float">
            <text:p>0.0259021963860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67415551129578" calcext:value-type="float">
            <text:p>0.667415551129578</text:p>
          </table:table-cell>
          <table:table-cell office:value-type="float" office:value="0.0278667811441165" calcext:value-type="float">
            <text:p>0.0278667811441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5769334028269" calcext:value-type="float">
            <text:p>0.655769334028269</text:p>
          </table:table-cell>
          <table:table-cell office:value-type="float" office:value="0.0336180908543691" calcext:value-type="float">
            <text:p>0.0336180908543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3367581017777" calcext:value-type="float">
            <text:p>0.653367581017777</text:p>
          </table:table-cell>
          <table:table-cell office:value-type="float" office:value="0.0275178945015773" calcext:value-type="float">
            <text:p>0.0275178945015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7353269384656" calcext:value-type="float">
            <text:p>0.657353269384656</text:p>
          </table:table-cell>
          <table:table-cell office:value-type="float" office:value="0.0279952275729075" calcext:value-type="float">
            <text:p>0.0279952275729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6958443236362" calcext:value-type="float">
            <text:p>0.656958443236362</text:p>
          </table:table-cell>
          <table:table-cell office:value-type="float" office:value="0.0268157780778579" calcext:value-type="float">
            <text:p>0.0268157780778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7061124036071" calcext:value-type="float">
            <text:p>0.667061124036071</text:p>
          </table:table-cell>
          <table:table-cell office:value-type="float" office:value="0.0245841951428832" calcext:value-type="float">
            <text:p>0.0245841951428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1001367393355" calcext:value-type="float">
            <text:p>0.671001367393355</text:p>
          </table:table-cell>
          <table:table-cell office:value-type="float" office:value="0.0246484944344406" calcext:value-type="float">
            <text:p>0.0246484944344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6150111536877" calcext:value-type="float">
            <text:p>0.656150111536877</text:p>
          </table:table-cell>
          <table:table-cell office:value-type="float" office:value="0.022611476490624" calcext:value-type="float">
            <text:p>0.0226114764906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8725345521917" calcext:value-type="float">
            <text:p>0.658725345521917</text:p>
          </table:table-cell>
          <table:table-cell office:value-type="float" office:value="0.0214793911790115" calcext:value-type="float">
            <text:p>0.021479391179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1508633496046" calcext:value-type="float">
            <text:p>0.661508633496046</text:p>
          </table:table-cell>
          <table:table-cell office:value-type="float" office:value="0.0157624384457979" calcext:value-type="float">
            <text:p>0.0157624384457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4583638161673" calcext:value-type="float">
            <text:p>0.664583638161673</text:p>
          </table:table-cell>
          <table:table-cell office:value-type="float" office:value="0.0192103354990299" calcext:value-type="float">
            <text:p>0.019210335499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5818467544524" calcext:value-type="float">
            <text:p>0.665818467544524</text:p>
          </table:table-cell>
          <table:table-cell office:value-type="float" office:value="0.0174358723647807" calcext:value-type="float">
            <text:p>0.0174358723647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6691988850341" calcext:value-type="float">
            <text:p>0.666691988850341</text:p>
          </table:table-cell>
          <table:table-cell office:value-type="float" office:value="0.0185968197636378" calcext:value-type="float">
            <text:p>0.0185968197636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4422968865708" calcext:value-type="float">
            <text:p>0.664422968865708</text:p>
          </table:table-cell>
          <table:table-cell office:value-type="float" office:value="0.0169362719115184" calcext:value-type="float">
            <text:p>0.0169362719115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64772568748715" calcext:value-type="float">
            <text:p>0.664772568748715</text:p>
          </table:table-cell>
          <table:table-cell office:value-type="float" office:value="0.0187729409377898" calcext:value-type="float">
            <text:p>0.018772940937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1839155788246" calcext:value-type="float">
            <text:p>0.661839155788246</text:p>
          </table:table-cell>
          <table:table-cell office:value-type="float" office:value="0.0111562970126277" calcext:value-type="float">
            <text:p>0.0111562970126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301666586155" calcext:value-type="float">
            <text:p>0.66301666586155</text:p>
          </table:table-cell>
          <table:table-cell office:value-type="float" office:value="0.0126107060888547" calcext:value-type="float">
            <text:p>0.0126107060888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424484562529" calcext:value-type="float">
            <text:p>0.66424484562529</text:p>
          </table:table-cell>
          <table:table-cell office:value-type="float" office:value="0.0140837950159912" calcext:value-type="float">
            <text:p>0.0140837950159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6154466893496" calcext:value-type="float">
            <text:p>0.66154466893496</text:p>
          </table:table-cell>
          <table:table-cell office:value-type="float" office:value="0.0127865747198379" calcext:value-type="float">
            <text:p>0.0127865747198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2439400211209" calcext:value-type="float">
            <text:p>0.662439400211209</text:p>
          </table:table-cell>
          <table:table-cell office:value-type="float" office:value="0.0134315919360519" calcext:value-type="float">
            <text:p>0.0134315919360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60502060145121" calcext:value-type="float">
            <text:p>0.660502060145121</text:p>
          </table:table-cell>
          <table:table-cell office:value-type="float" office:value="0.011880825750419" calcext:value-type="float">
            <text:p>0.0118808257504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64960861824779" calcext:value-type="float">
            <text:p>0.664960861824779</text:p>
          </table:table-cell>
          <table:table-cell office:value-type="float" office:value="0.0154581360123709" calcext:value-type="float">
            <text:p>0.0154581360123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2550758698955" calcext:value-type="float">
            <text:p>0.662550758698955</text:p>
          </table:table-cell>
          <table:table-cell office:value-type="float" office:value="0.014709756197567" calcext:value-type="float">
            <text:p>0.0147097561975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61285232720394" calcext:value-type="float">
            <text:p>0.661285232720394</text:p>
          </table:table-cell>
          <table:table-cell office:value-type="float" office:value="0.0133567140580977" calcext:value-type="float">
            <text:p>0.0133567140580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0927628145924" calcext:value-type="float">
            <text:p>0.660927628145924</text:p>
          </table:table-cell>
          <table:table-cell office:value-type="float" office:value="0.013495855112307" calcext:value-type="float">
            <text:p>0.0134958551123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3173109379634" calcext:value-type="float">
            <text:p>0.663173109379634</text:p>
          </table:table-cell>
          <table:table-cell office:value-type="float" office:value="0.0159068951695122" calcext:value-type="float">
            <text:p>0.0159068951695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60313025992531" calcext:value-type="float">
            <text:p>0.660313025992531</text:p>
          </table:table-cell>
          <table:table-cell office:value-type="float" office:value="0.0138223106124058" calcext:value-type="float">
            <text:p>0.0138223106124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140093656881" calcext:value-type="float">
            <text:p>0.66140093656881</text:p>
          </table:table-cell>
          <table:table-cell office:value-type="float" office:value="0.0154654440230563" calcext:value-type="float">
            <text:p>0.0154654440230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9934008422335" calcext:value-type="float">
            <text:p>0.659934008422335</text:p>
          </table:table-cell>
          <table:table-cell office:value-type="float" office:value="0.0143103025159896" calcext:value-type="float">
            <text:p>0.014310302515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8368445712394" calcext:value-type="float">
            <text:p>0.658368445712394</text:p>
          </table:table-cell>
          <table:table-cell office:value-type="float" office:value="0.0124824602050485" calcext:value-type="float">
            <text:p>0.0124824602050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4454654323386" calcext:value-type="float">
            <text:p>0.654454654323386</text:p>
          </table:table-cell>
          <table:table-cell office:value-type="float" office:value="0.00135378220116173" calcext:value-type="float">
            <text:p>0.0013537822011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3829377903341" calcext:value-type="float">
            <text:p>0.653829377903341</text:p>
          </table:table-cell>
          <table:table-cell office:value-type="float" office:value="0.00126501956198291" calcext:value-type="float">
            <text:p>0.0012650195619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4201715181762" calcext:value-type="float">
            <text:p>0.654201715181762</text:p>
          </table:table-cell>
          <table:table-cell office:value-type="float" office:value="0.0036402293796951" calcext:value-type="float">
            <text:p>0.0036402293796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4127249942134" calcext:value-type="float">
            <text:p>0.654127249942134</text:p>
          </table:table-cell>
          <table:table-cell office:value-type="float" office:value="0.00149173219658378" calcext:value-type="float">
            <text:p>0.0014917321965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54699911348229" calcext:value-type="float">
            <text:p>0.654699911348229</text:p>
          </table:table-cell>
          <table:table-cell office:value-type="float" office:value="0.00369410920048589" calcext:value-type="float">
            <text:p>0.0036941092004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5652990706239" calcext:value-type="float">
            <text:p>0.655652990706239</text:p>
          </table:table-cell>
          <table:table-cell office:value-type="float" office:value="0.00598447727926461" calcext:value-type="float">
            <text:p>0.005984477279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5269980396025" calcext:value-type="float">
            <text:p>0.655269980396025</text:p>
          </table:table-cell>
          <table:table-cell office:value-type="float" office:value="0.00900897515105359" calcext:value-type="float">
            <text:p>0.0090089751510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4620822819044" calcext:value-type="float">
            <text:p>0.654620822819044</text:p>
          </table:table-cell>
          <table:table-cell office:value-type="float" office:value="0.00187570928084278" calcext:value-type="float">
            <text:p>0.0018757092808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640620729737" calcext:value-type="float">
            <text:p>0.65640620729737</text:p>
          </table:table-cell>
          <table:table-cell office:value-type="float" office:value="0.00889633722175538" calcext:value-type="float">
            <text:p>0.0088963372217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8579980791279" calcext:value-type="float">
            <text:p>0.658579980791279</text:p>
          </table:table-cell>
          <table:table-cell office:value-type="float" office:value="0.0146938871021269" calcext:value-type="float">
            <text:p>0.0146938871021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8589103088302" calcext:value-type="float">
            <text:p>0.658589103088302</text:p>
          </table:table-cell>
          <table:table-cell office:value-type="float" office:value="0.011564529400447" calcext:value-type="float">
            <text:p>0.0115645294004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4822732985287" calcext:value-type="float">
            <text:p>0.654822732985287</text:p>
          </table:table-cell>
          <table:table-cell office:value-type="float" office:value="0.00267727777514581" calcext:value-type="float">
            <text:p>0.0026772777751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4617249561715" calcext:value-type="float">
            <text:p>0.654617249561715</text:p>
          </table:table-cell>
          <table:table-cell office:value-type="float" office:value="0.00341060697102293" calcext:value-type="float">
            <text:p>0.0034106069710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4743544361642" calcext:value-type="float">
            <text:p>0.654743544361642</text:p>
          </table:table-cell>
          <table:table-cell office:value-type="float" office:value="0.00760018097273011" calcext:value-type="float">
            <text:p>0.007600180972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3375059074927" calcext:value-type="float">
            <text:p>0.653375059074927</text:p>
          </table:table-cell>
          <table:table-cell office:value-type="float" office:value="0.00598846134980886" calcext:value-type="float">
            <text:p>0.0059884613498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2281463131977" calcext:value-type="float">
            <text:p>0.652281463131977</text:p>
          </table:table-cell>
          <table:table-cell office:value-type="float" office:value="0.0102244954502438" calcext:value-type="float">
            <text:p>0.0102244954502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1437976199814" calcext:value-type="float">
            <text:p>0.651437976199814</text:p>
          </table:table-cell>
          <table:table-cell office:value-type="float" office:value="0.0108571493906589" calcext:value-type="float">
            <text:p>0.0108571493906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0080399130847" calcext:value-type="float">
            <text:p>0.650080399130847</text:p>
          </table:table-cell>
          <table:table-cell office:value-type="float" office:value="0.0117528929790746" calcext:value-type="float">
            <text:p>0.0117528929790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097257305031" calcext:value-type="float">
            <text:p>0.65097257305031</text:p>
          </table:table-cell>
          <table:table-cell office:value-type="float" office:value="0.0114100587099472" calcext:value-type="float">
            <text:p>0.0114100587099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49410844606943" calcext:value-type="float">
            <text:p>0.649410844606943</text:p>
          </table:table-cell>
          <table:table-cell office:value-type="float" office:value="0.00882497991068317" calcext:value-type="float">
            <text:p>0.0088249799106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7135823156459" calcext:value-type="float">
            <text:p>0.647135823156459</text:p>
          </table:table-cell>
          <table:table-cell office:value-type="float" office:value="0.00600955234800556" calcext:value-type="float">
            <text:p>0.0060095523480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716174605862" calcext:value-type="float">
            <text:p>0.64716174605862</text:p>
          </table:table-cell>
          <table:table-cell office:value-type="float" office:value="0.00719564051981749" calcext:value-type="float">
            <text:p>0.0071956405198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522946580385" calcext:value-type="float">
            <text:p>0.64522946580385</text:p>
          </table:table-cell>
          <table:table-cell office:value-type="float" office:value="0.0051348620343893" calcext:value-type="float">
            <text:p>0.0051348620343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2511415960513" calcext:value-type="float">
            <text:p>0.642511415960513</text:p>
          </table:table-cell>
          <table:table-cell office:value-type="float" office:value="0.00963017185885413" calcext:value-type="float">
            <text:p>0.0096301718588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0259773204774" calcext:value-type="float">
            <text:p>0.640259773204774</text:p>
          </table:table-cell>
          <table:table-cell office:value-type="float" office:value="0.0138282086854882" calcext:value-type="float">
            <text:p>0.0138282086854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38693366191828" calcext:value-type="float">
            <text:p>0.638693366191828</text:p>
          </table:table-cell>
          <table:table-cell office:value-type="float" office:value="0.0176385988441427" calcext:value-type="float">
            <text:p>0.0176385988441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1660236999853" calcext:value-type="float">
            <text:p>0.631660236999853</text:p>
          </table:table-cell>
          <table:table-cell office:value-type="float" office:value="0.023771947634188" calcext:value-type="float">
            <text:p>0.0237719476341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034714572976" calcext:value-type="float">
            <text:p>0.63034714572976</text:p>
          </table:table-cell>
          <table:table-cell office:value-type="float" office:value="0.0245222787818491" calcext:value-type="float">
            <text:p>0.0245222787818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2257527483862" calcext:value-type="float">
            <text:p>0.632257527483862</text:p>
          </table:table-cell>
          <table:table-cell office:value-type="float" office:value="0.0228150277221282" calcext:value-type="float">
            <text:p>0.0228150277221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1901957998187" calcext:value-type="float">
            <text:p>0.631901957998187</text:p>
          </table:table-cell>
          <table:table-cell office:value-type="float" office:value="0.0228640920909226" calcext:value-type="float">
            <text:p>0.0228640920909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32334120805159" calcext:value-type="float">
            <text:p>0.632334120805159</text:p>
          </table:table-cell>
          <table:table-cell office:value-type="float" office:value="0.0217977250280176" calcext:value-type="float">
            <text:p>0.0217977250280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2935970874275" calcext:value-type="float">
            <text:p>0.632935970874275</text:p>
          </table:table-cell>
          <table:table-cell office:value-type="float" office:value="0.0217272573104022" calcext:value-type="float">
            <text:p>0.0217272573104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28907638658418" calcext:value-type="float">
            <text:p>0.628907638658418</text:p>
          </table:table-cell>
          <table:table-cell office:value-type="float" office:value="0.0236343711579539" calcext:value-type="float">
            <text:p>0.0236343711579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7467037768936" calcext:value-type="float">
            <text:p>0.637467037768936</text:p>
          </table:table-cell>
          <table:table-cell office:value-type="float" office:value="0.0403123214145482" calcext:value-type="float">
            <text:p>0.0403123214145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0879255027782" calcext:value-type="float">
            <text:p>0.640879255027782</text:p>
          </table:table-cell>
          <table:table-cell office:value-type="float" office:value="0.0139822524318272" calcext:value-type="float">
            <text:p>0.0139822524318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083127204368" calcext:value-type="float">
            <text:p>0.64083127204368</text:p>
          </table:table-cell>
          <table:table-cell office:value-type="float" office:value="0.0142451186076247" calcext:value-type="float">
            <text:p>0.014245118607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3533568171321" calcext:value-type="float">
            <text:p>0.643533568171321</text:p>
          </table:table-cell>
          <table:table-cell office:value-type="float" office:value="0.0115546965837802" calcext:value-type="float">
            <text:p>0.011554696583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8768896246488" calcext:value-type="float">
            <text:p>0.638768896246488</text:p>
          </table:table-cell>
          <table:table-cell office:value-type="float" office:value="0.022146983028306" calcext:value-type="float">
            <text:p>0.0221469830283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3401255856513" calcext:value-type="float">
            <text:p>0.643401255856513</text:p>
          </table:table-cell>
          <table:table-cell office:value-type="float" office:value="0.0165956321913578" calcext:value-type="float">
            <text:p>0.0165956321913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7295984400716" calcext:value-type="float">
            <text:p>0.647295984400716</text:p>
          </table:table-cell>
          <table:table-cell office:value-type="float" office:value="0.0218131150258412" calcext:value-type="float">
            <text:p>0.0218131150258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3837462955384" calcext:value-type="float">
            <text:p>0.643837462955384</text:p>
          </table:table-cell>
          <table:table-cell office:value-type="float" office:value="0.030201011636779" calcext:value-type="float">
            <text:p>0.0302010116367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2238283398984" calcext:value-type="float">
            <text:p>0.642238283398984</text:p>
          </table:table-cell>
          <table:table-cell office:value-type="float" office:value="0.0276815405476291" calcext:value-type="float">
            <text:p>0.0276815405476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5933456006671" calcext:value-type="float">
            <text:p>0.635933456006671</text:p>
          </table:table-cell>
          <table:table-cell office:value-type="float" office:value="0.0377494434080006" calcext:value-type="float">
            <text:p>0.037749443408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60741320796" calcext:value-type="float">
            <text:p>0.6360741320796</text:p>
          </table:table-cell>
          <table:table-cell office:value-type="float" office:value="0.0381078177325642" calcext:value-type="float">
            <text:p>0.0381078177325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4737966913034" calcext:value-type="float">
            <text:p>0.634737966913034</text:p>
          </table:table-cell>
          <table:table-cell office:value-type="float" office:value="0.0407311474600526" calcext:value-type="float">
            <text:p>0.0407311474600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0965874586607" calcext:value-type="float">
            <text:p>0.630965874586607</text:p>
          </table:table-cell>
          <table:table-cell office:value-type="float" office:value="0.0481440329467387" calcext:value-type="float">
            <text:p>0.0481440329467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2830633036179" calcext:value-type="float">
            <text:p>0.642830633036179</text:p>
          </table:table-cell>
          <table:table-cell office:value-type="float" office:value="0.0310537325138548" calcext:value-type="float">
            <text:p>0.0310537325138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5157076185117" calcext:value-type="float">
            <text:p>0.645157076185117</text:p>
          </table:table-cell>
          <table:table-cell office:value-type="float" office:value="0.027320548297484" calcext:value-type="float">
            <text:p>0.0273205482974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2562042481691" calcext:value-type="float">
            <text:p>0.642562042481691</text:p>
          </table:table-cell>
          <table:table-cell office:value-type="float" office:value="0.0319681622687954" calcext:value-type="float">
            <text:p>0.0319681622687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8703623420537" calcext:value-type="float">
            <text:p>0.648703623420537</text:p>
          </table:table-cell>
          <table:table-cell office:value-type="float" office:value="0.0186753691498454" calcext:value-type="float">
            <text:p>0.0186753691498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4877333462886" calcext:value-type="float">
            <text:p>0.644877333462886</text:p>
          </table:table-cell>
          <table:table-cell office:value-type="float" office:value="0.0151659315131871" calcext:value-type="float">
            <text:p>0.0151659315131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3958923461298" calcext:value-type="float">
            <text:p>0.643958923461298</text:p>
          </table:table-cell>
          <table:table-cell office:value-type="float" office:value="0.0145846209297165" calcext:value-type="float">
            <text:p>0.0145846209297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3977555216643" calcext:value-type="float">
            <text:p>0.643977555216643</text:p>
          </table:table-cell>
          <table:table-cell office:value-type="float" office:value="0.0182030515276822" calcext:value-type="float">
            <text:p>0.0182030515276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2408401599244" calcext:value-type="float">
            <text:p>0.642408401599244</text:p>
          </table:table-cell>
          <table:table-cell office:value-type="float" office:value="0.0220520548713903" calcext:value-type="float">
            <text:p>0.022052054871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1993916854614" calcext:value-type="float">
            <text:p>0.641993916854614</text:p>
          </table:table-cell>
          <table:table-cell office:value-type="float" office:value="0.0250829130546906" calcext:value-type="float">
            <text:p>0.0250829130546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3781561396695" calcext:value-type="float">
            <text:p>0.643781561396695</text:p>
          </table:table-cell>
          <table:table-cell office:value-type="float" office:value="0.0261456385501572" calcext:value-type="float">
            <text:p>0.0261456385501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2044382873663" calcext:value-type="float">
            <text:p>0.642044382873663</text:p>
          </table:table-cell>
          <table:table-cell office:value-type="float" office:value="0.0237411367553725" calcext:value-type="float">
            <text:p>0.0237411367553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9713425935291" calcext:value-type="float">
            <text:p>0.639713425935291</text:p>
          </table:table-cell>
          <table:table-cell office:value-type="float" office:value="0.029409957300945" calcext:value-type="float">
            <text:p>0.0294099573009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7828155450493" calcext:value-type="float">
            <text:p>0.637828155450493</text:p>
          </table:table-cell>
          <table:table-cell office:value-type="float" office:value="0.0354531260959664" calcext:value-type="float">
            <text:p>0.0354531260959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664001846932" calcext:value-type="float">
            <text:p>0.64664001846932</text:p>
          </table:table-cell>
          <table:table-cell office:value-type="float" office:value="0.0374732555940785" calcext:value-type="float">
            <text:p>0.0374732555940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0190317644825" calcext:value-type="float">
            <text:p>0.650190317644825</text:p>
          </table:table-cell>
          <table:table-cell office:value-type="float" office:value="0.034030133997519" calcext:value-type="float">
            <text:p>0.0340301339975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9995954734489" calcext:value-type="float">
            <text:p>0.649995954734489</text:p>
          </table:table-cell>
          <table:table-cell office:value-type="float" office:value="0.0317007538034792" calcext:value-type="float">
            <text:p>0.0317007538034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8415143455131" calcext:value-type="float">
            <text:p>0.648415143455131</text:p>
          </table:table-cell>
          <table:table-cell office:value-type="float" office:value="0.0265328454560098" calcext:value-type="float">
            <text:p>0.026532845456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1550495875482" calcext:value-type="float">
            <text:p>0.651550495875482</text:p>
          </table:table-cell>
          <table:table-cell office:value-type="float" office:value="0.0218116227381845" calcext:value-type="float">
            <text:p>0.0218116227381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357597973552" calcext:value-type="float">
            <text:p>0.65357597973552</text:p>
          </table:table-cell>
          <table:table-cell office:value-type="float" office:value="0.0202821564048748" calcext:value-type="float">
            <text:p>0.020282156404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2981631910806" calcext:value-type="float">
            <text:p>0.652981631910806</text:p>
          </table:table-cell>
          <table:table-cell office:value-type="float" office:value="0.0181976862868597" calcext:value-type="float">
            <text:p>0.018197686286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1456911958101" calcext:value-type="float">
            <text:p>0.651456911958101</text:p>
          </table:table-cell>
          <table:table-cell office:value-type="float" office:value="0.0183011080490908" calcext:value-type="float">
            <text:p>0.0183011080490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8686203832701" calcext:value-type="float">
            <text:p>0.658686203832701</text:p>
          </table:table-cell>
          <table:table-cell office:value-type="float" office:value="0.023431147033399" calcext:value-type="float">
            <text:p>0.0234311470333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1725607677387" calcext:value-type="float">
            <text:p>0.651725607677387</text:p>
          </table:table-cell>
          <table:table-cell office:value-type="float" office:value="0.0152212993266173" calcext:value-type="float">
            <text:p>0.0152212993266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2376564255606" calcext:value-type="float">
            <text:p>0.652376564255606</text:p>
          </table:table-cell>
          <table:table-cell office:value-type="float" office:value="0.0133516443020138" calcext:value-type="float">
            <text:p>0.013351644302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3801085327632" calcext:value-type="float">
            <text:p>0.653801085327632</text:p>
          </table:table-cell>
          <table:table-cell office:value-type="float" office:value="0.0192763881387319" calcext:value-type="float">
            <text:p>0.0192763881387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0111948366281" calcext:value-type="float">
            <text:p>0.650111948366281</text:p>
          </table:table-cell>
          <table:table-cell office:value-type="float" office:value="0.0151564649027164" calcext:value-type="float">
            <text:p>0.0151564649027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2077792471171" calcext:value-type="float">
            <text:p>0.652077792471171</text:p>
          </table:table-cell>
          <table:table-cell office:value-type="float" office:value="0.0146340493112804" calcext:value-type="float">
            <text:p>0.014634049311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073026563511" calcext:value-type="float">
            <text:p>0.65073026563511</text:p>
          </table:table-cell>
          <table:table-cell office:value-type="float" office:value="0.0126229666275327" calcext:value-type="float">
            <text:p>0.0126229666275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6700028729643" calcext:value-type="float">
            <text:p>0.646700028729643</text:p>
          </table:table-cell>
          <table:table-cell office:value-type="float" office:value="0.0119759188361476" calcext:value-type="float">
            <text:p>0.0119759188361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47906368228853" calcext:value-type="float">
            <text:p>0.647906368228853</text:p>
          </table:table-cell>
          <table:table-cell office:value-type="float" office:value="0.00489666506883395" calcext:value-type="float">
            <text:p>0.0048966650688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47143031459134" calcext:value-type="float">
            <text:p>0.647143031459134</text:p>
          </table:table-cell>
          <table:table-cell office:value-type="float" office:value="0.00471944961874717" calcext:value-type="float">
            <text:p>0.0047194496187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46937585403988" calcext:value-type="float">
            <text:p>0.646937585403988</text:p>
          </table:table-cell>
          <table:table-cell office:value-type="float" office:value="0.00720168050931181" calcext:value-type="float">
            <text:p>0.0072016805093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6974533438983" calcext:value-type="float">
            <text:p>0.646974533438983</text:p>
          </table:table-cell>
          <table:table-cell office:value-type="float" office:value="0.00911542492674847" calcext:value-type="float">
            <text:p>0.0091154249267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8969146031656" calcext:value-type="float">
            <text:p>0.648969146031656</text:p>
          </table:table-cell>
          <table:table-cell office:value-type="float" office:value="0.00780797849989474" calcext:value-type="float">
            <text:p>0.0078079784998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1276447353705" calcext:value-type="float">
            <text:p>0.651276447353705</text:p>
          </table:table-cell>
          <table:table-cell office:value-type="float" office:value="0.00809214802537861" calcext:value-type="float">
            <text:p>0.0080921480253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229709948229" calcext:value-type="float">
            <text:p>0.65229709948229</text:p>
          </table:table-cell>
          <table:table-cell office:value-type="float" office:value="0.00967828270881675" calcext:value-type="float">
            <text:p>0.0096782827088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1552916262715" calcext:value-type="float">
            <text:p>0.651552916262715</text:p>
          </table:table-cell>
          <table:table-cell office:value-type="float" office:value="0.0113944415620007" calcext:value-type="float">
            <text:p>0.011394441562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2041652138712" calcext:value-type="float">
            <text:p>0.652041652138712</text:p>
          </table:table-cell>
          <table:table-cell office:value-type="float" office:value="0.0127062002193749" calcext:value-type="float">
            <text:p>0.01270620021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2479777737319" calcext:value-type="float">
            <text:p>0.652479777737319</text:p>
          </table:table-cell>
          <table:table-cell office:value-type="float" office:value="0.0137098705738986" calcext:value-type="float">
            <text:p>0.0137098705738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9333848426996" calcext:value-type="float">
            <text:p>0.649333848426996</text:p>
          </table:table-cell>
          <table:table-cell office:value-type="float" office:value="0.0169363514316268" calcext:value-type="float">
            <text:p>0.0169363514316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0834187465406" calcext:value-type="float">
            <text:p>0.650834187465406</text:p>
          </table:table-cell>
          <table:table-cell office:value-type="float" office:value="0.0196063170797465" calcext:value-type="float">
            <text:p>0.0196063170797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2295139782399" calcext:value-type="float">
            <text:p>0.652295139782399</text:p>
          </table:table-cell>
          <table:table-cell office:value-type="float" office:value="0.0245800821154953" calcext:value-type="float">
            <text:p>0.0245800821154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8245628306792" calcext:value-type="float">
            <text:p>0.648245628306792</text:p>
          </table:table-cell>
          <table:table-cell office:value-type="float" office:value="0.0192046637013372" calcext:value-type="float">
            <text:p>0.0192046637013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0216148756987" calcext:value-type="float">
            <text:p>0.650216148756987</text:p>
          </table:table-cell>
          <table:table-cell office:value-type="float" office:value="0.0235472540396447" calcext:value-type="float">
            <text:p>0.0235472540396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6949128412278" calcext:value-type="float">
            <text:p>0.646949128412278</text:p>
          </table:table-cell>
          <table:table-cell office:value-type="float" office:value="0.0222589741714606" calcext:value-type="float">
            <text:p>0.0222589741714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7117040830123" calcext:value-type="float">
            <text:p>0.647117040830123</text:p>
          </table:table-cell>
          <table:table-cell office:value-type="float" office:value="0.0267270130375046" calcext:value-type="float">
            <text:p>0.0267270130375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42859797987029" calcext:value-type="float">
            <text:p>0.642859797987029</text:p>
          </table:table-cell>
          <table:table-cell office:value-type="float" office:value="0.0149788825782766" calcext:value-type="float">
            <text:p>0.0149788825782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1548456704171" calcext:value-type="float">
            <text:p>0.641548456704171</text:p>
          </table:table-cell>
          <table:table-cell office:value-type="float" office:value="0.0162642457298394" calcext:value-type="float">
            <text:p>0.016264245729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5938558669285" calcext:value-type="float">
            <text:p>0.645938558669285</text:p>
          </table:table-cell>
          <table:table-cell office:value-type="float" office:value="0.0138996077389214" calcext:value-type="float">
            <text:p>0.0138996077389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5893238701576" calcext:value-type="float">
            <text:p>0.645893238701576</text:p>
          </table:table-cell>
          <table:table-cell office:value-type="float" office:value="0.0139160768031643" calcext:value-type="float">
            <text:p>0.0139160768031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4246457744728" calcext:value-type="float">
            <text:p>0.644246457744728</text:p>
          </table:table-cell>
          <table:table-cell office:value-type="float" office:value="0.015292816848349" calcext:value-type="float">
            <text:p>0.0152928168483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4299850253436" calcext:value-type="float">
            <text:p>0.644299850253436</text:p>
          </table:table-cell>
          <table:table-cell office:value-type="float" office:value="0.0121686467693876" calcext:value-type="float">
            <text:p>0.0121686467693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0003503808813" calcext:value-type="float">
            <text:p>0.640003503808813</text:p>
          </table:table-cell>
          <table:table-cell office:value-type="float" office:value="0.0129485951214186" calcext:value-type="float">
            <text:p>0.0129485951214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6876835914226" calcext:value-type="float">
            <text:p>0.636876835914226</text:p>
          </table:table-cell>
          <table:table-cell office:value-type="float" office:value="0.0196953887517882" calcext:value-type="float">
            <text:p>0.0196953887517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2534085651475" calcext:value-type="float">
            <text:p>0.632534085651475</text:p>
          </table:table-cell>
          <table:table-cell office:value-type="float" office:value="0.0239518419501722" calcext:value-type="float">
            <text:p>0.0239518419501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4753483965695" calcext:value-type="float">
            <text:p>0.624753483965695</text:p>
          </table:table-cell>
          <table:table-cell office:value-type="float" office:value="0.0333783682572374" calcext:value-type="float">
            <text:p>0.0333783682572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8363633934286" calcext:value-type="float">
            <text:p>0.618363633934286</text:p>
          </table:table-cell>
          <table:table-cell office:value-type="float" office:value="0.0390166993890755" calcext:value-type="float">
            <text:p>0.0390166993890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178786561498" calcext:value-type="float">
            <text:p>0.62178786561498</text:p>
          </table:table-cell>
          <table:table-cell office:value-type="float" office:value="0.037480967705907" calcext:value-type="float">
            <text:p>0.0374809677059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6258578449562" calcext:value-type="float">
            <text:p>0.636258578449562</text:p>
          </table:table-cell>
          <table:table-cell office:value-type="float" office:value="0.0264282929962553" calcext:value-type="float">
            <text:p>0.0264282929962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260127923395" calcext:value-type="float">
            <text:p>0.64260127923395</text:p>
          </table:table-cell>
          <table:table-cell office:value-type="float" office:value="0.00523560110428269" calcext:value-type="float">
            <text:p>0.0052356011042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4355035100997" calcext:value-type="float">
            <text:p>0.64355035100997</text:p>
          </table:table-cell>
          <table:table-cell office:value-type="float" office:value="0.00304182592593607" calcext:value-type="float">
            <text:p>0.0030418259259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2651837857665" calcext:value-type="float">
            <text:p>0.642651837857665</text:p>
          </table:table-cell>
          <table:table-cell office:value-type="float" office:value="0.0097593724893319" calcext:value-type="float">
            <text:p>0.0097593724893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9075580347554" calcext:value-type="float">
            <text:p>0.639075580347554</text:p>
          </table:table-cell>
          <table:table-cell office:value-type="float" office:value="0.0178373370736813" calcext:value-type="float">
            <text:p>0.0178373370736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0008123690206" calcext:value-type="float">
            <text:p>0.640008123690206</text:p>
          </table:table-cell>
          <table:table-cell office:value-type="float" office:value="0.0179531551219136" calcext:value-type="float">
            <text:p>0.0179531551219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2806228417206" calcext:value-type="float">
            <text:p>0.642806228417206</text:p>
          </table:table-cell>
          <table:table-cell office:value-type="float" office:value="0.0201018161793101" calcext:value-type="float">
            <text:p>0.020101816179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8223169450044" calcext:value-type="float">
            <text:p>0.648223169450044</text:p>
          </table:table-cell>
          <table:table-cell office:value-type="float" office:value="0.0211207048161813" calcext:value-type="float">
            <text:p>0.0211207048161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5513682949978" calcext:value-type="float">
            <text:p>0.645513682949978</text:p>
          </table:table-cell>
          <table:table-cell office:value-type="float" office:value="0.0223314807872826" calcext:value-type="float">
            <text:p>0.0223314807872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2416673159965" calcext:value-type="float">
            <text:p>0.642416673159965</text:p>
          </table:table-cell>
          <table:table-cell office:value-type="float" office:value="0.00872002132425479" calcext:value-type="float">
            <text:p>0.0087200213242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1925718390367" calcext:value-type="float">
            <text:p>0.641925718390367</text:p>
          </table:table-cell>
          <table:table-cell office:value-type="float" office:value="0.00864929944157562" calcext:value-type="float">
            <text:p>0.0086492994415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2132053527742" calcext:value-type="float">
            <text:p>0.642132053527742</text:p>
          </table:table-cell>
          <table:table-cell office:value-type="float" office:value="0.00732354941954485" calcext:value-type="float">
            <text:p>0.0073235494195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2051512492309" calcext:value-type="float">
            <text:p>0.642051512492309</text:p>
          </table:table-cell>
          <table:table-cell office:value-type="float" office:value="0.00790088519203265" calcext:value-type="float">
            <text:p>0.0079008851920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6210613337944" calcext:value-type="float">
            <text:p>0.646210613337944</text:p>
          </table:table-cell>
          <table:table-cell office:value-type="float" office:value="0.0088858574179627" calcext:value-type="float">
            <text:p>0.0088858574179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43586396843622" calcext:value-type="float">
            <text:p>0.643586396843622</text:p>
          </table:table-cell>
          <table:table-cell office:value-type="float" office:value="0.00620387029232067" calcext:value-type="float">
            <text:p>0.0062038702923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2350002792842" calcext:value-type="float">
            <text:p>0.642350002792842</text:p>
          </table:table-cell>
          <table:table-cell office:value-type="float" office:value="0.012174653996824" calcext:value-type="float">
            <text:p>0.0121746539968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1410408337226" calcext:value-type="float">
            <text:p>0.641410408337226</text:p>
          </table:table-cell>
          <table:table-cell office:value-type="float" office:value="0.0110727190668112" calcext:value-type="float">
            <text:p>0.0110727190668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253364991429" calcext:value-type="float">
            <text:p>0.64253364991429</text:p>
          </table:table-cell>
          <table:table-cell office:value-type="float" office:value="0.0133194146646638" calcext:value-type="float">
            <text:p>0.0133194146646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3409203401535" calcext:value-type="float">
            <text:p>0.643409203401535</text:p>
          </table:table-cell>
          <table:table-cell office:value-type="float" office:value="0.0166630098378664" calcext:value-type="float">
            <text:p>0.0166630098378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0613114316839" calcext:value-type="float">
            <text:p>0.640613114316839</text:p>
          </table:table-cell>
          <table:table-cell office:value-type="float" office:value="0.0111488207421737" calcext:value-type="float">
            <text:p>0.0111488207421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35884265862284" calcext:value-type="float">
            <text:p>0.635884265862284</text:p>
          </table:table-cell>
          <table:table-cell office:value-type="float" office:value="0.0144512323338138" calcext:value-type="float">
            <text:p>0.0144512323338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6400223803839" calcext:value-type="float">
            <text:p>0.636400223803839</text:p>
          </table:table-cell>
          <table:table-cell office:value-type="float" office:value="0.0147911185843287" calcext:value-type="float">
            <text:p>0.0147911185843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5904221739376" calcext:value-type="float">
            <text:p>0.635904221739376</text:p>
          </table:table-cell>
          <table:table-cell office:value-type="float" office:value="0.0178402578282776" calcext:value-type="float">
            <text:p>0.0178402578282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8423290038751" calcext:value-type="float">
            <text:p>0.638423290038751</text:p>
          </table:table-cell>
          <table:table-cell office:value-type="float" office:value="0.0131240042663304" calcext:value-type="float">
            <text:p>0.013124004266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5955150539184" calcext:value-type="float">
            <text:p>0.635955150539184</text:p>
          </table:table-cell>
          <table:table-cell office:value-type="float" office:value="0.0144023158330051" calcext:value-type="float">
            <text:p>0.014402315833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6817910185962" calcext:value-type="float">
            <text:p>0.636817910185962</text:p>
          </table:table-cell>
          <table:table-cell office:value-type="float" office:value="0.0135932113305962" calcext:value-type="float">
            <text:p>0.0135932113305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38832264338642" calcext:value-type="float">
            <text:p>0.638832264338642</text:p>
          </table:table-cell>
          <table:table-cell office:value-type="float" office:value="0.0121267222368193" calcext:value-type="float">
            <text:p>0.0121267222368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6076724946898" calcext:value-type="float">
            <text:p>0.636076724946898</text:p>
          </table:table-cell>
          <table:table-cell office:value-type="float" office:value="0.0139854817591752" calcext:value-type="float">
            <text:p>0.0139854817591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8669363701968" calcext:value-type="float">
            <text:p>0.638669363701968</text:p>
          </table:table-cell>
          <table:table-cell office:value-type="float" office:value="0.0140749946113203" calcext:value-type="float">
            <text:p>0.014074994611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0078432745326" calcext:value-type="float">
            <text:p>0.640078432745326</text:p>
          </table:table-cell>
          <table:table-cell office:value-type="float" office:value="0.0114681484893748" calcext:value-type="float">
            <text:p>0.01146814848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3377261171477" calcext:value-type="float">
            <text:p>0.643377261171477</text:p>
          </table:table-cell>
          <table:table-cell office:value-type="float" office:value="0.00715565016269009" calcext:value-type="float">
            <text:p>0.007155650162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43096719502906" calcext:value-type="float">
            <text:p>0.643096719502906</text:p>
          </table:table-cell>
          <table:table-cell office:value-type="float" office:value="0.0122341819355333" calcext:value-type="float">
            <text:p>0.0122341819355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3139800245664" calcext:value-type="float">
            <text:p>0.643139800245664</text:p>
          </table:table-cell>
          <table:table-cell office:value-type="float" office:value="0.0138272362052575" calcext:value-type="float">
            <text:p>0.0138272362052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43498297965659" calcext:value-type="float">
            <text:p>0.643498297965659</text:p>
          </table:table-cell>
          <table:table-cell office:value-type="float" office:value="0.0160779019259725" calcext:value-type="float">
            <text:p>0.0160779019259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217402602725" calcext:value-type="float">
            <text:p>0.64217402602725</text:p>
          </table:table-cell>
          <table:table-cell office:value-type="float" office:value="0.0124535241809988" calcext:value-type="float">
            <text:p>0.0124535241809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660732634188" calcext:value-type="float">
            <text:p>0.64660732634188</text:p>
          </table:table-cell>
          <table:table-cell office:value-type="float" office:value="0.00595368942899688" calcext:value-type="float">
            <text:p>0.0059536894289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4044695290466" calcext:value-type="float">
            <text:p>0.644044695290466</text:p>
          </table:table-cell>
          <table:table-cell office:value-type="float" office:value="0.00668901360760289" calcext:value-type="float">
            <text:p>0.0066890136076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44348570832294" calcext:value-type="float">
            <text:p>0.644348570832294</text:p>
          </table:table-cell>
          <table:table-cell office:value-type="float" office:value="0.00760866500241888" calcext:value-type="float">
            <text:p>0.0076086650024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4374562356365" calcext:value-type="float">
            <text:p>0.644374562356365</text:p>
          </table:table-cell>
          <table:table-cell office:value-type="float" office:value="0.0111474826323488" calcext:value-type="float">
            <text:p>0.0111474826323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5788188865046" calcext:value-type="float">
            <text:p>0.645788188865046</text:p>
          </table:table-cell>
          <table:table-cell office:value-type="float" office:value="0.00791659239207075" calcext:value-type="float">
            <text:p>0.0079165923920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5541724017202" calcext:value-type="float">
            <text:p>0.645541724017202</text:p>
          </table:table-cell>
          <table:table-cell office:value-type="float" office:value="0.010528918949929" calcext:value-type="float">
            <text:p>0.0105289189499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5109844459946" calcext:value-type="float">
            <text:p>0.645109844459946</text:p>
          </table:table-cell>
          <table:table-cell office:value-type="float" office:value="0.0107074451688605" calcext:value-type="float">
            <text:p>0.01070744516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3193923843147" calcext:value-type="float">
            <text:p>0.643193923843147</text:p>
          </table:table-cell>
          <table:table-cell office:value-type="float" office:value="0.0139652403516461" calcext:value-type="float">
            <text:p>0.0139652403516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7447749547473" calcext:value-type="float">
            <text:p>0.647447749547473</text:p>
          </table:table-cell>
          <table:table-cell office:value-type="float" office:value="0.0114837588984787" calcext:value-type="float">
            <text:p>0.0114837588984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2773078601917" calcext:value-type="float">
            <text:p>0.642773078601917</text:p>
          </table:table-cell>
          <table:table-cell office:value-type="float" office:value="0.0115343180330156" calcext:value-type="float">
            <text:p>0.0115343180330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8529688092379" calcext:value-type="float">
            <text:p>0.638529688092379</text:p>
          </table:table-cell>
          <table:table-cell office:value-type="float" office:value="0.0109453179578247" calcext:value-type="float">
            <text:p>0.0109453179578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9997308401734" calcext:value-type="float">
            <text:p>0.639997308401734</text:p>
          </table:table-cell>
          <table:table-cell office:value-type="float" office:value="0.0122927662224898" calcext:value-type="float">
            <text:p>0.01229276622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9593364428817" calcext:value-type="float">
            <text:p>0.639593364428817</text:p>
          </table:table-cell>
          <table:table-cell office:value-type="float" office:value="0.0136883337276267" calcext:value-type="float">
            <text:p>0.0136883337276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9334461080356" calcext:value-type="float">
            <text:p>0.639334461080356</text:p>
          </table:table-cell>
          <table:table-cell office:value-type="float" office:value="0.0131108855209953" calcext:value-type="float">
            <text:p>0.0131108855209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38337125363485" calcext:value-type="float">
            <text:p>0.638337125363485</text:p>
          </table:table-cell>
          <table:table-cell office:value-type="float" office:value="0.0120122011985815" calcext:value-type="float">
            <text:p>0.0120122011985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1364579040956" calcext:value-type="float">
            <text:p>0.641364579040956</text:p>
          </table:table-cell>
          <table:table-cell office:value-type="float" office:value="0.0142359090103113" calcext:value-type="float">
            <text:p>0.0142359090103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2119175744436" calcext:value-type="float">
            <text:p>0.642119175744436</text:p>
          </table:table-cell>
          <table:table-cell office:value-type="float" office:value="0.0160418471447972" calcext:value-type="float">
            <text:p>0.0160418471447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7332780469567" calcext:value-type="float">
            <text:p>0.647332780469567</text:p>
          </table:table-cell>
          <table:table-cell office:value-type="float" office:value="0.0159756649342928" calcext:value-type="float">
            <text:p>0.0159756649342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2549374567532" calcext:value-type="float">
            <text:p>0.642549374567532</text:p>
          </table:table-cell>
          <table:table-cell office:value-type="float" office:value="0.0155892733130403" calcext:value-type="float">
            <text:p>0.015589273313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8278664710389" calcext:value-type="float">
            <text:p>0.648278664710389</text:p>
          </table:table-cell>
          <table:table-cell office:value-type="float" office:value="0.0154130304199019" calcext:value-type="float">
            <text:p>0.015413030419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0421148612503" calcext:value-type="float">
            <text:p>0.650421148612503</text:p>
          </table:table-cell>
          <table:table-cell office:value-type="float" office:value="0.0130977382800724" calcext:value-type="float">
            <text:p>0.0130977382800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4224383242006" calcext:value-type="float">
            <text:p>0.654224383242006</text:p>
          </table:table-cell>
          <table:table-cell office:value-type="float" office:value="0.0128104444634645" calcext:value-type="float">
            <text:p>0.0128104444634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3214869348631" calcext:value-type="float">
            <text:p>0.653214869348631</text:p>
          </table:table-cell>
          <table:table-cell office:value-type="float" office:value="0.0137376650559441" calcext:value-type="float">
            <text:p>0.0137376650559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5224843067853" calcext:value-type="float">
            <text:p>0.655224843067853</text:p>
          </table:table-cell>
          <table:table-cell office:value-type="float" office:value="0.0126904473245579" calcext:value-type="float">
            <text:p>0.0126904473245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6385926981032" calcext:value-type="float">
            <text:p>0.656385926981032</text:p>
          </table:table-cell>
          <table:table-cell office:value-type="float" office:value="0.00924899088724935" calcext:value-type="float">
            <text:p>0.009248990887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3941680241071" calcext:value-type="float">
            <text:p>0.653941680241071</text:p>
          </table:table-cell>
          <table:table-cell office:value-type="float" office:value="0.0103102204709748" calcext:value-type="float">
            <text:p>0.0103102204709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2204352085879" calcext:value-type="float">
            <text:p>0.652204352085879</text:p>
          </table:table-cell>
          <table:table-cell office:value-type="float" office:value="0.0122040996640052" calcext:value-type="float">
            <text:p>0.0122040996640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4021924654511" calcext:value-type="float">
            <text:p>0.654021924654511</text:p>
          </table:table-cell>
          <table:table-cell office:value-type="float" office:value="0.0115797964055763" calcext:value-type="float">
            <text:p>0.0115797964055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4549245574238" calcext:value-type="float">
            <text:p>0.654549245574238</text:p>
          </table:table-cell>
          <table:table-cell office:value-type="float" office:value="0.011705649273598" calcext:value-type="float">
            <text:p>0.0117056492735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4068636661002" calcext:value-type="float">
            <text:p>0.654068636661002</text:p>
          </table:table-cell>
          <table:table-cell office:value-type="float" office:value="0.0126733961431127" calcext:value-type="float">
            <text:p>0.0126733961431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3348927116054" calcext:value-type="float">
            <text:p>0.653348927116054</text:p>
          </table:table-cell>
          <table:table-cell office:value-type="float" office:value="0.0126627954604261" calcext:value-type="float">
            <text:p>0.0126627954604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3017049684611" calcext:value-type="float">
            <text:p>0.653017049684611</text:p>
          </table:table-cell>
          <table:table-cell office:value-type="float" office:value="0.012713316860773" calcext:value-type="float">
            <text:p>0.0127133168607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6137262199791" calcext:value-type="float">
            <text:p>0.656137262199791</text:p>
          </table:table-cell>
          <table:table-cell office:value-type="float" office:value="0.0101490677220222" calcext:value-type="float">
            <text:p>0.0101490677220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7038582619605" calcext:value-type="float">
            <text:p>0.657038582619605</text:p>
          </table:table-cell>
          <table:table-cell office:value-type="float" office:value="0.0108315479876268" calcext:value-type="float">
            <text:p>0.0108315479876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8761609352573" calcext:value-type="float">
            <text:p>0.658761609352573</text:p>
          </table:table-cell>
          <table:table-cell office:value-type="float" office:value="0.00982400858129162" calcext:value-type="float">
            <text:p>0.0098240085812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1T18:03:34.831453701</dc:date>
    <meta:editing-duration>PT1M50S</meta:editing-duration>
    <meta:editing-cycles>1</meta:editing-cycles>
    <meta:document-statistic meta:table-count="1" meta:cell-count="7503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2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color="#000000" draw:fill-color="#00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43cm" svg:y="0.316cm" chart:style-name="ch2">
          <text:p>Lin1_fitness_progression</text:p>
        </chart:title>
        <chart:subtitle svg:x="6.832cm" svg:y="1.275cm" chart:style-name="ch3">
          <text:p>No Selection</text:p>
        </chart:subtitle>
        <chart:plot-area chart:style-name="ch4" table:cell-range-address="'2.5k_gens_lin1_noSel'.B1:'2.5k_gens_lin1_noSel'.B2501" svg:x="0.32cm" svg:y="2.138cm" svg:width="15.36cm" svg:height="6.682cm">
          <chartooo:coordinate-region svg:x="1.047cm" svg:y="2.337cm" svg:width="14.261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2.5k_gens_lin1_noSel'.B1:'2.5k_gens_lin1_noSel'.B2501" chart:class="chart:scatter">
            <chart:data-point chart:repeated="25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51770981053574">
                <text:p>0.651770981053574</text:p>
                <draw:g>
                  <svg:desc>'2.5k_gens_lin1_noSel'.B1:'2.5k_gens_lin1_noSel'.B2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51283082787685">
                <text:p>0.6512830827876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4635636151655">
                <text:p>0.646356361516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45120985027495">
                <text:p>0.6451209850274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49961605280934">
                <text:p>0.6499616052809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44511667689324">
                <text:p>0.6445116676893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40618981983904">
                <text:p>0.6406189819839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40577997211363">
                <text:p>0.6405779972113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43048292795525">
                <text:p>0.6430482927955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45359307272187">
                <text:p>0.6453593072721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4387726364129">
                <text:p>0.643877263641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46600488928743">
                <text:p>0.6466004889287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4554247197116">
                <text:p>0.6545542471971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60317874620295">
                <text:p>0.6603178746202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63606311105003">
                <text:p>0.6636063111050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65351945753672">
                <text:p>0.6653519457536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66805703009696">
                <text:p>0.6668057030096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62968779435768">
                <text:p>0.6629687794357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60722799658621">
                <text:p>0.6607227996586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56549378422334">
                <text:p>0.6565493784223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51989018867708">
                <text:p>0.6519890188677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47546560468927">
                <text:p>0.6475465604689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53458791113791">
                <text:p>0.6534587911137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54222811762238">
                <text:p>0.6542228117622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44602402199374">
                <text:p>0.6446024021993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50228902686906">
                <text:p>0.6502289026869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50883226037652">
                <text:p>0.6508832260376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52684464467786">
                <text:p>0.6526844644677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49764890688361">
                <text:p>0.6497648906883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46103959023484">
                <text:p>0.6461039590234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49123470265529">
                <text:p>0.6491234702655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46956972555164">
                <text:p>0.6469569725551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5168602826229">
                <text:p>0.6451686028262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47117528444794">
                <text:p>0.6471175284447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52252733887976">
                <text:p>0.6522527338879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470324290387">
                <text:p>0.64703242903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43735866477719">
                <text:p>0.6437358664777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46834955269061">
                <text:p>0.6468349552690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47948005037269">
                <text:p>0.6479480050372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49101901277993">
                <text:p>0.6491019012779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46982074256707">
                <text:p>0.6469820742567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45358588404449">
                <text:p>0.6453585884044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48889563216123">
                <text:p>0.6488895632161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45301551719385">
                <text:p>0.6453015517193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44230727178674">
                <text:p>0.6442307271786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41681519208923">
                <text:p>0.6416815192089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37648215375863">
                <text:p>0.6376482153758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39678765047051">
                <text:p>0.6396787650470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40810610583499">
                <text:p>0.6408106105834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41190812376505">
                <text:p>0.6411908123765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46074505926241">
                <text:p>0.6460745059262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49174351733436">
                <text:p>0.6491743517334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52634653436923">
                <text:p>0.6526346534369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51395593637108">
                <text:p>0.6513955936371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50908243741656">
                <text:p>0.6509082437416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45453959019194">
                <text:p>0.6454539590191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46050511551216">
                <text:p>0.6460505115512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46579006999529">
                <text:p>0.6465790069995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47883802515574">
                <text:p>0.6478838025155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45541774052095">
                <text:p>0.6455417740520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45342169154066">
                <text:p>0.6453421691540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40731656242975">
                <text:p>0.6407316562429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44102705807072">
                <text:p>0.6441027058070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9746953423862">
                <text:p>0.6497469534238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5124162201063">
                <text:p>0.6451241622010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4307927376886">
                <text:p>0.643079273768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39428898784972">
                <text:p>0.6394288987849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3232607323452">
                <text:p>0.632326073234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30739579448">
                <text:p>0.6307395794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29188070886588">
                <text:p>0.6291880708865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32820101426422">
                <text:p>0.6328201014264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624642435490255">
                <text:p>0.6246424354902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621698441756525">
                <text:p>0.6216984417565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615920431514766">
                <text:p>0.6159204315147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06095580985051">
                <text:p>0.6060955809850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608647685168788">
                <text:p>0.6086476851687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08332912792659">
                <text:p>0.6083329127926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02351212654935">
                <text:p>0.6023512126549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91322450234646">
                <text:p>0.5913224502346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92665974227633">
                <text:p>0.5926659742276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91675890488354">
                <text:p>0.5916758904883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02359880002879">
                <text:p>0.60235988000287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01920904734478">
                <text:p>0.6019209047344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08854260299446">
                <text:p>0.60885426029944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92828739084585">
                <text:p>0.5928287390845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03041828025846">
                <text:p>0.6030418280258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60005048717919">
                <text:p>0.600050487179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0395141126088">
                <text:p>0.603951411260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05883929411294">
                <text:p>0.60588392941129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00818205472113">
                <text:p>0.6008182054721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03205024468959">
                <text:p>0.60320502446895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00860456091285">
                <text:p>0.6008604560912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603742227726863">
                <text:p>0.6037422277268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90125146969467">
                <text:p>0.5901251469694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99516775734999">
                <text:p>0.5995167757349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98566963029419">
                <text:p>0.5985669630294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97847464994825">
                <text:p>0.5978474649948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00070515528041">
                <text:p>0.6000705155280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85845299888706">
                <text:p>0.5858452998887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86194213381939">
                <text:p>0.5861942133819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89471276859403">
                <text:p>0.58947127685940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92454404760362">
                <text:p>0.59245440476036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88943618518297">
                <text:p>0.58894361851829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95513076031082">
                <text:p>0.59551307603108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96008965759024">
                <text:p>0.5960089657590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94126303554027">
                <text:p>0.59412630355402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91832911952833">
                <text:p>0.59183291195283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94597688809135">
                <text:p>0.59459768880913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97152270738292">
                <text:p>0.59715227073829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98539382777127">
                <text:p>0.5985393827771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9698842079126">
                <text:p>0.5969884207912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95608668729317">
                <text:p>0.59560866872931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9839752124804">
                <text:p>0.598397521248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99369398624607">
                <text:p>0.59936939862460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98599923868079">
                <text:p>0.59859992386807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98051618397536">
                <text:p>0.59805161839753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95654364383288">
                <text:p>0.59565436438328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93320908355">
                <text:p>0.59332090835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88028962436861">
                <text:p>0.58802896243686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87781931412657">
                <text:p>0.58778193141265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92380271476174">
                <text:p>0.59238027147617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595583717597839">
                <text:p>0.5955837175978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586635255099205">
                <text:p>0.58663525509920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68788803094467">
                <text:p>0.5687888030944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875934333476">
                <text:p>0.587593433347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93663063554842">
                <text:p>0.59366306355484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89116019437865">
                <text:p>0.58911601943786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81234432087259">
                <text:p>0.58123443208725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77220665079881">
                <text:p>0.57722066507988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86511674439545">
                <text:p>0.58651167443954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79167238426642">
                <text:p>0.5791672384266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76265594889357">
                <text:p>0.57626559488935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71573893834848">
                <text:p>0.57157389383484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88928268621092">
                <text:p>0.58892826862109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8827055812353">
                <text:p>0.5882705581235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90008021577518">
                <text:p>0.59000802157751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93675004991131">
                <text:p>0.59367500499113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91621282290917">
                <text:p>0.5916212822909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89121480735844">
                <text:p>0.5891214807358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90946127659986">
                <text:p>0.5909461276599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85867860530358">
                <text:p>0.58586786053035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84197704152859">
                <text:p>0.58419770415285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85463038012627">
                <text:p>0.58546303801262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83423539375439">
                <text:p>0.58342353937543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80553481380117">
                <text:p>0.58055348138011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80309998109905">
                <text:p>0.58030999810990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578641068432787">
                <text:p>0.57864106843278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577293079047479">
                <text:p>0.57729307904747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577138812183124">
                <text:p>0.57713881218312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572457342837925">
                <text:p>0.5724573428379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84081549753284">
                <text:p>0.58408154975328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8363212240048">
                <text:p>0.5836321224004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90922166218458">
                <text:p>0.59092216621845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90292622229683">
                <text:p>0.59029262222968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90936162596665">
                <text:p>0.59093616259666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93980303518319">
                <text:p>0.59398030351831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93647387092591">
                <text:p>0.59364738709259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94781437014964">
                <text:p>0.59478143701496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91278202320008">
                <text:p>0.59127820232000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94947591931027">
                <text:p>0.59494759193102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593155653179965">
                <text:p>0.59315565317996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595339719006627">
                <text:p>0.59533971900662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594563705385512">
                <text:p>0.59456370538551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592342901301036">
                <text:p>0.59234290130103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592641169461244">
                <text:p>0.59264116946124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594295594349099">
                <text:p>0.59429559434909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597287159501701">
                <text:p>0.5972871595017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01861410918831">
                <text:p>0.60186141091883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00158593278819">
                <text:p>0.6001585932788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599119074451689">
                <text:p>0.59911907445168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598610612793798">
                <text:p>0.59861061279379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598154861831395">
                <text:p>0.59815486183139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598475653580247">
                <text:p>0.59847565358024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596862521400261">
                <text:p>0.59686252140026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595680592796657">
                <text:p>0.59568059279665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596059881741658">
                <text:p>0.59605988174165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597590496461203">
                <text:p>0.59759049646120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59833095055482">
                <text:p>0.5983309505548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600739680277438">
                <text:p>0.60073968027743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60120620604935">
                <text:p>0.6012062060493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600287474804198">
                <text:p>0.60028747480419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593705146189848">
                <text:p>0.59370514618984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593375903581704">
                <text:p>0.59337590358170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589182310043653">
                <text:p>0.58918231004365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590642086150504">
                <text:p>0.59064208615050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59354085262022">
                <text:p>0.5935408526202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597615782334512">
                <text:p>0.59761578233451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59572341189329">
                <text:p>0.5957234118932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597223978436539">
                <text:p>0.59722397843653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597069303290556">
                <text:p>0.59706930329055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597352057587355">
                <text:p>0.59735205758735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598689837236194">
                <text:p>0.59868983723619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600018767079173">
                <text:p>0.60001876707917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601328984628556">
                <text:p>0.60132898462855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603968747741213">
                <text:p>0.60396874774121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607991419565006">
                <text:p>0.60799141956500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605440651861558">
                <text:p>0.60544065186155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600135893918743">
                <text:p>0.60013589391874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599678260807384">
                <text:p>0.59967826080738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605317218511507">
                <text:p>0.60531721851150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60286019582501">
                <text:p>0.6028601958250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591615668005481">
                <text:p>0.59161566800548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551060719665842">
                <text:p>0.55106071966584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585240507253708">
                <text:p>0.58524050725370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58192604333499">
                <text:p>0.5819260433349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600611096162222">
                <text:p>0.60061109616222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60367935589018">
                <text:p>0.6036793558901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600380192109734">
                <text:p>0.60038019210973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599799850022395">
                <text:p>0.59979985002239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600845648351502">
                <text:p>0.60084564835150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597762166522708">
                <text:p>0.59776216652270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602843130597416">
                <text:p>0.60284313059741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602455471015488">
                <text:p>0.60245547101548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599721309695245">
                <text:p>0.59972130969524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601355160339777">
                <text:p>0.60135516033977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598493827036418">
                <text:p>0.59849382703641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598533393554032">
                <text:p>0.59853339355403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597335543539884">
                <text:p>0.59733554353988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597340951781801">
                <text:p>0.59734095178180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596789278787353">
                <text:p>0.59678927878735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596829063358124">
                <text:p>0.59682906335812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596462748768216">
                <text:p>0.59646274876821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597508139175632">
                <text:p>0.59750813917563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597814395551243">
                <text:p>0.59781439555124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596351291595179">
                <text:p>0.59635129159517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595766044756293">
                <text:p>0.59576604475629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59709497122668">
                <text:p>0.5970949712266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597450428997056">
                <text:p>0.59745042899705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597126475186647">
                <text:p>0.59712647518664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598147168276789">
                <text:p>0.59814716827678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598816434233788">
                <text:p>0.59881643423378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600479390033475">
                <text:p>0.60047939003347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597262597419494">
                <text:p>0.59726259741949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600430474856065">
                <text:p>0.60043047485606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596237211458395">
                <text:p>0.59623721145839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597236437872116">
                <text:p>0.59723643787211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597736296921473">
                <text:p>0.59773629692147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597396012924708">
                <text:p>0.59739601292470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597418737007295">
                <text:p>0.59741873700729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597025369353329">
                <text:p>0.59702536935332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597720977726709">
                <text:p>0.59772097772670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596433516913639">
                <text:p>0.59643351691363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596754811995733">
                <text:p>0.59675481199573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597368458910033">
                <text:p>0.59736845891003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595973694488018">
                <text:p>0.59597369448801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59734149603656">
                <text:p>0.5973414960365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597399283168362">
                <text:p>0.59739928316836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595734949586308">
                <text:p>0.59573494958630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594962502154713">
                <text:p>0.59496250215471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596343578025117">
                <text:p>0.59634357802511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59737608524397">
                <text:p>0.5973760852439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597357024863847">
                <text:p>0.59735702486384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596403810947085">
                <text:p>0.59640381094708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594324388529485">
                <text:p>0.59432438852948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594709379978678">
                <text:p>0.59470937997867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594703494249685">
                <text:p>0.59470349424968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595542664970876">
                <text:p>0.59554266497087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594330540370711">
                <text:p>0.59433054037071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597059852552848">
                <text:p>0.59705985255284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597371707611371">
                <text:p>0.59737170761137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597396882598025">
                <text:p>0.59739688259802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59493573225506">
                <text:p>0.5949357322550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589033449083549">
                <text:p>0.58903344908354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586550199291551">
                <text:p>0.58655019929155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595882856963315">
                <text:p>0.59588285696331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593199594472756">
                <text:p>0.59319959447275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593940854634022">
                <text:p>0.59394085463402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59370648097561">
                <text:p>0.5937064809756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595155509583597">
                <text:p>0.59515550958359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593770220971771">
                <text:p>0.59377022097177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588028118630331">
                <text:p>0.58802811863033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593769529531054">
                <text:p>0.59376952953105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593757507326982">
                <text:p>0.59375750732698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595343157501471">
                <text:p>0.59534315750147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590697509159795">
                <text:p>0.59069750915979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592781655753139">
                <text:p>0.59278165575313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592018837974621">
                <text:p>0.59201883797462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59038250546994">
                <text:p>0.5903825054699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589377870225915">
                <text:p>0.58937787022591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588088323359779">
                <text:p>0.58808832335977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586745612519969">
                <text:p>0.58674561251996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586987512916143">
                <text:p>0.58698751291614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590716671235754">
                <text:p>0.59071667123575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594643689725277">
                <text:p>0.59464368972527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596280683686948">
                <text:p>0.59628068368694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594167045029473">
                <text:p>0.59416704502947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593148122496037">
                <text:p>0.59314812249603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594207464670947">
                <text:p>0.59420746467094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593147318854173">
                <text:p>0.59314731885417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592068351817894">
                <text:p>0.59206835181789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592025695313538">
                <text:p>0.59202569531353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584461182225823">
                <text:p>0.58446118222582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585479047448773">
                <text:p>0.58547904744877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586246742860724">
                <text:p>0.58624674286072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5834440149745">
                <text:p>0.583444014974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580646633085495">
                <text:p>0.58064663308549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579969789602413">
                <text:p>0.57996978960241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587481656646849">
                <text:p>0.58748165664684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589872883129005">
                <text:p>0.58987288312900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590760631494939">
                <text:p>0.59076063149493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589221201458546">
                <text:p>0.58922120145854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595305347914317">
                <text:p>0.59530534791431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598919616539592">
                <text:p>0.59891961653959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59505661645263">
                <text:p>0.5950566164526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59079151234957">
                <text:p>0.5907915123495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592621278004493">
                <text:p>0.59262127800449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591168994434211">
                <text:p>0.59116899443421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595983848594039">
                <text:p>0.59598384859403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596724733926877">
                <text:p>0.59672473392687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59419565521133">
                <text:p>0.5941956552113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588652695195454">
                <text:p>0.58865269519545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591034326557743">
                <text:p>0.59103432655774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595017609866939">
                <text:p>0.59501760986693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600875339885909">
                <text:p>0.60087533988590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605134801292848">
                <text:p>0.60513480129284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606329156492378">
                <text:p>0.60632915649237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610500076811956">
                <text:p>0.61050007681195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606450806803603">
                <text:p>0.60645080680360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611108586073571">
                <text:p>0.61110858607357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616037597535347">
                <text:p>0.61603759753534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614765954413324">
                <text:p>0.61476595441332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61778275088168">
                <text:p>0.6177827508816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621087964350759">
                <text:p>0.62108796435075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622728208749894">
                <text:p>0.62272820874989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622725905480766">
                <text:p>0.62272590548076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618170354474897">
                <text:p>0.61817035447489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610924915821211">
                <text:p>0.61092491582121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610726071162262">
                <text:p>0.61072607116226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611429936736863">
                <text:p>0.61142993673686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605740689391464">
                <text:p>0.60574068939146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610394256461998">
                <text:p>0.61039425646199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606006357040728">
                <text:p>0.60600635704072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602686261804097">
                <text:p>0.60268626180409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604167438336301">
                <text:p>0.60416743833630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60538789356813">
                <text:p>0.6053878935681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605224145747046">
                <text:p>0.60522414574704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6058226452335">
                <text:p>0.605822645233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603238131336068">
                <text:p>0.60323813133606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601983099891716">
                <text:p>0.60198309989171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601059893693808">
                <text:p>0.60105989369380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607764751835699">
                <text:p>0.60776475183569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608718796275352">
                <text:p>0.60871879627535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601085546153596">
                <text:p>0.60108554615359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598547807741351">
                <text:p>0.59854780774135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597194140024039">
                <text:p>0.59719414002403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597042593901225">
                <text:p>0.59704259390122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597610657925079">
                <text:p>0.59761065792507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596955198733575">
                <text:p>0.59695519873357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597191819066324">
                <text:p>0.59719181906632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596824774575618">
                <text:p>0.59682477457561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596882687473522">
                <text:p>0.59688268747352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59688192000863">
                <text:p>0.5968819200086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595254653709656">
                <text:p>0.59525465370965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598241752855365">
                <text:p>0.59824175285536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599869377722541">
                <text:p>0.59986937772254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605148970728909">
                <text:p>0.60514897072890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601492135006342">
                <text:p>0.60149213500634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601495277853599">
                <text:p>0.60149527785359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59606152556022">
                <text:p>0.5960615255602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596926535853175">
                <text:p>0.59692653585317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602353304939569">
                <text:p>0.60235330493956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603732843838498">
                <text:p>0.60373284383849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612243891243503">
                <text:p>0.61224389124350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618948381440223">
                <text:p>0.61894838144022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622267152255039">
                <text:p>0.62226715225503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621856325863544">
                <text:p>0.62185632586354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625217908899445">
                <text:p>0.62521790889944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615154724541806">
                <text:p>0.61515472454180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621037228083534">
                <text:p>0.62103722808353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627043545161834">
                <text:p>0.62704354516183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624017435731208">
                <text:p>0.62401743573120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628153007469385">
                <text:p>0.62815300746938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642749145672005">
                <text:p>0.64274914567200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636570440399819">
                <text:p>0.63657044039981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649240670418251">
                <text:p>0.64924067041825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642705367647667">
                <text:p>0.64270536764766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639149598413544">
                <text:p>0.63914959841354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629714551730201">
                <text:p>0.62971455173020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621063070635666">
                <text:p>0.62106307063566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637727404952445">
                <text:p>0.63772740495244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626859287866503">
                <text:p>0.62685928786650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617315358172614">
                <text:p>0.61731535817261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612423881675543">
                <text:p>0.61242388167554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611454214267376">
                <text:p>0.61145421426737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617594013250081">
                <text:p>0.61759401325008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632488611904522">
                <text:p>0.63248861190452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620499469010136">
                <text:p>0.62049946901013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629591836571473">
                <text:p>0.62959183657147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625821072588499">
                <text:p>0.62582107258849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631686789956133">
                <text:p>0.63168678995613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63339955187228">
                <text:p>0.6333995518722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632639262408876">
                <text:p>0.63263926240887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629758633782291">
                <text:p>0.62975863378229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630060606433538">
                <text:p>0.63006060643353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625657011390717">
                <text:p>0.62565701139071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636857433568474">
                <text:p>0.63685743356847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637583293976557">
                <text:p>0.63758329397655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635296700185068">
                <text:p>0.63529670018506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632161045319403">
                <text:p>0.63216104531940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629426745783338">
                <text:p>0.62942674578333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638981478156653">
                <text:p>0.63898147815665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623613745370377">
                <text:p>0.62361374537037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619379788646523">
                <text:p>0.61937978864652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608890418360607">
                <text:p>0.60889041836060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597505693617299">
                <text:p>0.59750569361729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594785907974852">
                <text:p>0.59478590797485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597461142378006">
                <text:p>0.59746114237800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602248634429426">
                <text:p>0.60224863442942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593551565609523">
                <text:p>0.59355156560952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59451744145957">
                <text:p>0.5945174414595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602892947511401">
                <text:p>0.60289294751140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59019593933547">
                <text:p>0.5901959393354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597379711279133">
                <text:p>0.59737971127913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594363094757158">
                <text:p>0.59436309475715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574999319208518">
                <text:p>0.57499931920851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571430160907683">
                <text:p>0.57143016090768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576509524135716">
                <text:p>0.57650952413571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581607746447093">
                <text:p>0.58160774644709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5927030694906">
                <text:p>0.592703069490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584671997996544">
                <text:p>0.58467199799654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575791354714198">
                <text:p>0.57579135471419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574102424515084">
                <text:p>0.57410242451508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584596174716223">
                <text:p>0.58459617471622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584690021916393">
                <text:p>0.58469002191639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576215099886242">
                <text:p>0.57621509988624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574983836095234">
                <text:p>0.57498383609523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57822858553675">
                <text:p>0.5782285855367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582060816350797">
                <text:p>0.58206081635079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576667658768416">
                <text:p>0.57666765876841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575916259016879">
                <text:p>0.57591625901687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586676047270308">
                <text:p>0.58667604727030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578157593257398">
                <text:p>0.57815759325739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578481433810696">
                <text:p>0.57848143381069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577093796128253">
                <text:p>0.57709379612825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57665694993639">
                <text:p>0.5766569499363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574938517549839">
                <text:p>0.57493851754983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574953356052098">
                <text:p>0.57495335605209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572482884400726">
                <text:p>0.57248288440072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569420771531155">
                <text:p>0.56942077153115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574023569806696">
                <text:p>0.57402356980669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574833039641963">
                <text:p>0.57483303964196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579652062554894">
                <text:p>0.57965206255489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590826434064418">
                <text:p>0.59082643406441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592233730630563">
                <text:p>0.59223373063056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599095550907578">
                <text:p>0.59909555090757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602660130790187">
                <text:p>0.60266013079018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611241816085373">
                <text:p>0.61124181608537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608560720493324">
                <text:p>0.60856072049332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614528786332802">
                <text:p>0.61452878633280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615130730277788">
                <text:p>0.61513073027778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612576132385676">
                <text:p>0.61257613238567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613000224159713">
                <text:p>0.61300022415971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613232102909131">
                <text:p>0.61323210290913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621855701075041">
                <text:p>0.62185570107504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619259954500965">
                <text:p>0.61925995450096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618270382330675">
                <text:p>0.61827038233067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613140969162562">
                <text:p>0.61314096916256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618693393572251">
                <text:p>0.61869339357225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616083395710773">
                <text:p>0.61608339571077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607555758810932">
                <text:p>0.60755575881093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608845418504022">
                <text:p>0.60884541850402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603759443460263">
                <text:p>0.60375944346026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605683467961926">
                <text:p>0.60568346796192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600475224977658">
                <text:p>0.60047522497765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602920390684194">
                <text:p>0.60292039068419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604801095182299">
                <text:p>0.60480109518229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603967831264129">
                <text:p>0.60396783126412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607964761704065">
                <text:p>0.60796476170406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599877964997667">
                <text:p>0.59987796499766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595579259387405">
                <text:p>0.59557925938740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593010089032866">
                <text:p>0.59301008903286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582566246425406">
                <text:p>0.58256624642540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593676167209551">
                <text:p>0.59367616720955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59471166099964">
                <text:p>0.5947116609996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579915957318367">
                <text:p>0.57991595731836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580262673086964">
                <text:p>0.58026267308696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582540467512808">
                <text:p>0.58254046751280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582769551114432">
                <text:p>0.58276955111443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581233844893322">
                <text:p>0.58123384489332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574439426211681">
                <text:p>0.57443942621168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572560934617362">
                <text:p>0.57256093461736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565977722411088">
                <text:p>0.56597772241108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560593856624502">
                <text:p>0.56059385662450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566100898556871">
                <text:p>0.56610089855687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572037559270136">
                <text:p>0.57203755927013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572058437810297">
                <text:p>0.57205843781029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574460986464324">
                <text:p>0.57446098646432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568140856195243">
                <text:p>0.56814085619524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57149544382423">
                <text:p>0.5714954438242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569786387996012">
                <text:p>0.56978638799601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569435028416947">
                <text:p>0.56943502841694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570351780519889">
                <text:p>0.57035178051988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570092838114755">
                <text:p>0.57009283811475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572610462902419">
                <text:p>0.57261046290241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573835741725749">
                <text:p>0.57383574172574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568399446806483">
                <text:p>0.56839944680648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567090547906438">
                <text:p>0.56709054790643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566789831003887">
                <text:p>0.56678983100388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565168704778796">
                <text:p>0.56516870477879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566096609535306">
                <text:p>0.56609660953530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569897412561506">
                <text:p>0.56989741256150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567806806590371">
                <text:p>0.56780680659037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567641074832835">
                <text:p>0.56764107483283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567309975147023">
                <text:p>0.56730997514702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569022770624287">
                <text:p>0.56902277062428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572140334272153">
                <text:p>0.57214033427215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568440080441876">
                <text:p>0.56844008044187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572085634849035">
                <text:p>0.57208563484903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568446441331315">
                <text:p>0.56844644133131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565821613910649">
                <text:p>0.56582161391064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560267084552404">
                <text:p>0.56026708455240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557329756087243">
                <text:p>0.55732975608724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55625499661188">
                <text:p>0.5562549966118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554351723862758">
                <text:p>0.55435172386275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544952052530421">
                <text:p>0.54495205253042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547342674736105">
                <text:p>0.54734267473610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558674748161421">
                <text:p>0.55867474816142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561635994787489">
                <text:p>0.56163599478748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58083826976085">
                <text:p>0.5808382697608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572653015715624">
                <text:p>0.57265301571562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570677177229711">
                <text:p>0.57067717722971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589836793502452">
                <text:p>0.58983679350245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588528225862664">
                <text:p>0.58852822586266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597501122842845">
                <text:p>0.59750112284284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597625276670187">
                <text:p>0.59762527667018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595620456450484">
                <text:p>0.59562045645048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595583563824145">
                <text:p>0.59558356382414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584989427029981">
                <text:p>0.58498942702998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567022493153004">
                <text:p>0.56702249315300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569349950084104">
                <text:p>0.56934995008410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566349966901362">
                <text:p>0.56634996690136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569315541158712">
                <text:p>0.56931554115871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574600664554327">
                <text:p>0.57460066455432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582886405786134">
                <text:p>0.58288640578613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593237354278354">
                <text:p>0.59323735427835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590744841470715">
                <text:p>0.59074484147071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591235671369107">
                <text:p>0.59123567136910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596820884713754">
                <text:p>0.59682088471375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596564493644841">
                <text:p>0.59656449364484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598477201399416">
                <text:p>0.59847720139941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607165771387483">
                <text:p>0.60716577138748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613859864115178">
                <text:p>0.61385986411517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608948089175066">
                <text:p>0.60894808917506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614518579148872">
                <text:p>0.61451857914887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612869140919088">
                <text:p>0.61286914091908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613825182682704">
                <text:p>0.61382518268270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615482666773179">
                <text:p>0.61548266677317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626053945083485">
                <text:p>0.62605394508348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634254738915082">
                <text:p>0.63425473891508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637086032522152">
                <text:p>0.63708603252215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634538018101256">
                <text:p>0.63453801810125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635615855879843">
                <text:p>0.63561585587984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633080683718407">
                <text:p>0.63308068371840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633355714223027">
                <text:p>0.63335571422302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637578349078291">
                <text:p>0.63757834907829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632996953824105">
                <text:p>0.63299695382410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631960639401529">
                <text:p>0.63196063940152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632192207351577">
                <text:p>0.63219220735157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631297528019129">
                <text:p>0.63129752801912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626670882673179">
                <text:p>0.62667088267317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625584131889708">
                <text:p>0.62558413188970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631366832114967">
                <text:p>0.63136683211496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630423535046645">
                <text:p>0.63042353504664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631167766069694">
                <text:p>0.63116776606969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642075970879024">
                <text:p>0.64207597087902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639341995146424">
                <text:p>0.63934199514642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633852603930497">
                <text:p>0.63385260393049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633265777754084">
                <text:p>0.63326577775408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633677239976672">
                <text:p>0.63367723997667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631243588671474">
                <text:p>0.63124358867147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632658910012449">
                <text:p>0.63265891001244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627753556466409">
                <text:p>0.62775355646640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626992308367151">
                <text:p>0.62699230836715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63090721924978">
                <text:p>0.6309072192497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631907583275632">
                <text:p>0.63190758327563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632547679209374">
                <text:p>0.63254767920937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628916576833152">
                <text:p>0.62891657683315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623959386661125">
                <text:p>0.62395938666112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627341957288348">
                <text:p>0.62734195728834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624992717138623">
                <text:p>0.62499271713862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615466735630785">
                <text:p>0.61546673563078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626110873944727">
                <text:p>0.62611087394472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624682369088597">
                <text:p>0.62468236908859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626063803383151">
                <text:p>0.62606380338315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629115801457745">
                <text:p>0.62911580145774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627549585365131">
                <text:p>0.62754958536513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633680518829789">
                <text:p>0.63368051882978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640745983660639">
                <text:p>0.64074598366063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633426675297618">
                <text:p>0.63342667529761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621131139934723">
                <text:p>0.62113113993472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620699457813201">
                <text:p>0.62069945781320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612153589158097">
                <text:p>0.61215358915809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609179501782166">
                <text:p>0.60917950178216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610518238279884">
                <text:p>0.61051823827988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614139979498548">
                <text:p>0.61413997949854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631180987381784">
                <text:p>0.63118098738178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63451510872089">
                <text:p>0.6345151087208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644826902943428">
                <text:p>0.64482690294342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648794092026109">
                <text:p>0.64879409202610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653779287975427">
                <text:p>0.65377928797542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663068748700651">
                <text:p>0.66306874870065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677284674596751">
                <text:p>0.67728467459675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678477987338016">
                <text:p>0.67847798733801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683126577945506">
                <text:p>0.68312657794550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686501905671782">
                <text:p>0.68650190567178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681003433740875">
                <text:p>0.68100343374087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679802982436568">
                <text:p>0.67980298243656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680804278791271">
                <text:p>0.68080427879127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678564899713736">
                <text:p>0.67856489971373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682838066663862">
                <text:p>0.68283806666386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680381220130646">
                <text:p>0.68038122013064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673899925223692">
                <text:p>0.67389992522369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680711902031552">
                <text:p>0.68071190203155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690008954128381">
                <text:p>0.69000895412838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693172750226541">
                <text:p>0.69317275022654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692713959369347">
                <text:p>0.69271395936934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692064029021982">
                <text:p>0.69206402902198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693938804878919">
                <text:p>0.69393880487891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692361765311018">
                <text:p>0.69236176531101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692355098336771">
                <text:p>0.69235509833677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694665351002204">
                <text:p>0.69466535100220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69478105575223">
                <text:p>0.6947810557522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694714932986051">
                <text:p>0.69471493298605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695018379756103">
                <text:p>0.69501837975610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695761226552655">
                <text:p>0.69576122655265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696673988681649">
                <text:p>0.69667398868164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69599959971285">
                <text:p>0.6959995997128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695562863534775">
                <text:p>0.69556286353477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695924160265057">
                <text:p>0.69592416026505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693640397612338">
                <text:p>0.69364039761233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69592172823684">
                <text:p>0.6959217282368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694322094902693">
                <text:p>0.69432209490269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691687474816967">
                <text:p>0.69168747481696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693507032541452">
                <text:p>0.69350703254145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693835181847279">
                <text:p>0.69383518184727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689917090955725">
                <text:p>0.68991709095572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690913801786333">
                <text:p>0.69091380178633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69387477719763">
                <text:p>0.6938747771976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693755709596801">
                <text:p>0.69375570959680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693684823041493">
                <text:p>0.69368482304149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690329292957098">
                <text:p>0.69032929295709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691767843024258">
                <text:p>0.69176784302425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691467438476395">
                <text:p>0.69146743847639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694459156469302">
                <text:p>0.69445915646930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694427514527366">
                <text:p>0.69442751452736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696011444128063">
                <text:p>0.69601144412806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699356709614553">
                <text:p>0.69935670961455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698712276533902">
                <text:p>0.69871227653390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70104688142483">
                <text:p>0.7010468814248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69901244023141">
                <text:p>0.6990124402314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696880606212667">
                <text:p>0.69688060621266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699256257402333">
                <text:p>0.69925625740233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696900704384749">
                <text:p>0.69690070438474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691496756872861">
                <text:p>0.69149675687286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698039715304293">
                <text:p>0.69803971530429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70012491430811">
                <text:p>0.7001249143081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699595991340875">
                <text:p>0.69959599134087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696517747056913">
                <text:p>0.69651774705691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702752824906153">
                <text:p>0.70275282490615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702708425951154">
                <text:p>0.70270842595115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70476373882828">
                <text:p>0.7047637388282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704867292942503">
                <text:p>0.70486729294250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703459166173015">
                <text:p>0.70345916617301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703847902709237">
                <text:p>0.70384790270923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702112776789257">
                <text:p>0.70211277678925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696304753054147">
                <text:p>0.69630475305414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693274433551874">
                <text:p>0.69327443355187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698268873140794">
                <text:p>0.69826887314079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701605357643332">
                <text:p>0.70160535764333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706514654028808">
                <text:p>0.70651465402880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709243920396786">
                <text:p>0.70924392039678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705973186208457">
                <text:p>0.70597318620845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708612490584284">
                <text:p>0.70861249058428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710595843699473">
                <text:p>0.71059584369947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708107928874771">
                <text:p>0.70810792887477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705937306067937">
                <text:p>0.70593730606793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70776442476638">
                <text:p>0.7077644247663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710757023895656">
                <text:p>0.71075702389565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710917765926561">
                <text:p>0.71091776592656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71093830206517">
                <text:p>0.7109383020651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716206987368523">
                <text:p>0.71620698736852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715584883632861">
                <text:p>0.71558488363286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715409296271916">
                <text:p>0.71540929627191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71312557512053">
                <text:p>0.7131255751205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715243239598403">
                <text:p>0.71524323959840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717899617279212">
                <text:p>0.71789961727921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717879672973586">
                <text:p>0.71787967297358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718753129380872">
                <text:p>0.71875312938087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720548780629344">
                <text:p>0.72054878062934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722272171724197">
                <text:p>0.72227217172419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719242644148415">
                <text:p>0.71924264414841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72022929956026">
                <text:p>0.7202292995602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702089833481715">
                <text:p>0.70208983348171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682240393462441">
                <text:p>0.68224039346244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680688139793137">
                <text:p>0.68068813979313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68699105906691">
                <text:p>0.6869910590669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681589758034717">
                <text:p>0.68158975803471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692490740586953">
                <text:p>0.69249074058695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692788624573235">
                <text:p>0.69278862457323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700369918319506">
                <text:p>0.70036991831950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678403522058191">
                <text:p>0.67840352205819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701956302766341">
                <text:p>0.70195630276634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696556753484522">
                <text:p>0.69655675348452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698397231954978">
                <text:p>0.69839723195497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696990403732158">
                <text:p>0.69699040373215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698376821705141">
                <text:p>0.69837682170514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698544892219405">
                <text:p>0.69854489221940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700080108512528">
                <text:p>0.70008010851252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700591921739841">
                <text:p>0.70059192173984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701043376079066">
                <text:p>0.70104337607906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702168756689262">
                <text:p>0.70216875668926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700167251745559">
                <text:p>0.70016725174555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700410137040074">
                <text:p>0.70041013704007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697397005200064">
                <text:p>0.69739700520006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69723342280336">
                <text:p>0.6972334228033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697408680373519">
                <text:p>0.69740868037351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698380989244628">
                <text:p>0.69838098924462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698732266328338">
                <text:p>0.69873226632833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697763897385649">
                <text:p>0.69776389738564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697737875086416">
                <text:p>0.69773787508641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699115047640795">
                <text:p>0.69911504764079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698692943582619">
                <text:p>0.69869294358261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698086319824277">
                <text:p>0.69808631982427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699777037046802">
                <text:p>0.69977703704680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701123621900564">
                <text:p>0.70112362190056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703426695898712">
                <text:p>0.70342669589871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707291377173984">
                <text:p>0.70729137717398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711671684915083">
                <text:p>0.71167168491508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714215854606301">
                <text:p>0.71421585460630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720714132281614">
                <text:p>0.72071413228161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719332043895637">
                <text:p>0.71933204389563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718619277585785">
                <text:p>0.71861927758578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719054721639118">
                <text:p>0.71905472163911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713230647179828">
                <text:p>0.71323064717982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713215759074397">
                <text:p>0.71321575907439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711564424570846">
                <text:p>0.71156442457084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71143694931322">
                <text:p>0.7114369493132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711709932085343">
                <text:p>0.71170993208534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707958087016162">
                <text:p>0.70795808701616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707572639895714">
                <text:p>0.70757263989571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704492659290611">
                <text:p>0.70449265929061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705388279479508">
                <text:p>0.70538827947950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704672962588888">
                <text:p>0.70467296258888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701598122254364">
                <text:p>0.70159812225436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70099579117149">
                <text:p>0.7009957911714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700244626412214">
                <text:p>0.70024462641221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70094456769805">
                <text:p>0.7009445676980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698620559815564">
                <text:p>0.69862055981556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695407846542911">
                <text:p>0.69540784654291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69580965537023">
                <text:p>0.6958096553702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697490020909733">
                <text:p>0.69749002090973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696385951189783">
                <text:p>0.69638595118978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697706543901141">
                <text:p>0.69770654390114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697114800142136">
                <text:p>0.69711480014213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69979733611243">
                <text:p>0.6997973361124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696756696940467">
                <text:p>0.69675669694046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695857298886968">
                <text:p>0.69585729888696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69175910999375">
                <text:p>0.6917591099937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693823129326389">
                <text:p>0.69382312932638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692470400278452">
                <text:p>0.69247040027845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692680942662718">
                <text:p>0.69268094266271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692511786811934">
                <text:p>0.69251178681193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68867582267521">
                <text:p>0.6886758226752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693779396901265">
                <text:p>0.69377939690126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691638527985561">
                <text:p>0.69163852798556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694456135050487">
                <text:p>0.69445613505048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692795634443741">
                <text:p>0.69279563444374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689766727160314">
                <text:p>0.68976672716031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689652763904887">
                <text:p>0.68965276390488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691139933344808">
                <text:p>0.69113993334480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688746449615842">
                <text:p>0.68874644961584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691484186199306">
                <text:p>0.69148418619930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693205165339659">
                <text:p>0.69320516533965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691686704881924">
                <text:p>0.69168670488192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693279784077412">
                <text:p>0.69327978407741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690228889026488">
                <text:p>0.69022888902648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689248881155828">
                <text:p>0.68924888115582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690201131830546">
                <text:p>0.69020113183054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68690995189148">
                <text:p>0.6869099518914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682682366673601">
                <text:p>0.68268236667360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683311548761886">
                <text:p>0.68331154876188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691340356608689">
                <text:p>0.69134035660868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691902334364158">
                <text:p>0.69190233436415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690370352049083">
                <text:p>0.69037035204908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691869940102498">
                <text:p>0.69186994010249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692493824250716">
                <text:p>0.69249382425071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693785906291344">
                <text:p>0.69378590629134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697823436692081">
                <text:p>0.69782343669208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697760662785206">
                <text:p>0.69776066278520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697658512493467">
                <text:p>0.69765851249346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698074611669599">
                <text:p>0.69807461166959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697569626440773">
                <text:p>0.69756962644077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693188929482588">
                <text:p>0.69318892948258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695410233891675">
                <text:p>0.69541023389167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697732465560796">
                <text:p>0.69773246556079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697078794827739">
                <text:p>0.69707879482773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698116206110317">
                <text:p>0.69811620611031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698312057842456">
                <text:p>0.69831205784245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69719600121157">
                <text:p>0.6971960012115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699473567710949">
                <text:p>0.69947356771094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697822693021215">
                <text:p>0.69782269302121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698236147934598">
                <text:p>0.69823614793459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698411234265375">
                <text:p>0.69841123426537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696701790865255">
                <text:p>0.69670179086525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696704576660898">
                <text:p>0.69670457666089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696061615709124">
                <text:p>0.69606161570912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704605457946323">
                <text:p>0.70460545794632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70388294103619">
                <text:p>0.7038829410361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70726002085813">
                <text:p>0.7072600208581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707116020615846">
                <text:p>0.70711602061584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71177553808657">
                <text:p>0.71177553808657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713826642586794">
                <text:p>0.71382664258679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715091155255138">
                <text:p>0.71509115525513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714754556277825">
                <text:p>0.71475455627782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716762391774861">
                <text:p>0.71676239177486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714732202648636">
                <text:p>0.71473220264863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716304856506497">
                <text:p>0.71630485650649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718116317062058">
                <text:p>0.71811631706205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715883197368301">
                <text:p>0.71588319736830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717124446750519">
                <text:p>0.71712444675051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717114046529371">
                <text:p>0.71711404652937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716209680170483">
                <text:p>0.71620968017048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719243893102536">
                <text:p>0.71924389310253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722107990636347">
                <text:p>0.72210799063634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725223449690235">
                <text:p>0.72522344969023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723619966262556">
                <text:p>0.72361996626255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716879869500716">
                <text:p>0.71687986950071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717504806319374">
                <text:p>0.71750480631937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720539973386863">
                <text:p>0.72053997338686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722222036529149">
                <text:p>0.72222203652914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713532277496905">
                <text:p>0.71353227749690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71651156994894">
                <text:p>0.7165115699489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717533288580651">
                <text:p>0.71753328858065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714236974223478">
                <text:p>0.71423697422347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714558766639512">
                <text:p>0.71455876663951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715998415884716">
                <text:p>0.71599841588471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715895180263412">
                <text:p>0.71589518026341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70631093511364">
                <text:p>0.7063109351136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704364939090854">
                <text:p>0.70436493909085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709749898395751">
                <text:p>0.70974989839575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713762353310686">
                <text:p>0.71376235331068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707645694920724">
                <text:p>0.70764569492072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710531602426281">
                <text:p>0.71053160242628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714000273364343">
                <text:p>0.71400027336434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706131498399572">
                <text:p>0.70613149839957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707155159947722">
                <text:p>0.70715515994772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70784335276853">
                <text:p>0.7078433527685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709688446468505">
                <text:p>0.70968844646850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709832560857501">
                <text:p>0.70983256085750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705487048270794">
                <text:p>0.70548704827079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701893708555573">
                <text:p>0.70189370855557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709301240485243">
                <text:p>0.70930124048524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713612871335073">
                <text:p>0.71361287133507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709165653477499">
                <text:p>0.70916565347749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708523278687183">
                <text:p>0.70852327868718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708676544364131">
                <text:p>0.70867654436413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702882047386308">
                <text:p>0.70288204738630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703240573040792">
                <text:p>0.70324057304079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69956957093852">
                <text:p>0.6995695709385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703207543554442">
                <text:p>0.70320754355444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706871039009435">
                <text:p>0.70687103900943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700878154784151">
                <text:p>0.70087815478415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702815365762846">
                <text:p>0.70281536576284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706414552892261">
                <text:p>0.70641455289226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709192334782715">
                <text:p>0.70919233478271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701440560432057">
                <text:p>0.70144056043205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703816314778003">
                <text:p>0.70381631477800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706104617454154">
                <text:p>0.70610461745415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704794242852094">
                <text:p>0.70479424285209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701456314885163">
                <text:p>0.70145631488516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699820416501718">
                <text:p>0.69982041650171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696563560167278">
                <text:p>0.69656356016727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696425999731251">
                <text:p>0.69642599973125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69336920282978">
                <text:p>0.6933692028297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694346176472686">
                <text:p>0.69434617647268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681869956715262">
                <text:p>0.68186995671526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68400850556056">
                <text:p>0.6840085055605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680692290251893">
                <text:p>0.68069229025189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680539044438055">
                <text:p>0.68053904443805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683548988744187">
                <text:p>0.68354898874418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680786679321291">
                <text:p>0.68078667932129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682782643091394">
                <text:p>0.68278264309139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678674929282524">
                <text:p>0.67867492928252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67788284254684">
                <text:p>0.6778828425468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681150161386112">
                <text:p>0.68115016138611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680973426938967">
                <text:p>0.68097342693896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681358604909606">
                <text:p>0.68135860490960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682034650514778">
                <text:p>0.68203465051477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685070845859946">
                <text:p>0.68507084585994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683031466947714">
                <text:p>0.68303146694771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68681279780013">
                <text:p>0.6868127978001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681782066228135">
                <text:p>0.68178206622813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681989262907232">
                <text:p>0.68198926290723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682351519548457">
                <text:p>0.68235151954845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677936054781381">
                <text:p>0.67793605478138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677521944818464">
                <text:p>0.67752194481846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679605082994737">
                <text:p>0.67960508299473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675261662100333">
                <text:p>0.67526166210033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668702399211106">
                <text:p>0.66870239921110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664552427912172">
                <text:p>0.66455242791217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662837659167941">
                <text:p>0.66283765916794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664336405235215">
                <text:p>0.66433640523521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668755094119511">
                <text:p>0.66875509411951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676383741682286">
                <text:p>0.67638374168228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688975523407824">
                <text:p>0.68897552340782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684972510547318">
                <text:p>0.68497251054731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682083273938291">
                <text:p>0.68208327393829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680814270228342">
                <text:p>0.68081427022834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680488345682515">
                <text:p>0.68048834568251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689129865754538">
                <text:p>0.68912986575453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68803394019133">
                <text:p>0.6880339401913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685348474905421">
                <text:p>0.68534847490542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692961692027463">
                <text:p>0.69296169202746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698419382123868">
                <text:p>0.69841938212386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688808987374156">
                <text:p>0.68880898737415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682781773383769">
                <text:p>0.68278177338376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680071192051437">
                <text:p>0.68007119205143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684792685751477">
                <text:p>0.68479268575147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693119249026778">
                <text:p>0.69311924902677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704864826098619">
                <text:p>0.70486482609861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710942341555458">
                <text:p>0.71094234155545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71320740502412">
                <text:p>0.7132074050241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712295908609508">
                <text:p>0.71229590860950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710904561076841">
                <text:p>0.71090456107684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70159356639448">
                <text:p>0.7015935663944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707030702412364">
                <text:p>0.70703070241236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719527245116856">
                <text:p>0.71952724511685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717855884391298">
                <text:p>0.71785588439129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713435579044037">
                <text:p>0.71343557904403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708385399096301">
                <text:p>0.70838539909630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713850747662493">
                <text:p>0.71385074766249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715518305616322">
                <text:p>0.71551830561632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720640106014713">
                <text:p>0.72064010601471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710822415368237">
                <text:p>0.71082241536823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714878605390848">
                <text:p>0.71487860539084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711395200952279">
                <text:p>0.71139520095227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705083202078945">
                <text:p>0.70508320207894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707854328686688">
                <text:p>0.70785432868668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715865211202606">
                <text:p>0.71586521120260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700713375049717">
                <text:p>0.70071337504971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698394758555588">
                <text:p>0.69839475855558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697797161062045">
                <text:p>0.69779716106204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692082670123908">
                <text:p>0.69208267012390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688335135245599">
                <text:p>0.68833513524559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68852104085641">
                <text:p>0.6885210408564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691263369059548">
                <text:p>0.69126336905954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697703090049354">
                <text:p>0.69770309004935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689184170281004">
                <text:p>0.68918417028100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697037858155909">
                <text:p>0.69703785815590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69805565387554">
                <text:p>0.6980556538755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698065479591912">
                <text:p>0.69806547959191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700275448735438">
                <text:p>0.70027544873543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692248950622511">
                <text:p>0.69224895062251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688193208736287">
                <text:p>0.68819320873628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685881636268687">
                <text:p>0.68588163626868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678747770420059">
                <text:p>0.67874777042005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677827746707321">
                <text:p>0.67782774670732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685083837435144">
                <text:p>0.68508383743514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682081582562927">
                <text:p>0.68208158256292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68527368257391">
                <text:p>0.6852736825739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688103341419223">
                <text:p>0.68810334141922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690033678637367">
                <text:p>0.69003367863736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693841833965753">
                <text:p>0.693841833965753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701374697061752">
                <text:p>0.70137469706175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701670663015033">
                <text:p>0.70167066301503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70879524137599">
                <text:p>0.7087952413759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698434264355208">
                <text:p>0.69843426435520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687152535739384">
                <text:p>0.68715253573938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698821761908442">
                <text:p>0.69882176190844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704479341287673">
                <text:p>0.70447934128767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705508137956112">
                <text:p>0.70550813795611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706107815247708">
                <text:p>0.70610781524770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716358450703628">
                <text:p>0.71635845070362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712011286714262">
                <text:p>0.71201128671426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7158312981776">
                <text:p>0.715831298177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715424628134822">
                <text:p>0.71542462813482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714875132506672">
                <text:p>0.71487513250667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714706010590728">
                <text:p>0.71470601059072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706924826254097">
                <text:p>0.70692482625409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716526686626892">
                <text:p>0.71652668662689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707383196423184">
                <text:p>0.70738319642318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711990694901933">
                <text:p>0.71199069490193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71649900122672">
                <text:p>0.7164990012267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709314397484408">
                <text:p>0.70931439748440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703850301078422">
                <text:p>0.70385030107842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697586940258286">
                <text:p>0.69758694025828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691741724771006">
                <text:p>0.69174172477100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692092080813952">
                <text:p>0.69209208081395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690305957331479">
                <text:p>0.69030595733147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694460728127551">
                <text:p>0.69446072812755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694304987654496">
                <text:p>0.69430498765449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692040398581381">
                <text:p>0.69204039858138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696155131457714">
                <text:p>0.69615513145771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701425943950051">
                <text:p>0.70142594395005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701422789618991">
                <text:p>0.70142278961899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697315241970693">
                <text:p>0.69731524197069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703155791559045">
                <text:p>0.70315579155904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707141948924405">
                <text:p>0.70714194892440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706124402259233">
                <text:p>0.70612440225923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710565621440029">
                <text:p>0.710565621440029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706808871995687">
                <text:p>0.706808871995687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7057841784421">
                <text:p>0.705784178442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704753918865367">
                <text:p>0.704753918865367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70132883035146">
                <text:p>0.70132883035146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700220919419361">
                <text:p>0.700220919419361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697125285950767">
                <text:p>0.697125285950767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697799640944867">
                <text:p>0.697799640944867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698469479864679">
                <text:p>0.698469479864679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697127376207492">
                <text:p>0.697127376207492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696483991661312">
                <text:p>0.696483991661312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696231508065995">
                <text:p>0.69623150806599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692960379686896">
                <text:p>0.692960379686896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69166717323818">
                <text:p>0.69166717323818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694334116390148">
                <text:p>0.694334116390148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698357868370061">
                <text:p>0.698357868370061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69727906881439">
                <text:p>0.69727906881439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695750867544622">
                <text:p>0.695750867544622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69543598503552">
                <text:p>0.69543598503552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690831314030337">
                <text:p>0.690831314030337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682026245146051">
                <text:p>0.682026245146051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683830541251181">
                <text:p>0.683830541251181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684603579811063">
                <text:p>0.684603579811063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681404287065387">
                <text:p>0.681404287065387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680346927747665">
                <text:p>0.680346927747665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67444573869567">
                <text:p>0.67444573869567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674949331837251">
                <text:p>0.674949331837251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67349338720475">
                <text:p>0.67349338720475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681522835216836">
                <text:p>0.681522835216836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673580701502707">
                <text:p>0.673580701502707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661900197202347">
                <text:p>0.661900197202347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652343614519104">
                <text:p>0.652343614519104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649950746628095">
                <text:p>0.649950746628095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653932149228166">
                <text:p>0.653932149228166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644968200856015">
                <text:p>0.644968200856015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640668973061293">
                <text:p>0.640668973061293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638352477666048">
                <text:p>0.638352477666048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633858158584329">
                <text:p>0.633858158584329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637275162636595">
                <text:p>0.637275162636595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63627258902369">
                <text:p>0.63627258902369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637606792431317">
                <text:p>0.637606792431317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637813882055541">
                <text:p>0.637813882055541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640368071387504">
                <text:p>0.640368071387504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646735328917326">
                <text:p>0.646735328917326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651852086175835">
                <text:p>0.651852086175835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64815648126308">
                <text:p>0.64815648126308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651028693994772">
                <text:p>0.651028693994772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650452254815792">
                <text:p>0.650452254815792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651026520450911">
                <text:p>0.651026520450911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650296835148037">
                <text:p>0.650296835148037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642903983469541">
                <text:p>0.642903983469541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645411012757744">
                <text:p>0.645411012757744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648165566049389">
                <text:p>0.648165566049389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652267707050217">
                <text:p>0.652267707050217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655390538913933">
                <text:p>0.655390538913933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657860484563074">
                <text:p>0.657860484563074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648525904280597">
                <text:p>0.648525904280597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645462229241285">
                <text:p>0.645462229241285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649991770583512">
                <text:p>0.649991770583512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654100793585022">
                <text:p>0.654100793585022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658248978478716">
                <text:p>0.658248978478716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655548578439963">
                <text:p>0.655548578439963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657928398054835">
                <text:p>0.657928398054835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65615130684168">
                <text:p>0.65615130684168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654204962017805">
                <text:p>0.654204962017805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654509742071458">
                <text:p>0.654509742071458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652203559149044">
                <text:p>0.652203559149044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649502882239116">
                <text:p>0.649502882239116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648780742055086">
                <text:p>0.648780742055086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646796025585331">
                <text:p>0.646796025585331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648530134311203">
                <text:p>0.648530134311203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644840563053512">
                <text:p>0.644840563053512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65030963115584">
                <text:p>0.65030963115584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644847944630786">
                <text:p>0.644847944630786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642820045922584">
                <text:p>0.642820045922584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639495965677428">
                <text:p>0.639495965677428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638041212534516">
                <text:p>0.638041212534516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636648147219004">
                <text:p>0.636648147219004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636322949369377">
                <text:p>0.636322949369377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639323940124806">
                <text:p>0.639323940124806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635620772228202">
                <text:p>0.635620772228202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634305676212082">
                <text:p>0.634305676212082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639780819544679">
                <text:p>0.639780819544679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637308043459471">
                <text:p>0.637308043459471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638343733585508">
                <text:p>0.638343733585508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634946965476175">
                <text:p>0.63494696547617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632984755831692">
                <text:p>0.632984755831692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629356479040696">
                <text:p>0.629356479040696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631599585450343">
                <text:p>0.631599585450343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633629249126247">
                <text:p>0.633629249126247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634982846201941">
                <text:p>0.634982846201941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636581484372642">
                <text:p>0.636581484372642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638589997073592">
                <text:p>0.638589997073592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636641944632939">
                <text:p>0.636641944632939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636665555923027">
                <text:p>0.636665555923027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63398019135755">
                <text:p>0.63398019135755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637651465020984">
                <text:p>0.637651465020984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636674569750016">
                <text:p>0.636674569750016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633050359317789">
                <text:p>0.633050359317789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638350842326792">
                <text:p>0.638350842326792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640652773649554">
                <text:p>0.640652773649554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63870631545887">
                <text:p>0.63870631545887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638136926286647">
                <text:p>0.638136926286647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640268581240943">
                <text:p>0.640268581240943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639963580226639">
                <text:p>0.639963580226639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638874882491454">
                <text:p>0.638874882491454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638187033729807">
                <text:p>0.638187033729807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639307342957042">
                <text:p>0.639307342957042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63859890905523">
                <text:p>0.63859890905523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634950209309876">
                <text:p>0.634950209309876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634978988068888">
                <text:p>0.634978988068888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637750451409726">
                <text:p>0.637750451409726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635686445858444">
                <text:p>0.635686445858444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632875514026218">
                <text:p>0.632875514026218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63462096028146">
                <text:p>0.63462096028146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634238880340416">
                <text:p>0.634238880340416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637732916375642">
                <text:p>0.637732916375642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637069280582809">
                <text:p>0.637069280582809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635653666104641">
                <text:p>0.635653666104641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633268887913588">
                <text:p>0.633268887913588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631870950312932">
                <text:p>0.631870950312932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634542691136877">
                <text:p>0.634542691136877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639186795752686">
                <text:p>0.639186795752686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637822218076577">
                <text:p>0.637822218076577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642037408422802">
                <text:p>0.642037408422802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642609936791684">
                <text:p>0.642609936791684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641684296759174">
                <text:p>0.641684296759174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637225868780342">
                <text:p>0.637225868780342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635637891053115">
                <text:p>0.635637891053115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637575867805287">
                <text:p>0.637575867805287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638232614836575">
                <text:p>0.638232614836575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64049288743224">
                <text:p>0.64049288743224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634778027319257">
                <text:p>0.634778027319257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636029544937768">
                <text:p>0.636029544937768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637693666310732">
                <text:p>0.637693666310732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635898027962285">
                <text:p>0.635898027962285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637968100344869">
                <text:p>0.637968100344869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638534779006805">
                <text:p>0.638534779006805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637178365115173">
                <text:p>0.637178365115173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635423652928334">
                <text:p>0.635423652928334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633531297291902">
                <text:p>0.633531297291902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635494588858556">
                <text:p>0.635494588858556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637302052726106">
                <text:p>0.637302052726106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64290312816786">
                <text:p>0.64290312816786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633264713862995">
                <text:p>0.633264713862995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635876876187502">
                <text:p>0.635876876187502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640270073012787">
                <text:p>0.640270073012787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643990095694318">
                <text:p>0.643990095694318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644046745761789">
                <text:p>0.644046745761789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636238488381511">
                <text:p>0.636238488381511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634833112666497">
                <text:p>0.634833112666497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634753271703916">
                <text:p>0.634753271703916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631988682848258">
                <text:p>0.631988682848258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632962068065963">
                <text:p>0.632962068065963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631951787335687">
                <text:p>0.631951787335687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631616333615087">
                <text:p>0.631616333615087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631884481833401">
                <text:p>0.631884481833401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632184897036997">
                <text:p>0.632184897036997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632623075928151">
                <text:p>0.632623075928151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631960821387199">
                <text:p>0.631960821387199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.633881064627981">
                <text:p>0.633881064627981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635239835868766">
                <text:p>0.635239835868766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633528182765184">
                <text:p>0.633528182765184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.637105001769449">
                <text:p>0.637105001769449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634877404081072">
                <text:p>0.634877404081072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634539261737399">
                <text:p>0.634539261737399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6329261044375">
                <text:p>0.6329261044375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634867064084629">
                <text:p>0.634867064084629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637082285712458">
                <text:p>0.637082285712458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634498023724289">
                <text:p>0.634498023724289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632885176162449">
                <text:p>0.632885176162449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632841737610745">
                <text:p>0.632841737610745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634495368016058">
                <text:p>0.634495368016058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634184927048608">
                <text:p>0.634184927048608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634471423924059">
                <text:p>0.634471423924059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63480150381181">
                <text:p>0.63480150381181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635432571456447">
                <text:p>0.635432571456447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634120952201605">
                <text:p>0.634120952201605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632852747110476">
                <text:p>0.632852747110476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632584678308888">
                <text:p>0.632584678308888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634228747568441">
                <text:p>0.634228747568441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6362591811474">
                <text:p>0.6362591811474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635003041998922">
                <text:p>0.635003041998922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631889048635448">
                <text:p>0.631889048635448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631422088593686">
                <text:p>0.631422088593686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631337620536752">
                <text:p>0.631337620536752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6312064569725">
                <text:p>0.6312064569725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631672998221691">
                <text:p>0.631672998221691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633026884417882">
                <text:p>0.633026884417882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634663561724589">
                <text:p>0.634663561724589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638228621148685">
                <text:p>0.638228621148685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.643054625945464">
                <text:p>0.643054625945464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.642463418973449">
                <text:p>0.642463418973449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.642459683817123">
                <text:p>0.642459683817123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.651175704762504">
                <text:p>0.651175704762504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.648513550133564">
                <text:p>0.648513550133564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.646258830096376">
                <text:p>0.646258830096376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.648228258845556">
                <text:p>0.648228258845556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.643437021569121">
                <text:p>0.643437021569121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.640380442477615">
                <text:p>0.640380442477615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.637182775432292">
                <text:p>0.637182775432292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.639056625820448">
                <text:p>0.639056625820448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.641527976331811">
                <text:p>0.641527976331811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.6401963983094">
                <text:p>0.6401963983094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.635505527324466">
                <text:p>0.635505527324466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.634661400159801">
                <text:p>0.634661400159801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.632528535996474">
                <text:p>0.632528535996474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.629866647755642">
                <text:p>0.629866647755642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.628652874479467">
                <text:p>0.628652874479467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.628282788686979">
                <text:p>0.628282788686979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.628860539637183">
                <text:p>0.628860539637183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.628284337541388">
                <text:p>0.628284337541388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.627642013539344">
                <text:p>0.627642013539344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.624979031397016">
                <text:p>0.624979031397016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.62069351209597">
                <text:p>0.62069351209597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0.615718144533209">
                <text:p>0.615718144533209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0.613670611628885">
                <text:p>0.613670611628885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0.614385385727434">
                <text:p>0.614385385727434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.619351596990894">
                <text:p>0.619351596990894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.623634154789864">
                <text:p>0.623634154789864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.619556986889316">
                <text:p>0.619556986889316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.622673618497464">
                <text:p>0.622673618497464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0.619525239014387">
                <text:p>0.619525239014387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.619682149417355">
                <text:p>0.619682149417355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0.615695853610344">
                <text:p>0.615695853610344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.61584245262261">
                <text:p>0.61584245262261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.610636814044957">
                <text:p>0.610636814044957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0.609381671043821">
                <text:p>0.609381671043821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0.60566332258473">
                <text:p>0.60566332258473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0.601112653605857">
                <text:p>0.601112653605857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.603764736902231">
                <text:p>0.603764736902231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0.60244157869833">
                <text:p>0.60244157869833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.601089614674105">
                <text:p>0.601089614674105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0.602423461512065">
                <text:p>0.602423461512065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.605747281198464">
                <text:p>0.605747281198464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0.610028704534407">
                <text:p>0.610028704534407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.607819949161394">
                <text:p>0.607819949161394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.607422048560777">
                <text:p>0.607422048560777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.609709954571744">
                <text:p>0.609709954571744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.606084260179764">
                <text:p>0.606084260179764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.607434566437488">
                <text:p>0.607434566437488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.606441768024174">
                <text:p>0.606441768024174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0.605081629214935">
                <text:p>0.605081629214935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.605109210866393">
                <text:p>0.605109210866393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.60381967304755">
                <text:p>0.60381967304755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.608739821993699">
                <text:p>0.608739821993699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.614392514819097">
                <text:p>0.614392514819097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.616693034006188">
                <text:p>0.616693034006188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.622301465607419">
                <text:p>0.622301465607419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.618401485383231">
                <text:p>0.618401485383231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.620294286126484">
                <text:p>0.620294286126484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.617002145322488">
                <text:p>0.617002145322488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0.615333245499612">
                <text:p>0.615333245499612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.610052707568014">
                <text:p>0.610052707568014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0.612867184774415">
                <text:p>0.612867184774415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.617016678613248">
                <text:p>0.617016678613248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.618695199237944">
                <text:p>0.618695199237944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.616016302627636">
                <text:p>0.616016302627636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.615610235277655">
                <text:p>0.615610235277655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0.62084138485071">
                <text:p>0.62084138485071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0.614223857137016">
                <text:p>0.614223857137016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.613568960860242">
                <text:p>0.613568960860242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0.611570757214391">
                <text:p>0.611570757214391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.604737330946258">
                <text:p>0.604737330946258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.599476195845395">
                <text:p>0.599476195845395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.598453652468994">
                <text:p>0.598453652468994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.598604817868054">
                <text:p>0.598604817868054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.598790758069913">
                <text:p>0.598790758069913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.598431241949818">
                <text:p>0.598431241949818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.598356892041068">
                <text:p>0.598356892041068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.599036458176528">
                <text:p>0.599036458176528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.599810046321011">
                <text:p>0.599810046321011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.602737448307796">
                <text:p>0.602737448307796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.601408794373879">
                <text:p>0.601408794373879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.604023135444647">
                <text:p>0.604023135444647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.600235067473665">
                <text:p>0.600235067473665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.598841066807911">
                <text:p>0.598841066807911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.598821768008136">
                <text:p>0.598821768008136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.598427279598285">
                <text:p>0.598427279598285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.598473693644906">
                <text:p>0.598473693644906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.598816212516561">
                <text:p>0.598816212516561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.600123834588864">
                <text:p>0.600123834588864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0.598491222828528">
                <text:p>0.598491222828528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.598502069637973">
                <text:p>0.598502069637973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0.599443181771535">
                <text:p>0.599443181771535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0.598337435903016">
                <text:p>0.598337435903016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.599203269017102">
                <text:p>0.599203269017102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.599744341956982">
                <text:p>0.599744341956982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.60235197136319">
                <text:p>0.60235197136319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.600114591356515">
                <text:p>0.600114591356515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.599782580282333">
                <text:p>0.599782580282333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.600415471986258">
                <text:p>0.600415471986258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.59909746159341">
                <text:p>0.59909746159341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.599484298291362">
                <text:p>0.599484298291362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.59846052244129">
                <text:p>0.59846052244129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.598798121302781">
                <text:p>0.598798121302781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.599110390344096">
                <text:p>0.599110390344096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.598482144650539">
                <text:p>0.598482144650539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.599172591793818">
                <text:p>0.599172591793818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.598475493180138">
                <text:p>0.598475493180138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.598427595953971">
                <text:p>0.598427595953971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.598485907752205">
                <text:p>0.598485907752205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0.599790178462257">
                <text:p>0.599790178462257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0.598810121581936">
                <text:p>0.598810121581936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.598494516841937">
                <text:p>0.598494516841937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.598067308451587">
                <text:p>0.598067308451587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0.598760512196042">
                <text:p>0.598760512196042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0.60039617229836">
                <text:p>0.60039617229836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.601080172434417">
                <text:p>0.601080172434417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0.60069849076374">
                <text:p>0.60069849076374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0.602488941131638">
                <text:p>0.602488941131638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0.599737920970929">
                <text:p>0.599737920970929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0.599437763508492">
                <text:p>0.599437763508492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0.600320507547756">
                <text:p>0.600320507547756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0.604134441780292">
                <text:p>0.604134441780292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0.609461576494661">
                <text:p>0.609461576494661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0.60664071577647">
                <text:p>0.60664071577647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0.6078923159031">
                <text:p>0.6078923159031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0.603371182352187">
                <text:p>0.603371182352187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0.603421205966432">
                <text:p>0.603421205966432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0.603092257199906">
                <text:p>0.603092257199906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.60448526857634">
                <text:p>0.60448526857634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0.602307167302902">
                <text:p>0.602307167302902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0.599658672134283">
                <text:p>0.599658672134283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0.599579791116193">
                <text:p>0.599579791116193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0.60122390826654">
                <text:p>0.60122390826654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0.598341116929158">
                <text:p>0.598341116929158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0.598697641187598">
                <text:p>0.598697641187598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0.600030524608515">
                <text:p>0.600030524608515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0.599721955062931">
                <text:p>0.599721955062931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0.599664964466422">
                <text:p>0.599664964466422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0.601019116360741">
                <text:p>0.601019116360741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0.600228017052015">
                <text:p>0.600228017052015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0.598730856606341">
                <text:p>0.598730856606341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0.599226852453478">
                <text:p>0.599226852453478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0.598181697811809">
                <text:p>0.598181697811809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0.599184787801298">
                <text:p>0.599184787801298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0.598698592476318">
                <text:p>0.598698592476318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0.598326813841993">
                <text:p>0.598326813841993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0.597814955031635">
                <text:p>0.597814955031635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0.598487300358363">
                <text:p>0.598487300358363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0.600091889327384">
                <text:p>0.600091889327384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0.59854615212178">
                <text:p>0.59854615212178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0.599015425011963">
                <text:p>0.599015425011963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0.598100414642516">
                <text:p>0.598100414642516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0.598292103221744">
                <text:p>0.598292103221744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0.598621714648177">
                <text:p>0.598621714648177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0.599766503000157">
                <text:p>0.599766503000157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0.600673402144273">
                <text:p>0.600673402144273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0.603742577961103">
                <text:p>0.603742577961103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0.603952691935405">
                <text:p>0.603952691935405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0.604758927069842">
                <text:p>0.604758927069842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0.600112481091142">
                <text:p>0.600112481091142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0.605133404566778">
                <text:p>0.605133404566778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0.608046371962286">
                <text:p>0.608046371962286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0.608740227195807">
                <text:p>0.608740227195807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0.613382793250664">
                <text:p>0.613382793250664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0.621010592812505">
                <text:p>0.621010592812505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0.628926709911738">
                <text:p>0.628926709911738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0.623240566865084">
                <text:p>0.623240566865084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0.638072948990708">
                <text:p>0.638072948990708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0.636347551304149">
                <text:p>0.636347551304149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0.625859432549354">
                <text:p>0.625859432549354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0.629758673518512">
                <text:p>0.629758673518512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0.624698546943192">
                <text:p>0.624698546943192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0.633551614633701">
                <text:p>0.633551614633701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0.636628799955848">
                <text:p>0.636628799955848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0.626987124243023">
                <text:p>0.626987124243023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0.634731349078619">
                <text:p>0.634731349078619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0.640375228087118">
                <text:p>0.640375228087118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0.639150628777371">
                <text:p>0.639150628777371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0.634873831898283">
                <text:p>0.634873831898283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0.627868320587651">
                <text:p>0.627868320587651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0.645596902866358">
                <text:p>0.645596902866358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0.653498563249674">
                <text:p>0.653498563249674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0.651872574844724">
                <text:p>0.651872574844724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0.658426813547778">
                <text:p>0.658426813547778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0.654828774504042">
                <text:p>0.654828774504042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0.666600339806456">
                <text:p>0.666600339806456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0.656096844952034">
                <text:p>0.656096844952034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0.656759138250987">
                <text:p>0.656759138250987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0.643020019484398">
                <text:p>0.643020019484398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0.64070273106361">
                <text:p>0.64070273106361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0.642315368068891">
                <text:p>0.642315368068891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0.641664694909523">
                <text:p>0.641664694909523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0.650407109927111">
                <text:p>0.650407109927111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0.655982907262925">
                <text:p>0.655982907262925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0.645011072640315">
                <text:p>0.645011072640315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0.65307644954082">
                <text:p>0.65307644954082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0.673582024197572">
                <text:p>0.673582024197572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0.666322839357075">
                <text:p>0.666322839357075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0.666226440889707">
                <text:p>0.666226440889707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0.672271770309466">
                <text:p>0.672271770309466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0.655350368028647">
                <text:p>0.655350368028647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0.645833930557393">
                <text:p>0.645833930557393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0.651388556722642">
                <text:p>0.651388556722642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0.650292492171598">
                <text:p>0.650292492171598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0.658571008737071">
                <text:p>0.658571008737071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0.638602318072628">
                <text:p>0.638602318072628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0.642438521787748">
                <text:p>0.642438521787748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0.630366902222672">
                <text:p>0.630366902222672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0.616649558060839">
                <text:p>0.616649558060839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0.624271147449394">
                <text:p>0.624271147449394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0.637062204331553">
                <text:p>0.637062204331553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0.643533744395177">
                <text:p>0.643533744395177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0.670775971433283">
                <text:p>0.670775971433283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0.646174393965296">
                <text:p>0.646174393965296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0.661176067819032">
                <text:p>0.661176067819032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0.656187906652695">
                <text:p>0.656187906652695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0.666974301472802">
                <text:p>0.666974301472802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0.639484181543857">
                <text:p>0.639484181543857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0.626978851741034">
                <text:p>0.626978851741034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0.625571361709777">
                <text:p>0.625571361709777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0.61891141664507">
                <text:p>0.61891141664507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0.60235998701434">
                <text:p>0.60235998701434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0.600273654818734">
                <text:p>0.600273654818734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0.598924321108513">
                <text:p>0.598924321108513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0.598225348892712">
                <text:p>0.598225348892712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0.597667225260726">
                <text:p>0.597667225260726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0.599153933361335">
                <text:p>0.599153933361335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0.598271380190192">
                <text:p>0.598271380190192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0.598219557278693">
                <text:p>0.598219557278693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0.598304767039934">
                <text:p>0.598304767039934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0.599370294654552">
                <text:p>0.599370294654552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0.600502263105565">
                <text:p>0.600502263105565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0.597384778386205">
                <text:p>0.597384778386205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0.59743109324994">
                <text:p>0.59743109324994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0.598278625243163">
                <text:p>0.598278625243163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0.598204277829158">
                <text:p>0.598204277829158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0.597718368581247">
                <text:p>0.597718368581247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0.596729830901064">
                <text:p>0.596729830901064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0.596001280742965">
                <text:p>0.596001280742965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0.59699829502915">
                <text:p>0.59699829502915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0.594285349433525">
                <text:p>0.594285349433525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0.597850580587152">
                <text:p>0.597850580587152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0.597682163929821">
                <text:p>0.597682163929821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0.597244092741059">
                <text:p>0.597244092741059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0.600417798958268">
                <text:p>0.600417798958268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0.603671074565415">
                <text:p>0.603671074565415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0.614212857593665">
                <text:p>0.614212857593665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0.6032769192379">
                <text:p>0.6032769192379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0.603688996867053">
                <text:p>0.603688996867053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0.614526290034533">
                <text:p>0.614526290034533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0.608927159450294">
                <text:p>0.608927159450294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0.608955716287214">
                <text:p>0.608955716287214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0.624711335293031">
                <text:p>0.624711335293031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0.625589498615659">
                <text:p>0.625589498615659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0.626029773885247">
                <text:p>0.626029773885247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0.636846517735033">
                <text:p>0.636846517735033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0.644148036897288">
                <text:p>0.644148036897288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0.637475804102091">
                <text:p>0.637475804102091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0.643462918001084">
                <text:p>0.643462918001084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0.637734616999273">
                <text:p>0.637734616999273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0.642693970476347">
                <text:p>0.642693970476347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0.635932885163727">
                <text:p>0.635932885163727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0.661132760943702">
                <text:p>0.661132760943702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0.660171057112309">
                <text:p>0.660171057112309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0.658656361801988">
                <text:p>0.658656361801988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0.656002087576099">
                <text:p>0.656002087576099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0.635014503682016">
                <text:p>0.635014503682016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0.646389981466737">
                <text:p>0.646389981466737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0.667180811112024">
                <text:p>0.667180811112024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0.666399329612499">
                <text:p>0.666399329612499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0.675821883910721">
                <text:p>0.675821883910721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0.686449700149805">
                <text:p>0.686449700149805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0.684433367384134">
                <text:p>0.684433367384134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0.69311071139467">
                <text:p>0.69311071139467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0.705326141802639">
                <text:p>0.705326141802639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0.69976608598383">
                <text:p>0.69976608598383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0.7065966139553">
                <text:p>0.7065966139553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0.695882790571342">
                <text:p>0.695882790571342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0.700190251502989">
                <text:p>0.700190251502989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0.69475641794904">
                <text:p>0.69475641794904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0.695704050633028">
                <text:p>0.695704050633028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0.691203871699551">
                <text:p>0.691203871699551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0.677804704357633">
                <text:p>0.677804704357633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0.671492639308952">
                <text:p>0.671492639308952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0.680152499215894">
                <text:p>0.680152499215894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0.701429616242755">
                <text:p>0.701429616242755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0.701793448071219">
                <text:p>0.701793448071219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0.683491124290573">
                <text:p>0.683491124290573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0.672933398280142">
                <text:p>0.672933398280142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0.65762546736054">
                <text:p>0.65762546736054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0.6889592279627">
                <text:p>0.6889592279627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0.689756696626392">
                <text:p>0.689756696626392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0.681283857140518">
                <text:p>0.681283857140518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0.682334625764206">
                <text:p>0.682334625764206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0.680835099887855">
                <text:p>0.680835099887855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0.690974846985041">
                <text:p>0.690974846985041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0.706754409439601">
                <text:p>0.706754409439601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0.704597090189143">
                <text:p>0.704597090189143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0.703992174455282">
                <text:p>0.703992174455282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0.687796964042675">
                <text:p>0.687796964042675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0.689610650819037">
                <text:p>0.689610650819037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0.693472538264644">
                <text:p>0.693472538264644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0.708498724516438">
                <text:p>0.708498724516438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0.701665564955279">
                <text:p>0.701665564955279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0.712502382602124">
                <text:p>0.712502382602124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0.710139251620606">
                <text:p>0.710139251620606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0.717875682206192">
                <text:p>0.717875682206192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0.714038814508173">
                <text:p>0.714038814508173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0.708416269133327">
                <text:p>0.708416269133327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0.710052301057343">
                <text:p>0.710052301057343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0.706882871320113">
                <text:p>0.706882871320113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0.709289554529226">
                <text:p>0.709289554529226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0.715120196007889">
                <text:p>0.715120196007889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0.718089674217096">
                <text:p>0.718089674217096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0.720674791141091">
                <text:p>0.720674791141091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0.71730776615582">
                <text:p>0.71730776615582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0.717669008628121">
                <text:p>0.717669008628121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0.71736047357208">
                <text:p>0.71736047357208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0.718884910590612">
                <text:p>0.718884910590612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0.717843512231512">
                <text:p>0.717843512231512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0.720160072448456">
                <text:p>0.720160072448456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0.721216385301654">
                <text:p>0.721216385301654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0.723603976765582">
                <text:p>0.723603976765582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0.725343090002383">
                <text:p>0.725343090002383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0.725111069928663">
                <text:p>0.725111069928663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0.724677165247141">
                <text:p>0.724677165247141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0.721685580012902">
                <text:p>0.721685580012902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0.723424972515921">
                <text:p>0.723424972515921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0.722959069806614">
                <text:p>0.722959069806614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0.720420126883703">
                <text:p>0.720420126883703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0.71745587662152">
                <text:p>0.71745587662152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0.712966144220459">
                <text:p>0.712966144220459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0.706672899964368">
                <text:p>0.706672899964368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0.709952383395676">
                <text:p>0.709952383395676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0.713014288493619">
                <text:p>0.713014288493619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0.709647268812592">
                <text:p>0.709647268812592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0.70345843435605">
                <text:p>0.70345843435605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0.69861165956355">
                <text:p>0.69861165956355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0.702507139236984">
                <text:p>0.702507139236984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0.704196687776732">
                <text:p>0.704196687776732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0.705783565516983">
                <text:p>0.705783565516983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0.704379879917892">
                <text:p>0.704379879917892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0.703000181524939">
                <text:p>0.703000181524939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0.701326491273385">
                <text:p>0.701326491273385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0.699958943852458">
                <text:p>0.699958943852458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0.699606455055398">
                <text:p>0.699606455055398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0.702331298256388">
                <text:p>0.702331298256388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0.71086339751182">
                <text:p>0.71086339751182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0.708170961527097">
                <text:p>0.708170961527097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0.71089197105266">
                <text:p>0.71089197105266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0.70761520553951">
                <text:p>0.70761520553951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0.707024481578479">
                <text:p>0.707024481578479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0.706743649240516">
                <text:p>0.706743649240516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0.703526929616846">
                <text:p>0.703526929616846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0.704669670024774">
                <text:p>0.704669670024774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0.707319551961697">
                <text:p>0.707319551961697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0.702845457952">
                <text:p>0.702845457952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0.702297752930466">
                <text:p>0.702297752930466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0.70454709669343">
                <text:p>0.70454709669343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0.705971846398218">
                <text:p>0.705971846398218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0.701640233419417">
                <text:p>0.701640233419417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0.700527057335822">
                <text:p>0.700527057335822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0.700287660296978">
                <text:p>0.700287660296978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0.701311304874022">
                <text:p>0.701311304874022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0.698305006813072">
                <text:p>0.698305006813072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0.696732448573306">
                <text:p>0.696732448573306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0.702022400336502">
                <text:p>0.702022400336502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0.701922363487855">
                <text:p>0.701922363487855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0.696953129605039">
                <text:p>0.696953129605039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0.695401559527322">
                <text:p>0.695401559527322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0.687816917577604">
                <text:p>0.687816917577604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0.697484256797099">
                <text:p>0.697484256797099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0.696782686086707">
                <text:p>0.696782686086707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0.696404423825953">
                <text:p>0.696404423825953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0.695283774418129">
                <text:p>0.695283774418129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0.692307719759054">
                <text:p>0.692307719759054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0.690343101359412">
                <text:p>0.690343101359412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0.691026925254984">
                <text:p>0.691026925254984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0.693574010224371">
                <text:p>0.693574010224371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0.693336339686576">
                <text:p>0.693336339686576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0.692931003617477">
                <text:p>0.692931003617477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0.691316332377313">
                <text:p>0.691316332377313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0.695270257017974">
                <text:p>0.695270257017974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0.693700315270893">
                <text:p>0.693700315270893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0.699244674463228">
                <text:p>0.699244674463228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0.699944907762407">
                <text:p>0.699944907762407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0.699026724118151">
                <text:p>0.699026724118151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0.696326125105982">
                <text:p>0.696326125105982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0.695949228190297">
                <text:p>0.695949228190297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0.694434314542971">
                <text:p>0.694434314542971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0.693888511415872">
                <text:p>0.693888511415872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0.691081455257078">
                <text:p>0.691081455257078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0.688751735178775">
                <text:p>0.688751735178775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0.686566794721621">
                <text:p>0.686566794721621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0.685534455244252">
                <text:p>0.685534455244252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0.685954207328794">
                <text:p>0.685954207328794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0.688400260706803">
                <text:p>0.688400260706803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0.693777650502665">
                <text:p>0.693777650502665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0.692842707013139">
                <text:p>0.692842707013139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0.691548367101383">
                <text:p>0.691548367101383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0.694012328377502">
                <text:p>0.694012328377502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0.693603709568146">
                <text:p>0.693603709568146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0.698261952342505">
                <text:p>0.698261952342505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0.701113609507045">
                <text:p>0.701113609507045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0.699079592050772">
                <text:p>0.699079592050772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0.700358702460634">
                <text:p>0.700358702460634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0.700218184632586">
                <text:p>0.700218184632586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0.696143019637062">
                <text:p>0.696143019637062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0.698575753325688">
                <text:p>0.698575753325688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0.692126167260709">
                <text:p>0.692126167260709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0.690840893408711">
                <text:p>0.690840893408711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0.68825757437631">
                <text:p>0.68825757437631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0.684881663636952">
                <text:p>0.684881663636952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0.683050528464344">
                <text:p>0.683050528464344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0.683145463030313">
                <text:p>0.683145463030313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0.686475372641808">
                <text:p>0.686475372641808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0.681891785693928">
                <text:p>0.681891785693928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0.690446618610829">
                <text:p>0.690446618610829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0.684207183581042">
                <text:p>0.684207183581042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0.676839994443815">
                <text:p>0.676839994443815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0.684355641213518">
                <text:p>0.684355641213518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0.667623111777666">
                <text:p>0.667623111777666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0.670203452691554">
                <text:p>0.670203452691554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0.661347772009335">
                <text:p>0.661347772009335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0.668398536299641">
                <text:p>0.668398536299641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0.670684005490114">
                <text:p>0.670684005490114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0.690579222100157">
                <text:p>0.690579222100157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0.695040086119755">
                <text:p>0.695040086119755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0.695726685683308">
                <text:p>0.695726685683308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0.696232445601783">
                <text:p>0.696232445601783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0.696477886730883">
                <text:p>0.696477886730883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0.692962748820638">
                <text:p>0.692962748820638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0.687512696048898">
                <text:p>0.687512696048898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0.687654926991992">
                <text:p>0.687654926991992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0.68291562224928">
                <text:p>0.68291562224928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0.689176211390789">
                <text:p>0.689176211390789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0.681655482950695">
                <text:p>0.681655482950695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0.682766752805599">
                <text:p>0.682766752805599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0.684487719565503">
                <text:p>0.684487719565503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0.68878247027979">
                <text:p>0.68878247027979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0.685473921671131">
                <text:p>0.685473921671131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0.683562774742158">
                <text:p>0.683562774742158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0.68295669189453">
                <text:p>0.68295669189453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0.685262582302291">
                <text:p>0.685262582302291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0.684734005958936">
                <text:p>0.684734005958936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0.683746014829597">
                <text:p>0.683746014829597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0.686199382683581">
                <text:p>0.686199382683581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0.684852706103511">
                <text:p>0.684852706103511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0.692093449630708">
                <text:p>0.692093449630708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0.686354071377609">
                <text:p>0.686354071377609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0.689705603633508">
                <text:p>0.689705603633508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0.690081584847297">
                <text:p>0.690081584847297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0.692601305679418">
                <text:p>0.692601305679418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0.688165752079019">
                <text:p>0.688165752079019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0.691643064643048">
                <text:p>0.691643064643048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0.690768500317912">
                <text:p>0.690768500317912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0.695055322528697">
                <text:p>0.695055322528697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0.70223550970483">
                <text:p>0.70223550970483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0.698090065701405">
                <text:p>0.698090065701405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0.698501837435962">
                <text:p>0.698501837435962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0.700448504891729">
                <text:p>0.700448504891729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0.698868775047866">
                <text:p>0.698868775047866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0.698521697580794">
                <text:p>0.698521697580794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0.695086927075085">
                <text:p>0.695086927075085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0.695991904150497">
                <text:p>0.695991904150497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0.696684392579077">
                <text:p>0.696684392579077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0.696741353039903">
                <text:p>0.696741353039903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0.697815365678965">
                <text:p>0.697815365678965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0.696081449655507">
                <text:p>0.696081449655507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0.691798033901252">
                <text:p>0.691798033901252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0.690670439651677">
                <text:p>0.690670439651677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0.689725589228104">
                <text:p>0.689725589228104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0.690419966294278">
                <text:p>0.690419966294278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0.68940729706664">
                <text:p>0.68940729706664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0.683969201192353">
                <text:p>0.683969201192353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0.682694394949879">
                <text:p>0.682694394949879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0.682950070727783">
                <text:p>0.682950070727783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0.681683034859284">
                <text:p>0.681683034859284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0.686741559471566">
                <text:p>0.686741559471566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0.695730115956909">
                <text:p>0.695730115956909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0.694022820748488">
                <text:p>0.694022820748488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0.692426467095804">
                <text:p>0.692426467095804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0.692083880335535">
                <text:p>0.692083880335535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0.690820101723389">
                <text:p>0.690820101723389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0.691912571575817">
                <text:p>0.691912571575817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0.689789970635633">
                <text:p>0.689789970635633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0.695245194067821">
                <text:p>0.695245194067821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0.694462530360147">
                <text:p>0.694462530360147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0.695436843474716">
                <text:p>0.695436843474716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0.693219655154346">
                <text:p>0.693219655154346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0.693648746729747">
                <text:p>0.693648746729747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0.691687880515106">
                <text:p>0.691687880515106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0.692847280534906">
                <text:p>0.692847280534906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0.692419274668252">
                <text:p>0.692419274668252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0.687718596497916">
                <text:p>0.687718596497916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0.684502351188107">
                <text:p>0.684502351188107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0.680457549534656">
                <text:p>0.680457549534656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0.682947289909719">
                <text:p>0.682947289909719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0.676191675518348">
                <text:p>0.676191675518348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0.679336157392105">
                <text:p>0.679336157392105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0.675088799056269">
                <text:p>0.675088799056269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0.670976170062558">
                <text:p>0.670976170062558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0.669015856536872">
                <text:p>0.669015856536872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0.673106479311249">
                <text:p>0.673106479311249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0.673000018433326">
                <text:p>0.673000018433326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0.667285238217563">
                <text:p>0.667285238217563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0.671212595043147">
                <text:p>0.671212595043147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0.669948780066649">
                <text:p>0.669948780066649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0.667895550896715">
                <text:p>0.667895550896715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0.672703228524772">
                <text:p>0.672703228524772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0.675566299873313">
                <text:p>0.675566299873313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0.67423221278911">
                <text:p>0.67423221278911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0.674561178666132">
                <text:p>0.674561178666132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0.680271510375602">
                <text:p>0.680271510375602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0.678176062521704">
                <text:p>0.678176062521704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0.670809279118226">
                <text:p>0.670809279118226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0.67251919943573">
                <text:p>0.67251919943573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0.679674034258691">
                <text:p>0.679674034258691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0.683249649789639">
                <text:p>0.683249649789639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0.685224312578634">
                <text:p>0.685224312578634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0.683977560386831">
                <text:p>0.683977560386831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0.683338556124894">
                <text:p>0.683338556124894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0.680065995774857">
                <text:p>0.680065995774857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0.680723928419069">
                <text:p>0.680723928419069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0.682685809281022">
                <text:p>0.682685809281022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0.677049445303912">
                <text:p>0.677049445303912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0.6780741420877">
                <text:p>0.6780741420877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0.676015315334066">
                <text:p>0.676015315334066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0.678011881372915">
                <text:p>0.678011881372915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0.674898840878946">
                <text:p>0.674898840878946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0.678965892802833">
                <text:p>0.678965892802833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0.680735592029561">
                <text:p>0.680735592029561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0.681420353195486">
                <text:p>0.681420353195486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0.675044856463116">
                <text:p>0.675044856463116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0.676323762192408">
                <text:p>0.676323762192408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0.676072698747376">
                <text:p>0.676072698747376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0.677919080282496">
                <text:p>0.677919080282496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0.675539063019511">
                <text:p>0.675539063019511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0.67620553119286">
                <text:p>0.67620553119286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0.672055942544633">
                <text:p>0.672055942544633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0.668237417371559">
                <text:p>0.668237417371559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0.671386929349591">
                <text:p>0.671386929349591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0.659284180854064">
                <text:p>0.659284180854064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0.664800834226606">
                <text:p>0.664800834226606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0.666370417293582">
                <text:p>0.666370417293582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0.663365786128913">
                <text:p>0.663365786128913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0.663189473166398">
                <text:p>0.663189473166398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0.659820786084137">
                <text:p>0.659820786084137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0.655077086086822">
                <text:p>0.655077086086822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0.662255630187588">
                <text:p>0.662255630187588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0.659911548729834">
                <text:p>0.659911548729834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0.679029787397587">
                <text:p>0.679029787397587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0.682152476763885">
                <text:p>0.682152476763885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0.676884410235704">
                <text:p>0.676884410235704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0.665634777864328">
                <text:p>0.665634777864328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0.66151026691176">
                <text:p>0.66151026691176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0.658119529667633">
                <text:p>0.658119529667633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0.657839742269556">
                <text:p>0.657839742269556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0.654493731908102">
                <text:p>0.654493731908102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0.657423511444198">
                <text:p>0.657423511444198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0.661635843419718">
                <text:p>0.661635843419718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0.663883302096887">
                <text:p>0.663883302096887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0.654791531220723">
                <text:p>0.654791531220723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0.651002749689128">
                <text:p>0.651002749689128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0.656110969025944">
                <text:p>0.656110969025944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0.652234892433297">
                <text:p>0.652234892433297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0.651743181811269">
                <text:p>0.651743181811269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0.659116383459482">
                <text:p>0.659116383459482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0.659075621033112">
                <text:p>0.659075621033112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0.661146980654084">
                <text:p>0.661146980654084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0.662218293421379">
                <text:p>0.662218293421379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0.661144799830873">
                <text:p>0.661144799830873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0.662361099870691">
                <text:p>0.662361099870691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0.661711657915718">
                <text:p>0.661711657915718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0.66610178558905">
                <text:p>0.66610178558905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0.672026658945742">
                <text:p>0.672026658945742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0.6651155972552">
                <text:p>0.6651155972552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0.66622830568029">
                <text:p>0.66622830568029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0.667124772883977">
                <text:p>0.667124772883977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0.666431957942642">
                <text:p>0.666431957942642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0.664999386739785">
                <text:p>0.664999386739785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0.665949991376027">
                <text:p>0.665949991376027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0.670383085831382">
                <text:p>0.670383085831382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0.67303328669436">
                <text:p>0.67303328669436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0.666523186681366">
                <text:p>0.666523186681366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0.671100894995292">
                <text:p>0.671100894995292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0.669888686813385">
                <text:p>0.669888686813385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0.668421571964081">
                <text:p>0.668421571964081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0.664667115471129">
                <text:p>0.664667115471129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0.667032489807214">
                <text:p>0.667032489807214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0.663885910044727">
                <text:p>0.663885910044727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0.664509197981851">
                <text:p>0.664509197981851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0.665794955295041">
                <text:p>0.665794955295041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0.665366688323254">
                <text:p>0.665366688323254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0.664165845105039">
                <text:p>0.664165845105039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0.667554129450636">
                <text:p>0.667554129450636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0.667926329900235">
                <text:p>0.667926329900235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0.668121081132103">
                <text:p>0.668121081132103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0.667594420326706">
                <text:p>0.667594420326706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0.667705118121247">
                <text:p>0.667705118121247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0.669089720583898">
                <text:p>0.669089720583898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0.66943751590334">
                <text:p>0.66943751590334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0.670705787222717">
                <text:p>0.670705787222717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0.670765281765106">
                <text:p>0.670765281765106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0.668227848875219">
                <text:p>0.668227848875219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0.671612361369449">
                <text:p>0.671612361369449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0.670187936724632">
                <text:p>0.670187936724632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0.668714556865656">
                <text:p>0.668714556865656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0.672244399137223">
                <text:p>0.672244399137223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0.673137516497416">
                <text:p>0.673137516497416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0.673370860074405">
                <text:p>0.673370860074405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0.674760189725857">
                <text:p>0.674760189725857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0.670304153758934">
                <text:p>0.670304153758934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0.668762132360358">
                <text:p>0.668762132360358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0.668622574766417">
                <text:p>0.668622574766417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0.665854113077884">
                <text:p>0.665854113077884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0.665556108374536">
                <text:p>0.665556108374536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0.665431087238762">
                <text:p>0.665431087238762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0.663521877343876">
                <text:p>0.663521877343876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0.656290964841071">
                <text:p>0.656290964841071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0.659615528518261">
                <text:p>0.659615528518261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0.666865270053226">
                <text:p>0.666865270053226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0.670020173401315">
                <text:p>0.670020173401315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0.674205063274868">
                <text:p>0.674205063274868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0.672795662190696">
                <text:p>0.672795662190696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0.670503232290809">
                <text:p>0.670503232290809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0.66766409116153">
                <text:p>0.66766409116153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0.662542827853176">
                <text:p>0.662542827853176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0.663311229403764">
                <text:p>0.663311229403764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0.668388944919668">
                <text:p>0.668388944919668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0.66602976484762">
                <text:p>0.66602976484762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0.667041224456924">
                <text:p>0.667041224456924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0.668515815602807">
                <text:p>0.668515815602807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0.669898204497376">
                <text:p>0.669898204497376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0.665029347260994">
                <text:p>0.665029347260994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0.661756295576562">
                <text:p>0.661756295576562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0.658551793111018">
                <text:p>0.658551793111018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0.665654310201583">
                <text:p>0.665654310201583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0.671024435045777">
                <text:p>0.671024435045777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0.669076000864022">
                <text:p>0.669076000864022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0.667846570005437">
                <text:p>0.667846570005437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0.661753867084838">
                <text:p>0.661753867084838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0.669437047636064">
                <text:p>0.669437047636064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0.669165891706361">
                <text:p>0.669165891706361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0.669546306441104">
                <text:p>0.669546306441104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0.665795710714824">
                <text:p>0.665795710714824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0.66430042937894">
                <text:p>0.66430042937894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0.664799700496746">
                <text:p>0.664799700496746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0.66580511133903">
                <text:p>0.66580511133903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0.663828039825687">
                <text:p>0.663828039825687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0.667657872298964">
                <text:p>0.667657872298964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0.671134707577287">
                <text:p>0.671134707577287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0.672410732719316">
                <text:p>0.672410732719316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0.674073568339624">
                <text:p>0.674073568339624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0.671757285011854">
                <text:p>0.671757285011854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0.675355824313601">
                <text:p>0.675355824313601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0.678568179255685">
                <text:p>0.678568179255685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0.676871779388151">
                <text:p>0.676871779388151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0.673421974968524">
                <text:p>0.673421974968524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0.670477743748771">
                <text:p>0.670477743748771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0.673854023777812">
                <text:p>0.673854023777812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0.667174483004108">
                <text:p>0.667174483004108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0.661900128969737">
                <text:p>0.661900128969737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0.664236754946248">
                <text:p>0.664236754946248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0.662039823471022">
                <text:p>0.662039823471022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0.665040285132663">
                <text:p>0.665040285132663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0.662697023693577">
                <text:p>0.662697023693577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0.661292841562566">
                <text:p>0.661292841562566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0.66617995013065">
                <text:p>0.66617995013065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0.665380761066627">
                <text:p>0.665380761066627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0.66308649424969">
                <text:p>0.66308649424969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0.664366642630782">
                <text:p>0.664366642630782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0.664783218879802">
                <text:p>0.664783218879802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0.665245404274639">
                <text:p>0.665245404274639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0.66473454440053">
                <text:p>0.66473454440053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0.664672410313261">
                <text:p>0.664672410313261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0.661701015593975">
                <text:p>0.661701015593975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0.665570322843066">
                <text:p>0.665570322843066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0.665343854496677">
                <text:p>0.665343854496677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0.665456086768014">
                <text:p>0.665456086768014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0.665269201089892">
                <text:p>0.665269201089892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0.665377001654062">
                <text:p>0.665377001654062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0.666022391095064">
                <text:p>0.666022391095064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0.66427388364385">
                <text:p>0.66427388364385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0.663877188614789">
                <text:p>0.663877188614789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0.657709841493068">
                <text:p>0.657709841493068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0.65205950227848">
                <text:p>0.65205950227848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0.650846971818634">
                <text:p>0.650846971818634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0.655205747733532">
                <text:p>0.655205747733532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0.653679297293008">
                <text:p>0.653679297293008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0.657167125729799">
                <text:p>0.657167125729799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0.661486215758476">
                <text:p>0.661486215758476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0.659488862324152">
                <text:p>0.659488862324152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0.658968736831098">
                <text:p>0.658968736831098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0.662942771356772">
                <text:p>0.662942771356772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0.662621863796916">
                <text:p>0.662621863796916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0.665263430133398">
                <text:p>0.665263430133398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0.667004530554758">
                <text:p>0.667004530554758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0.669641309548743">
                <text:p>0.669641309548743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0.673771564311043">
                <text:p>0.673771564311043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0.674334963121189">
                <text:p>0.674334963121189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0.67106436119276">
                <text:p>0.67106436119276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0.672047380013315">
                <text:p>0.672047380013315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0.668523825504001">
                <text:p>0.668523825504001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0.662918621782504">
                <text:p>0.662918621782504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0.666410613029075">
                <text:p>0.666410613029075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0.666059454929929">
                <text:p>0.666059454929929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0.670725731339292">
                <text:p>0.670725731339292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0.668150883780762">
                <text:p>0.668150883780762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0.666094654096114">
                <text:p>0.666094654096114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0.668129363649547">
                <text:p>0.668129363649547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0.663946143142309">
                <text:p>0.663946143142309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0.665133152678478">
                <text:p>0.665133152678478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0.670495306500975">
                <text:p>0.670495306500975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0.669295158587553">
                <text:p>0.669295158587553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0.670878351393482">
                <text:p>0.670878351393482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0.670994800378644">
                <text:p>0.670994800378644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0.676371238263577">
                <text:p>0.676371238263577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0.6761638899011">
                <text:p>0.6761638899011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0.686529692784559">
                <text:p>0.686529692784559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0.676359096290096">
                <text:p>0.676359096290096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0.671738367607508">
                <text:p>0.671738367607508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0.669357504671373">
                <text:p>0.669357504671373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0.667180486689464">
                <text:p>0.667180486689464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0.656840388844805">
                <text:p>0.656840388844805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0.651708252997963">
                <text:p>0.651708252997963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0.639409349894827">
                <text:p>0.639409349894827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0.635121040102797">
                <text:p>0.635121040102797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0.634858317077998">
                <text:p>0.634858317077998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0.634604290556121">
                <text:p>0.634604290556121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0.635967696091744">
                <text:p>0.635967696091744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0.639575538855541">
                <text:p>0.639575538855541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0.64349648700709">
                <text:p>0.64349648700709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0.650966235667836">
                <text:p>0.650966235667836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0.646034257935865">
                <text:p>0.646034257935865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0.631536022923187">
                <text:p>0.631536022923187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0.628251174755711">
                <text:p>0.628251174755711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0.623548514766658">
                <text:p>0.623548514766658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0.627484245195924">
                <text:p>0.627484245195924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0.615411731367734">
                <text:p>0.615411731367734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0.610551074557241">
                <text:p>0.610551074557241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0.608633691078447">
                <text:p>0.608633691078447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0.601449751531256">
                <text:p>0.601449751531256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0.599040506907323">
                <text:p>0.599040506907323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0.592943756571104">
                <text:p>0.592943756571104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0.592434236828766">
                <text:p>0.592434236828766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0.593624381260328">
                <text:p>0.593624381260328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0.593376566592023">
                <text:p>0.593376566592023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0.591860730320303">
                <text:p>0.591860730320303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0.594329629490629">
                <text:p>0.594329629490629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0.590463983020086">
                <text:p>0.590463983020086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0.587578125795495">
                <text:p>0.587578125795495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0.585999360175892">
                <text:p>0.585999360175892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0.58773241171579">
                <text:p>0.58773241171579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0.588083794090947">
                <text:p>0.588083794090947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0.585296716583404">
                <text:p>0.585296716583404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0.587237333243416">
                <text:p>0.587237333243416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0.591992705691566">
                <text:p>0.591992705691566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0.591720202775239">
                <text:p>0.591720202775239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0.592387732755513">
                <text:p>0.592387732755513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0.595572052411248">
                <text:p>0.595572052411248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0.595524310731145">
                <text:p>0.595524310731145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0.595024565578772">
                <text:p>0.595024565578772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0.599102350826332">
                <text:p>0.599102350826332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0.601240618917419">
                <text:p>0.601240618917419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0.596262239802295">
                <text:p>0.596262239802295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0.578674072575465">
                <text:p>0.578674072575465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0.582932681464834">
                <text:p>0.582932681464834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0.586356010086206">
                <text:p>0.586356010086206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0.567123031671057">
                <text:p>0.567123031671057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0.585024775506107">
                <text:p>0.585024775506107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0.602232336440859">
                <text:p>0.602232336440859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0.614175178273251">
                <text:p>0.614175178273251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0.62790939400986">
                <text:p>0.62790939400986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0.609710243120727">
                <text:p>0.609710243120727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0.613147616167334">
                <text:p>0.613147616167334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0.612432687442192">
                <text:p>0.612432687442192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0.606971725943451">
                <text:p>0.606971725943451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0.603275198188119">
                <text:p>0.603275198188119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0.604268254630761">
                <text:p>0.604268254630761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0.612095480334214">
                <text:p>0.612095480334214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0.61374680561713">
                <text:p>0.61374680561713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0.612193301205499">
                <text:p>0.612193301205499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0.60662784494561">
                <text:p>0.60662784494561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0.613422831657707">
                <text:p>0.613422831657707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0.625953165741037">
                <text:p>0.625953165741037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0.613810477625851">
                <text:p>0.613810477625851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0.616806027400887">
                <text:p>0.616806027400887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0.627203026079337">
                <text:p>0.627203026079337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0.635341497343674">
                <text:p>0.635341497343674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0.654445298909516">
                <text:p>0.654445298909516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0.64822743203657">
                <text:p>0.64822743203657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0.654519607224377">
                <text:p>0.654519607224377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0.647411285448645">
                <text:p>0.647411285448645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0.6521832148961">
                <text:p>0.6521832148961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0.65483670161315">
                <text:p>0.65483670161315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0.661953610430686">
                <text:p>0.661953610430686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0.663301964520097">
                <text:p>0.663301964520097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0.664694831810429">
                <text:p>0.664694831810429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0.653031986758465">
                <text:p>0.653031986758465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0.656734334837323">
                <text:p>0.656734334837323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0.64796312848971">
                <text:p>0.64796312848971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0.650592713854366">
                <text:p>0.650592713854366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0.6555040433851">
                <text:p>0.6555040433851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0.63782791639548">
                <text:p>0.63782791639548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0.609234171212905">
                <text:p>0.609234171212905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0.611468105319674">
                <text:p>0.611468105319674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0.607124599426964">
                <text:p>0.607124599426964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0.611864319456544">
                <text:p>0.611864319456544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0.614706143448044">
                <text:p>0.614706143448044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0.624999666330332">
                <text:p>0.624999666330332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0.613671051997185">
                <text:p>0.613671051997185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0.606914352421902">
                <text:p>0.606914352421902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0.608695324057068">
                <text:p>0.608695324057068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0.614186565687878">
                <text:p>0.614186565687878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0.617522115868222">
                <text:p>0.617522115868222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0.610264806094609">
                <text:p>0.610264806094609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0.607969051275953">
                <text:p>0.607969051275953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0.625737354336139">
                <text:p>0.625737354336139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0.623176136406239">
                <text:p>0.623176136406239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0.626222738727859">
                <text:p>0.626222738727859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0.629853124318764">
                <text:p>0.629853124318764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0.642085851786367">
                <text:p>0.642085851786367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0.653122664009639">
                <text:p>0.653122664009639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0.63928004215383">
                <text:p>0.63928004215383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0.634585420602947">
                <text:p>0.634585420602947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0.620569012668996">
                <text:p>0.620569012668996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0.612483480028731">
                <text:p>0.612483480028731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0.608892485539812">
                <text:p>0.608892485539812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0.604514700992041">
                <text:p>0.604514700992041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0.605963236941174">
                <text:p>0.605963236941174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0.588665475332448">
                <text:p>0.588665475332448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0.589897895058252">
                <text:p>0.589897895058252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0.589725464768738">
                <text:p>0.589725464768738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0.586277904837265">
                <text:p>0.586277904837265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0.589096049676475">
                <text:p>0.589096049676475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0.590281636046088">
                <text:p>0.590281636046088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0.586697104475288">
                <text:p>0.586697104475288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0.594012116585194">
                <text:p>0.594012116585194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0.5941915242279">
                <text:p>0.5941915242279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0.60028527379386">
                <text:p>0.60028527379386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0.601650169132326">
                <text:p>0.601650169132326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0.601392626606191">
                <text:p>0.601392626606191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0.601620553535469">
                <text:p>0.601620553535469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0.597951098800265">
                <text:p>0.597951098800265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0.599943323661809">
                <text:p>0.599943323661809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0.598716691850523">
                <text:p>0.598716691850523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0.59813538199359">
                <text:p>0.59813538199359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0.596886095328257">
                <text:p>0.596886095328257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0.60107920363777">
                <text:p>0.60107920363777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0.603626295115617">
                <text:p>0.603626295115617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0.603232269028859">
                <text:p>0.603232269028859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0.602533402342487">
                <text:p>0.602533402342487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0.601750586942797">
                <text:p>0.601750586942797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0.605047958874457">
                <text:p>0.605047958874457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0.602464450442557">
                <text:p>0.602464450442557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0.602591133958168">
                <text:p>0.602591133958168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0.600316460194713">
                <text:p>0.600316460194713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0.604277989106755">
                <text:p>0.604277989106755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0.606099421874614">
                <text:p>0.606099421874614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0.604351106297676">
                <text:p>0.604351106297676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0.60554071960711">
                <text:p>0.60554071960711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0.606873304824592">
                <text:p>0.606873304824592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0.607791290751666">
                <text:p>0.607791290751666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0.607901356440727">
                <text:p>0.607901356440727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0.610851965327108">
                <text:p>0.610851965327108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0.615574366128826">
                <text:p>0.615574366128826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0.61563796880579">
                <text:p>0.61563796880579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0.617086139217803">
                <text:p>0.617086139217803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0.612557234273614">
                <text:p>0.612557234273614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0.611661731994367">
                <text:p>0.611661731994367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0.610924336174822">
                <text:p>0.610924336174822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0.611306272276712">
                <text:p>0.611306272276712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0.609301528258853">
                <text:p>0.609301528258853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0.605932251636355">
                <text:p>0.605932251636355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0.60344774244644">
                <text:p>0.60344774244644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0.603657198829007">
                <text:p>0.603657198829007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0.601596542805713">
                <text:p>0.601596542805713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0.59242199000161">
                <text:p>0.59242199000161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0.579364796889212">
                <text:p>0.579364796889212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0.573910706268934">
                <text:p>0.573910706268934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0.576521223995321">
                <text:p>0.576521223995321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0.542980121775945">
                <text:p>0.542980121775945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0.559545880106676">
                <text:p>0.559545880106676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0.565722608749633">
                <text:p>0.565722608749633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0.612768045575828">
                <text:p>0.612768045575828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0.611810063212608">
                <text:p>0.611810063212608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0.607813913400976">
                <text:p>0.607813913400976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0.608160623685896">
                <text:p>0.608160623685896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0.597701794093345">
                <text:p>0.597701794093345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0.598486938762118">
                <text:p>0.598486938762118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0.601829368789315">
                <text:p>0.601829368789315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0.602793138093758">
                <text:p>0.602793138093758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0.600661015840532">
                <text:p>0.600661015840532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0.602702935494009">
                <text:p>0.602702935494009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0.606965224792494">
                <text:p>0.606965224792494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0.604739385118065">
                <text:p>0.604739385118065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0.603649402405755">
                <text:p>0.603649402405755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0.605685555513055">
                <text:p>0.605685555513055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0.608626995446095">
                <text:p>0.608626995446095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0.608482040543767">
                <text:p>0.608482040543767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0.605769815736695">
                <text:p>0.605769815736695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0.607974781892184">
                <text:p>0.607974781892184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0.607888667808932">
                <text:p>0.607888667808932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0.617794757962212">
                <text:p>0.617794757962212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0.616439287266817">
                <text:p>0.616439287266817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0.612473639955872">
                <text:p>0.612473639955872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0.609521156276787">
                <text:p>0.609521156276787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0.612230193384625">
                <text:p>0.612230193384625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0.615526933343243">
                <text:p>0.615526933343243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0.618250393297174">
                <text:p>0.618250393297174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0.620158723278315">
                <text:p>0.620158723278315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0.621412239833815">
                <text:p>0.621412239833815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0.61794166522683">
                <text:p>0.61794166522683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0.614999406129206">
                <text:p>0.614999406129206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0.615014788241625">
                <text:p>0.615014788241625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0.612294698181668">
                <text:p>0.612294698181668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0.610258214935248">
                <text:p>0.610258214935248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0.608248509492765">
                <text:p>0.608248509492765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0.60900969879975">
                <text:p>0.60900969879975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0.611518879866429">
                <text:p>0.611518879866429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0.610335243351923">
                <text:p>0.610335243351923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0.609872336279909">
                <text:p>0.609872336279909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0.609829718560658">
                <text:p>0.609829718560658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0.617196991653743">
                <text:p>0.617196991653743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0.621689066033588">
                <text:p>0.621689066033588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0.623476923812377">
                <text:p>0.623476923812377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0.622826004249133">
                <text:p>0.622826004249133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0.618747756642253">
                <text:p>0.618747756642253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0.616605228569937">
                <text:p>0.616605228569937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0.616059848869957">
                <text:p>0.616059848869957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0.616572156840654">
                <text:p>0.616572156840654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0.615381625207854">
                <text:p>0.615381625207854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0.609408984007296">
                <text:p>0.609408984007296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0.606620512515122">
                <text:p>0.606620512515122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0.60716820403988">
                <text:p>0.60716820403988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0.616447414478374">
                <text:p>0.616447414478374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0.625506385018301">
                <text:p>0.625506385018301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0.628709410204281">
                <text:p>0.628709410204281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0.629480080553508">
                <text:p>0.629480080553508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0.626073938336945">
                <text:p>0.626073938336945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0.627545407487856">
                <text:p>0.627545407487856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0.625202538318032">
                <text:p>0.625202538318032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0.626756555613739">
                <text:p>0.626756555613739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0.625472116370909">
                <text:p>0.625472116370909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0.623379334926376">
                <text:p>0.623379334926376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0.627646347976314">
                <text:p>0.627646347976314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0.627694504716503">
                <text:p>0.627694504716503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0.626205280219885">
                <text:p>0.626205280219885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0.624624468891671">
                <text:p>0.624624468891671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0.621718133413763">
                <text:p>0.621718133413763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0.622705899397347">
                <text:p>0.622705899397347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0.626128079354112">
                <text:p>0.626128079354112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0.627500418495239">
                <text:p>0.627500418495239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0.62854992087731">
                <text:p>0.62854992087731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0.629609737467236">
                <text:p>0.629609737467236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0.629302058114929">
                <text:p>0.629302058114929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0.627931418599434">
                <text:p>0.627931418599434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0.62666992517156">
                <text:p>0.62666992517156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0.626332941746901">
                <text:p>0.626332941746901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0.624853853351415">
                <text:p>0.624853853351415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0.633879228229383">
                <text:p>0.633879228229383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0.63238097699478">
                <text:p>0.63238097699478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0.631882871838663">
                <text:p>0.631882871838663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0.627217380950558">
                <text:p>0.627217380950558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0.628554859053079">
                <text:p>0.628554859053079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0.629407906048645">
                <text:p>0.629407906048645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0.634157498497734">
                <text:p>0.634157498497734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0.632129282324613">
                <text:p>0.632129282324613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0.631333135263257">
                <text:p>0.631333135263257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0.630954977004142">
                <text:p>0.630954977004142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0.630010679792612">
                <text:p>0.630010679792612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0.631216263641551">
                <text:p>0.631216263641551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0.63472222076193">
                <text:p>0.63472222076193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0.634931247892326">
                <text:p>0.634931247892326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0.632560422978144">
                <text:p>0.632560422978144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0.631323574860764">
                <text:p>0.631323574860764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0.631001675186334">
                <text:p>0.631001675186334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0.631718668302982">
                <text:p>0.631718668302982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0.631174010637466">
                <text:p>0.631174010637466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0.629930901004384">
                <text:p>0.629930901004384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0.630780205062323">
                <text:p>0.630780205062323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0.630899598114486">
                <text:p>0.630899598114486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0.631228841133269">
                <text:p>0.631228841133269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0.630604138515649">
                <text:p>0.630604138515649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0.630236165027133">
                <text:p>0.630236165027133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0.630501802004901">
                <text:p>0.630501802004901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0.631349830754567">
                <text:p>0.631349830754567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0.630958022158655">
                <text:p>0.630958022158655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0.630257295265659">
                <text:p>0.630257295265659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0.630849672983603">
                <text:p>0.630849672983603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0.63112035513522">
                <text:p>0.63112035513522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0.630332012051722">
                <text:p>0.630332012051722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0.629371489903857">
                <text:p>0.629371489903857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0.628161162621971">
                <text:p>0.628161162621971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0.629309268748507">
                <text:p>0.629309268748507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0.63007266389205">
                <text:p>0.63007266389205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0.630172861127894">
                <text:p>0.630172861127894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0.630906545431097">
                <text:p>0.630906545431097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0.630414080083968">
                <text:p>0.630414080083968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0.628594949447561">
                <text:p>0.628594949447561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0.630923930261051">
                <text:p>0.630923930261051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0.631748845306429">
                <text:p>0.631748845306429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0.63201622249411">
                <text:p>0.63201622249411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0.629449417274057">
                <text:p>0.629449417274057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0.625999735283178">
                <text:p>0.625999735283178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0.622697403399077">
                <text:p>0.622697403399077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0.621730078921649">
                <text:p>0.621730078921649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0.624476787836189">
                <text:p>0.624476787836189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0.625583156981935">
                <text:p>0.625583156981935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0.624627520911841">
                <text:p>0.624627520911841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0.624003836566723">
                <text:p>0.624003836566723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0.622169685730708">
                <text:p>0.622169685730708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0.623701774118089">
                <text:p>0.623701774118089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0.625785284652841">
                <text:p>0.625785284652841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0.622127461870037">
                <text:p>0.622127461870037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0.632488275339598">
                <text:p>0.632488275339598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0.631792686833334">
                <text:p>0.631792686833334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0.632048262765169">
                <text:p>0.632048262765169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0.632330747199905">
                <text:p>0.632330747199905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0.632206562105416">
                <text:p>0.632206562105416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0.631615231698193">
                <text:p>0.631615231698193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0.6303677153555">
                <text:p>0.6303677153555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0.631339742600592">
                <text:p>0.631339742600592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0.631926921473109">
                <text:p>0.631926921473109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0.631600014060165">
                <text:p>0.631600014060165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0.633537280663644">
                <text:p>0.633537280663644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0.633603955648505">
                <text:p>0.633603955648505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0.634047888077">
                <text:p>0.634047888077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0.635943445899453">
                <text:p>0.635943445899453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0.63834387681351">
                <text:p>0.63834387681351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0.636787806303629">
                <text:p>0.636787806303629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0.639864599123112">
                <text:p>0.639864599123112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0.642910186073878">
                <text:p>0.642910186073878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0.642930628851978">
                <text:p>0.642930628851978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0.644415105292054">
                <text:p>0.644415105292054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0.643099960127318">
                <text:p>0.643099960127318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0.645918244881985">
                <text:p>0.645918244881985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0.642367056627291">
                <text:p>0.642367056627291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0.646744925368089">
                <text:p>0.646744925368089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0.645969970294749">
                <text:p>0.645969970294749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0.648584462658832">
                <text:p>0.648584462658832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0.641349516654442">
                <text:p>0.641349516654442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0.637784732116159">
                <text:p>0.637784732116159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0.639386388580433">
                <text:p>0.639386388580433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0.636065219569032">
                <text:p>0.636065219569032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0.63275034485492">
                <text:p>0.63275034485492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0.633752297234569">
                <text:p>0.633752297234569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0.630166184540935">
                <text:p>0.630166184540935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0.63043233050419">
                <text:p>0.63043233050419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0.628621144953443">
                <text:p>0.628621144953443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0.63007571330613">
                <text:p>0.63007571330613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0.633533259117037">
                <text:p>0.633533259117037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0.629463115626952">
                <text:p>0.629463115626952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0.628578729463859">
                <text:p>0.628578729463859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0.622817122538705">
                <text:p>0.622817122538705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0.635602956311751">
                <text:p>0.635602956311751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0.639308512156703">
                <text:p>0.639308512156703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0.637404079204882">
                <text:p>0.637404079204882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0.633717026947715">
                <text:p>0.633717026947715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0.633915130547242">
                <text:p>0.633915130547242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0.636769987955184">
                <text:p>0.636769987955184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0.636381354855927">
                <text:p>0.636381354855927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0.634884829988349">
                <text:p>0.634884829988349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0.632912903322586">
                <text:p>0.632912903322586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0.626359181988031">
                <text:p>0.626359181988031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0.626290035311502">
                <text:p>0.626290035311502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0.627076373066244">
                <text:p>0.627076373066244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0.626830834173915">
                <text:p>0.626830834173915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0.627239484604739">
                <text:p>0.627239484604739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0.627370531999877">
                <text:p>0.627370531999877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0.627752733780136">
                <text:p>0.627752733780136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0.626130893235236">
                <text:p>0.626130893235236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0.627109089357926">
                <text:p>0.627109089357926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0.628907203091795">
                <text:p>0.628907203091795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0.626030509674703">
                <text:p>0.626030509674703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0.626293048583184">
                <text:p>0.626293048583184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0.626315708020486">
                <text:p>0.626315708020486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0.626561992478671">
                <text:p>0.626561992478671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0.626079321259099">
                <text:p>0.626079321259099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0.626105022763183">
                <text:p>0.626105022763183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0.625379370589438">
                <text:p>0.625379370589438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0.625735117640494">
                <text:p>0.625735117640494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0.626728695594738">
                <text:p>0.626728695594738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0.629758886246255">
                <text:p>0.629758886246255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0.629840874375604">
                <text:p>0.629840874375604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0.625593147958591">
                <text:p>0.625593147958591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0.627465429187042">
                <text:p>0.627465429187042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0.631858099508802">
                <text:p>0.631858099508802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0.628300106663665">
                <text:p>0.628300106663665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0.629683376736443">
                <text:p>0.629683376736443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0.629389221991003">
                <text:p>0.629389221991003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0.636197958980632">
                <text:p>0.636197958980632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0.640308960570046">
                <text:p>0.640308960570046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0.639473468487131">
                <text:p>0.639473468487131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0.638592090702875">
                <text:p>0.638592090702875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0.637639736437741">
                <text:p>0.637639736437741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0.650213279666363">
                <text:p>0.650213279666363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0.6570847016588">
                <text:p>0.6570847016588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0.659597465242332">
                <text:p>0.659597465242332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0.662742475530733">
                <text:p>0.662742475530733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0.665141913428671">
                <text:p>0.665141913428671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0.670185707247262">
                <text:p>0.670185707247262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0.672911496499944">
                <text:p>0.672911496499944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0.674416749449126">
                <text:p>0.674416749449126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0.667415551129578">
                <text:p>0.667415551129578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0.655769334028269">
                <text:p>0.655769334028269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0.653367581017777">
                <text:p>0.653367581017777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0.657353269384656">
                <text:p>0.657353269384656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0.656958443236362">
                <text:p>0.656958443236362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0.667061124036071">
                <text:p>0.667061124036071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0.671001367393355">
                <text:p>0.671001367393355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0.656150111536877">
                <text:p>0.656150111536877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0.658725345521917">
                <text:p>0.658725345521917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0.661508633496046">
                <text:p>0.661508633496046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0.664583638161673">
                <text:p>0.664583638161673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0.665818467544524">
                <text:p>0.665818467544524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0.666691988850341">
                <text:p>0.666691988850341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0.664422968865708">
                <text:p>0.664422968865708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0.664772568748715">
                <text:p>0.664772568748715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0.661839155788246">
                <text:p>0.661839155788246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0.66301666586155">
                <text:p>0.66301666586155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0.66424484562529">
                <text:p>0.66424484562529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0.66154466893496">
                <text:p>0.66154466893496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0.662439400211209">
                <text:p>0.662439400211209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0.660502060145121">
                <text:p>0.660502060145121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0.664960861824779">
                <text:p>0.664960861824779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0.662550758698955">
                <text:p>0.662550758698955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0.661285232720394">
                <text:p>0.661285232720394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0.660927628145924">
                <text:p>0.660927628145924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0.663173109379634">
                <text:p>0.663173109379634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0.660313025992531">
                <text:p>0.660313025992531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0.66140093656881">
                <text:p>0.66140093656881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0.659934008422335">
                <text:p>0.659934008422335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0.658368445712394">
                <text:p>0.658368445712394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0.654454654323386">
                <text:p>0.654454654323386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0.653829377903341">
                <text:p>0.653829377903341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0.654201715181762">
                <text:p>0.654201715181762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0.654127249942134">
                <text:p>0.654127249942134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0.654699911348229">
                <text:p>0.654699911348229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0.655652990706239">
                <text:p>0.655652990706239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0.655269980396025">
                <text:p>0.655269980396025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0.654620822819044">
                <text:p>0.654620822819044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0.65640620729737">
                <text:p>0.65640620729737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0.658579980791279">
                <text:p>0.658579980791279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0.658589103088302">
                <text:p>0.658589103088302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0.654822732985287">
                <text:p>0.654822732985287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0.654617249561715">
                <text:p>0.654617249561715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0.654743544361642">
                <text:p>0.654743544361642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0.653375059074927">
                <text:p>0.653375059074927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0.652281463131977">
                <text:p>0.652281463131977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0.651437976199814">
                <text:p>0.651437976199814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0.650080399130847">
                <text:p>0.650080399130847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0.65097257305031">
                <text:p>0.65097257305031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0.649410844606943">
                <text:p>0.649410844606943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0.647135823156459">
                <text:p>0.647135823156459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0.64716174605862">
                <text:p>0.64716174605862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0.64522946580385">
                <text:p>0.64522946580385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0.642511415960513">
                <text:p>0.642511415960513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0.640259773204774">
                <text:p>0.640259773204774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0.638693366191828">
                <text:p>0.638693366191828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0.631660236999853">
                <text:p>0.631660236999853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0.63034714572976">
                <text:p>0.63034714572976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0.632257527483862">
                <text:p>0.632257527483862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0.631901957998187">
                <text:p>0.631901957998187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0.632334120805159">
                <text:p>0.632334120805159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0.632935970874275">
                <text:p>0.632935970874275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0.628907638658418">
                <text:p>0.628907638658418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0.637467037768936">
                <text:p>0.637467037768936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0.640879255027782">
                <text:p>0.640879255027782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0.64083127204368">
                <text:p>0.64083127204368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0.643533568171321">
                <text:p>0.643533568171321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0.638768896246488">
                <text:p>0.638768896246488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0.643401255856513">
                <text:p>0.643401255856513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0.647295984400716">
                <text:p>0.647295984400716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0.643837462955384">
                <text:p>0.643837462955384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0.642238283398984">
                <text:p>0.642238283398984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0.635933456006671">
                <text:p>0.635933456006671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0.6360741320796">
                <text:p>0.6360741320796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0.634737966913034">
                <text:p>0.634737966913034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0.630965874586607">
                <text:p>0.630965874586607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0.642830633036179">
                <text:p>0.642830633036179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0.645157076185117">
                <text:p>0.645157076185117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0.642562042481691">
                <text:p>0.642562042481691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0.648703623420537">
                <text:p>0.648703623420537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0.644877333462886">
                <text:p>0.644877333462886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0.643958923461298">
                <text:p>0.643958923461298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0.643977555216643">
                <text:p>0.643977555216643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0.642408401599244">
                <text:p>0.642408401599244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0.641993916854614">
                <text:p>0.641993916854614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0.643781561396695">
                <text:p>0.643781561396695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0.642044382873663">
                <text:p>0.642044382873663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0.639713425935291">
                <text:p>0.639713425935291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0.637828155450493">
                <text:p>0.637828155450493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0.64664001846932">
                <text:p>0.64664001846932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0.650190317644825">
                <text:p>0.650190317644825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0.649995954734489">
                <text:p>0.649995954734489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0.648415143455131">
                <text:p>0.648415143455131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0.651550495875482">
                <text:p>0.651550495875482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0.65357597973552">
                <text:p>0.65357597973552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0.652981631910806">
                <text:p>0.652981631910806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0.651456911958101">
                <text:p>0.651456911958101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0.658686203832701">
                <text:p>0.658686203832701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0.651725607677387">
                <text:p>0.651725607677387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0.652376564255606">
                <text:p>0.652376564255606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0.653801085327632">
                <text:p>0.653801085327632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0.650111948366281">
                <text:p>0.650111948366281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0.652077792471171">
                <text:p>0.652077792471171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0.65073026563511">
                <text:p>0.65073026563511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0.646700028729643">
                <text:p>0.646700028729643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0.647906368228853">
                <text:p>0.647906368228853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0.647143031459134">
                <text:p>0.647143031459134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0.646937585403988">
                <text:p>0.646937585403988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0.646974533438983">
                <text:p>0.646974533438983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0.648969146031656">
                <text:p>0.648969146031656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0.651276447353705">
                <text:p>0.651276447353705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0.65229709948229">
                <text:p>0.65229709948229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0.651552916262715">
                <text:p>0.651552916262715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0.652041652138712">
                <text:p>0.652041652138712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0.652479777737319">
                <text:p>0.652479777737319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0.649333848426996">
                <text:p>0.649333848426996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0.650834187465406">
                <text:p>0.650834187465406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0.652295139782399">
                <text:p>0.652295139782399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0.648245628306792">
                <text:p>0.648245628306792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0.650216148756987">
                <text:p>0.650216148756987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0.646949128412278">
                <text:p>0.646949128412278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0.647117040830123">
                <text:p>0.647117040830123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0.642859797987029">
                <text:p>0.642859797987029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0.641548456704171">
                <text:p>0.641548456704171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0.645938558669285">
                <text:p>0.645938558669285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0.645893238701576">
                <text:p>0.645893238701576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0.644246457744728">
                <text:p>0.644246457744728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0.644299850253436">
                <text:p>0.644299850253436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0.640003503808813">
                <text:p>0.640003503808813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0.636876835914226">
                <text:p>0.636876835914226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0.632534085651475">
                <text:p>0.632534085651475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0.624753483965695">
                <text:p>0.624753483965695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0.618363633934286">
                <text:p>0.618363633934286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0.62178786561498">
                <text:p>0.62178786561498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0.636258578449562">
                <text:p>0.636258578449562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0.64260127923395">
                <text:p>0.64260127923395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0.64355035100997">
                <text:p>0.64355035100997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0.642651837857665">
                <text:p>0.642651837857665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0.639075580347554">
                <text:p>0.639075580347554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0.640008123690206">
                <text:p>0.640008123690206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0.642806228417206">
                <text:p>0.642806228417206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0.648223169450044">
                <text:p>0.648223169450044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0.645513682949978">
                <text:p>0.645513682949978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0.642416673159965">
                <text:p>0.642416673159965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0.641925718390367">
                <text:p>0.641925718390367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0.642132053527742">
                <text:p>0.642132053527742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0.642051512492309">
                <text:p>0.642051512492309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0.646210613337944">
                <text:p>0.646210613337944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0.643586396843622">
                <text:p>0.643586396843622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0.642350002792842">
                <text:p>0.642350002792842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0.641410408337226">
                <text:p>0.641410408337226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0.64253364991429">
                <text:p>0.64253364991429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0.643409203401535">
                <text:p>0.643409203401535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0.640613114316839">
                <text:p>0.640613114316839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0.635884265862284">
                <text:p>0.635884265862284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0.636400223803839">
                <text:p>0.636400223803839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0.635904221739376">
                <text:p>0.635904221739376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0.638423290038751">
                <text:p>0.638423290038751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0.635955150539184">
                <text:p>0.635955150539184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0.636817910185962">
                <text:p>0.636817910185962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0.638832264338642">
                <text:p>0.638832264338642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0.636076724946898">
                <text:p>0.636076724946898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0.638669363701968">
                <text:p>0.638669363701968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0.640078432745326">
                <text:p>0.640078432745326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0.643377261171477">
                <text:p>0.643377261171477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0.643096719502906">
                <text:p>0.643096719502906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0.643139800245664">
                <text:p>0.643139800245664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0.643498297965659">
                <text:p>0.643498297965659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0.64217402602725">
                <text:p>0.64217402602725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0.64660732634188">
                <text:p>0.64660732634188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0.644044695290466">
                <text:p>0.644044695290466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0.644348570832294">
                <text:p>0.644348570832294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0.644374562356365">
                <text:p>0.644374562356365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0.645788188865046">
                <text:p>0.645788188865046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0.645541724017202">
                <text:p>0.645541724017202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0.645109844459946">
                <text:p>0.645109844459946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0.643193923843147">
                <text:p>0.643193923843147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0.647447749547473">
                <text:p>0.647447749547473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0.642773078601917">
                <text:p>0.642773078601917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0.638529688092379">
                <text:p>0.638529688092379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0.639997308401734">
                <text:p>0.639997308401734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0.639593364428817">
                <text:p>0.639593364428817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0.639334461080356">
                <text:p>0.639334461080356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0.638337125363485">
                <text:p>0.638337125363485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0.641364579040956">
                <text:p>0.641364579040956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0.642119175744436">
                <text:p>0.642119175744436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0.647332780469567">
                <text:p>0.647332780469567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0.642549374567532">
                <text:p>0.642549374567532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0.648278664710389">
                <text:p>0.648278664710389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0.650421148612503">
                <text:p>0.650421148612503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0.654224383242006">
                <text:p>0.654224383242006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0.653214869348631">
                <text:p>0.653214869348631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0.655224843067853">
                <text:p>0.655224843067853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0.656385926981032">
                <text:p>0.656385926981032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0.653941680241071">
                <text:p>0.653941680241071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0.652204352085879">
                <text:p>0.652204352085879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0.654021924654511">
                <text:p>0.654021924654511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0.654549245574238">
                <text:p>0.654549245574238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0.654068636661002">
                <text:p>0.654068636661002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0.653348927116054">
                <text:p>0.653348927116054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0.653017049684611">
                <text:p>0.653017049684611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0.656137262199791">
                <text:p>0.656137262199791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0.657038582619605">
                <text:p>0.657038582619605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0.658761609352573">
                <text:p>0.6587616093525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